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OpenSymbol3" svg:font-family="OpenSymbol" style:font-adornments="Roman"/>
    <style:font-face style:name="SimSun" svg:font-family="SimSun" style:font-family-generic="system" style:font-pitch="variable"/>
    <style:font-face style:name="StarSymbol" svg:font-family="StarSymbol" style:font-charset="x-symbol"/>
    <style:font-face style:name="Symbol" svg:font-family="Symbol" style:font-adornments="Roman"/>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office:font-face-decls>
  <office:automatic-styles>
    <style:style style:name="Table1" style:family="table">
      <style:table-properties style:width="9.149cm" table:align="left"/>
    </style:style>
    <style:style style:name="Table1.A" style:family="table-column">
      <style:table-column-properties style:column-width="0.968cm"/>
    </style:style>
    <style:style style:name="Table1.B" style:family="table-column">
      <style:table-column-properties style:column-width="2.044cm"/>
    </style:style>
    <style:style style:name="Table1.C" style:family="table-column">
      <style:table-column-properties style:column-width="2.046cm"/>
    </style:style>
    <style:style style:name="Table1.A1" style:family="table-cell">
      <style:table-cell-properties style:vertical-align="middle" fo:background-color="#a9ce7b" fo:padding="0.097cm" fo:border-left="0.5pt solid #000000" fo:border-right="none" fo:border-top="0.5pt solid #000000" fo:border-bottom="0.5pt solid #000000">
        <style:background-image/>
      </style:table-cell-properties>
    </style:style>
    <style:style style:name="Table1.B1" style:family="table-cell">
      <style:table-cell-properties style:vertical-align="middle" fo:padding="0.097cm" fo:border-left="0.5pt solid #000000" fo:border-right="none" fo:border-top="0.5pt solid #000000" fo:border-bottom="0.5pt solid #000000"/>
    </style:style>
    <style:style style:name="Table1.C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A2" style:family="table-cell">
      <style:table-cell-properties style:vertical-align="middle" fo:background-color="#a9ce7b" fo:padding="0.097cm" fo:border-left="0.5pt solid #000000" fo:border-right="none" fo:border-top="none" fo:border-bottom="0.5pt solid #000000">
        <style:background-image/>
      </style:table-cell-properties>
    </style:style>
    <style:style style:name="Table1.B2" style:family="table-cell">
      <style:table-cell-properties style:vertical-align="middle" fo:padding="0.097cm" fo:border-left="0.5pt solid #000000" fo:border-right="none" fo:border-top="none" fo:border-bottom="0.5pt solid #000000"/>
    </style:style>
    <style:style style:name="Table1.C2" style:family="table-cell">
      <style:table-cell-properties style:vertical-align="middle" fo:padding="0.097cm" fo:border-left="0.5pt solid #000000" fo:border-right="none" fo:border-top="none" fo:border-bottom="0.5pt solid #000000"/>
    </style:style>
    <style:style style:name="Table1.D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1.B3" style:family="table-cell">
      <style:table-cell-properties style:vertical-align="middle" fo:padding="0.097cm" fo:border-left="0.5pt solid #000000" fo:border-right="none" fo:border-top="none" fo:border-bottom="0.5pt solid #000000"/>
    </style:style>
    <style:style style:name="Table1.C3" style:family="table-cell">
      <style:table-cell-properties style:vertical-align="middle" fo:padding="0.097cm" fo:border-left="0.5pt solid #000000" fo:border-right="none" fo:border-top="none" fo:border-bottom="0.5pt solid #000000"/>
    </style:style>
    <style:style style:name="Table1.D3" style:family="table-cell">
      <style:table-cell-properties style:vertical-align="middle" fo:padding="0.097cm" fo:border-left="0.5pt solid #000000" fo:border-right="none" fo:border-top="none" fo:border-bottom="0.5pt solid #000000"/>
    </style:style>
    <style:style style:name="Table1.E3" style:family="table-cell">
      <style:table-cell-properties style:vertical-align="middle" fo:padding="0.097cm" fo:border-left="0.5pt solid #000000" fo:border-right="0.5pt solid #000000" fo:border-top="none" fo:border-bottom="0.5pt solid #000000"/>
    </style:style>
    <style:style style:name="Table1.B4" style:family="table-cell">
      <style:table-cell-properties style:vertical-align="middle" fo:padding="0.097cm" fo:border-left="0.5pt solid #000000" fo:border-right="none" fo:border-top="none" fo:border-bottom="0.5pt solid #000000"/>
    </style:style>
    <style:style style:name="Table1.C4" style:family="table-cell">
      <style:table-cell-properties style:vertical-align="middle" fo:padding="0.097cm" fo:border-left="0.5pt solid #000000" fo:border-right="none" fo:border-top="none" fo:border-bottom="0.5pt solid #000000"/>
    </style:style>
    <style:style style:name="Table1.D4" style:family="table-cell">
      <style:table-cell-properties style:vertical-align="middle" fo:padding="0.097cm" fo:border-left="0.5pt solid #000000" fo:border-right="none" fo:border-top="none" fo:border-bottom="0.5pt solid #000000"/>
    </style:style>
    <style:style style:name="Table1.E4" style:family="table-cell">
      <style:table-cell-properties style:vertical-align="middle" fo:padding="0.097cm" fo:border-left="0.5pt solid #000000" fo:border-right="0.5pt solid #000000" fo:border-top="none" fo:border-bottom="0.5pt solid #000000"/>
    </style:style>
    <style:style style:name="Tableau1" style:family="table">
      <style:table-properties style:width="9.151cm" table:align="margins"/>
    </style:style>
    <style:style style:name="Tableau1.A" style:family="table-column">
      <style:table-column-properties style:column-width="3.191cm" style:rel-column-width="22851*"/>
    </style:style>
    <style:style style:name="Tableau1.B" style:family="table-column">
      <style:table-column-properties style:column-width="0.406cm" style:rel-column-width="2905*"/>
    </style:style>
    <style:style style:name="Tableau1.C" style:family="table-column">
      <style:table-column-properties style:column-width="1.801cm" style:rel-column-width="12897*"/>
    </style:style>
    <style:style style:name="Tableau1.D" style:family="table-column">
      <style:table-column-properties style:column-width="3.754cm" style:rel-column-width="26882*"/>
    </style:style>
    <style:style style:name="Tableau1.1" style:family="table-row">
      <style:table-row-properties style:min-row-height="0.6cm"/>
    </style:style>
    <style:style style:name="Tableau1.A1" style:family="table-cell">
      <style:table-cell-properties style:vertical-align="middle" fo:background-color="transparent" fo:padding="0.097cm" fo:border="none">
        <style:background-image/>
      </style:table-cell-properties>
    </style:style>
    <style:style style:name="Tableau1.A2" style:family="table-cell">
      <style:table-cell-properties style:vertical-align="middle" fo:background-color="#a9ce7b" fo:padding="0.049cm" fo:border-left="2pt solid #ffffff" fo:border-right="none" fo:border-top="2pt solid #ffffff" fo:border-bottom="2pt solid #ffffff">
        <style:background-image/>
      </style:table-cell-properties>
    </style:style>
    <style:style style:name="Tableau1.B2" style:family="table-cell">
      <style:table-cell-properties style:vertical-align="middle" fo:background-color="transparent" fo:padding="0.049cm" fo:border-left="2pt solid #ffffff" fo:border-right="none" fo:border-top="2pt solid #ffffff" fo:border-bottom="2pt solid #ffffff">
        <style:background-image/>
      </style:table-cell-properties>
    </style:style>
    <style:style style:name="Tableau1.D2" style:family="table-cell">
      <style:table-cell-properties style:vertical-align="middle" fo:background-color="#ecf191" fo:padding="0.049cm" fo:border="2pt solid #ffffff">
        <style:background-image/>
      </style:table-cell-properties>
    </style:style>
    <style:style style:name="Tableau1.A3" style:family="table-cell">
      <style:table-cell-properties style:vertical-align="middle" fo:background-color="#a9ce7b" fo:padding="0.049cm" fo:border-left="2pt solid #ffffff" fo:border-right="none" fo:border-top="none" fo:border-bottom="2pt solid #ffffff">
        <style:background-image/>
      </style:table-cell-properties>
    </style:style>
    <style:style style:name="Tableau1.B3" style:family="table-cell">
      <style:table-cell-properties style:vertical-align="middle" fo:background-color="transparent" fo:padding="0.049cm" fo:border-left="2pt solid #ffffff" fo:border-right="none" fo:border-top="none" fo:border-bottom="2pt solid #ffffff">
        <style:background-image/>
      </style:table-cell-properties>
    </style:style>
    <style:style style:name="Tableau1.D3" style:family="table-cell">
      <style:table-cell-properties style:vertical-align="middle" fo:background-color="#ecf191" fo:padding="0.049cm" fo:border-left="2pt solid #ffffff" fo:border-right="2pt solid #ffffff" fo:border-top="none" fo:border-bottom="2pt solid #ffffff">
        <style:background-image/>
      </style:table-cell-properties>
    </style:style>
    <style:style style:name="P1" style:family="paragraph" style:parent-style-name="_5f_Header_20_M_20_page_20_impaire_20__28_D_29_">
      <style:text-properties fo:font-size="22pt" style:font-size-asian="22pt" style:font-size-complex="22pt"/>
    </style:style>
    <style:style style:name="P2" style:family="paragraph" style:parent-style-name="Footer">
      <style:text-properties officeooo:rsid="00178920" officeooo:paragraph-rsid="00178920"/>
    </style:style>
    <style:style style:name="P3" style:family="paragraph" style:parent-style-name="Standard">
      <style:paragraph-properties fo:margin-top="0.199cm" fo:margin-bottom="0cm" style:contextual-spacing="false"/>
      <style:text-properties officeooo:rsid="00178920" officeooo:paragraph-rsid="00178920"/>
    </style:style>
    <style:style style:name="P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5" style:family="paragraph" style:parent-style-name="Folio">
      <style:paragraph-properties fo:text-align="center" style:justify-single-word="false"/>
      <style:text-properties fo:font-size="8pt" officeooo:paragraph-rsid="001ce334" style:font-size-asian="8pt" style:font-size-complex="8pt"/>
    </style:style>
    <style:style style:name="P6" style:family="paragraph" style:parent-style-name="Footer">
      <style:text-properties officeooo:paragraph-rsid="002aa84d"/>
    </style:style>
    <style:style style:name="P7"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P8" style:family="paragraph" style:parent-style-name="Header">
      <style:text-properties fo:font-variant="normal" fo:text-transform="none" fo:color="#7fb241" loext:opacity="100%" style:font-name="Bitstream Vera Sans1" fo:font-size="16pt" fo:font-style="normal" fo:text-shadow="none" fo:font-weight="bold" officeooo:rsid="004e247c" officeooo:paragraph-rsid="00415f3a" style:font-size-asian="16pt" style:font-style-asian="normal" style:font-size-complex="16pt" style:font-style-complex="normal"/>
    </style:style>
    <style:style style:name="P9"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P10"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11" style:family="paragraph" style:parent-style-name="_5f_Header_20_G_20_page_20_impaire_20__28_D_29_">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12"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32e83a" style:font-size-asian="16pt" style:font-style-asian="normal" style:font-size-complex="16pt" style:font-style-complex="normal"/>
    </style:style>
    <style:style style:name="P13"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P14" style:family="paragraph" style:parent-style-name="Header">
      <style:paragraph-properties fo:text-align="center" style:justify-single-word="false"/>
      <style:text-properties officeooo:paragraph-rsid="00ab054e"/>
    </style:style>
    <style:style style:name="P15" style:family="paragraph" style:parent-style-name="Header">
      <style:paragraph-properties fo:text-align="center" style:justify-single-word="false"/>
      <style:text-properties officeooo:paragraph-rsid="00c10aa6"/>
    </style:style>
    <style:style style:name="P1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P1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P1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P1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P2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P21"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P22" style:family="paragraph" style:parent-style-name="Header">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P23" style:family="paragraph" style:parent-style-name="Header">
      <style:paragraph-properties fo:text-align="start" style:justify-single-word="false"/>
      <style:text-properties fo:font-variant="small-caps" fo:color="#1ca2b8" loext:opacity="100%" style:font-name="Bitstream Vera Sans1" fo:font-size="16pt" fo:font-style="normal" fo:text-shadow="none" fo:font-weight="bold" officeooo:rsid="02b34792" officeooo:paragraph-rsid="02b34792" style:font-size-asian="16pt" style:font-style-asian="normal" style:font-size-complex="16pt" style:font-style-complex="normal"/>
    </style:style>
    <style:style style:name="P2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P2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P2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2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P2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P2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P3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P31" style:family="paragraph" style:parent-style-name="Footer">
      <style:text-properties fo:text-transform="uppercase" fo:color="#808080" loext:opacity="100%" style:font-name="Bitstream Vera Sans6" fo:font-size="9pt" officeooo:rsid="020e4367" officeooo:paragraph-rsid="020e4367" fo:background-color="transparent"/>
    </style:style>
    <style:style style:name="P32" style:family="paragraph" style:parent-style-name="Footer">
      <style:text-properties fo:text-transform="uppercase" fo:color="#808080" loext:opacity="100%" style:font-name="Bitstream Vera Sans6" fo:font-size="9pt" officeooo:rsid="0208825c" officeooo:paragraph-rsid="0208825c" fo:background-color="transparent"/>
    </style:style>
    <style:style style:name="P33" style:family="paragraph" style:parent-style-name="Footer">
      <style:text-properties fo:text-transform="uppercase" fo:color="#808080" loext:opacity="100%" style:font-name="Bitstream Vera Sans6" fo:font-size="9pt" officeooo:rsid="0202bcc5" officeooo:paragraph-rsid="008d016c" fo:background-color="transparent"/>
    </style:style>
    <style:style style:name="P34" style:family="paragraph" style:parent-style-name="Footer">
      <style:text-properties fo:text-transform="uppercase" fo:color="#808080" loext:opacity="100%" style:font-name="Bitstream Vera Sans6" fo:font-size="9pt" officeooo:rsid="010d91c2" officeooo:paragraph-rsid="010d91c2" fo:background-color="transparent"/>
    </style:style>
    <style:style style:name="P35" style:family="paragraph" style:parent-style-name="Footer">
      <style:text-properties fo:text-transform="uppercase" fo:color="#808080" loext:opacity="100%" style:font-name="Bitstream Vera Sans6" fo:font-size="9pt" officeooo:rsid="00d8520c" officeooo:paragraph-rsid="00d8520c" fo:background-color="transparent"/>
    </style:style>
    <style:style style:name="P36" style:family="paragraph" style:parent-style-name="Footer">
      <style:text-properties fo:text-transform="uppercase" fo:color="#808080" loext:opacity="100%" style:font-name="Bitstream Vera Sans6" fo:font-size="9pt" officeooo:rsid="00d8520c" officeooo:paragraph-rsid="00c384cf" fo:background-color="transparent"/>
    </style:style>
    <style:style style:name="P37" style:family="paragraph" style:parent-style-name="Footer">
      <style:text-properties fo:text-transform="uppercase" fo:color="#808080" loext:opacity="100%" style:font-name="Bitstream Vera Sans6" fo:font-size="9pt" officeooo:rsid="00d4df5c" officeooo:paragraph-rsid="00d4df5c" fo:background-color="transparent"/>
    </style:style>
    <style:style style:name="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40" style:family="paragraph" style:parent-style-name="Footer">
      <style:text-properties fo:text-transform="uppercase" fo:color="#808080" loext:opacity="100%" style:font-name="Bitstream Vera Sans6" fo:font-size="9pt" officeooo:rsid="0289fb01" officeooo:paragraph-rsid="0289fb01" fo:background-color="transparent"/>
    </style:style>
    <style:style style:name="P41" style:family="paragraph" style:parent-style-name="Footer">
      <style:text-properties fo:text-transform="uppercase" fo:color="#808080" loext:opacity="100%" style:font-name="Bitstream Vera Sans6" fo:font-size="9pt" officeooo:rsid="02966e99" officeooo:paragraph-rsid="02966e99" fo:background-color="transparent"/>
    </style:style>
    <style:style style:name="P42" style:family="paragraph" style:parent-style-name="Footer">
      <style:text-properties fo:text-transform="uppercase" fo:color="#808080" loext:opacity="100%" style:font-name="Bitstream Vera Sans6" fo:font-size="9pt" officeooo:rsid="02913b7d" officeooo:paragraph-rsid="02913b7d" fo:background-color="transparent"/>
    </style:style>
    <style:style style:name="P43" style:family="paragraph" style:parent-style-name="Footer">
      <style:text-properties fo:text-transform="uppercase" fo:color="#808080" loext:opacity="100%" style:font-name="Bitstream Vera Sans6" fo:font-size="9pt" officeooo:rsid="028bae53" officeooo:paragraph-rsid="028bae53" fo:background-color="transparent"/>
    </style:style>
    <style:style style:name="P44" style:family="paragraph" style:parent-style-name="Footer">
      <style:text-properties fo:text-transform="uppercase" fo:color="#808080" loext:opacity="100%" style:font-name="Bitstream Vera Sans6" fo:font-size="9pt" officeooo:rsid="02826cba" officeooo:paragraph-rsid="02826cba" fo:background-color="transparent"/>
    </style:style>
    <style:style style:name="P45" style:family="paragraph" style:parent-style-name="Footer">
      <style:text-properties fo:text-transform="uppercase" fo:color="#808080" loext:opacity="100%" style:font-name="Bitstream Vera Sans6" fo:font-size="9pt" officeooo:rsid="027891e0" officeooo:paragraph-rsid="027891e0" fo:background-color="transparent"/>
    </style:style>
    <style:style style:name="P46" style:family="paragraph" style:parent-style-name="Footer">
      <style:text-properties fo:text-transform="uppercase" fo:color="#808080" loext:opacity="100%" style:font-name="Bitstream Vera Sans6" fo:font-size="9pt" officeooo:rsid="0092663a" officeooo:paragraph-rsid="0092663a" fo:background-color="transparent"/>
    </style:style>
    <style:style style:name="P47" style:family="paragraph" style:parent-style-name="Footer">
      <style:text-properties fo:text-transform="uppercase" fo:color="#808080" loext:opacity="100%" style:font-name="Bitstream Vera Sans6" fo:font-size="9pt" officeooo:rsid="00863005" officeooo:paragraph-rsid="00863005" fo:background-color="transparent"/>
    </style:style>
    <style:style style:name="P48" style:family="paragraph" style:parent-style-name="Footer">
      <style:text-properties fo:text-transform="uppercase" fo:color="#808080" loext:opacity="100%" style:font-name="Bitstream Vera Sans6" fo:font-size="9pt" officeooo:rsid="010f7046" officeooo:paragraph-rsid="010f7046" fo:background-color="transparent"/>
    </style:style>
    <style:style style:name="P49" style:family="paragraph" style:parent-style-name="Footer">
      <style:text-properties fo:text-transform="uppercase" fo:color="#808080" loext:opacity="100%" style:font-name="Bitstream Vera Sans6" fo:font-size="9pt" officeooo:rsid="01120261" officeooo:paragraph-rsid="01120261" fo:background-color="transparent"/>
    </style:style>
    <style:style style:name="P50" style:family="paragraph" style:parent-style-name="Footer">
      <style:paragraph-properties fo:text-align="end" style:justify-single-word="false"/>
      <style:text-properties fo:text-transform="uppercase" fo:color="#808080" loext:opacity="100%" style:font-name="Bitstream Vera Sans6" fo:font-size="9pt" officeooo:rsid="0211dd7e" officeooo:paragraph-rsid="02112a83" fo:background-color="transparent"/>
    </style:style>
    <style:style style:name="P51" style:family="paragraph" style:parent-style-name="Footer">
      <style:paragraph-properties fo:text-align="start" style:justify-single-word="false"/>
      <style:text-properties fo:text-transform="uppercase" fo:color="#808080" loext:opacity="100%" style:font-name="Bitstream Vera Sans6" fo:font-size="9pt" officeooo:rsid="0211dd7e" officeooo:paragraph-rsid="0211dd7e" fo:background-color="transparent"/>
    </style:style>
    <style:style style:name="P52" style:family="paragraph" style:parent-style-name="Footer">
      <style:text-properties fo:text-transform="uppercase" fo:color="#808080" loext:opacity="100%" style:font-name="Bitstream Vera Sans6" fo:font-size="9pt" officeooo:rsid="020eb4a7" officeooo:paragraph-rsid="020eb4a7" fo:background-color="transparent"/>
    </style:style>
    <style:style style:name="P53" style:family="paragraph" style:parent-style-name="Footer">
      <style:text-properties fo:text-transform="uppercase" fo:color="#808080" loext:opacity="100%" style:font-name="Bitstream Vera Sans6" fo:font-size="9pt" officeooo:rsid="0205a7d8" officeooo:paragraph-rsid="0205a7d8" fo:background-color="transparent"/>
    </style:style>
    <style:style style:name="P54" style:family="paragraph" style:parent-style-name="Footer">
      <style:text-properties fo:text-transform="uppercase" fo:color="#808080" loext:opacity="100%" style:font-name="Bitstream Vera Sans6" fo:font-size="9pt" officeooo:rsid="030c4d7d" officeooo:paragraph-rsid="030c4d7d" fo:background-color="transparent"/>
    </style:style>
    <style:style style:name="P55" style:family="paragraph" style:parent-style-name="Footer">
      <style:text-properties fo:text-transform="uppercase" fo:color="#808080" loext:opacity="100%" style:font-name="Bitstream Vera Sans6" fo:font-size="9pt" officeooo:rsid="0054f64f" officeooo:paragraph-rsid="00c384cf" fo:background-color="transparent"/>
    </style:style>
    <style:style style:name="P56" style:family="paragraph" style:parent-style-name="Footer">
      <style:text-properties fo:text-transform="uppercase" fo:color="#808080" loext:opacity="100%" style:font-name="Bitstream Vera Sans6" fo:font-size="9pt" officeooo:rsid="0054f64f" officeooo:paragraph-rsid="0054f64f" fo:background-color="transparent"/>
    </style:style>
    <style:style style:name="P57" style:family="paragraph" style:parent-style-name="Footer">
      <style:text-properties fo:text-transform="uppercase" fo:color="#808080" loext:opacity="100%" style:font-name="Bitstream Vera Sans6" fo:font-size="9pt" officeooo:rsid="0054f64f" officeooo:paragraph-rsid="004274bc" fo:background-color="transparent"/>
    </style:style>
    <style:style style:name="P58" style:family="paragraph" style:parent-style-name="Footer">
      <style:text-properties fo:text-transform="uppercase" fo:color="#808080" loext:opacity="100%" style:font-name="Bitstream Vera Sans6" fo:font-size="9pt" officeooo:rsid="009a8a6b" officeooo:paragraph-rsid="004274bc" fo:background-color="transparent"/>
    </style:style>
    <style:style style:name="P59" style:family="paragraph" style:parent-style-name="Footer">
      <style:text-properties fo:text-transform="uppercase" fo:color="#808080" loext:opacity="100%" style:font-name="Bitstream Vera Sans6" fo:font-size="9pt" officeooo:rsid="009e3fdd" officeooo:paragraph-rsid="004274bc" fo:background-color="transparent"/>
    </style:style>
    <style:style style:name="P60" style:family="paragraph" style:parent-style-name="Footer">
      <style:text-properties fo:text-transform="uppercase" fo:color="#808080" loext:opacity="100%" style:font-name="Bitstream Vera Sans6" fo:font-size="9pt" officeooo:rsid="02a9fd5d" officeooo:paragraph-rsid="02a9fd5d" fo:background-color="transparent"/>
    </style:style>
    <style:style style:name="P61" style:family="paragraph" style:parent-style-name="Footer">
      <style:text-properties fo:text-transform="uppercase" fo:color="#808080" loext:opacity="100%" style:font-name="Bitstream Vera Sans6" fo:font-size="9pt" officeooo:rsid="02a56131" officeooo:paragraph-rsid="02a56131" fo:background-color="transparent"/>
    </style:style>
    <style:style style:name="P62" style:family="paragraph" style:parent-style-name="Footer">
      <style:text-properties fo:text-transform="uppercase" fo:color="#808080" loext:opacity="100%" style:font-name="Bitstream Vera Sans6" fo:font-size="9pt" officeooo:rsid="02aa6e56" officeooo:paragraph-rsid="02aa6e56" fo:background-color="transparent"/>
    </style:style>
    <style:style style:name="P63" style:family="paragraph" style:parent-style-name="Footer">
      <style:text-properties fo:text-transform="uppercase" fo:color="#808080" loext:opacity="100%" style:font-name="Bitstream Vera Sans6" fo:font-size="9pt" officeooo:rsid="02b34792" officeooo:paragraph-rsid="02b34792" fo:background-color="transparent"/>
    </style:style>
    <style:style style:name="P64" style:family="paragraph" style:parent-style-name="Footer">
      <style:text-properties officeooo:paragraph-rsid="00c384cf"/>
    </style:style>
    <style:style style:name="P65" style:family="paragraph" style:parent-style-name="Header">
      <style:paragraph-properties fo:text-align="start" style:justify-single-word="false"/>
      <style:text-properties officeooo:paragraph-rsid="0211dd7e"/>
    </style:style>
    <style:style style:name="P66" style:family="paragraph" style:parent-style-name="Footer">
      <style:paragraph-properties fo:text-align="start" style:justify-single-word="false"/>
      <style:text-properties officeooo:paragraph-rsid="0211dd7e"/>
    </style:style>
    <style:style style:name="P67" style:family="paragraph" style:parent-style-name="Footer">
      <style:paragraph-properties fo:text-align="start" style:justify-single-word="false"/>
      <style:text-properties officeooo:paragraph-rsid="00d4df5c"/>
    </style:style>
    <style:style style:name="P68" style:family="paragraph" style:parent-style-name="_5f_Header_20_N_20_page_20_impaire_20__28_D_29_">
      <style:paragraph-properties fo:text-align="start" style:justify-single-word="false"/>
    </style:style>
    <style:style style:name="P69" style:family="paragraph" style:parent-style-name="_5f_Header_20_N_20_page_20_paire_20__28_G_29_">
      <style:paragraph-properties fo:text-align="start" style:justify-single-word="false"/>
      <style:text-properties officeooo:paragraph-rsid="0289fb01"/>
    </style:style>
    <style:style style:name="P70" style:family="paragraph" style:parent-style-name="Header">
      <style:paragraph-properties fo:text-align="start" style:justify-single-word="false"/>
      <style:text-properties officeooo:paragraph-rsid="0289fb01"/>
    </style:style>
    <style:style style:name="P71" style:family="paragraph" style:parent-style-name="_5f_Header_20_N_20_page_20_paire_20__28_G_29_">
      <style:paragraph-properties fo:text-align="start" style:justify-single-word="false"/>
      <style:text-properties officeooo:paragraph-rsid="00863005"/>
    </style:style>
    <style:style style:name="P72" style:family="paragraph" style:parent-style-name="Header">
      <style:paragraph-properties fo:margin-left="0cm" fo:margin-right="0cm" fo:text-align="start" style:justify-single-word="false" fo:text-indent="0cm" style:auto-text-indent="false"/>
      <style:text-properties officeooo:paragraph-rsid="020eb4a7"/>
    </style:style>
    <style:style style:name="P73" style:family="paragraph" style:parent-style-name="_5f_Header_20_G_20_page_20_paire_20__28_G_29_">
      <style:paragraph-properties fo:text-align="start" style:justify-single-word="false"/>
    </style:style>
    <style:style style:name="P74" style:family="paragraph" style:parent-style-name="Header">
      <style:paragraph-properties fo:text-align="start" style:justify-single-word="false"/>
      <style:text-properties officeooo:paragraph-rsid="02a56131"/>
    </style:style>
    <style:style style:name="P75" style:family="paragraph" style:parent-style-name="Footer">
      <style:text-properties officeooo:rsid="0242edd8" officeooo:paragraph-rsid="0242edd8"/>
    </style:style>
    <style:style style:name="P76" style:family="paragraph" style:parent-style-name="Footer">
      <style:text-properties officeooo:paragraph-rsid="008d016c"/>
    </style:style>
    <style:style style:name="P77" style:family="paragraph" style:parent-style-name="Header">
      <style:paragraph-properties fo:margin-left="0cm" fo:margin-right="0cm" fo:text-indent="0cm" style:auto-text-indent="false"/>
    </style:style>
    <style:style style:name="P78" style:family="paragraph" style:parent-style-name="Footer">
      <style:text-properties officeooo:paragraph-rsid="010f7046"/>
    </style:style>
    <style:style style:name="P79" style:family="paragraph" style:parent-style-name="Footer">
      <style:text-properties officeooo:paragraph-rsid="01120261"/>
    </style:style>
    <style:style style:name="P80" style:family="paragraph" style:parent-style-name="_5f_Header_20_D_20_page_20_impaire_20__28_D_29_">
      <style:text-properties officeooo:paragraph-rsid="01a13e78"/>
    </style:style>
    <style:style style:name="P81" style:family="paragraph" style:parent-style-name="Footer">
      <style:paragraph-properties fo:text-align="end" style:justify-single-word="false"/>
      <style:text-properties officeooo:paragraph-rsid="00d4df5c"/>
    </style:style>
    <style:style style:name="P82" style:family="paragraph" style:parent-style-name="_5f_Tableau_5f_Centré_5f_Gras">
      <style:paragraph-properties fo:text-align="end" style:justify-single-word="false"/>
    </style:style>
    <style:style style:name="P83" style:family="paragraph" style:parent-style-name="_5f_Tableau_5f_Centré_5f_Gras">
      <style:paragraph-properties fo:text-align="end" style:justify-single-word="false"/>
      <style:text-properties officeooo:paragraph-rsid="0092c558"/>
    </style:style>
    <style:style style:name="P84" style:family="paragraph" style:parent-style-name="_5f_Header_20_G_20_page_20_impaire_20__28_D_29_">
      <style:text-properties officeooo:paragraph-rsid="01259ec2"/>
    </style:style>
    <style:style style:name="P85" style:family="paragraph" style:parent-style-name="Footer">
      <style:text-properties officeooo:paragraph-rsid="00d4df5c"/>
    </style:style>
    <style:style style:name="P86" style:family="paragraph" style:parent-style-name="Footer">
      <style:text-properties officeooo:paragraph-rsid="00863005"/>
    </style:style>
    <style:style style:name="P87" style:family="paragraph" style:parent-style-name="_5f_Header_20_N_20_page_20_impaire_20__28_D_29_">
      <style:text-properties officeooo:rsid="0277791e" officeooo:paragraph-rsid="0277791e"/>
    </style:style>
    <style:style style:name="P88" style:family="paragraph" style:parent-style-name="_5f_Header_20_N_20_page_20_impaire_20__28_D_29_">
      <style:text-properties officeooo:rsid="027aa87d" officeooo:paragraph-rsid="027aa87d"/>
    </style:style>
    <style:style style:name="P89" style:family="paragraph" style:parent-style-name="Footer">
      <style:text-properties officeooo:paragraph-rsid="030c4d7d"/>
    </style:style>
    <style:style style:name="P90" style:family="paragraph" style:parent-style-name="_5f_Header_20_G_20_page_20_paire_20__28_G_29_">
      <style:text-properties officeooo:paragraph-rsid="0334a5be"/>
    </style:style>
    <style:style style:name="P91" style:family="paragraph" style:parent-style-name="Footer">
      <style:text-properties officeooo:paragraph-rsid="00a59a60"/>
    </style:style>
    <style:style style:name="P92" style:family="paragraph" style:parent-style-name="Footer">
      <style:text-properties officeooo:paragraph-rsid="004274bc"/>
    </style:style>
    <style:style style:name="P93" style:family="paragraph" style:parent-style-name="Footer">
      <style:text-properties officeooo:paragraph-rsid="00d8520c"/>
    </style:style>
    <style:style style:name="P94" style:family="paragraph" style:parent-style-name="_5f_Header_20_G_20_page_20_impaire_20__28_D_29_">
      <style:text-properties officeooo:paragraph-rsid="00c87b35"/>
    </style:style>
    <style:style style:name="P95" style:family="paragraph" style:parent-style-name="Footer">
      <style:text-properties officeooo:rsid="001f8a2d" officeooo:paragraph-rsid="00bd36bc"/>
    </style:style>
    <style:style style:name="P96" style:family="paragraph" style:parent-style-name="Footer">
      <style:text-properties officeooo:rsid="001f8a2d" officeooo:paragraph-rsid="002b33ed"/>
    </style:style>
    <style:style style:name="P97" style:family="paragraph" style:parent-style-name="Footer">
      <style:text-properties officeooo:rsid="011350d1" officeooo:paragraph-rsid="011350d1"/>
    </style:style>
    <style:style style:name="P98" style:family="paragraph" style:parent-style-name="Footer">
      <style:text-properties officeooo:rsid="0096b4e2" officeooo:paragraph-rsid="0096b4e2"/>
    </style:style>
    <style:style style:name="P99" style:family="paragraph" style:parent-style-name="Footer">
      <style:text-properties officeooo:paragraph-rsid="0096b4e2"/>
    </style:style>
    <style:style style:name="P100" style:family="paragraph" style:parent-style-name="Footer">
      <style:text-properties officeooo:paragraph-rsid="02a682f9"/>
    </style:style>
    <style:style style:name="P101" style:family="paragraph" style:parent-style-name="_5f_Paragraphe_5f_Réponse_5f_Pointillés_5f_Grisés">
      <style:text-properties officeooo:paragraph-rsid="0092c558"/>
    </style:style>
    <style:style style:name="P102" style:family="paragraph" style:parent-style-name="_5f_Paragraphe_5f_Réponse_5f_Pointillés_5f_Grisés">
      <style:text-properties officeooo:paragraph-rsid="009c5a14"/>
    </style:style>
    <style:style style:name="P103" style:family="paragraph" style:parent-style-name="_5f_Paragraphe_5f_Réponse_5f_Pointillés_5f_Grisés">
      <style:text-properties officeooo:paragraph-rsid="009d62c4"/>
    </style:style>
    <style:style style:name="P104" style:family="paragraph" style:parent-style-name="_5f_Paragraphe_5f_Réponse_5f_Pointillés_5f_Grisés">
      <style:text-properties officeooo:paragraph-rsid="00a1b935"/>
    </style:style>
    <style:style style:name="P105" style:family="paragraph" style:parent-style-name="_5f_Paragraphe_5f_Réponse_5f_Pointillés_5f_Grisés">
      <style:text-properties officeooo:paragraph-rsid="00a1fe08"/>
    </style:style>
    <style:style style:name="P106" style:family="paragraph" style:parent-style-name="_5f_Tableau_5f_Centré">
      <style:paragraph-properties fo:text-align="start" style:justify-single-word="false"/>
      <style:text-properties fo:color="#000000" loext:opacity="100%" style:font-name="Bitstream Vera Sans" fo:font-size="10pt" fo:language="fr" fo:country="FR" officeooo:rsid="0092c558" officeooo:paragraph-rsid="0092c558" style:letter-kerning="true" style:font-name-asian="Bitstream Vera Sans2" style:font-size-asian="10pt" style:language-asian="zh" style:country-asian="CN" style:font-name-complex="Bitstream Vera Sans2" style:language-complex="hi" style:country-complex="IN"/>
    </style:style>
    <style:style style:name="P107" style:family="paragraph" style:parent-style-name="_5f_Tableau_5f_Centré_5f_Gras">
      <style:paragraph-properties fo:text-align="end" style:justify-single-word="false"/>
      <style:text-properties fo:color="#000000" loext:opacity="100%" style:font-name="Bitstream Vera Sans" fo:font-size="10pt" fo:language="fr" fo:country="FR" fo:font-weight="normal" officeooo:rsid="0092c558" officeooo:paragraph-rsid="0092c558" style:letter-kerning="true" style:font-name-asian="Bitstream Vera Sans2" style:font-size-asian="10pt" style:language-asian="zh" style:country-asian="CN" style:font-weight-asian="normal" style:font-name-complex="Bitstream Vera Sans2" style:language-complex="hi" style:country-complex="IN" style:font-weight-complex="normal"/>
    </style:style>
    <style:style style:name="P108" style:family="paragraph" style:parent-style-name="_5f_Tableau_5f_Centré_5f_Gras">
      <style:paragraph-properties fo:text-align="end" style:justify-single-word="false"/>
      <style:text-properties fo:font-weight="normal" style:font-weight-asian="normal" style:font-weight-complex="normal"/>
    </style:style>
    <style:style style:name="P109" style:family="paragraph" style:parent-style-name="Table_20_Contents">
      <style:paragraph-properties fo:margin-top="0.199cm" fo:margin-bottom="0.199cm" style:contextual-spacing="false" fo:text-align="center" style:justify-single-word="false"/>
      <style:text-properties style:font-name="Bitstream Vera Sans5" fo:font-size="10pt" fo:background-color="#ffff00"/>
    </style:style>
    <style:style style:name="P110" style:family="paragraph" style:parent-style-name="Table_20_Contents">
      <style:paragraph-properties fo:margin-top="0.199cm" fo:margin-bottom="0.199cm" style:contextual-spacing="false" fo:text-align="center" style:justify-single-word="false"/>
      <style:text-properties style:font-name="Bitstream Vera Sans5" fo:font-size="10pt" officeooo:paragraph-rsid="009b5ea7" fo:background-color="#ffff00"/>
    </style:style>
    <style:style style:name="P111" style:family="paragraph" style:parent-style-name="FILET_5f_POINTILLES" style:list-style-name="">
      <style:text-properties officeooo:paragraph-rsid="009a82b7"/>
    </style:style>
    <style:style style:name="P112" style:family="paragraph" style:parent-style-name="FILET_5f_POINTILLES" style:list-style-name="">
      <style:text-properties officeooo:paragraph-rsid="00a1b935"/>
    </style:style>
    <style:style style:name="P113" style:family="paragraph" style:parent-style-name="FILET_5f_POINTILLES" style:list-style-name="">
      <style:text-properties officeooo:paragraph-rsid="00a1b9b7"/>
    </style:style>
    <style:style style:name="P114" style:family="paragraph" style:parent-style-name="FILET_5f_POINTILLES" style:list-style-name="">
      <style:text-properties fo:color="#b3b3b3" loext:opacity="100%" style:font-name="Bitstream Vera Sans5" fo:font-size="10pt" fo:font-style="normal" officeooo:paragraph-rsid="00a1fe08" fo:background-color="transparent"/>
    </style:style>
    <style:style style:name="P115" style:family="paragraph" style:parent-style-name="FILET_5f_POINTILLES" style:list-style-name="">
      <style:text-properties fo:color="#b3b3b3" loext:opacity="100%" style:font-name="Bitstream Vera Sans5" fo:font-size="10pt" fo:font-style="normal" officeooo:paragraph-rsid="00a210b6" fo:background-color="transparent"/>
    </style:style>
    <style:style style:name="P116" style:family="paragraph" style:parent-style-name="FILET_5f_POINTILLES" style:list-style-name="">
      <style:text-properties fo:color="#b3b3b3" loext:opacity="100%" style:font-name="Bitstream Vera Sans5" fo:font-size="10pt" fo:font-style="normal" officeooo:paragraph-rsid="00a281e7" fo:background-color="transparent"/>
    </style:style>
    <style:style style:name="P117" style:family="paragraph" style:parent-style-name="Footer">
      <style:text-properties officeooo:rsid="00178920" officeooo:paragraph-rsid="00178920"/>
    </style:style>
    <style:style style:name="P11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9"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P120"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P121"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122"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P12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P124"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P125" style:family="paragraph" style:parent-style-name="Header">
      <style:paragraph-properties fo:text-align="start" style:justify-single-word="false"/>
      <style:text-properties officeooo:paragraph-rsid="0211dd7e"/>
    </style:style>
    <style:style style:name="P126" style:family="paragraph" style:parent-style-name="Header">
      <style:paragraph-properties fo:text-align="center" style:justify-single-word="false"/>
      <style:text-properties officeooo:paragraph-rsid="00ab054e"/>
    </style:style>
    <style:style style:name="P127" style:family="paragraph" style:parent-style-name="Header">
      <style:paragraph-properties fo:text-align="center" style:justify-single-word="false"/>
      <style:text-properties officeooo:paragraph-rsid="00c10aa6"/>
    </style:style>
    <style:style style:name="P128" style:family="paragraph" style:parent-style-name="Standard">
      <style:paragraph-properties fo:margin-top="0.199cm" fo:margin-bottom="0cm" style:contextual-spacing="false"/>
      <style:text-properties officeooo:rsid="00178920" officeooo:paragraph-rsid="00178920"/>
    </style:style>
    <style:style style:name="P129"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30" style:family="paragraph" style:parent-style-name="_5f_Footer_20_page_20_impaire_20__28_D_29_"/>
    <style:style style:name="P131" style:family="paragraph" style:parent-style-name="_5f_Footer_20_page_20_impaire_20__28_D_29_">
      <style:text-properties fo:text-transform="uppercase" fo:color="#808080" loext:opacity="100%" style:font-name="Bitstream Vera Sans6"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32" style:family="paragraph" style:parent-style-name="_5f_Footer_20_page_20_paire_20__28_G_29_"/>
    <style:style style:name="P133" style:family="paragraph" style:parent-style-name="_5f_Footer_20_page_20_paire_20__28_G_29_">
      <style:text-properties fo:font-size="9pt" style:font-size-asian="9pt" style:font-size-complex="9pt"/>
    </style:style>
    <style:style style:name="P134" style:family="paragraph" style:parent-style-name="_5f_Header_20_G_20_page_20_impaire_20__28_D_29_">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P135" style:family="paragraph" style:parent-style-name="_5f_Header_20_G_20_page_20_paire_20__28_G_29_">
      <style:text-properties officeooo:paragraph-rsid="00eb2abc"/>
    </style:style>
    <style:style style:name="P136" style:family="paragraph" style:parent-style-name="_5f_Header_20_M_20_page_20_paire_20__28_G_29_">
      <style:text-properties fo:font-size="22pt" style:font-size-asian="22pt" style:font-size-complex="22pt"/>
    </style:style>
    <style:style style:name="P137" style:family="paragraph" style:parent-style-name="_5f_Header_20_N_20_page_20_impaire_20__28_D_29_">
      <style:paragraph-properties fo:text-align="start" style:justify-single-word="false"/>
    </style:style>
    <style:style style:name="P138" style:family="paragraph" style:parent-style-name="_5f_Header_20_N_20_page_20_paire_20__28_G_29_">
      <style:paragraph-properties fo:text-align="start" style:justify-single-word="false"/>
      <style:text-properties officeooo:paragraph-rsid="0289fb01"/>
    </style:style>
    <style:style style:name="P139" style:family="paragraph" style:parent-style-name="_5f_Header_20_N_20_page_20_paire_20__28_G_29_">
      <style:paragraph-properties fo:text-align="start" style:justify-single-word="false"/>
      <style:text-properties officeooo:paragraph-rsid="00863005"/>
    </style:style>
    <style:style style:name="P14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P14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P14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14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P14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P14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P14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P147" style:family="paragraph" style:parent-style-name="_5f_Paragraphe" style:list-style-name="_5f_Numérotation_20_des_20_exercices"/>
    <style:style style:name="P148" style:family="paragraph" style:parent-style-name="_5f_Paragraphe_20_livret_20_réponse_20_élève" style:list-style-name="_5f_Numérotation_20_des_20_exercices">
      <style:paragraph-properties>
        <style:tab-stops/>
      </style:paragraph-properties>
      <style:text-properties fo:color="#000000" loext:opacity="100%" officeooo:paragraph-rsid="0096fd5e" fo:background-color="#ffff00"/>
    </style:style>
    <style:style style:name="P149" style:family="paragraph" style:parent-style-name="_5f_Paragraphe_20_livret_20_réponse_20_élève" style:list-style-name="_5f_Numérotation_20_des_20_exercices">
      <style:text-properties fo:color="#000000" loext:opacity="100%" style:text-position="0% 100%" officeooo:paragraph-rsid="0096fd5e" fo:background-color="#ffff00"/>
    </style:style>
    <style:style style:name="P150" style:family="paragraph" style:parent-style-name="_5f_Paragraphe_20_livret_20_réponse_20_élève" style:list-style-name="_5f_Numérotation_20_des_20_exercices">
      <style:paragraph-properties fo:margin-top="0cm" fo:margin-bottom="0cm" style:contextual-spacing="false" fo:line-height="0.6cm" style:writing-mode="lr-tb">
        <style:tab-stops>
          <style:tab-stop style:position="3.757cm" style:type="right"/>
          <style:tab-stop style:position="3.769cm"/>
        </style:tab-stops>
      </style:paragraph-properties>
      <style:text-properties fo:color="#000000" loext:opacity="100%" style:text-position="0% 100%" officeooo:rsid="002ed05b" officeooo:paragraph-rsid="009a452f" fo:background-color="#ffff00"/>
    </style:style>
    <style:style style:name="P151" style:family="paragraph" style:parent-style-name="_5f_Paragraphe_20_livret_20_réponse_20_élève" style:list-style-name="Num_5f_Exo">
      <style:paragraph-properties fo:margin-top="0cm" fo:margin-bottom="0cm" style:contextual-spacing="false" fo:line-height="0.6cm" style:writing-mode="lr-tb">
        <style:tab-stops>
          <style:tab-stop style:position="3.757cm" style:type="right"/>
          <style:tab-stop style:position="3.769cm"/>
        </style:tab-stops>
      </style:paragraph-properties>
      <style:text-properties fo:color="#000000" loext:opacity="100%" style:text-position="0% 100%" officeooo:rsid="002ed05b" officeooo:paragraph-rsid="009a452f" fo:background-color="#ffff00"/>
    </style:style>
    <style:style style:name="P152" style:family="paragraph" style:parent-style-name="_5f_Paragraphe_20_livret_20_réponse_20_élève" style:list-style-name="_5f_Numérotation_20_des_20_exercices_20_livrets">
      <style:paragraph-properties fo:margin-top="0cm" fo:margin-bottom="0cm" style:contextual-spacing="false" style:line-height-at-least="0.6cm" fo:text-align="start" style:justify-single-word="false">
        <style:tab-stops/>
      </style:paragraph-properties>
      <style:text-properties fo:color="#000000" loext:opacity="100%" style:text-position="super 58%" style:font-name="Bitstream Vera Sans5" officeooo:paragraph-rsid="00a1fe08" fo:background-color="#ffff00"/>
    </style:style>
    <style:style style:name="P153" style:family="paragraph" style:parent-style-name="_5f_Paragraphe_20_livret_20_réponse_20_élève" style:list-style-name="_5f_Numérotation_20_des_20_exercices_20_livrets">
      <style:paragraph-properties fo:margin-top="0cm" fo:margin-bottom="0cm" style:contextual-spacing="false" style:line-height-at-least="0.6cm">
        <style:tab-stops/>
      </style:paragraph-properties>
      <style:text-properties fo:color="#000000" loext:opacity="100%" style:text-position="super 58%" style:font-name="Bitstream Vera Sans5" officeooo:paragraph-rsid="00a1fe08" fo:background-color="#ffff00"/>
    </style:style>
    <style:style style:name="P154" style:family="paragraph" style:parent-style-name="_5f_Paragraphe_20_livret_20_réponse_20_élève" style:list-style-name="">
      <style:paragraph-properties fo:margin-top="0cm" fo:margin-bottom="0cm" style:contextual-spacing="false" style:line-height-at-least="0.6cm">
        <style:tab-stops/>
      </style:paragraph-properties>
      <style:text-properties fo:color="#000000" loext:opacity="100%" style:text-position="super 58%" style:font-name="Bitstream Vera Sans5" officeooo:paragraph-rsid="00a1fe08" fo:background-color="#ffff00"/>
    </style:style>
    <style:style style:name="P155" style:family="paragraph" style:parent-style-name="_5f_Paragraphe_20_livret_20_réponse_20_élève" style:list-style-name="_5f_Numérotation_20_des_20_exercices_20_livrets">
      <style:text-properties fo:color="#b3b3b3" loext:opacity="100%" officeooo:paragraph-rsid="00a1b935"/>
    </style:style>
    <style:style style:name="P156" style:family="paragraph" style:parent-style-name="_5f_Paragraphe_20_livret_20_réponse_20_élève" style:list-style-name="_5f_Numérotation_20_des_20_exercices_20_livrets">
      <style:text-properties fo:color="#b3b3b3" loext:opacity="100%" officeooo:paragraph-rsid="00a1b9b7"/>
    </style:style>
    <style:style style:name="P157" style:family="paragraph" style:parent-style-name="_5f_Paragraphe_20_livret_20_réponse_20_élève" style:list-style-name="_5f_Numérotation_20_des_20_exercices_20_livrets">
      <style:paragraph-properties fo:text-align="start" style:justify-single-word="false"/>
      <style:text-properties fo:color="#b3b3b3" loext:opacity="100%" officeooo:paragraph-rsid="00a1b9b7"/>
    </style:style>
    <style:style style:name="P158" style:family="paragraph" style:parent-style-name="_5f_Paragraphe_20_livret_20_réponse_20_élève" style:list-style-name="_5f_Numérotation_20_des_20_exercices_20_livrets">
      <style:paragraph-properties fo:margin-top="0cm" fo:margin-bottom="0cm" style:contextual-spacing="false" style:line-height-at-least="0.6cm" fo:text-align="start" style:justify-single-word="false">
        <style:tab-stops/>
      </style:paragraph-properties>
      <style:text-properties fo:color="#b3b3b3" loext:opacity="100%" officeooo:paragraph-rsid="00a1fe08"/>
    </style:style>
    <style:style style:name="P159" style:family="paragraph" style:parent-style-name="_5f_Paragraphe_20_livret_20_réponse_20_élève" style:list-style-name="_5f_Numérotation_20_des_20_exercices_20_livrets">
      <style:paragraph-properties fo:margin-top="0cm" fo:margin-bottom="0cm" style:contextual-spacing="false" style:line-height-at-least="0.6cm">
        <style:tab-stops/>
      </style:paragraph-properties>
      <style:text-properties fo:color="#b3b3b3" loext:opacity="100%" officeooo:paragraph-rsid="00a1fe08"/>
    </style:style>
    <style:style style:name="P160" style:family="paragraph" style:parent-style-name="_5f_Paragraphe_20_livret_20_réponse_20_élève" style:list-style-name="_5f_Numérotation_20_des_20_exercices_20_livrets">
      <style:paragraph-properties fo:margin-top="0cm" fo:margin-bottom="0cm" style:contextual-spacing="false" style:line-height-at-least="0.6cm">
        <style:tab-stops/>
      </style:paragraph-properties>
      <style:text-properties fo:color="#b3b3b3" loext:opacity="100%" fo:font-size="10pt" officeooo:paragraph-rsid="00a1fe08" style:font-size-asian="10pt" style:font-size-complex="10pt"/>
    </style:style>
    <style:style style:name="P161" style:family="paragraph" style:parent-style-name="_5f_Paragraphe_20_livret_20_réponse_20_élève" style:list-style-name="_5f_Numérotation_20_des_20_exercices_20_livrets">
      <style:paragraph-properties fo:text-align="start" style:justify-single-word="false"/>
      <style:text-properties officeooo:paragraph-rsid="00a1b9b7"/>
    </style:style>
    <style:style style:name="P162" style:family="paragraph" style:parent-style-name="_5f_Paragraphe_5f_Réponse_5f_Elève" style:list-style-name="_5f_Numérotation_20_des_20_exercices">
      <style:text-properties officeooo:paragraph-rsid="0096fd5e"/>
    </style:style>
    <style:style style:name="P163" style:family="paragraph" style:parent-style-name="_5f_Paragraphe_5f_Réponse_5f_Elève" style:list-style-name="_5f_Numérotation_20_des_20_exercices">
      <style:text-properties officeooo:paragraph-rsid="00976cbe"/>
    </style:style>
    <style:style style:name="P164" style:family="paragraph" style:parent-style-name="_5f_Paragraphe_5f_Réponse_5f_Elève" style:list-style-name="_5f_Numérotation_20_des_20_exercices">
      <style:text-properties officeooo:paragraph-rsid="009269a6"/>
    </style:style>
    <style:style style:name="P165" style:family="paragraph" style:parent-style-name="_5f_Paragraphe_5f_Réponse_5f_Elève" style:list-style-name="_5f_Numérotation_20_des_20_exercices">
      <style:text-properties officeooo:paragraph-rsid="0098e791"/>
    </style:style>
    <style:style style:name="P166" style:family="paragraph" style:parent-style-name="_5f_Paragraphe_5f_Réponse_5f_Elève" style:list-style-name="_5f_Numérotation_20_des_20_exercices">
      <style:text-properties officeooo:paragraph-rsid="0089db9b"/>
    </style:style>
    <style:style style:name="P167" style:family="paragraph" style:parent-style-name="_5f_Paragraphe_5f_Réponse_5f_Elève" style:list-style-name="_5f_Numérotation_20_des_20_exercices">
      <style:text-properties officeooo:paragraph-rsid="0099c26e"/>
    </style:style>
    <style:style style:name="P168" style:family="paragraph" style:parent-style-name="_5f_Paragraphe_5f_Réponse_5f_Elève" style:list-style-name="_5f_Numérotation_20_des_20_exercices">
      <style:text-properties officeooo:paragraph-rsid="00a210b6"/>
    </style:style>
    <style:style style:name="P169" style:family="paragraph" style:parent-style-name="_5f_Paragraphe_5f_Réponse_5f_Elève" style:list-style-name="_5f_Numérotation_20_des_20_exercices">
      <style:text-properties officeooo:rsid="00178920" officeooo:paragraph-rsid="008cd470"/>
    </style:style>
    <style:style style:name="P170" style:family="paragraph" style:parent-style-name="_5f_Paragraphe_5f_avec_5f_Num_5f_Question" style:list-style-name="_5f_Numérotation_20_des_20_exercices"/>
    <style:style style:name="P171" style:family="paragraph" style:parent-style-name="_5f_Paragraphe_5f_avec_5f_Num_5f_Question" style:list-style-name="_5f_Numérotation_20_des_20_exercices">
      <style:text-properties officeooo:paragraph-rsid="009a452f"/>
    </style:style>
    <style:style style:name="P172" style:family="paragraph" style:parent-style-name="_5f_Premier_5f_Titre_5f_Exercices_5f_avec_5f_Num_5f_Exo_5f_sans_5f_Titre" style:list-style-name="_5f_Numérotation_20_des_20_exercices" style:master-page-name="_33__5f_2_5f_SERIE_5f_M_5f_GAUCHE_5f_ET_5f_DROITE_5f_2COL">
      <style:paragraph-properties style:page-number="1" fo:break-before="auto" fo:break-after="auto"/>
    </style:style>
    <style:style style:name="P173" style:family="paragraph" style:parent-style-name="_5f_Tableau_5f_Centré" style:list-style-name="List_20_1"/>
    <style:style style:name="P174" style:family="paragraph" style:parent-style-name="_5f_Tableau_5f_Centré" style:list-style-name="List_20_1">
      <style:paragraph-properties fo:text-align="end" style:justify-single-word="false"/>
    </style:style>
    <style:style style:name="P175" style:family="paragraph" style:parent-style-name="_5f_Titre_5f_Exercices_5f_sans_5f_Titre" style:list-style-name="_5f_Numérotation_20_des_20_exercices"/>
    <style:style style:name="P176" style:family="paragraph" style:parent-style-name="_5f_Titre_5f_Exercices_5f_sans_5f_Titre" style:list-style-name="_5f_Numérotation_20_des_20_exercices">
      <style:paragraph-properties fo:break-before="column"/>
    </style:style>
    <style:style style:name="P177" style:family="paragraph" style:parent-style-name="_5f_Titre_5f_Exercices_5f_sans_5f_Titre" style:list-style-name="_5f_Numérotation_20_des_20_exercices">
      <style:text-properties officeooo:paragraph-rsid="0092c558"/>
    </style:style>
    <style:style style:name="P178" style:family="paragraph" style:parent-style-name="_5f_Titre_5f_Exercices_5f_sans_5f_Titre" style:list-style-name="_5f_Numérotation_20_des_20_exercices">
      <style:paragraph-properties fo:break-before="page"/>
    </style:style>
    <style:style style:name="P179" style:family="paragraph" style:parent-style-name="_5f_Titre_5f_Exercices_5f_sans_5f_Titre" style:list-style-name="_5f_Numérotation_20_des_20_exercices" style:master-page-name="">
      <style:paragraph-properties style:page-number="auto"/>
    </style:style>
    <style:style style:name="P180" style:family="paragraph">
      <style:paragraph-properties fo:text-align="center"/>
    </style:style>
    <style:style style:name="P181" style:family="paragraph">
      <loext:graphic-properties draw:fill="solid" draw:fill-color="#d7e12c"/>
    </style:style>
    <style:style style:name="P182"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183" style:family="paragraph">
      <loext:graphic-properties draw:fill="solid" draw:fill-color="#7fb241"/>
    </style:style>
    <style:style style:name="P184" style:family="paragraph">
      <loext:graphic-properties draw:fill="solid"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85" style:family="paragraph">
      <loext:graphic-properties draw:fill="solid" draw:fill-color="#ff660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ffa6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88"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ffe6b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2" style:family="paragraph">
      <loext:graphic-properties draw:fill="solid" draw:fill-color="#cc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3" style:family="paragraph">
      <loext:graphic-properties draw:fill="solid" draw:fill-color="#80e6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3399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6" style:family="paragraph">
      <style:paragraph-properties fo:margin-left="0cm" fo:margin-right="0cm" fo:margin-top="0cm" fo:margin-bottom="0cm" fo:line-height="100%" fo:text-indent="0cm" style:writing-mode="lr-tb"/>
    </style:style>
    <style:style style:name="P19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198" style:family="paragraph">
      <style:paragraph-properties fo:margin-left="0cm" fo:margin-right="0cm" fo:margin-top="0cm" fo:margin-bottom="0cm" fo:line-height="100%" fo:text-indent="0cm"/>
    </style:style>
    <style:style style:name="P199" style:family="paragraph">
      <loext:graphic-properties draw:fill="none" draw:fill-color="#ffffff"/>
      <style:paragraph-properties fo:margin-left="0cm" fo:margin-right="0cm" fo:margin-top="0cm" fo:margin-bottom="0cm" fo:line-height="100%" fo:text-indent="0cm"/>
      <style:text-properties fo:font-variant="normal" fo:text-transform="none" fo:color="#c9211e" loext:opacity="1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20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1ca2b8"/>
    </style:style>
    <style:style style:name="P202" style:family="paragraph">
      <loext:graphic-properties draw:fill="solid" draw:fill-color="#ffb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0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d62e4e"/>
    </style:style>
    <style:style style:name="T1" style:family="text">
      <style:text-properties officeooo:rsid="005a3fa8"/>
    </style:style>
    <style:style style:name="T2" style:family="text">
      <style:text-properties fo:text-transform="uppercase" fo:color="#808080" loext:opacity="100%" style:font-name="Bitstream Vera Sans6" fo:font-size="9pt" fo:background-color="transparent" loext:char-shading-value="0"/>
    </style:style>
    <style:style style:name="T3" style:family="text">
      <style:text-properties fo:text-transform="uppercase" fo:color="#808080" loext:opacity="100%" style:font-name="Bitstream Vera Sans6" fo:font-size="9pt" officeooo:rsid="005cb084" fo:background-color="transparent" loext:char-shading-value="0"/>
    </style:style>
    <style:style style:name="T4" style:family="text">
      <style:text-properties fo:text-transform="uppercase" fo:color="#808080" loext:opacity="100%" style:font-name="Bitstream Vera Sans6" fo:font-size="9pt" officeooo:rsid="015f088a" fo:background-color="transparent" loext:char-shading-value="0"/>
    </style:style>
    <style:style style:name="T5" style:family="text">
      <style:text-properties fo:text-transform="uppercase" fo:color="#808080" loext:opacity="100%" style:font-name="Bitstream Vera Sans6" fo:font-size="9pt" officeooo:rsid="00d8520c" fo:background-color="transparent" loext:char-shading-value="0"/>
    </style:style>
    <style:style style:name="T6" style:family="text">
      <style:text-properties fo:text-transform="uppercase" fo:color="#808080" loext:opacity="100%" style:font-name="Bitstream Vera Sans6" fo:font-size="9pt" officeooo:rsid="0215abe1" fo:background-color="transparent" loext:char-shading-value="0"/>
    </style:style>
    <style:style style:name="T7" style:family="text">
      <style:text-properties fo:text-transform="uppercase" fo:color="#808080" loext:opacity="100%" style:font-name="Bitstream Vera Sans6" fo:font-size="9pt" officeooo:rsid="0271cf95" fo:background-color="transparent" loext:char-shading-value="0"/>
    </style:style>
    <style:style style:name="T8" style:family="text">
      <style:text-properties fo:text-transform="uppercase" fo:color="#808080" loext:opacity="100%" style:font-name="Bitstream Vera Sans6" fo:font-size="9pt" officeooo:rsid="0211dd7e" fo:background-color="transparent" loext:char-shading-value="0"/>
    </style:style>
    <style:style style:name="T9" style:family="text">
      <style:text-properties fo:text-transform="uppercase" fo:color="#808080" loext:opacity="100%" style:font-name="Bitstream Vera Sans6" fo:font-size="9pt" officeooo:rsid="02767796" fo:background-color="transparent" loext:char-shading-value="0"/>
    </style:style>
    <style:style style:name="T10" style:family="text">
      <style:text-properties fo:text-transform="uppercase" fo:color="#808080" loext:opacity="100%" style:font-name="Bitstream Vera Sans6" fo:font-size="9pt" officeooo:rsid="026324db" fo:background-color="transparent" loext:char-shading-value="0"/>
    </style:style>
    <style:style style:name="T11" style:family="text">
      <style:text-properties fo:text-transform="uppercase" fo:color="#808080" loext:opacity="100%" style:font-name="Bitstream Vera Sans6" fo:font-size="9pt" officeooo:rsid="0264196d" fo:background-color="transparent" loext:char-shading-value="0"/>
    </style:style>
    <style:style style:name="T12" style:family="text">
      <style:text-properties fo:text-transform="uppercase" fo:color="#808080" loext:opacity="100%" style:font-name="Bitstream Vera Sans6" fo:font-size="9pt" officeooo:rsid="02722f5d" fo:background-color="transparent" loext:char-shading-value="0"/>
    </style:style>
    <style:style style:name="T13" style:family="text">
      <style:text-properties fo:text-transform="uppercase" fo:color="#808080" loext:opacity="100%" style:font-name="Bitstream Vera Sans6" fo:font-size="9pt" officeooo:rsid="026f2aea" fo:background-color="transparent" loext:char-shading-value="0"/>
    </style:style>
    <style:style style:name="T14" style:family="text">
      <style:text-properties fo:text-transform="uppercase" fo:color="#808080" loext:opacity="100%" style:font-name="Bitstream Vera Sans6" fo:font-size="9pt" officeooo:rsid="025b341c" fo:background-color="transparent" loext:char-shading-value="0"/>
    </style:style>
    <style:style style:name="T15" style:family="text">
      <style:text-properties fo:text-transform="uppercase" fo:color="#808080" loext:opacity="100%" style:font-name="Bitstream Vera Sans6" fo:font-size="9pt" officeooo:rsid="024b67fe" fo:background-color="transparent" loext:char-shading-value="0"/>
    </style:style>
    <style:style style:name="T16" style:family="text">
      <style:text-properties fo:text-transform="uppercase" fo:color="#808080" loext:opacity="100%" style:font-name="Bitstream Vera Sans6" fo:font-size="9pt" officeooo:rsid="0250d176" fo:background-color="transparent" loext:char-shading-value="0"/>
    </style:style>
    <style:style style:name="T17" style:family="text">
      <style:text-properties fo:text-transform="uppercase" fo:color="#808080" loext:opacity="100%" style:font-name="Bitstream Vera Sans6" fo:font-size="9pt" officeooo:rsid="02392280" fo:background-color="transparent" loext:char-shading-value="0"/>
    </style:style>
    <style:style style:name="T18" style:family="text">
      <style:text-properties fo:text-transform="uppercase" fo:color="#808080" loext:opacity="100%" style:font-name="Bitstream Vera Sans6" fo:font-size="9pt" officeooo:rsid="0242edd8" fo:background-color="transparent" loext:char-shading-value="0"/>
    </style:style>
    <style:style style:name="T19" style:family="text">
      <style:text-properties fo:text-transform="uppercase" fo:color="#808080" loext:opacity="100%" style:font-name="Bitstream Vera Sans6" fo:font-size="9pt" officeooo:rsid="02366921" fo:background-color="transparent" loext:char-shading-value="0"/>
    </style:style>
    <style:style style:name="T20" style:family="text">
      <style:text-properties fo:text-transform="uppercase" fo:color="#808080" loext:opacity="100%" style:font-name="Bitstream Vera Sans6" fo:font-size="9pt" officeooo:rsid="022816fd" fo:background-color="transparent" loext:char-shading-value="0"/>
    </style:style>
    <style:style style:name="T21" style:family="text">
      <style:text-properties fo:text-transform="uppercase" fo:color="#808080" loext:opacity="100%" style:font-name="Bitstream Vera Sans6" fo:font-size="9pt" officeooo:rsid="008d016c" fo:background-color="transparent" loext:char-shading-value="0"/>
    </style:style>
    <style:style style:name="T22" style:family="text">
      <style:text-properties fo:text-transform="uppercase" fo:color="#808080" loext:opacity="100%" style:font-name="Bitstream Vera Sans6" fo:font-size="9pt" officeooo:rsid="0181574a" fo:background-color="transparent" loext:char-shading-value="0"/>
    </style:style>
    <style:style style:name="T23" style:family="text">
      <style:text-properties fo:text-transform="uppercase" fo:color="#808080" loext:opacity="100%" style:font-name="Bitstream Vera Sans6" fo:font-size="9pt" officeooo:rsid="01827f40" fo:background-color="transparent" loext:char-shading-value="0"/>
    </style:style>
    <style:style style:name="T24" style:family="text">
      <style:text-properties fo:text-transform="uppercase" fo:color="#808080" loext:opacity="100%" style:font-name="Bitstream Vera Sans6" fo:font-size="9pt" officeooo:rsid="0177e18a" fo:background-color="transparent" loext:char-shading-value="0"/>
    </style:style>
    <style:style style:name="T25" style:family="text">
      <style:text-properties fo:text-transform="uppercase" fo:color="#808080" loext:opacity="100%" style:font-name="Bitstream Vera Sans6" fo:font-size="9pt" officeooo:rsid="010f7046" fo:background-color="transparent" loext:char-shading-value="0"/>
    </style:style>
    <style:style style:name="T26" style:family="text">
      <style:text-properties fo:text-transform="uppercase" fo:color="#808080" loext:opacity="100%" style:font-name="Bitstream Vera Sans6" fo:font-size="9pt" officeooo:rsid="01239129" fo:background-color="transparent" loext:char-shading-value="0"/>
    </style:style>
    <style:style style:name="T27" style:family="text">
      <style:text-properties fo:text-transform="uppercase" fo:color="#808080" loext:opacity="100%" style:font-name="Bitstream Vera Sans6" fo:font-size="9pt" officeooo:rsid="01120261" fo:background-color="transparent" loext:char-shading-value="0"/>
    </style:style>
    <style:style style:name="T28" style:family="text">
      <style:text-properties fo:text-transform="uppercase" fo:color="#808080" loext:opacity="100%" style:font-name="Bitstream Vera Sans6" fo:font-size="9pt" officeooo:rsid="010c4d3a" fo:background-color="transparent" loext:char-shading-value="0"/>
    </style:style>
    <style:style style:name="T29" style:family="text">
      <style:text-properties fo:text-transform="uppercase" fo:color="#808080" loext:opacity="100%" style:font-name="Bitstream Vera Sans6" fo:font-size="9pt" officeooo:rsid="010d212a" fo:background-color="transparent" loext:char-shading-value="0"/>
    </style:style>
    <style:style style:name="T30" style:family="text">
      <style:text-properties fo:text-transform="uppercase" fo:color="#808080" loext:opacity="100%" style:font-name="Bitstream Vera Sans6" fo:font-size="9pt" officeooo:rsid="01924125" fo:background-color="transparent" loext:char-shading-value="0"/>
    </style:style>
    <style:style style:name="T31" style:family="text">
      <style:text-properties fo:text-transform="uppercase" fo:color="#808080" loext:opacity="100%" style:font-name="Bitstream Vera Sans6" fo:font-size="9pt" officeooo:rsid="015c53e1" fo:background-color="transparent" loext:char-shading-value="0"/>
    </style:style>
    <style:style style:name="T32" style:family="text">
      <style:text-properties fo:text-transform="uppercase" fo:color="#808080" loext:opacity="100%" style:font-name="Bitstream Vera Sans6" fo:font-size="9pt" officeooo:rsid="0160d7ef" fo:background-color="transparent" loext:char-shading-value="0"/>
    </style:style>
    <style:style style:name="T33" style:family="text">
      <style:text-properties fo:text-transform="uppercase" fo:color="#808080" loext:opacity="100%" style:font-name="Bitstream Vera Sans6" fo:font-size="9pt" officeooo:rsid="00d4df5c" fo:background-color="transparent" loext:char-shading-value="0"/>
    </style:style>
    <style:style style:name="T34" style:family="text">
      <style:text-properties fo:text-transform="uppercase" fo:color="#808080" loext:opacity="100%" style:font-name="Bitstream Vera Sans6" fo:font-size="9pt" officeooo:rsid="01ecd3e3" fo:background-color="transparent" loext:char-shading-value="0"/>
    </style:style>
    <style:style style:name="T35" style:family="text">
      <style:text-properties fo:text-transform="uppercase" fo:color="#808080" loext:opacity="100%" style:font-name="Bitstream Vera Sans6" fo:font-size="9pt" officeooo:rsid="01dfe97b" fo:background-color="transparent" loext:char-shading-value="0"/>
    </style:style>
    <style:style style:name="T36" style:family="text">
      <style:text-properties fo:text-transform="uppercase" fo:color="#808080" loext:opacity="100%" style:font-name="Bitstream Vera Sans6" fo:font-size="9pt" officeooo:rsid="009e3fdd" fo:background-color="transparent" loext:char-shading-value="0"/>
    </style:style>
    <style:style style:name="T37" style:family="text">
      <style:text-properties fo:text-transform="uppercase" fo:color="#808080" loext:opacity="100%" style:font-name="Bitstream Vera Sans6" fo:font-size="9pt" officeooo:rsid="00b5d2d1" fo:background-color="transparent" loext:char-shading-value="0"/>
    </style:style>
    <style:style style:name="T38" style:family="text">
      <style:text-properties fo:text-transform="uppercase" fo:color="#808080" loext:opacity="100%" style:font-name="Bitstream Vera Sans6" fo:font-size="9pt" officeooo:rsid="00b6801f" fo:background-color="transparent" loext:char-shading-value="0"/>
    </style:style>
    <style:style style:name="T39" style:family="text">
      <style:text-properties fo:text-transform="uppercase" fo:color="#808080" loext:opacity="100%" style:font-name="Bitstream Vera Sans6" fo:font-size="9pt" officeooo:rsid="01e10c40" fo:background-color="transparent" loext:char-shading-value="0"/>
    </style:style>
    <style:style style:name="T40" style:family="text">
      <style:text-properties fo:text-transform="uppercase" fo:color="#808080" loext:opacity="100%" style:font-name="Bitstream Vera Sans6" fo:font-size="9pt" officeooo:rsid="019c9165" fo:background-color="transparent" loext:char-shading-value="0"/>
    </style:style>
    <style:style style:name="T41" style:family="text">
      <style:text-properties fo:text-transform="uppercase" fo:color="#808080" loext:opacity="100%" style:font-name="Bitstream Vera Sans6" fo:font-size="9pt" officeooo:rsid="00863005" fo:background-color="transparent" loext:char-shading-value="0"/>
    </style:style>
    <style:style style:name="T42" style:family="text">
      <style:text-properties fo:text-transform="uppercase" fo:color="#808080" loext:opacity="100%" style:font-name="Bitstream Vera Sans6" fo:font-size="9pt" officeooo:rsid="009c03d7" fo:background-color="transparent" loext:char-shading-value="0"/>
    </style:style>
    <style:style style:name="T43" style:family="text">
      <style:text-properties fo:text-transform="uppercase" fo:color="#808080" loext:opacity="100%" style:font-name="Bitstream Vera Sans6" fo:font-size="9pt" officeooo:rsid="009206bf" fo:background-color="transparent" loext:char-shading-value="0"/>
    </style:style>
    <style:style style:name="T44" style:family="text">
      <style:text-properties fo:text-transform="uppercase" fo:color="#808080" loext:opacity="100%" style:font-name="Bitstream Vera Sans6" fo:font-size="9pt" officeooo:rsid="01f8729d" fo:background-color="transparent" loext:char-shading-value="0"/>
    </style:style>
    <style:style style:name="T45" style:family="text">
      <style:text-properties fo:text-transform="uppercase" fo:color="#808080" loext:opacity="100%" style:font-name="Bitstream Vera Sans6" fo:font-size="9pt" officeooo:rsid="016f3374" fo:background-color="transparent" loext:char-shading-value="0"/>
    </style:style>
    <style:style style:name="T46" style:family="text">
      <style:text-properties fo:text-transform="uppercase" fo:color="#808080" loext:opacity="100%" style:font-name="Bitstream Vera Sans6" fo:font-size="9pt" officeooo:rsid="027e70e3" fo:background-color="transparent" loext:char-shading-value="0"/>
    </style:style>
    <style:style style:name="T47" style:family="text">
      <style:text-properties fo:text-transform="uppercase" fo:color="#808080" loext:opacity="100%" style:font-name="Bitstream Vera Sans6" fo:font-size="9pt" officeooo:rsid="01fbd77d" fo:background-color="transparent" loext:char-shading-value="0"/>
    </style:style>
    <style:style style:name="T48" style:family="text">
      <style:text-properties fo:text-transform="uppercase" fo:color="#808080" loext:opacity="100%" style:font-name="Bitstream Vera Sans6" fo:font-size="9pt" officeooo:rsid="030c4d7d" fo:background-color="transparent" loext:char-shading-value="0"/>
    </style:style>
    <style:style style:name="T49" style:family="text">
      <style:text-properties fo:text-transform="uppercase" fo:color="#808080" loext:opacity="100%" style:font-name="Bitstream Vera Sans6" fo:font-size="9pt" officeooo:rsid="0386731d" fo:background-color="transparent" loext:char-shading-value="0"/>
    </style:style>
    <style:style style:name="T50" style:family="text">
      <style:text-properties fo:text-transform="uppercase" fo:color="#808080" loext:opacity="100%" style:font-name="Bitstream Vera Sans6" fo:font-size="9pt" officeooo:rsid="0334510d" fo:background-color="transparent" loext:char-shading-value="0"/>
    </style:style>
    <style:style style:name="T51" style:family="text">
      <style:text-properties fo:text-transform="uppercase" fo:color="#808080" loext:opacity="100%" style:font-name="Bitstream Vera Sans6" fo:font-size="9pt" officeooo:rsid="033506eb" fo:background-color="transparent" loext:char-shading-value="0"/>
    </style:style>
    <style:style style:name="T52" style:family="text">
      <style:text-properties fo:text-transform="uppercase" fo:color="#808080" loext:opacity="100%" style:font-name="Bitstream Vera Sans6" fo:font-size="9pt" officeooo:rsid="038bc026" fo:background-color="transparent" loext:char-shading-value="0"/>
    </style:style>
    <style:style style:name="T53" style:family="text">
      <style:text-properties fo:text-transform="uppercase" fo:color="#808080" loext:opacity="100%" style:font-name="Bitstream Vera Sans6" fo:font-size="9pt" officeooo:rsid="038719cc" fo:background-color="transparent" loext:char-shading-value="0"/>
    </style:style>
    <style:style style:name="T54" style:family="text">
      <style:text-properties fo:text-transform="uppercase" fo:color="#808080" loext:opacity="100%" style:font-name="Bitstream Vera Sans6" fo:font-size="9pt" officeooo:rsid="0313166c" fo:background-color="transparent" loext:char-shading-value="0"/>
    </style:style>
    <style:style style:name="T55" style:family="text">
      <style:text-properties fo:text-transform="uppercase" fo:color="#808080" loext:opacity="100%" style:font-name="Bitstream Vera Sans6" fo:font-size="9pt" officeooo:rsid="030f34d6" fo:background-color="transparent" loext:char-shading-value="0"/>
    </style:style>
    <style:style style:name="T56" style:family="text">
      <style:text-properties fo:text-transform="uppercase" fo:color="#808080" loext:opacity="100%" style:font-name="Bitstream Vera Sans6" fo:font-size="9pt" officeooo:rsid="009a8a6b" fo:background-color="transparent" loext:char-shading-value="0"/>
    </style:style>
    <style:style style:name="T57" style:family="text">
      <style:text-properties fo:text-transform="uppercase" fo:color="#808080" loext:opacity="100%" style:font-name="Bitstream Vera Sans6" fo:font-size="9pt" officeooo:rsid="00fb4f81" fo:background-color="transparent" loext:char-shading-value="0"/>
    </style:style>
    <style:style style:name="T58" style:family="text">
      <style:text-properties fo:text-transform="uppercase" fo:color="#808080" loext:opacity="100%" style:font-name="Bitstream Vera Sans6" fo:font-size="9pt" officeooo:rsid="0113c9a8" fo:background-color="transparent" loext:char-shading-value="0"/>
    </style:style>
    <style:style style:name="T59" style:family="text">
      <style:text-properties fo:text-transform="uppercase" fo:color="#808080" loext:opacity="100%" style:font-name="Bitstream Vera Sans6" fo:font-size="9pt" officeooo:rsid="00d44bd3" fo:background-color="transparent" loext:char-shading-value="0"/>
    </style:style>
    <style:style style:name="T60" style:family="text">
      <style:text-properties fo:text-transform="uppercase" fo:color="#808080" loext:opacity="100%" style:font-name="Bitstream Vera Sans6" fo:font-size="9pt" officeooo:rsid="00fda0e9" fo:background-color="transparent" loext:char-shading-value="0"/>
    </style:style>
    <style:style style:name="T61" style:family="text">
      <style:text-properties fo:text-transform="uppercase" fo:color="#808080" loext:opacity="100%" style:font-name="Bitstream Vera Sans6" fo:font-size="9pt" officeooo:rsid="00ab054e" fo:background-color="transparent" loext:char-shading-value="0"/>
    </style:style>
    <style:style style:name="T62" style:family="text">
      <style:text-properties fo:text-transform="uppercase" fo:color="#808080" loext:opacity="100%" style:font-name="Bitstream Vera Sans6" fo:font-size="9pt" officeooo:rsid="00b0f0c1" fo:background-color="transparent" loext:char-shading-value="0"/>
    </style:style>
    <style:style style:name="T63" style:family="text">
      <style:text-properties fo:text-transform="uppercase" fo:color="#808080" loext:opacity="100%" style:font-name="Bitstream Vera Sans6" fo:font-size="9pt" officeooo:rsid="00f252bf" fo:background-color="transparent" loext:char-shading-value="0"/>
    </style:style>
    <style:style style:name="T64" style:family="text">
      <style:text-properties fo:text-transform="uppercase" fo:color="#808080" loext:opacity="100%" style:font-name="Bitstream Vera Sans6" fo:font-size="9pt" officeooo:rsid="00a59a60" fo:background-color="transparent" loext:char-shading-value="0"/>
    </style:style>
    <style:style style:name="T65" style:family="text">
      <style:text-properties fo:text-transform="uppercase" fo:color="#808080" loext:opacity="100%" style:font-name="Bitstream Vera Sans6" fo:font-size="9pt" officeooo:rsid="00b3f5fc" fo:background-color="transparent" loext:char-shading-value="0"/>
    </style:style>
    <style:style style:name="T66" style:family="text">
      <style:text-properties fo:text-transform="uppercase" fo:color="#808080" loext:opacity="100%" style:font-name="Bitstream Vera Sans6" fo:font-size="9pt" officeooo:rsid="013d813f" fo:background-color="transparent" loext:char-shading-value="0"/>
    </style:style>
    <style:style style:name="T67" style:family="text">
      <style:text-properties fo:text-transform="uppercase" fo:color="#808080" loext:opacity="100%" style:font-name="Bitstream Vera Sans6" fo:font-size="9pt" officeooo:rsid="0108f339" fo:background-color="transparent" loext:char-shading-value="0"/>
    </style:style>
    <style:style style:name="T68" style:family="text">
      <style:text-properties fo:text-transform="uppercase" fo:color="#808080" loext:opacity="100%" style:font-name="Bitstream Vera Sans6" fo:font-size="9pt" officeooo:rsid="0054f64f" fo:background-color="transparent" loext:char-shading-value="0"/>
    </style:style>
    <style:style style:name="T69" style:family="text">
      <style:text-properties fo:text-transform="uppercase" fo:color="#808080" loext:opacity="100%" style:font-name="Bitstream Vera Sans6" fo:font-size="9pt" officeooo:rsid="007ae147" fo:background-color="transparent" loext:char-shading-value="0"/>
    </style:style>
    <style:style style:name="T70" style:family="text">
      <style:text-properties fo:text-transform="uppercase" fo:color="#808080" loext:opacity="100%" style:font-name="Bitstream Vera Sans6" fo:font-size="9pt" officeooo:rsid="007d7a6f" fo:background-color="transparent" loext:char-shading-value="0"/>
    </style:style>
    <style:style style:name="T71" style:family="text">
      <style:text-properties fo:text-transform="uppercase" fo:color="#808080" loext:opacity="100%" style:font-name="Bitstream Vera Sans6" fo:font-size="9pt" officeooo:rsid="02a682f9" fo:background-color="transparent" loext:char-shading-value="0"/>
    </style:style>
    <style:style style:name="T72" style:family="text">
      <style:text-properties fo:text-transform="uppercase" fo:color="#808080" loext:opacity="100%" style:font-name="Bitstream Vera Sans6" fo:font-size="9pt" officeooo:rsid="029013f4" fo:background-color="transparent" loext:char-shading-value="0"/>
    </style:style>
    <style:style style:name="T73"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74" style:family="text">
      <style:text-properties fo:text-transform="uppercase" fo:color="#808080" loext:opacity="100%" style:font-name="Bitstream Vera Sans6"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75" style:family="text">
      <style:text-properties officeooo:rsid="00415f3a"/>
    </style:style>
    <style:style style:name="T76" style:family="text">
      <style:text-properties officeooo:rsid="00386ebd"/>
    </style:style>
    <style:style style:name="T77" style:family="text">
      <style:text-properties officeooo:rsid="008d016c"/>
    </style:style>
    <style:style style:name="T78" style:family="text">
      <style:text-properties fo:font-variant="small-caps"/>
    </style:style>
    <style:style style:name="T79"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80" style:family="text">
      <style:text-properties fo:font-variant="small-caps" fo:color="#d7e12c" loext:opacity="100%" style:font-name="Bitstream Vera Sans1" fo:font-size="16pt" fo:font-style="normal" fo:text-shadow="none" fo:font-weight="bold" officeooo:rsid="0211dd7e" style:font-size-asian="16pt" style:font-style-asian="normal" style:font-size-complex="16pt" style:font-style-complex="normal"/>
    </style:style>
    <style:style style:name="T81" style:family="text">
      <style:text-properties fo:font-variant="small-caps" fo:color="#d7e12c" loext:opacity="100%" style:font-name="Bitstream Vera Sans1" fo:font-size="16pt" fo:font-style="normal" fo:text-shadow="none" fo:font-weight="bold" officeooo:rsid="0271cf95" style:font-size-asian="16pt" style:font-style-asian="normal" style:font-size-complex="16pt" style:font-style-complex="normal"/>
    </style:style>
    <style:style style:name="T82" style:family="text">
      <style:text-properties fo:font-variant="small-caps" fo:color="#d7e12c" loext:opacity="100%" style:font-name="Bitstream Vera Sans1" fo:font-size="16pt" fo:font-style="normal" fo:text-shadow="none" fo:font-weight="bold" officeooo:rsid="0215abe1" style:font-size-asian="16pt" style:font-style-asian="normal" style:font-size-complex="16pt" style:font-style-complex="normal"/>
    </style:style>
    <style:style style:name="T83" style:family="text">
      <style:text-properties fo:font-variant="small-caps" fo:color="#d7e12c" loext:opacity="100%" style:font-name="Bitstream Vera Sans1" fo:font-size="16pt" fo:font-style="normal" fo:text-shadow="none" fo:font-weight="bold" officeooo:rsid="026324db" style:font-size-asian="16pt" style:font-style-asian="normal" style:font-size-complex="16pt" style:font-style-complex="normal"/>
    </style:style>
    <style:style style:name="T84" style:family="text">
      <style:text-properties fo:font-variant="small-caps" fo:color="#d7e12c" loext:opacity="100%" style:font-name="Bitstream Vera Sans1" fo:font-size="16pt" fo:font-style="normal" fo:text-shadow="none" fo:font-weight="bold" officeooo:rsid="0264196d" style:font-size-asian="16pt" style:font-style-asian="normal" style:font-size-complex="16pt" style:font-style-complex="normal"/>
    </style:style>
    <style:style style:name="T85" style:family="text">
      <style:text-properties fo:font-variant="small-caps" fo:color="#d7e12c" loext:opacity="100%" style:font-name="Bitstream Vera Sans1" fo:font-size="16pt" fo:font-style="normal" fo:text-shadow="none" fo:font-weight="bold" officeooo:rsid="02722f5d" style:font-size-asian="16pt" style:font-style-asian="normal" style:font-size-complex="16pt" style:font-style-complex="normal"/>
    </style:style>
    <style:style style:name="T86" style:family="text">
      <style:text-properties fo:font-variant="small-caps" fo:color="#d7e12c" loext:opacity="100%" style:font-name="Bitstream Vera Sans1" fo:font-size="16pt" fo:font-style="normal" fo:text-shadow="none" fo:font-weight="bold" officeooo:rsid="025b341c" style:font-size-asian="16pt" style:font-style-asian="normal" style:font-size-complex="16pt" style:font-style-complex="normal"/>
    </style:style>
    <style:style style:name="T87" style:family="text">
      <style:text-properties fo:font-variant="small-caps" fo:color="#d7e12c" loext:opacity="100%" style:font-name="Bitstream Vera Sans1" fo:font-size="16pt" fo:font-style="normal" fo:text-shadow="none" fo:font-weight="bold" officeooo:rsid="024b67fe" style:font-size-asian="16pt" style:font-style-asian="normal" style:font-size-complex="16pt" style:font-style-complex="normal"/>
    </style:style>
    <style:style style:name="T88" style:family="text">
      <style:text-properties fo:font-variant="small-caps" fo:color="#d7e12c" loext:opacity="100%" style:font-name="Bitstream Vera Sans1" fo:font-size="16pt" fo:font-style="normal" fo:text-shadow="none" fo:font-weight="bold" officeooo:rsid="02392280" style:font-size-asian="16pt" style:font-style-asian="normal" style:font-size-complex="16pt" style:font-style-complex="normal"/>
    </style:style>
    <style:style style:name="T89" style:family="text">
      <style:text-properties fo:font-variant="small-caps" fo:color="#d7e12c" loext:opacity="100%" style:font-name="Bitstream Vera Sans1" fo:font-size="16pt" fo:font-style="normal" fo:text-shadow="none" fo:font-weight="bold" officeooo:rsid="022816fd" style:font-size-asian="16pt" style:font-style-asian="normal" style:font-size-complex="16pt" style:font-style-complex="normal"/>
    </style:style>
    <style:style style:name="T90" style:family="text">
      <style:text-properties fo:font-variant="small-caps" fo:color="#d7e12c" loext:opacity="100%" style:font-name="Bitstream Vera Sans1" fo:font-size="16pt" fo:font-style="normal" fo:text-shadow="none" fo:font-weight="bold" officeooo:rsid="01ecabff" style:font-size-asian="16pt" style:font-style-asian="normal" style:font-size-complex="16pt" style:font-style-complex="normal"/>
    </style:style>
    <style:style style:name="T91" style:family="text">
      <style:text-properties fo:font-variant="small-caps" fo:color="#d7e12c" loext:opacity="100%" style:font-name="Bitstream Vera Sans1" fo:font-size="16pt" fo:font-style="normal" fo:text-shadow="none" fo:font-weight="bold" officeooo:rsid="01dfe97b" style:font-size-asian="16pt" style:font-style-asian="normal" style:font-size-complex="16pt" style:font-style-complex="normal"/>
    </style:style>
    <style:style style:name="T92" style:family="text">
      <style:text-properties fo:font-variant="small-caps" fo:color="#d7e12c" loext:opacity="100%" style:font-name="Bitstream Vera Sans1" fo:font-size="16pt" fo:font-style="normal" fo:text-shadow="none" fo:font-weight="bold" officeooo:rsid="01bab748" style:font-size-asian="16pt" style:font-style-asian="normal" style:font-size-complex="16pt" style:font-style-complex="normal"/>
    </style:style>
    <style:style style:name="T93" style:family="text">
      <style:text-properties fo:font-variant="small-caps" fo:color="#d7e12c" loext:opacity="100%" style:font-name="Bitstream Vera Sans1" fo:font-size="16pt" fo:font-style="normal" fo:text-shadow="none" fo:font-weight="bold" officeooo:rsid="019c9165" style:font-size-asian="16pt" style:font-style-asian="normal" style:font-size-complex="16pt" style:font-style-complex="normal"/>
    </style:style>
    <style:style style:name="T94" style:family="text">
      <style:text-properties fo:font-variant="small-caps" fo:color="#d7e12c" loext:opacity="100%" style:font-name="Bitstream Vera Sans1" fo:font-size="16pt" fo:font-style="normal" fo:text-shadow="none" fo:font-weight="bold" officeooo:rsid="01f8120e" style:font-size-asian="16pt" style:font-style-asian="normal" style:font-size-complex="16pt" style:font-style-complex="normal"/>
    </style:style>
    <style:style style:name="T95" style:family="text">
      <style:text-properties fo:font-variant="small-caps" fo:color="#d7e12c" loext:opacity="100%" style:font-name="Bitstream Vera Sans3" fo:font-size="16pt" fo:font-style="normal" fo:text-shadow="none" fo:font-weight="bold" officeooo:rsid="0274790a"/>
    </style:style>
    <style:style style:name="T96" style:family="text">
      <style:text-properties fo:font-variant="small-caps" fo:color="#d7e12c" loext:opacity="100%" style:font-name="Bitstream Vera Sans3" fo:font-size="16pt" fo:font-style="normal" fo:text-shadow="none" fo:font-weight="bold" officeooo:rsid="00248e62"/>
    </style:style>
    <style:style style:name="T97" style:family="text">
      <style:text-properties fo:font-variant="small-caps" fo:color="#d7e12c" loext:opacity="100%" style:font-name="Bitstream Vera Sans3" fo:font-size="16pt" fo:font-style="normal" fo:text-shadow="none" fo:font-weight="bold" officeooo:rsid="02767d15"/>
    </style:style>
    <style:style style:name="T98" style:family="text">
      <style:text-properties fo:font-variant="small-caps" fo:color="#d7e12c" loext:opacity="100%" style:font-name="Bitstream Vera Sans3" fo:font-size="16pt" fo:font-style="normal" fo:text-shadow="none" fo:font-weight="bold" officeooo:rsid="009c03d7"/>
    </style:style>
    <style:style style:name="T99" style:family="text">
      <style:text-properties fo:font-variant="small-caps" fo:color="#d7e12c" loext:opacity="100%" style:font-name="Bitstream Vera Sans3" fo:font-size="16pt" fo:font-style="normal" fo:text-shadow="none" fo:font-weight="bold" officeooo:rsid="009206bf"/>
    </style:style>
    <style:style style:name="T100" style:family="text">
      <style:text-properties fo:font-variant="small-caps" fo:color="#7fb241" loext:opacity="100%" style:font-name="Bitstream Vera Sans3" fo:font-size="16pt" fo:font-style="normal" fo:text-shadow="none" fo:font-weight="bold" officeooo:rsid="008d016c"/>
    </style:style>
    <style:style style:name="T101" style:family="text">
      <style:text-properties fo:font-variant="small-caps" fo:color="#7fb241" loext:opacity="100%" style:font-name="Bitstream Vera Sans3" fo:font-size="16pt" fo:font-style="normal" fo:text-shadow="none" fo:font-weight="bold" officeooo:rsid="017f1451"/>
    </style:style>
    <style:style style:name="T102" style:family="text">
      <style:text-properties fo:font-variant="small-caps" fo:color="#7fb241" loext:opacity="100%" style:font-name="Bitstream Vera Sans3" fo:font-size="16pt" fo:font-style="normal" fo:text-shadow="none" fo:font-weight="bold" officeooo:rsid="0177e18a"/>
    </style:style>
    <style:style style:name="T103" style:family="text">
      <style:text-properties fo:font-variant="small-caps" fo:color="#7fb241" loext:opacity="100%" style:font-name="Bitstream Vera Sans3" fo:font-size="16pt" fo:font-style="normal" fo:text-shadow="none" fo:font-weight="bold" officeooo:rsid="016f3374"/>
    </style:style>
    <style:style style:name="T104" style:family="text">
      <style:text-properties fo:font-variant="small-caps" fo:color="#7fb241" loext:opacity="100%" style:font-name="Bitstream Vera Sans3" fo:font-size="16pt" fo:font-style="normal" fo:text-shadow="none" fo:font-weight="bold" officeooo:rsid="020eb4a7"/>
    </style:style>
    <style:style style:name="T105" style:family="text">
      <style:text-properties fo:font-variant="small-caps" fo:color="#9d0f89" loext:opacity="100%" style:font-name="Bitstream Vera Sans1" fo:font-size="16pt" fo:font-style="normal" fo:text-shadow="none" fo:font-weight="bold" officeooo:rsid="010d91c2" style:font-size-asian="16pt" style:font-style-asian="normal" style:font-size-complex="16pt" style:font-style-complex="normal"/>
    </style:style>
    <style:style style:name="T106" style:family="text">
      <style:text-properties fo:font-variant="small-caps" fo:color="#9d0f89" loext:opacity="100%" style:font-name="Bitstream Vera Sans1" fo:font-size="16pt" fo:font-style="normal" fo:text-shadow="none" fo:font-weight="bold" officeooo:rsid="01239129" style:font-size-asian="16pt" style:font-style-asian="normal" style:font-size-complex="16pt" style:font-style-complex="normal"/>
    </style:style>
    <style:style style:name="T107"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108" style:family="text">
      <style:text-properties fo:font-variant="small-caps" fo:color="#9d0f89" loext:opacity="100%" style:font-name="Bitstream Vera Sans1" fo:font-size="16pt" fo:font-style="normal" fo:text-shadow="none" fo:font-weight="bold" officeooo:rsid="01924125" style:font-size-asian="16pt" style:font-style-asian="normal" style:font-size-complex="16pt" style:font-style-complex="normal"/>
    </style:style>
    <style:style style:name="T109"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110" style:family="text">
      <style:text-properties fo:font-variant="small-caps" fo:color="#9d0f89" loext:opacity="100%" style:font-name="Bitstream Vera Sans6" fo:font-size="16pt" fo:font-weight="bold" officeooo:rsid="01a13e78"/>
    </style:style>
    <style:style style:name="T111"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T112" style:family="text">
      <style:text-properties fo:font-variant="small-caps" fo:color="#1ca2b8" loext:opacity="100%" style:font-name="Bitstream Vera Sans1" fo:font-size="16pt" fo:font-style="normal" fo:text-shadow="none" fo:font-weight="bold" officeooo:rsid="00990660" style:font-size-asian="16pt" style:font-style-asian="normal" style:font-size-complex="16pt" style:font-style-complex="normal"/>
    </style:style>
    <style:style style:name="T113" style:family="text">
      <style:text-properties fo:font-variant="small-caps" fo:color="#1ca2b8" loext:opacity="100%" style:font-name="Bitstream Vera Sans1" fo:font-size="16pt" fo:font-style="normal" fo:text-shadow="none" fo:font-weight="bold" officeooo:rsid="00b5d2d1" style:font-size-asian="16pt" style:font-style-asian="normal" style:font-size-complex="16pt" style:font-style-complex="normal"/>
    </style:style>
    <style:style style:name="T114" style:family="text">
      <style:text-properties fo:font-variant="small-caps" fo:color="#1ca2b8" loext:opacity="100%" style:font-name="Bitstream Vera Sans1" fo:font-size="16pt" fo:font-style="normal" fo:text-shadow="none" fo:font-weight="bold" officeooo:rsid="00b6801f" style:font-size-asian="16pt" style:font-style-asian="normal" style:font-size-complex="16pt" style:font-style-complex="normal"/>
    </style:style>
    <style:style style:name="T115" style:family="text">
      <style:text-properties fo:font-variant="small-caps" fo:color="#1ca2b8" loext:opacity="100%" style:font-name="Bitstream Vera Sans1" fo:font-size="16pt" fo:font-style="normal" fo:text-shadow="none" fo:font-weight="bold" officeooo:rsid="00dd9941" style:font-size-asian="16pt" style:font-style-asian="normal" style:font-size-complex="16pt" style:font-style-complex="normal"/>
    </style:style>
    <style:style style:name="T116" style:family="text">
      <style:text-properties fo:font-variant="small-caps" fo:color="#1ca2b8" loext:opacity="100%" style:font-name="Bitstream Vera Sans1" fo:font-size="16pt" fo:font-style="normal" fo:text-shadow="none" fo:font-weight="bold" officeooo:rsid="0113c9a8" style:font-size-asian="16pt" style:font-style-asian="normal" style:font-size-complex="16pt" style:font-style-complex="normal"/>
    </style:style>
    <style:style style:name="T117" style:family="text">
      <style:text-properties fo:font-variant="small-caps" fo:color="#1ca2b8" loext:opacity="100%" style:font-name="Bitstream Vera Sans1" fo:font-size="16pt" fo:font-style="normal" fo:text-shadow="none" fo:font-weight="bold" officeooo:rsid="00fda0e9" style:font-size-asian="16pt" style:font-style-asian="normal" style:font-size-complex="16pt" style:font-style-complex="normal"/>
    </style:style>
    <style:style style:name="T118" style:family="text">
      <style:text-properties fo:font-variant="small-caps" fo:color="#1ca2b8" loext:opacity="100%" style:font-name="Bitstream Vera Sans1" fo:font-size="16pt" fo:font-style="normal" fo:text-shadow="none" fo:font-weight="bold" officeooo:rsid="00ab054e" style:font-size-asian="16pt" style:font-style-asian="normal" style:font-size-complex="16pt" style:font-style-complex="normal"/>
    </style:style>
    <style:style style:name="T119" style:family="text">
      <style:text-properties fo:font-variant="small-caps" fo:color="#1ca2b8" loext:opacity="100%" style:font-name="Bitstream Vera Sans1" fo:font-size="16pt" fo:font-style="normal" fo:text-shadow="none" fo:font-weight="bold" officeooo:rsid="00b0f0c1" style:font-size-asian="16pt" style:font-style-asian="normal" style:font-size-complex="16pt" style:font-style-complex="normal"/>
    </style:style>
    <style:style style:name="T120" style:family="text">
      <style:text-properties fo:font-variant="small-caps" fo:color="#1ca2b8" loext:opacity="100%" style:font-name="Bitstream Vera Sans1" fo:font-size="16pt" fo:font-style="normal" fo:text-shadow="none" fo:font-weight="bold" officeooo:rsid="00a4cf55" style:font-size-asian="16pt" style:font-style-asian="normal" style:font-size-complex="16pt" style:font-style-complex="normal"/>
    </style:style>
    <style:style style:name="T121" style:family="text">
      <style:text-properties fo:font-variant="small-caps" fo:color="#1ca2b8" loext:opacity="100%" style:font-name="Bitstream Vera Sans1" fo:font-size="16pt" fo:font-style="normal" fo:text-shadow="none" fo:font-weight="bold" officeooo:rsid="00a59a60" style:font-size-asian="16pt" style:font-style-asian="normal" style:font-size-complex="16pt" style:font-style-complex="normal"/>
    </style:style>
    <style:style style:name="T122" style:family="text">
      <style:text-properties fo:font-variant="small-caps" fo:color="#1ca2b8" loext:opacity="100%" style:font-name="Bitstream Vera Sans1" fo:font-size="16pt" fo:font-style="normal" fo:text-shadow="none" fo:font-weight="bold" officeooo:rsid="00c87b35" style:font-size-asian="16pt" style:font-style-asian="normal" style:font-size-complex="16pt" style:font-style-complex="normal"/>
    </style:style>
    <style:style style:name="T123" style:family="text">
      <style:text-properties fo:font-variant="small-caps" fo:color="#1ca2b8" loext:opacity="100%" style:font-name="Bitstream Vera Sans1" fo:font-size="16pt" fo:font-style="normal" fo:text-shadow="none" fo:font-weight="bold" officeooo:rsid="0054f64f" style:font-size-asian="16pt" style:font-style-asian="normal" style:font-size-complex="16pt" style:font-style-complex="normal"/>
    </style:style>
    <style:style style:name="T124" style:family="text">
      <style:text-properties fo:font-variant="small-caps" fo:color="#1ca2b8" loext:opacity="100%" style:font-name="Bitstream Vera Sans1" fo:font-size="16pt" fo:font-style="normal" fo:text-shadow="none" fo:font-weight="bold" officeooo:rsid="006e8dbc" style:font-size-asian="16pt" style:font-style-asian="normal" style:font-size-complex="16pt" style:font-style-complex="normal"/>
    </style:style>
    <style:style style:name="T125" style:family="text">
      <style:text-properties fo:font-variant="small-caps" fo:color="#1ca2b8" loext:opacity="100%" style:font-name="Bitstream Vera Sans1" fo:font-size="16pt" fo:font-style="normal" fo:text-shadow="none" fo:font-weight="bold" officeooo:rsid="007d7a6f" style:font-size-asian="16pt" style:font-style-asian="normal" style:font-size-complex="16pt" style:font-style-complex="normal"/>
    </style:style>
    <style:style style:name="T126" style:family="text">
      <style:text-properties fo:font-variant="small-caps" fo:color="#1ca2b8" loext:opacity="100%" style:font-name="Bitstream Vera Sans1" fo:font-size="16pt" fo:font-style="normal" fo:text-shadow="none" fo:font-weight="bold" officeooo:rsid="028874eb" style:font-size-asian="16pt" style:font-style-asian="normal" style:font-size-complex="16pt" style:font-style-complex="normal"/>
    </style:style>
    <style:style style:name="T127" style:family="text">
      <style:text-properties fo:font-variant="small-caps" fo:color="#1ca2b8" loext:opacity="100%" style:font-name="Bitstream Vera Sans1" fo:font-size="16pt" fo:font-style="normal" fo:text-shadow="none" fo:font-weight="bold" officeooo:rsid="029ab2c5" style:font-size-asian="16pt" style:font-style-asian="normal" style:font-size-complex="16pt" style:font-style-complex="normal"/>
    </style:style>
    <style:style style:name="T128" style:family="text">
      <style:text-properties fo:font-variant="small-caps" fo:color="#1ca2b8" loext:opacity="100%" style:font-name="Bitstream Vera Sans1" fo:font-size="16pt" fo:font-style="normal" fo:text-shadow="none" fo:font-weight="bold" officeooo:rsid="029c49ad" style:font-size-asian="16pt" style:font-style-asian="normal" style:font-size-complex="16pt" style:font-style-complex="normal"/>
    </style:style>
    <style:style style:name="T129" style:family="text">
      <style:text-properties fo:font-variant="small-caps" fo:color="#1ca2b8" loext:opacity="100%" style:font-name="Bitstream Vera Sans1" fo:font-size="16pt" fo:font-style="normal" fo:text-shadow="none" fo:font-weight="bold" officeooo:rsid="029e98ca" style:font-size-asian="16pt" style:font-style-asian="normal" style:font-size-complex="16pt" style:font-style-complex="normal"/>
    </style:style>
    <style:style style:name="T130" style:family="text">
      <style:text-properties fo:font-variant="small-caps" fo:color="#1ca2b8" loext:opacity="100%" style:font-name="Bitstream Vera Sans1" fo:font-size="16pt" fo:letter-spacing="-0.007cm" fo:font-style="normal" fo:text-shadow="none" fo:font-weight="bold" officeooo:rsid="00990660" style:font-size-asian="16pt" style:font-style-asian="normal" style:font-size-complex="16pt" style:font-style-complex="normal"/>
    </style:style>
    <style:style style:name="T131" style:family="text">
      <style:text-properties fo:font-variant="small-caps" fo:color="#1ca2b8" loext:opacity="100%" style:font-name="Bitstream Vera Sans1" fo:font-size="16pt" fo:letter-spacing="-0.007cm" fo:font-style="normal" fo:text-shadow="none" fo:font-weight="bold" officeooo:rsid="0054f64f" style:font-size-asian="16pt" style:font-style-asian="normal" style:font-size-complex="16pt" style:font-style-complex="normal"/>
    </style:style>
    <style:style style:name="T132" style:family="text">
      <style:text-properties fo:font-variant="small-caps" fo:color="#1ca2b8" loext:opacity="100%" style:font-name="Bitstream Vera Sans1" fo:font-size="16pt" fo:letter-spacing="-0.007cm" fo:font-style="normal" fo:text-shadow="none" fo:font-weight="bold" officeooo:rsid="00d44bd3" style:font-size-asian="16pt" style:font-style-asian="normal" style:font-size-complex="16pt" style:font-style-complex="normal"/>
    </style:style>
    <style:style style:name="T133"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T134"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T135"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T136" style:family="text">
      <style:text-properties fo:font-variant="small-caps" fo:color="#1ca2b8" loext:opacity="100%" style:font-name="Bitstream Vera Sans1" fo:font-size="16pt" fo:letter-spacing="-0.007cm" fo:font-style="normal" fo:text-shadow="none" fo:font-weight="bold" officeooo:rsid="0096b4e2" style:font-size-asian="16pt" style:font-style-asian="normal" style:font-size-complex="16pt" style:font-style-complex="normal"/>
    </style:style>
    <style:style style:name="T137" style:family="text">
      <style:text-properties fo:font-variant="small-caps" fo:color="#1ca2b8" loext:opacity="100%" style:font-name="Bitstream Vera Sans1" fo:font-size="16pt" fo:letter-spacing="-0.007cm" fo:font-style="normal" fo:text-shadow="none" fo:font-weight="bold" officeooo:rsid="00a847d5" style:font-size-asian="16pt" style:font-style-asian="normal" style:font-size-complex="16pt" style:font-style-complex="normal"/>
    </style:style>
    <style:style style:name="T138" style:family="text">
      <style:text-properties fo:font-variant="small-caps" fo:color="#1ca2b8" loext:opacity="100%" style:font-name="Bitstream Vera Sans1" fo:font-size="16pt" fo:letter-spacing="-0.007cm" fo:font-style="normal" fo:text-shadow="none" fo:font-weight="bold" officeooo:rsid="00c40f93" style:font-size-asian="16pt" style:font-style-asian="normal" style:font-size-complex="16pt" style:font-style-complex="normal"/>
    </style:style>
    <style:style style:name="T139" style:family="text">
      <style:text-properties fo:font-variant="small-caps" fo:color="#1ca2b8" loext:opacity="100%" style:font-name="Bitstream Vera Sans3" fo:font-size="16pt" fo:font-style="normal" fo:text-shadow="none" fo:font-weight="bold" officeooo:rsid="0334510d"/>
    </style:style>
    <style:style style:name="T140" style:family="text">
      <style:text-properties fo:font-variant="small-caps" fo:color="#1ca2b8" loext:opacity="100%" style:font-name="Bitstream Vera Sans3" fo:font-size="16pt" fo:font-style="normal" fo:text-shadow="none" fo:font-weight="bold" officeooo:rsid="0334a5be"/>
    </style:style>
    <style:style style:name="T141" style:family="text">
      <style:text-properties fo:font-variant="small-caps" fo:color="#1ca2b8" loext:opacity="100%" style:font-name="Bitstream Vera Sans3" fo:font-size="16pt" fo:font-style="normal" fo:text-shadow="none" fo:font-weight="bold" officeooo:rsid="038bc026"/>
    </style:style>
    <style:style style:name="T142" style:family="text">
      <style:text-properties fo:font-variant="small-caps" fo:color="#1ca2b8" loext:opacity="100%" style:font-name="Bitstream Vera Sans3" fo:font-size="16pt" fo:font-style="normal" fo:text-shadow="none" fo:font-weight="bold" officeooo:rsid="0386731d"/>
    </style:style>
    <style:style style:name="T143" style:family="text">
      <style:text-properties fo:font-variant="small-caps" fo:color="#1ca2b8" loext:opacity="100%" style:font-name="Bitstream Vera Sans3" fo:font-size="16pt" fo:font-style="normal" fo:text-shadow="none" fo:font-weight="bold" officeooo:rsid="0313166c"/>
    </style:style>
    <style:style style:name="T144" style:family="text">
      <style:text-properties fo:font-variant="small-caps" fo:color="#1ca2b8" loext:opacity="100%" style:font-name="Bitstream Vera Sans3" fo:font-size="16pt" fo:font-style="normal" fo:text-shadow="none" fo:font-weight="bold" officeooo:rsid="030f34d6"/>
    </style:style>
    <style:style style:name="T145" style:family="text">
      <style:text-properties fo:font-variant="small-caps" officeooo:rsid="0054f64f"/>
    </style:style>
    <style:style style:name="T146" style:family="text">
      <style:text-properties fo:font-variant="small-caps" officeooo:rsid="0096b4e2"/>
    </style:style>
    <style:style style:name="T147" style:family="text">
      <style:text-properties fo:font-variant="small-caps" officeooo:rsid="00a847d5"/>
    </style:style>
    <style:style style:name="T148" style:family="text">
      <style:text-properties fo:font-variant="small-caps" officeooo:rsid="007d7a6f"/>
    </style:style>
    <style:style style:name="T149" style:family="text">
      <style:text-properties fo:font-variant="small-caps" officeooo:rsid="00990660"/>
    </style:style>
    <style:style style:name="T150" style:family="text">
      <style:text-properties fo:font-variant="small-caps" officeooo:rsid="00b5d2d1"/>
    </style:style>
    <style:style style:name="T151" style:family="text">
      <style:text-properties fo:font-variant="small-caps" officeooo:rsid="00b6801f"/>
    </style:style>
    <style:style style:name="T152" style:family="text">
      <style:text-properties officeooo:rsid="01fe03f2"/>
    </style:style>
    <style:style style:name="T153" style:family="text">
      <style:text-properties officeooo:rsid="010c4d3a"/>
    </style:style>
    <style:style style:name="T154" style:family="text">
      <style:text-properties officeooo:rsid="00b6801f"/>
    </style:style>
    <style:style style:name="T155" style:family="text">
      <style:text-properties fo:font-size="16pt" style:font-size-asian="16pt" style:font-size-complex="16pt"/>
    </style:style>
    <style:style style:name="T156" style:family="text">
      <style:text-properties officeooo:rsid="01f8729d"/>
    </style:style>
    <style:style style:name="T157" style:family="text">
      <style:text-properties officeooo:rsid="01b6dc57"/>
    </style:style>
    <style:style style:name="T158" style:family="text">
      <style:text-properties officeooo:rsid="00b5d2d1"/>
    </style:style>
    <style:style style:name="T159" style:family="text">
      <style:text-properties officeooo:rsid="015f088a"/>
    </style:style>
    <style:style style:name="T160" style:family="text">
      <style:text-properties officeooo:rsid="0160d7ef"/>
    </style:style>
    <style:style style:name="T161" style:family="text">
      <style:text-properties officeooo:rsid="02735980"/>
    </style:style>
    <style:style style:name="T162" style:family="text">
      <style:text-properties officeooo:rsid="02757f12"/>
    </style:style>
    <style:style style:name="T163" style:family="text">
      <style:text-properties officeooo:rsid="0272f9e5"/>
    </style:style>
    <style:style style:name="T164" style:family="text">
      <style:text-properties officeooo:rsid="026ec296"/>
    </style:style>
    <style:style style:name="T165" style:family="text">
      <style:text-properties officeooo:rsid="0268e0aa"/>
    </style:style>
    <style:style style:name="T166" style:family="text">
      <style:text-properties officeooo:rsid="0072f07f"/>
    </style:style>
    <style:style style:name="T167" style:family="text">
      <style:text-properties style:text-position="0% 100%"/>
    </style:style>
    <style:style style:name="T168" style:family="text">
      <style:text-properties style:text-position="0% 100%" style:font-name="Times New Roman" fo:font-style="normal" fo:font-weight="normal" officeooo:rsid="0031d787" style:font-style-asian="normal" style:font-weight-asian="normal" style:font-style-complex="normal" style:font-weight-complex="normal"/>
    </style:style>
    <style:style style:name="T169" style:family="text">
      <style:text-properties style:text-position="0% 100%" style:font-style-asian="normal" style:font-style-complex="normal"/>
    </style:style>
    <style:style style:name="T170" style:family="text">
      <style:text-properties style:text-position="0% 100%" officeooo:rsid="0096fd5e" style:font-style-asian="normal" style:font-style-complex="normal"/>
    </style:style>
    <style:style style:name="T171" style:family="text">
      <style:text-properties style:text-position="0% 100%" officeooo:rsid="00a210b6" style:font-style-asian="normal" style:font-style-complex="normal"/>
    </style:style>
    <style:style style:name="T172" style:family="text">
      <style:text-properties style:text-position="0% 100%" fo:font-style="normal" style:font-style-asian="normal" style:font-style-complex="normal"/>
    </style:style>
    <style:style style:name="T173" style:family="text">
      <style:text-properties style:text-position="0% 100%" fo:font-style="normal" officeooo:rsid="0096fd5e" style:font-style-asian="normal" style:font-style-complex="normal"/>
    </style:style>
    <style:style style:name="T174" style:family="text">
      <style:text-properties style:text-position="0% 100%" fo:font-style="normal" officeooo:rsid="008e25b9" style:font-style-asian="normal" style:font-style-complex="normal"/>
    </style:style>
    <style:style style:name="T175" style:family="text">
      <style:text-properties style:text-position="0% 100%" fo:font-style="normal" officeooo:rsid="009269a6" style:font-style-asian="normal" style:font-style-complex="normal"/>
    </style:style>
    <style:style style:name="T176" style:family="text">
      <style:text-properties style:text-position="0% 100%" fo:font-style="normal" officeooo:rsid="002ed05b" style:font-style-asian="normal" style:font-style-complex="normal"/>
    </style:style>
    <style:style style:name="T177" style:family="text">
      <style:text-properties style:text-position="0% 100%" fo:font-style="normal" officeooo:rsid="008adcc1" style:font-style-asian="normal" style:font-style-complex="normal"/>
    </style:style>
    <style:style style:name="T178" style:family="text">
      <style:text-properties style:text-position="0% 100%" fo:font-style="normal" officeooo:rsid="0033847c" style:font-style-asian="normal" style:font-style-complex="normal"/>
    </style:style>
    <style:style style:name="T179" style:family="text">
      <style:text-properties style:text-position="0% 100%" fo:font-style="normal" officeooo:rsid="00a76259" style:font-style-asian="normal" style:font-style-complex="normal"/>
    </style:style>
    <style:style style:name="T180" style:family="text">
      <style:text-properties style:text-position="0% 100%" fo:font-style="normal" style:font-style-asian="normal" style:font-size-complex="10pt" style:font-style-complex="normal"/>
    </style:style>
    <style:style style:name="T181" style:family="text">
      <style:text-properties style:text-position="0% 100%" fo:font-style="italic" style:font-style-asian="italic" style:font-size-complex="11pt" style:font-style-complex="italic"/>
    </style:style>
    <style:style style:name="T182" style:family="text">
      <style:text-properties style:text-position="0% 100%" fo:font-style="italic" officeooo:rsid="002ed05b" style:font-style-asian="italic" style:font-size-complex="11pt" style:font-style-complex="italic"/>
    </style:style>
    <style:style style:name="T183" style:family="text">
      <style:text-properties style:text-position="0% 100%" fo:font-style="italic" officeooo:rsid="00a210b6" style:font-style-asian="italic" style:font-size-complex="11pt" style:font-style-complex="italic"/>
    </style:style>
    <style:style style:name="T184" style:family="text">
      <style:text-properties style:text-position="0% 100%" fo:font-style="italic" officeooo:rsid="00a281e7" style:font-style-asian="italic" style:font-size-complex="11pt" style:font-style-complex="italic"/>
    </style:style>
    <style:style style:name="T185" style:family="text">
      <style:text-properties style:text-position="0% 100%" officeooo:rsid="002ed05b"/>
    </style:style>
    <style:style style:name="T186" style:family="text">
      <style:text-properties style:text-position="0% 100%" officeooo:rsid="008adcc1"/>
    </style:style>
    <style:style style:name="T187" style:family="text">
      <style:text-properties style:text-position="0% 100%" officeooo:rsid="009a82b7"/>
    </style:style>
    <style:style style:name="T188" style:family="text">
      <style:text-properties style:text-position="0% 100%" style:font-size-complex="10pt"/>
    </style:style>
    <style:style style:name="T189" style:family="text">
      <style:text-properties style:text-position="0% 100%" style:font-size-complex="9pt"/>
    </style:style>
    <style:style style:name="T190" style:family="text">
      <style:text-properties style:text-position="0% 100%" style:font-size-complex="5.5pt"/>
    </style:style>
    <style:style style:name="T191" style:family="text">
      <style:text-properties style:text-position="0% 100%" officeooo:rsid="008c5d40"/>
    </style:style>
    <style:style style:name="T192" style:family="text">
      <style:text-properties style:text-position="0% 100%" officeooo:rsid="008c93ba"/>
    </style:style>
    <style:style style:name="T193" style:family="text">
      <style:text-properties style:text-position="0% 100%" officeooo:rsid="00a210b6"/>
    </style:style>
    <style:style style:name="T194" style:family="text">
      <style:text-properties style:text-position="0% 100%" style:font-name="Symbol" officeooo:rsid="00a210b6" style:font-name-asian="Symbol" style:font-name-complex="Symbol"/>
    </style:style>
    <style:style style:name="T195" style:family="text">
      <style:text-properties style:text-position="0% 100%" officeooo:rsid="00a281e7"/>
    </style:style>
    <style:style style:name="T196" style:family="text">
      <style:text-properties officeooo:rsid="014407b5"/>
    </style:style>
    <style:style style:name="T197" style:family="text">
      <style:text-properties officeooo:rsid="0334a5be"/>
    </style:style>
    <style:style style:name="T198" style:family="text">
      <style:text-properties officeooo:rsid="0315af39"/>
    </style:style>
    <style:style style:name="T199" style:family="text">
      <style:text-properties officeooo:rsid="009e3fdd"/>
    </style:style>
    <style:style style:name="T200" style:family="text">
      <style:text-properties officeooo:rsid="00a4cf55"/>
    </style:style>
    <style:style style:name="T201" style:family="text">
      <style:text-properties officeooo:rsid="00a59a60"/>
    </style:style>
    <style:style style:name="T202" style:family="text">
      <style:text-properties officeooo:rsid="0096b4e2"/>
    </style:style>
    <style:style style:name="T203" style:family="text">
      <style:text-properties officeooo:rsid="0032e83a"/>
    </style:style>
    <style:style style:name="T204" style:family="text">
      <style:text-properties officeooo:rsid="002b33ed"/>
    </style:style>
    <style:style style:name="T205" style:family="text">
      <style:text-properties officeooo:rsid="00a59037"/>
    </style:style>
    <style:style style:name="T206" style:family="text">
      <style:text-properties officeooo:rsid="0088c656"/>
    </style:style>
    <style:style style:name="T207" style:family="text">
      <style:text-properties officeooo:rsid="009269a6"/>
    </style:style>
    <style:style style:name="T208" style:family="text">
      <style:text-properties style:use-window-font-color="true" loext:opacity="0%"/>
    </style:style>
    <style:style style:name="T209" style:family="text">
      <style:text-properties style:use-window-font-color="true" loext:opacity="0%" style:font-name="Bitstream Vera Sans6" fo:font-size="10pt" fo:font-weight="normal" officeooo:rsid="009269a6"/>
    </style:style>
    <style:style style:name="T210" style:family="text">
      <style:text-properties style:use-window-font-color="true" loext:opacity="0%" style:font-name="Bitstream Vera Sans6" fo:font-size="10pt" fo:font-style="normal" fo:font-weight="normal" officeooo:rsid="009269a6"/>
    </style:style>
    <style:style style:name="T211" style:family="text">
      <style:text-properties style:use-window-font-color="true" loext:opacity="0%" style:font-name="Bitstream Vera Sans6" fo:font-size="10pt" fo:font-style="normal" fo:font-weight="normal" officeooo:rsid="0092c558"/>
    </style:style>
    <style:style style:name="T212" style:family="text">
      <style:text-properties style:use-window-font-color="true" loext:opacity="0%" style:font-name="Bitstream Vera Sans6" fo:font-size="10pt" fo:font-style="normal" fo:font-weight="normal" officeooo:rsid="00953f09"/>
    </style:style>
    <style:style style:name="T213" style:family="text">
      <style:text-properties style:use-window-font-color="true" loext:opacity="0%" officeooo:rsid="009269a6"/>
    </style:style>
    <style:style style:name="T214" style:family="text">
      <style:text-properties style:use-window-font-color="true" loext:opacity="0%" style:text-position="0% 100%" style:font-name="Bitstream Vera Sans1" fo:font-style="normal" style:font-style-asian="normal" style:font-style-complex="normal"/>
    </style:style>
    <style:style style:name="T215" style:family="text">
      <style:text-properties fo:color="#000000" loext:opacity="100%" style:font-name="Bitstream Vera Sans" fo:font-size="10pt" fo:language="fr" fo:country="FR" officeooo:rsid="009269a6" style:letter-kerning="true" style:font-name-asian="Bitstream Vera Sans2" style:font-size-asian="10pt" style:language-asian="zh" style:country-asian="CN" style:font-name-complex="Bitstream Vera Sans2" style:language-complex="hi" style:country-complex="IN"/>
    </style:style>
    <style:style style:name="T216" style:family="text">
      <style:text-properties fo:color="#000000" loext:opacity="100%" style:font-name="Bitstream Vera Sans" fo:font-size="10pt" fo:language="fr" fo:country="FR" fo:font-weight="normal" officeooo:rsid="0092c558" style:letter-kerning="true" style:font-name-asian="Bitstream Vera Sans2" style:font-size-asian="10pt" style:language-asian="zh" style:country-asian="CN" style:font-weight-asian="normal" style:font-name-complex="Bitstream Vera Sans2" style:language-complex="hi" style:country-complex="IN" style:font-weight-complex="normal"/>
    </style:style>
    <style:style style:name="T217" style:family="text">
      <style:text-properties fo:color="#000000" loext:opacity="100%" style:font-name="Bitstream Vera Sans" fo:font-size="10pt" fo:language="fr" fo:country="FR" fo:font-weight="normal" officeooo:rsid="00a618fa" style:letter-kerning="true" style:font-name-asian="Bitstream Vera Sans2" style:font-size-asian="10pt" style:language-asian="zh" style:country-asian="CN" style:font-weight-asian="normal" style:font-name-complex="Bitstream Vera Sans2" style:language-complex="hi" style:country-complex="IN" style:font-weight-complex="normal"/>
    </style:style>
    <style:style style:name="T218" style:family="text">
      <style:text-properties fo:color="#000000" loext:opacity="100%" style:font-name="Bitstream Vera Sans6" fo:font-size="10pt" officeooo:rsid="009269a6"/>
    </style:style>
    <style:style style:name="T219" style:family="text">
      <style:text-properties fo:color="#000000" loext:opacity="100%" style:font-name="Bitstream Vera Sans6" fo:font-size="10pt" officeooo:rsid="00953f09"/>
    </style:style>
    <style:style style:name="T220" style:family="text">
      <style:text-properties fo:color="#000000" loext:opacity="100%" style:font-name="Bitstream Vera Sans6" fo:font-size="10pt" fo:language="fr" fo:country="FR" fo:font-style="normal" officeooo:rsid="009c5a14"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221" style:family="text">
      <style:text-properties fo:color="#000000" loext:opacity="100%" style:font-name="Bitstream Vera Sans6" fo:font-size="10pt" fo:language="fr" fo:country="FR" fo:font-style="normal" officeooo:rsid="009d62c4"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222" style:family="text">
      <style:text-properties fo:color="#000000" loext:opacity="100%" style:font-name="Bitstream Vera Sans6" fo:font-size="10pt" fo:language="fr" fo:country="FR" fo:font-style="normal" officeooo:rsid="00a210b6"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223" style:family="text">
      <style:text-properties fo:color="#000000" loext:opacity="100%" style:text-position="0% 100%" style:font-name="Bitstream Vera Sans" fo:font-size="10pt" fo:language="fr" fo:country="FR" fo:font-weight="normal" officeooo:rsid="0092c558" style:letter-kerning="true" style:font-name-asian="Bitstream Vera Sans2" style:font-size-asian="10pt" style:language-asian="zh" style:country-asian="CN" style:font-weight-asian="normal" style:font-name-complex="Bitstream Vera Sans2" style:language-complex="hi" style:country-complex="IN" style:font-weight-complex="normal"/>
    </style:style>
    <style:style style:name="T224" style:family="text">
      <style:text-properties fo:color="#000000" loext:opacity="100%" style:text-position="0% 100%" style:font-name="Bitstream Vera Sans5" fo:font-size="10pt" officeooo:rsid="008adcc1" fo:background-color="#ffff00" loext:char-shading-value="0"/>
    </style:style>
    <style:style style:name="T225" style:family="text">
      <style:text-properties fo:color="#000000" loext:opacity="100%" style:text-position="0% 100%" style:font-name="Bitstream Vera Sans1" fo:font-style="normal" fo:background-color="#ffff00" loext:char-shading-value="0" style:font-style-asian="normal" style:font-style-complex="normal"/>
    </style:style>
    <style:style style:name="T226" style:family="text">
      <style:text-properties fo:color="#000000" loext:opacity="100%" style:text-position="0% 100%" style:font-name="Bitstream Vera Sans1" fo:font-style="normal" fo:background-color="#ffff00" loext:char-shading-value="0" style:font-name-asian="OpenSymbol1" style:font-style-asian="normal" style:font-name-complex="OpenSymbol1" style:font-style-complex="normal"/>
    </style:style>
    <style:style style:name="T227" style:family="text">
      <style:text-properties fo:color="#000000" loext:opacity="100%" style:text-position="0% 100%" style:font-name="Bitstream Vera Sans1" fo:font-style="normal" officeooo:rsid="0098e791" fo:background-color="#ffff00" loext:char-shading-value="0" style:font-name-asian="OpenSymbol1" style:font-style-asian="normal" style:font-name-complex="OpenSymbol1" style:font-style-complex="normal"/>
    </style:style>
    <style:style style:name="T228" style:family="text">
      <style:text-properties fo:color="#000000" loext:opacity="100%" style:text-position="0% 100%" style:font-name="Bitstream Vera Sans1" fo:font-size="10pt" fo:font-style="normal" officeooo:rsid="0096fd5e" fo:background-color="#ffff00" loext:char-shading-value="0" style:font-name-asian="OpenSymbol1" style:font-style-asian="normal" style:font-name-complex="OpenSymbol1" style:font-style-complex="normal"/>
    </style:style>
    <style:style style:name="T229" style:family="text">
      <style:text-properties fo:color="#000000" loext:opacity="100%" style:text-position="0% 100%" style:font-name="Bitstream Vera Sans1" fo:font-size="10pt" fo:font-style="normal" officeooo:rsid="0098e791" fo:background-color="#ffff00" loext:char-shading-value="0" style:font-name-asian="OpenSymbol1" style:font-style-asian="normal" style:font-name-complex="OpenSymbol1" style:font-style-complex="normal"/>
    </style:style>
    <style:style style:name="T230" style:family="text">
      <style:text-properties fo:color="#000000" loext:opacity="100%" style:text-position="0% 100%" style:font-name="Bitstream Vera Sans1" fo:font-size="10pt" fo:font-style="normal" fo:background-color="transparent" loext:char-shading-value="0" style:font-name-asian="OpenSymbol1" style:font-style-asian="normal" style:font-name-complex="OpenSymbol1" style:font-style-complex="normal"/>
    </style:style>
    <style:style style:name="T231" style:family="text">
      <style:text-properties fo:color="#000000" loext:opacity="100%" style:text-position="0% 100%" style:font-name="Bitstream Vera Sans6" fo:font-size="10pt" fo:language="fr" fo:country="FR" officeooo:rsid="00a210b6"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232" style:family="text">
      <style:text-properties fo:color="#000000" loext:opacity="100%" style:text-position="0% 100%" style:font-name="Bitstream Vera Sans6" fo:font-size="10pt" fo:language="fr" fo:country="FR" officeooo:rsid="00a281e7"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233" style:family="text">
      <style:text-properties fo:color="#000000" loext:opacity="100%" style:text-position="0% 100%" style:font-name="Bitstream Vera Sans6" fo:font-size="10pt" fo:language="fr" fo:country="FR" officeooo:rsid="00a210b6" style:letter-kerning="true" fo:background-color="#ffff00" loext:char-shading-value="0" style:font-name-asian="Bitstream Vera Sans2" style:font-size-asian="10pt" style:language-asian="zh" style:country-asian="CN" style:font-style-asian="normal" style:font-name-complex="Bitstream Vera Sans2" style:font-size-complex="10pt" style:language-complex="hi" style:country-complex="IN" style:font-style-complex="normal"/>
    </style:style>
    <style:style style:name="T234" style:family="text">
      <style:text-properties fo:color="#000000" loext:opacity="100%" style:font-name="Bitstream Vera Sans5" fo:font-style="normal" fo:background-color="#ffff00" loext:char-shading-value="0" style:font-style-asian="normal" style:font-style-complex="normal"/>
    </style:style>
    <style:style style:name="T235" style:family="text">
      <style:text-properties fo:color="#000000" loext:opacity="100%" style:text-position="super 58%" style:font-name="Bitstream Vera Sans1" fo:font-style="normal" fo:background-color="#ffff00" loext:char-shading-value="0" style:font-name-asian="OpenSymbol1" style:font-style-asian="normal" style:font-name-complex="OpenSymbol1" style:font-style-complex="normal"/>
    </style:style>
    <style:style style:name="T236" style:family="text">
      <style:text-properties fo:color="#000000" loext:opacity="100%" style:text-position="sub 58%" style:font-name="Bitstream Vera Sans6" fo:font-size="10pt" fo:language="fr" fo:country="FR" officeooo:rsid="00a210b6" style:letter-kerning="true" fo:background-color="#ffff00" loext:char-shading-value="0" style:font-name-asian="Bitstream Vera Sans2" style:font-size-asian="10pt" style:language-asian="zh" style:country-asian="CN" style:font-style-asian="normal" style:font-name-complex="Bitstream Vera Sans2" style:font-size-complex="10pt" style:language-complex="hi" style:country-complex="IN" style:font-style-complex="normal"/>
    </style:style>
    <style:style style:name="T237" style:family="text">
      <style:text-properties fo:color="#000000" loext:opacity="100%" style:text-position="sub 58%" style:font-name="Bitstream Vera Sans6" fo:font-size="10pt" fo:language="fr" fo:country="FR" officeooo:rsid="008c93ba" style:letter-kerning="true" fo:background-color="#ffff00" loext:char-shading-value="0" style:font-name-asian="Bitstream Vera Sans2" style:font-size-asian="10pt" style:language-asian="zh" style:country-asian="CN" style:font-style-asian="normal" style:font-name-complex="Bitstream Vera Sans2" style:font-size-complex="10pt" style:language-complex="hi" style:country-complex="IN" style:font-style-complex="normal"/>
    </style:style>
    <style:style style:name="T238" style:family="text">
      <style:text-properties fo:color="#000000" loext:opacity="100%" style:text-position="sub 58%" style:font-name="Bitstream Vera Sans6" fo:font-size="10pt" fo:language="fr" fo:country="FR" officeooo:rsid="00a281e7" style:letter-kerning="true" fo:background-color="#ffff00" loext:char-shading-value="0" style:font-name-asian="Bitstream Vera Sans2" style:font-size-asian="10pt" style:language-asian="zh" style:country-asian="CN" style:font-style-asian="normal" style:font-name-complex="Bitstream Vera Sans2" style:font-size-complex="10pt" style:language-complex="hi" style:country-complex="IN" style:font-style-complex="normal"/>
    </style:style>
    <style:style style:name="T239" style:family="text">
      <style:text-properties style:text-position="super 58%"/>
    </style:style>
    <style:style style:name="T240" style:family="text">
      <style:text-properties style:text-position="super 58%" fo:font-style="normal" style:font-style-asian="normal" style:font-style-complex="normal"/>
    </style:style>
    <style:style style:name="T241" style:family="text">
      <style:text-properties style:text-position="super 58%" style:font-style-asian="normal" style:font-style-complex="normal"/>
    </style:style>
    <style:style style:name="T242" style:family="text">
      <style:text-properties style:text-position="super 58%" officeooo:rsid="0088ed1c"/>
    </style:style>
    <style:style style:name="T243" style:family="text">
      <style:text-properties style:text-position="super 58%" style:font-size-complex="10pt"/>
    </style:style>
    <style:style style:name="T244" style:family="text">
      <style:text-properties style:text-position="super 58%" style:font-size-complex="9pt"/>
    </style:style>
    <style:style style:name="T245" style:family="text">
      <style:text-properties fo:font-weight="normal" style:font-weight-asian="normal" style:font-weight-complex="normal"/>
    </style:style>
    <style:style style:name="T246" style:family="text">
      <style:text-properties fo:font-weight="normal" officeooo:rsid="0088ed1c"/>
    </style:style>
    <style:style style:name="T247" style:family="text">
      <style:text-properties style:font-name="Bitstream Vera Sans1" fo:font-style="normal" style:font-style-asian="normal" style:font-style-complex="normal"/>
    </style:style>
    <style:style style:name="T248" style:family="text">
      <style:text-properties fo:color="#b3b3b3" loext:opacity="100%" style:text-position="0% 100%" style:font-name="Bitstream Vera Sans1" fo:font-style="normal" style:font-style-asian="normal" style:font-style-complex="normal"/>
    </style:style>
    <style:style style:name="T249" style:family="text">
      <style:text-properties fo:color="#b3b3b3" loext:opacity="100%" style:font-name="Bitstream Vera Sans5" fo:font-size="10pt" fo:font-style="normal" officeooo:rsid="009c5a14" fo:background-color="transparent" loext:char-shading-value="0"/>
    </style:style>
    <style:style style:name="T250" style:family="text">
      <style:text-properties fo:color="#b3b3b3" loext:opacity="100%" style:font-name="Bitstream Vera Sans5" fo:font-size="10pt" fo:font-style="normal" officeooo:rsid="00a210b6" fo:background-color="transparent" loext:char-shading-value="0"/>
    </style:style>
    <style:style style:name="T251" style:family="text">
      <style:text-properties fo:font-style="normal" style:font-style-asian="normal" style:font-style-complex="normal"/>
    </style:style>
    <style:style style:name="T252" style:family="text">
      <style:text-properties fo:font-style="normal" officeooo:rsid="008666d9" style:font-style-asian="normal" style:font-style-complex="normal"/>
    </style:style>
    <style:style style:name="T253" style:family="text">
      <style:text-properties fo:font-style="normal" officeooo:rsid="0088ed1c" style:font-style-asian="normal" style:font-style-complex="normal"/>
    </style:style>
    <style:style style:name="T254" style:family="text">
      <style:text-properties fo:font-style="normal" officeooo:rsid="00976cbe"/>
    </style:style>
    <style:style style:name="T255" style:family="text">
      <style:text-properties fo:font-style="normal" officeooo:rsid="0099c26e"/>
    </style:style>
    <style:style style:name="T256" style:family="text">
      <style:text-properties fo:font-style="normal" officeooo:rsid="009c5a14"/>
    </style:style>
    <style:style style:name="T257" style:family="text">
      <style:text-properties fo:font-style="normal" officeooo:rsid="00a210b6"/>
    </style:style>
    <style:style style:name="T258" style:family="text">
      <style:text-properties officeooo:rsid="00976cbe"/>
    </style:style>
    <style:style style:name="T259" style:family="text">
      <style:text-properties officeooo:rsid="0099c26e"/>
    </style:style>
    <style:style style:name="T260" style:family="text">
      <style:text-properties fo:font-style="italic" style:font-style-asian="italic" style:font-size-complex="11pt" style:font-style-complex="italic"/>
    </style:style>
    <style:style style:name="T261" style:family="text">
      <style:text-properties officeooo:rsid="0088ed1c"/>
    </style:style>
    <style:style style:name="T262" style:family="text">
      <style:text-properties officeooo:rsid="009c5a14"/>
    </style:style>
    <style:style style:name="T263" style:family="text">
      <style:text-properties style:font-name="Symbol" fo:font-style="normal" officeooo:rsid="009c5a14" style:font-name-asian="Symbol" style:font-name-complex="Symbol"/>
    </style:style>
    <style:style style:name="T264" style:family="text">
      <style:text-properties style:font-name="OpenSymbol3" fo:font-style="normal" officeooo:rsid="009c5a14" style:font-name-asian="Symbol" style:font-name-complex="Symbol"/>
    </style:style>
    <style:style style:name="T265" style:family="text">
      <style:text-properties style:text-position="sub 58%" fo:font-style="normal" style:font-style-asian="normal" style:font-size-complex="10pt" style:font-style-complex="normal"/>
    </style:style>
    <style:style style:name="T266" style:family="text">
      <style:text-properties style:text-position="sub 58%" fo:font-style="normal" officeooo:rsid="008c0a78" style:font-style-asian="normal" style:font-size-complex="10pt" style:font-style-complex="normal"/>
    </style:style>
    <style:style style:name="T267" style:family="text">
      <style:text-properties style:text-position="sub 58%" fo:font-style="normal" style:font-style-asian="normal" style:font-style-complex="normal"/>
    </style:style>
    <style:style style:name="T268" style:family="text">
      <style:text-properties style:text-position="sub 58%" officeooo:rsid="008c93ba" style:font-style-asian="normal" style:font-size-complex="10pt" style:font-style-complex="normal"/>
    </style:style>
    <style:style style:name="T269" style:family="text">
      <style:text-properties officeooo:rsid="008c93ba"/>
    </style:style>
    <style:style style:name="T270" style:family="text">
      <style:text-properties officeooo:rsid="008c5d40"/>
    </style:style>
    <style:style style:name="T271" style:family="text">
      <style:text-properties style:font-style-asian="normal" style:font-style-complex="normal"/>
    </style:style>
    <style:style style:name="T272" style:family="text">
      <style:text-properties fo:color="#ffffff" loext:opacity="100%" style:font-name="Bitstream Vera Sans1" fo:font-size="16pt" fo:font-weight="bold" style:font-size-asian="16pt" style:font-weight-asian="bold" style:font-size-complex="16pt" style:font-weight-complex="bold"/>
    </style:style>
    <style:style style:name="T273"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274" style:family="text">
      <style:text-properties fo:font-variant="normal" fo:text-transform="none" fo:color="#c9211e" loext:opacity="1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75" style:family="text">
      <style:text-properties fo:font-variant="normal" fo:text-transform="none" fo:color="#c9211e" loext:opacity="100%" style:text-outline="false" style:text-line-through-style="none" style:text-line-through-type="none" style:text-position="-8% 58%"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9cm" svg:stroke-color="#ff0000" draw:marker-start-width="0.427cm" draw:marker-end-width="0.427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7fb241"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tyle:writing-mode="lr-tb" loext:decorative="false" fo:margin-left="0.199cm" fo:margin-right="0cm"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19cm" svg:stroke-color="#000000" draw:marker-start="" draw:marker-start-width="0.229cm" draw:marker-start-center="false" draw:marker-end="" draw:marker-end-width="0.229cm" draw:marker-end-center="false" draw:fill="solid" draw:fill-color="#333333" draw:textarea-horizontal-align="justify" draw:textarea-vertical-align="middle" draw:auto-grow-height="false" fo:min-height="1.711cm" fo:min-width="1.461cm" fo:padding-top="0.136cm" fo:padding-bottom="0.136cm" fo:padding-left="0.259cm" fo:padding-right="0.259cm" draw:shadow="hidden" draw:shadow-offset-x="0.3cm" draw:shadow-offset-y="0.3cm" draw:shadow-color="#808080" loext:decorative="false" style:run-through="foreground"/>
    </style:style>
    <style:style style:name="gr12" style:family="graphic">
      <style:graphic-properties draw:stroke="solid" svg:stroke-width="0.019cm" svg:stroke-color="#000000" draw:marker-start="" draw:marker-start-width="0.229cm" draw:marker-start-center="false" draw:marker-end="" draw:marker-end-width="0.229cm" draw:marker-end-center="false" draw:fill="solid" draw:fill-color="#333333"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3" style:family="graphic">
      <style:graphic-properties draw:stroke="solid" svg:stroke-width="0.019cm" svg:stroke-color="#000000" draw:marker-start="" draw:marker-start-width="0.229cm" draw:marker-start-center="false" draw:marker-end="" draw:marker-end-width="0.229cm" draw:marker-end-center="false" draw:fill="solid" draw:fill-color="#ff660d" draw:textarea-horizontal-align="justify" draw:textarea-vertical-align="middle" draw:auto-grow-height="false" fo:min-height="1.711cm" fo:min-width="1.461cm" fo:padding-top="0.136cm" fo:padding-bottom="0.136cm" fo:padding-left="0.259cm" fo:padding-right="0.259cm" draw:shadow="hidden" draw:shadow-offset-x="0.3cm" draw:shadow-offset-y="0.3cm" draw:shadow-color="#808080" loext:decorative="false" style:run-through="foreground"/>
    </style:style>
    <style:style style:name="gr14" style:family="graphic">
      <style:graphic-properties draw:stroke="solid" svg:stroke-width="0.019cm" svg:stroke-color="#000000" draw:marker-start="" draw:marker-start-width="0.229cm" draw:marker-start-center="false" draw:marker-end="" draw:marker-end-width="0.229cm" draw:marker-end-center="false" draw:fill="solid" draw:fill-color="#ff660d"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5" style:family="graphic">
      <style:graphic-properties draw:stroke="solid" svg:stroke-width="0.019cm" svg:stroke-color="#000000" draw:marker-start="" draw:marker-start-width="0.229cm" draw:marker-start-center="false" draw:marker-end="" draw:marker-end-width="0.229cm" draw:marker-end-center="false" draw:fill="solid" draw:fill-color="#666666" draw:textarea-horizontal-align="justify" draw:textarea-vertical-align="middle" draw:auto-grow-height="false" fo:min-height="1.316cm" fo:min-width="1.065cm" fo:padding-top="0.136cm" fo:padding-bottom="0.136cm" fo:padding-left="0.259cm" fo:padding-right="0.259cm" draw:shadow="hidden" draw:shadow-offset-x="0.3cm" draw:shadow-offset-y="0.3cm" draw:shadow-color="#808080" loext:decorative="false" style:run-through="foreground"/>
    </style:style>
    <style:style style:name="gr16" style:family="graphic">
      <style:graphic-properties draw:stroke="solid" svg:stroke-width="0.019cm" svg:stroke-color="#000000" draw:marker-start="" draw:marker-start-width="0.229cm" draw:marker-start-center="false" draw:marker-end="" draw:marker-end-width="0.229cm" draw:marker-end-center="false" draw:fill="solid" draw:fill-color="#666666"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7" style:family="graphic">
      <style:graphic-properties draw:stroke="solid" svg:stroke-width="0.019cm" svg:stroke-color="#000000" draw:marker-start="" draw:marker-start-width="0.229cm" draw:marker-start-center="false" draw:marker-end="" draw:marker-end-width="0.229cm" draw:marker-end-center="false" draw:fill="solid" draw:fill-color="#ffa666" draw:textarea-horizontal-align="justify" draw:textarea-vertical-align="middle" draw:auto-grow-height="false" fo:min-height="1.316cm" fo:min-width="1.065cm" fo:padding-top="0.136cm" fo:padding-bottom="0.136cm" fo:padding-left="0.259cm" fo:padding-right="0.259cm" draw:shadow="hidden" draw:shadow-offset-x="0.3cm" draw:shadow-offset-y="0.3cm" draw:shadow-color="#808080" loext:decorative="false" style:run-through="foreground"/>
    </style:style>
    <style:style style:name="gr18" style:family="graphic">
      <style:graphic-properties draw:stroke="solid" svg:stroke-width="0.019cm" svg:stroke-color="#000000" draw:marker-start="" draw:marker-start-width="0.229cm" draw:marker-start-center="false" draw:marker-end="" draw:marker-end-width="0.229cm" draw:marker-end-center="false" draw:fill="solid" draw:fill-color="#ffa666"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9" style:family="graphic">
      <style:graphic-properties draw:stroke="solid" svg:stroke-width="0.019cm" svg:stroke-color="#000000" draw:marker-start="" draw:marker-start-width="0.229cm" draw:marker-start-center="false" draw:marker-end="" draw:marker-end-width="0.229cm" draw:marker-end-center="false" draw:fill="solid" draw:fill-color="#999999" draw:textarea-horizontal-align="justify" draw:textarea-vertical-align="middle" draw:auto-grow-height="false" fo:min-height="0.917cm" fo:min-width="0.672cm" fo:padding-top="0.136cm" fo:padding-bottom="0.136cm" fo:padding-left="0.259cm" fo:padding-right="0.259cm" draw:shadow="hidden" draw:shadow-offset-x="0.3cm" draw:shadow-offset-y="0.3cm" draw:shadow-color="#808080" loext:decorative="false"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1" style:family="graphic">
      <style:graphic-properties draw:stroke="solid" svg:stroke-width="0.019cm" svg:stroke-color="#000000" draw:marker-start="" draw:marker-start-width="0.229cm" draw:marker-start-center="false" draw:marker-end="" draw:marker-end-width="0.229cm" draw:marker-end-center="false" draw:fill="solid" draw:fill-color="#ffe6b3" draw:textarea-horizontal-align="justify" draw:textarea-vertical-align="middle" draw:auto-grow-height="false" fo:min-height="0.917cm" fo:min-width="0.672cm" fo:padding-top="0.136cm" fo:padding-bottom="0.136cm" fo:padding-left="0.259cm" fo:padding-right="0.259cm" draw:shadow="hidden" draw:shadow-offset-x="0.3cm" draw:shadow-offset-y="0.3cm" draw:shadow-color="#808080" loext:decorative="false" style:run-through="foreground"/>
    </style:style>
    <style:style style:name="gr22" style:family="graphic">
      <style:graphic-properties draw:stroke="solid" svg:stroke-width="0.019cm" svg:stroke-color="#000000" draw:marker-start="" draw:marker-start-width="0.229cm" draw:marker-start-center="false" draw:marker-end="" draw:marker-end-width="0.229cm" draw:marker-end-center="false" draw:fill="solid" draw:fill-color="#ffe6b3"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3" style:family="graphic">
      <style:graphic-properties draw:stroke="solid" svg:stroke-width="0.019cm" svg:stroke-color="#000000" draw:marker-start="" draw:marker-start-width="0.229cm" draw:marker-start-center="false" draw:marker-end="" draw:marker-end-width="0.229cm" draw:marker-end-center="false" draw:fill="solid" draw:fill-color="#cccccc" draw:textarea-horizontal-align="justify" draw:textarea-vertical-align="middle" draw:auto-grow-height="false" fo:min-height="0.522cm" fo:min-width="0.272cm" fo:padding-top="0.136cm" fo:padding-bottom="0.136cm" fo:padding-left="0.259cm" fo:padding-right="0.259cm" draw:shadow="hidden" draw:shadow-offset-x="0.3cm" draw:shadow-offset-y="0.3cm" draw:shadow-color="#808080" loext:decorative="false" style:run-through="foreground"/>
    </style:style>
    <style:style style:name="gr24" style:family="graphic">
      <style:graphic-properties draw:stroke="solid" svg:stroke-width="0.019cm" svg:stroke-color="#000000" draw:marker-start="" draw:marker-start-width="0.229cm" draw:marker-start-center="false" draw:marker-end="" draw:marker-end-width="0.229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5"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522cm" fo:min-width="0.272cm" fo:padding-top="0.136cm" fo:padding-bottom="0.136cm" fo:padding-left="0.259cm" fo:padding-right="0.259cm" draw:shadow="hidden" draw:shadow-offset-x="0.3cm" draw:shadow-offset-y="0.3cm" draw:shadow-color="#808080" loext:decorative="false" style:run-through="foreground"/>
    </style:style>
    <style:style style:name="gr26"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7"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loext:decorative="false" style:run-through="foreground"/>
    </style:style>
    <style:style style:name="gr29" style:family="graphic">
      <style:graphic-properties draw:stroke="solid" svg:stroke-width="0.019cm" svg:stroke-color="#000000" draw:marker-start="" draw:marker-start-width="0.229cm" draw:marker-start-center="false" draw:marker-end="" draw:marker-end-width="0.229cm" draw:marker-end-center="false" draw:fill="solid" draw:fill-color="#ccff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30" style:family="graphic">
      <style:graphic-properties draw:stroke="solid" svg:stroke-width="0.019cm" svg:stroke-color="#000000" draw:marker-start="" draw:marker-start-width="0.229cm" draw:marker-start-center="false" draw:marker-end="" draw:marker-end-width="0.229cm" draw:marker-end-center="false" draw:fill="solid" draw:fill-color="#80e6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31" style:family="graphic">
      <style:graphic-properties draw:stroke="solid" svg:stroke-width="0.019cm" svg:stroke-color="#000000" draw:marker-start="" draw:marker-start-width="0.229cm" draw:marker-start-center="false" draw:marker-end="" draw:marker-end-width="0.229cm" draw:marker-end-center="false" draw:fill="solid" draw:fill-color="#3399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32" style:family="graphic">
      <style:graphic-properties draw:stroke="solid" svg:stroke-width="0.019cm" svg:stroke-color="#000000" draw:marker-start="Arrow_20_concave" draw:marker-start-width="0.15cm" draw:marker-start-center="false" draw:marker-end="Arrow_20_concave" draw:marker-end-width="0.15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33"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5cm" fo:min-width="1.21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4"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5cm" fo:min-width="1.2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87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6"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5cm" fo:min-width="0.87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1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4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9" style:family="graphic">
      <style:graphic-properties draw:stroke="dash" draw:stroke-dash="Long_20_Dash"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40"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5cm" fo:min-width="1.25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1"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5cm" fo:min-width="1.24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2"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1.25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4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4" style:family="graphic">
      <style:graphic-properties draw:stroke="none" draw:fill="solid" draw:fill-color="#1ca2b8"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solid" svg:stroke-width="0cm" svg:stroke-color="#3465a4" draw:marker-start="" draw:marker-start-width="0.199cm" draw:marker-start-center="false" draw:marker-end="" draw:marker-end-width="0.199cm" draw:marker-end-center="false" draw:fill="solid" draw:fill-color="#ffbf00" draw:textarea-horizontal-align="justify" draw:textarea-vertical-align="middle" draw:auto-grow-height="false" fo:min-height="0.672cm" fo:min-width="1.715cm" fo:padding-top="0.125cm" fo:padding-bottom="0.125cm" fo:padding-left="0.25cm" fo:padding-right="0.25cm" draw:shadow="hidden" draw:shadow-offset-x="0.199cm" draw:shadow-offset-y="0.199cm" draw:shadow-color="#808080" loext:decorative="false" style:run-through="foreground"/>
    </style:style>
    <style:style style:name="gr47" style:family="graphic">
      <style:graphic-properties draw:stroke="solid" svg:stroke-width="0cm" svg:stroke-color="#ff4000" draw:marker-start="Extrémités_20_de_20_flèche_20_2" draw:marker-start-width="0.199cm" draw:marker-start-center="false" draw:marker-end="Extrémités_20_de_20_flèche_20_1"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48" style:family="graphic">
      <style:graphic-properties draw:stroke="solid" svg:stroke-width="0cm" svg:stroke-color="#ff4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49" style:family="graphic">
      <style:graphic-properties draw:stroke="none" svg:stroke-color="#000000" draw:fill="none" draw:fill-color="#ffffff" fo:min-height="0.714cm" loext:decorative="false" style:run-through="foreground" style:wrap="none" style:vertical-pos="from-top" style:vertical-rel="page" style:horizontal-pos="from-left" style:horizontal-rel="page" draw:wrap-influence-on-position="once-concurrent" loext:allow-overlap="true" style:flow-with-text="false"/>
      <style:paragraph-properties style:writing-mode="lr-tb"/>
    </style:style>
    <style:style style:name="gr50" style:family="graphic">
      <style:graphic-properties draw:stroke="none" draw:fill="solid" draw:fill-color="#7fb241" loext:decorative="false" style:run-through="foreground" style:wrap="none" style:vertical-pos="from-top" style:vertical-rel="page" style:horizontal-pos="from-left" style:horizontal-rel="page" draw:wrap-influence-on-position="once-concurrent" loext:allow-overlap="true" style:flow-with-text="false"/>
    </style:style>
    <style:style style:name="gr5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2"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5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280" draw:name="Shape2_1" draw:style-name="gr49" draw:text-style-name="P182" svg:width="2.703cm" svg:height="0.715cm" draw:transform="rotate (0.0872664625997165) translate (1.32644444444444cm 1.21884722222222cm)">
        <draw:text-box>
          <text:p text:style-name="P180"><text:span text:style-name="T272">Série 2</text:span></text:p>
        </draw:text-box>
      </draw:frame>
      <draw:path text:anchor-type="page" text:anchor-page-number="2" draw:z-index="279" draw:name="Shape1_0" draw:style-name="gr50" draw:text-style-name="P183" svg:width="4.329cm" svg:height="2.24cm" svg:x="0cm" svg:y="0cm" svg:viewBox="0 0 4330 2241" svg:d="M0 2241l3984-288c209-15 363-168 345-342l-170-1611h-4159z">
        <text:p/>
      </draw:path>
      <draw:line text:anchor-type="page" text:anchor-page-number="1" draw:z-index="278" draw:name="Shape3" draw:style-name="gr51" draw:text-style-name="P180" svg:x1="17.253cm" svg:y1="1.567cm" svg:x2="21.989cm" svg:y2="1.526cm">
        <text:p/>
      </draw:line>
      <draw:frame text:anchor-type="page" text:anchor-page-number="1" draw:z-index="277" draw:name="Shape2" draw:style-name="gr49" draw:text-style-name="P182" svg:width="2.703cm" svg:height="0.715cm" draw:transform="rotate (0.0872664625997165) translate (1.32644444444444cm 1.21884722222222cm)">
        <draw:text-box>
          <text:p text:style-name="P180"><text:span text:style-name="T272">Série 2</text:span></text:p>
        </draw:text-box>
      </draw:frame>
      <draw:path text:anchor-type="page" text:anchor-page-number="1" draw:z-index="276" draw:name="Shape1" draw:style-name="gr50" draw:text-style-name="P183" svg:width="4.329cm" svg:height="2.24cm" svg:x="0cm" svg:y="0cm" svg:viewBox="0 0 4330 2241" svg:d="M0 2241l3984-288c209-15 363-168 345-342l-170-1611h-4159z">
        <text:p/>
      </draw:path>
      <draw:line text:anchor-type="page" text:anchor-page-number="2" draw:z-index="275" draw:name="Shape3_0" draw:style-name="gr51" draw:text-style-name="P180" svg:x1="17.085cm" svg:y1="1.561cm" svg:x2="21.932cm" svg:y2="1.552cm">
        <text:p/>
      </draw:line>
      <draw:frame text:anchor-type="page" text:anchor-page-number="2" draw:z-index="274" draw:name="Shape2_0" draw:style-name="gr49" draw:text-style-name="P182" svg:width="2.703cm" svg:height="0.715cm" draw:transform="rotate (0.0872664625997165) translate (1.32644444444444cm 1.21884722222222cm)">
        <draw:text-box>
          <text:p text:style-name="P180"><text:span text:style-name="T272">Série 2</text:span></text:p>
        </draw:text-box>
      </draw:frame>
      <text:list xml:id="list3288802609" text:style-name="_5f_Numérotation_20_des_20_exercices">
        <text:list-item>
          <text:h text:style-name="P172" text:outline-level="1"><text:span text:style-name="T209">Un coffret</text:span> a la forme d'un pavé droit de dimensions 1<text:span text:style-name="T207">5</text:span> cm, 8 cm et <text:span text:style-name="T209">6</text:span> cm.</text:h>
          <text:list>
            <text:list-item>
              <text:h text:style-name="P147" text:outline-level="1"><text:span text:style-name="T215">Combien</text:span> de <text:span text:style-name="T215">dés</text:span> de côté 1 cm <text:span text:style-name="T215">peut-on</text:span> ranger dans <text:span text:style-name="T215">ce coffret ?</text:span></text:h>
              <text:p text:style-name="P148"><text:span text:style-name="_5f_Caractères_5f_correction"><text:span text:style-name="T175">1</text:span></text:span><text:span text:style-name="_5f_Caractères_5f_correction"><text:span text:style-name="T174">5</text:span></text:span><text:span text:style-name="_5f_Caractères_5f_correction"><text:span text:style-name="T175"> × 8 × </text:span></text:span><text:span text:style-name="_5f_Caractères_5f_correction"><text:span text:style-name="T174">6</text:span></text:span><text:span text:style-name="_5f_Caractères_5f_correction"><text:span text:style-name="T175"> = </text:span></text:span><text:span text:style-name="_5f_Caractères_5f_correction"><text:span text:style-name="T174">720</text:span></text:span><text:span text:style-name="_5f_Caractères_5f_correction"><text:span text:style-name="T175"> </text:span></text:span></text:p>
              <text:p text:style-name="P148"><text:span text:style-name="_5f_Caractères_5f_correction"><text:span text:style-name="T172">On peut ranger </text:span></text:span><text:span text:style-name="_5f_Caractères_5f_correction"><text:span text:style-name="T173">720 </text:span></text:span><text:span text:style-name="_5f_Caractères_5f_correction"><text:span text:style-name="T174">dés</text:span></text:span><text:span text:style-name="_5f_Caractères_5f_correction"><text:span text:style-name="T173"> dans le coffret.</text:span></text:span></text:p>
            </text:list-item>
            <text:list-item>
              <text:h text:style-name="P147" text:outline-level="1"><text:span text:style-name="T215">Calcule</text:span> le nombre de cubes de côté 1 mm que l'on peut ranger dans <text:span text:style-name="T215">ce coffret</text:span>.</text:h>
              <text:p text:style-name="P148"><text:span text:style-name="_5f_Caractères_5f_correction"><text:span text:style-name="T175">1</text:span></text:span><text:span text:style-name="_5f_Caractères_5f_correction"><text:span text:style-name="T174">5</text:span></text:span><text:span text:style-name="_5f_Caractères_5f_correction"><text:span text:style-name="T173">0</text:span></text:span><text:span text:style-name="_5f_Caractères_5f_correction"><text:span text:style-name="T175"> × 8</text:span></text:span><text:span text:style-name="_5f_Caractères_5f_correction"><text:span text:style-name="T173">0</text:span></text:span><text:span text:style-name="_5f_Caractères_5f_correction"><text:span text:style-name="T175"> × </text:span></text:span><text:span text:style-name="_5f_Caractères_5f_correction"><text:span text:style-name="T174">6</text:span></text:span><text:span text:style-name="_5f_Caractères_5f_correction"><text:span text:style-name="T173">0</text:span></text:span><text:span text:style-name="_5f_Caractères_5f_correction"><text:span text:style-name="T175"> = </text:span></text:span><text:span text:style-name="_5f_Caractères_5f_correction"><text:span text:style-name="T174">720 </text:span></text:span><text:span text:style-name="_5f_Caractères_5f_correction"><text:span text:style-name="T173">000</text:span></text:span></text:p>
              <text:p text:style-name="P148"><text:span text:style-name="_5f_Caractères_5f_correction"><text:span text:style-name="T172">On peut ranger </text:span></text:span><text:span text:style-name="_5f_Caractères_5f_correction"><text:span text:style-name="T173">720 000 cubes dans le coffret.</text:span></text:span></text:p>
            </text:list-item>
            <text:list-item>
              <text:h text:style-name="P147" text:outline-level="1">Exprime son volume en cm<text:span text:style-name="_5f_Caractères_5f_exposant">3</text:span> puis en mm<text:span text:style-name="_5f_Caractères_5f_exposant">3</text:span>.</text:h>
              <text:p text:style-name="P162">V = <text:span text:style-name="_5f_Caractères_5f_correction"><text:span text:style-name="T251">480</text:span></text:span><text:span text:style-name="_5f_pointillés_20_gris"><text:span text:style-name="T234"> </text:span></text:span><text:s/>cm<text:span text:style-name="_5f_Caractères_5f_exposant">3</text:span> <text:line-break/>V = <text:span text:style-name="_5f_Caractères_5f_correction"><text:span text:style-name="T251">480 </text:span></text:span><text:span text:style-name="_5f_Caractères_5f_correction"><text:span text:style-name="T252">000</text:span></text:span><text:span text:style-name="_5f_pointillés_20_gris"> </text:span>mm<text:span text:style-name="_5f_Caractères_5f_exposant">3</text:span></text:p>
            </text:list-item>
            <text:list-item>
              <text:h text:style-name="P147" text:outline-level="1">Déduis‑en le nombre de millimètres cubes contenus dans un centimètre cube.</text:h>
              <text:p text:style-name="P149"><text:span text:style-name="_5f_Caractères_5f_correction"><text:span text:style-name="T271">On en déduit que 1 cm</text:span></text:span><text:span text:style-name="_5f_Caractères_5f_correction"><text:span text:style-name="T241">3</text:span></text:span><text:span text:style-name="_5f_Caractères_5f_correction"><text:span text:style-name="T271"> contient 1 000</text:span></text:span><text:span text:style-name="_5f_Caractères_5f_correction"><text:span text:style-name="T251"> </text:span></text:span><text:span text:style-name="_5f_Caractères_5f_correction"><text:span text:style-name="T271">mm</text:span></text:span><text:span text:style-name="_5f_Caractères_5f_correction"><text:span text:style-name="T241">3</text:span></text:span><text:span text:style-name="_5f_Caractères_5f_correction"><text:span text:style-name="T271">.</text:span></text:span></text:p>
            </text:list-item>
          </text:list>
        </text:list-item>
        <text:list-item>
          <text:h text:style-name="P175" text:outline-level="1">Effectue les conversions suivantes.</text:h>
          <text:list>
            <text:list-item>
              <text:p text:style-name="P162">1 m<text:span text:style-name="_5f_Caractères_5f_exposant">3</text:span> = <text:span text:style-name="T214"><text:s/></text:span><text:span text:style-name="_5f_Caractères_5f_correction"><text:span text:style-name="T172">10</text:span></text:span><text:span text:style-name="_5f_Caractères_5f_correction"><text:span text:style-name="T179">00</text:span></text:span><text:span text:style-name="_5f_Caractères_5f_correction"><text:span text:style-name="T172"> 000 <text:s/></text:span></text:span><text:span text:style-name="T218">c</text:span>m<text:span text:style-name="_5f_Caractères_5f_exposant">3</text:span></text:p>
            </text:list-item>
            <text:list-item>
              <text:p text:style-name="P162">1 dm<text:span text:style-name="_5f_Caractères_5f_exposant">3</text:span> = <text:span text:style-name="_5f_Caractères_5f_correction"><text:span text:style-name="T172">0,</text:span></text:span><text:span text:style-name="_5f_Caractères_5f_correction"><text:span text:style-name="T173">000 </text:span></text:span><text:span text:style-name="_5f_Caractères_5f_correction"><text:span text:style-name="T172">000 001</text:span></text:span><text:span text:style-name="_5f_pointillés_20_gris"><text:span text:style-name="T225"> </text:span></text:span><text:span text:style-name="T218">h</text:span>m<text:span text:style-name="_5f_Caractères_5f_exposant">3</text:span></text:p>
            </text:list-item>
            <text:list-item>
              <text:p text:style-name="P162"><text:span text:style-name="T218">8</text:span>00 mm<text:span text:style-name="_5f_Caractères_5f_exposant">3</text:span> = <text:span text:style-name="T248"><text:s/></text:span><text:span text:style-name="_5f_Caractères_5f_correction"><text:span text:style-name="T172">0,</text:span></text:span><text:span text:style-name="_5f_Caractères_5f_correction"><text:span text:style-name="T173">8</text:span></text:span><text:span text:style-name="_5f_pointillés_20_gris"><text:span text:style-name="T170"> </text:span></text:span>cm<text:span text:style-name="_5f_Caractères_5f_exposant">3</text:span></text:p>
            </text:list-item>
            <text:list-item>
              <text:p text:style-name="P162"><text:span text:style-name="T218">3</text:span> 5<text:span text:style-name="T219">94</text:span> km<text:span text:style-name="_5f_Caractères_5f_exposant"><text:span text:style-name="T206">3</text:span></text:span> =<text:span text:style-name="_5f_pointillés_20_gris"><text:span text:style-name="T247"> </text:span></text:span><text:span text:style-name="_5f_Caractères_5f_correction"><text:span text:style-name="T173">3 594</text:span></text:span><text:span text:style-name="_5f_Caractères_5f_correction"><text:span text:style-name="T172"> 000 000</text:span></text:span><text:span text:style-name="_5f_pointillés_20_gris"><text:span text:style-name="T225"> </text:span></text:span>dam<text:span text:style-name="_5f_Caractères_5f_exposant">3</text:span></text:p>
            </text:list-item>
            <text:list-item>
              <text:p text:style-name="P162"><text:span text:style-name="T218">944,75</text:span> <text:span text:style-name="T207">d</text:span>m<text:span text:style-name="_5f_Caractères_5f_exposant"><text:span text:style-name="T206">3</text:span></text:span> = <text:span text:style-name="_5f_pointillés_20_gris"><text:span text:style-name="T214"><text:s/></text:span></text:span><text:span text:style-name="_5f_Caractères_5f_correction"><text:span text:style-name="T173">944 750</text:span></text:span><text:span text:style-name="_5f_pointillés_20_gris"><text:span text:style-name="T225"> </text:span></text:span><text:span text:style-name="T213">c</text:span><text:span text:style-name="T208">m</text:span><text:span text:style-name="_5f_Caractères_5f_exposant">3</text:span></text:p>
            </text:list-item>
            <text:list-item>
              <text:p text:style-name="P162"><text:span text:style-name="_5f_Caractères"><text:span text:style-name="T218">610 875</text:span></text:span><text:span text:style-name="_5f_Caractères"> m³ = </text:span><text:span text:style-name="_5f_Caractères_5f_correction"><text:span text:style-name="T172">0,000 </text:span></text:span><text:span text:style-name="_5f_Caractères_5f_correction"><text:span text:style-name="T173">610 875</text:span></text:span><text:span text:style-name="_5f_pointillés_20_gris"><text:span text:style-name="T228"> </text:span></text:span><text:span text:style-name="_5f_pointillés_20_gris"><text:span text:style-name="T230"> </text:span></text:span><text:span text:style-name="_5f_Caractères">km³</text:span></text:p>
            </text:list-item>
          </text:list>
        </text:list-item>
        <text:list-item>
          <text:h text:style-name="P175" text:outline-level="1">Complète avec la bonne unité.</text:h>
          <text:list>
            <text:list-item text:start-value="1">
              <text:p text:style-name="P163"><text:span text:style-name="_5f_Caractères">1 000 000 cm</text:span><text:span text:style-name="_5f_Caractères_5f_exposant">3</text:span><text:span text:style-name="_5f_Caractères"> = 0,000 001 </text:span><text:span text:style-name="_5f_Caractères_5f_correction"><text:span text:style-name="T172">hm</text:span></text:span><text:span text:style-name="_5f_Caractères_5f_correction"><text:span text:style-name="T240">3</text:span></text:span></text:p>
            </text:list-item>
            <text:list-item>
              <text:p text:style-name="P163"><text:span text:style-name="_5f_Caractères"><text:span text:style-name="T218">2 941</text:span></text:span><text:span text:style-name="_5f_Caractères"> </text:span><text:span text:style-name="_5f_Caractères"><text:span text:style-name="T218">c</text:span></text:span><text:span text:style-name="_5f_Caractères">m</text:span><text:span text:style-name="_5f_Caractères_5f_exposant">3</text:span><text:span text:style-name="_5f_Caractères"> = 0,000 00</text:span><text:span text:style-name="_5f_Caractères"><text:span text:style-name="T218">2 941</text:span></text:span><text:span text:style-name="_5f_Caractères"> </text:span><text:span text:style-name="_5f_Caractères_5f_correction"><text:span text:style-name="T258">da</text:span></text:span><text:span text:style-name="_5f_Caractères_5f_correction"><text:span text:style-name="T169">m</text:span></text:span><text:span text:style-name="_5f_Caractères_5f_correction"><text:span text:style-name="T240">3</text:span></text:span></text:p>
            </text:list-item>
            <text:list-item>
              <text:p text:style-name="P164"><text:span text:style-name="_5f_Caractères"><text:span text:style-name="T218">48</text:span></text:span><text:span text:style-name="_5f_Caractères"> dam</text:span><text:span text:style-name="_5f_Caractères_5f_exposant">3</text:span><text:span text:style-name="_5f_Caractères"> <text:tab/>= </text:span><text:span text:style-name="_5f_Caractères"><text:span text:style-name="T207">4</text:span></text:span><text:span text:style-name="_5f_Caractères"><text:span text:style-name="T218">8</text:span></text:span><text:span text:style-name="_5f_Caractères"> 000 000 </text:span><text:span text:style-name="_5f_Caractères_5f_correction"><text:span text:style-name="T254">dm³ </text:span></text:span></text:p>
            </text:list-item>
            <text:list-item>
              <text:p text:style-name="P163"><text:span text:style-name="_5f_Caractères">0,00</text:span><text:span text:style-name="_5f_Caractères"><text:span text:style-name="T218">1</text:span></text:span><text:span text:style-name="_5f_Caractères"> 6</text:span><text:span text:style-name="_5f_Caractères"><text:span text:style-name="T218">8</text:span></text:span><text:span text:style-name="_5f_Caractères"> hm</text:span><text:span text:style-name="_5f_Caractères_5f_exposant">3</text:span><text:span text:style-name="_5f_Caractères"> = </text:span><text:span text:style-name="_5f_Caractères"><text:span text:style-name="T218">1 680</text:span></text:span><text:span text:style-name="_5f_Caractères"> </text:span><text:span text:style-name="_5f_Caractères_5f_correction"><text:span text:style-name="T254">m³ </text:span></text:span></text:p>
            </text:list-item>
          </text:list>
        </text:list-item>
        <text:list-item>
          <text:h text:style-name="P175" text:outline-level="1">Choisis une unité de sorte que le nombre s'écrive avec le moins de zéros possible.</text:h>
          <text:list>
            <text:list-item text:start-value="1">
              <text:p text:style-name="P165"><text:span text:style-name="_5f_Caractères"><text:span text:style-name="T218">11</text:span></text:span><text:span text:style-name="_5f_Caractères"> 000 </text:span><text:span text:style-name="_5f_Caractères"><text:span text:style-name="T207">d</text:span></text:span><text:span text:style-name="_5f_Caractères">m</text:span><text:span text:style-name="_5f_Caractères_5f_exposant">3</text:span><text:span text:style-name="_5f_Caractères"> = </text:span><text:span text:style-name="_5f_pointillés_20_gris"><text:span text:style-name="T229">11</text:span></text:span><text:span text:style-name="_5f_pointillés_20_gris"><text:span text:style-name="T226"> m</text:span></text:span><text:span text:style-name="_5f_pointillés_20_gris"><text:span text:style-name="T235">3</text:span></text:span></text:p>
            </text:list-item>
            <text:list-item>
              <text:p text:style-name="P165"><text:span text:style-name="_5f_Caractères">0,000 0</text:span><text:span text:style-name="_5f_Caractères"><text:span text:style-name="T218">3</text:span></text:span><text:span text:style-name="_5f_Caractères"> </text:span><text:span text:style-name="_5f_Caractères"><text:span text:style-name="T207">da</text:span></text:span><text:span text:style-name="_5f_Caractères">m</text:span><text:span text:style-name="_5f_Caractères_5f_exposant">3</text:span><text:span text:style-name="_5f_Caractères"> = </text:span><text:span text:style-name="_5f_pointillés_20_gris"><text:span text:style-name="T229">30</text:span></text:span><text:span text:style-name="_5f_pointillés_20_gris"><text:span text:style-name="T226"> </text:span></text:span><text:span text:style-name="_5f_pointillés_20_gris"><text:span text:style-name="T227">d</text:span></text:span><text:span text:style-name="_5f_pointillés_20_gris"><text:span text:style-name="T226">m</text:span></text:span><text:span text:style-name="_5f_pointillés_20_gris"><text:span text:style-name="T235">3</text:span></text:span></text:p>
            </text:list-item>
            <text:list-item>
              <text:p text:style-name="P165"><text:span text:style-name="_5f_Caractères"><text:span text:style-name="T218">153 800</text:span></text:span><text:span text:style-name="_5f_Caractères"> 000 m</text:span><text:span text:style-name="_5f_Caractères_5f_exposant">3</text:span><text:span text:style-name="_5f_Caractères"> = </text:span><text:span text:style-name="_5f_pointillés_20_gris"><text:span text:style-name="T229">153,8</text:span></text:span><text:span text:style-name="_5f_pointillés_20_gris"><text:span text:style-name="T226"> </text:span></text:span><text:span text:style-name="_5f_pointillés_20_gris"><text:span text:style-name="T227">h</text:span></text:span><text:span text:style-name="_5f_pointillés_20_gris"><text:span text:style-name="T226">m</text:span></text:span><text:span text:style-name="_5f_pointillés_20_gris"><text:span text:style-name="T235">3</text:span></text:span></text:p>
            </text:list-item>
            <text:list-item>
              <text:p text:style-name="P165"><text:span text:style-name="_5f_Caractères">0,0</text:span><text:span text:style-name="_5f_Caractères"><text:span text:style-name="T218">27 2</text:span></text:span><text:span text:style-name="_5f_Caractères"> dam</text:span><text:span text:style-name="_5f_Caractères_5f_exposant">3</text:span><text:span text:style-name="_5f_Caractères"> = </text:span><text:span text:style-name="_5f_pointillés_20_gris"><text:span text:style-name="T229">27,2</text:span></text:span><text:span text:style-name="_5f_pointillés_20_gris"><text:span text:style-name="T226"> m</text:span></text:span><text:span text:style-name="_5f_pointillés_20_gris"><text:span text:style-name="T235">3</text:span></text:span></text:p>
              <text:p text:style-name="P166"><text:span text:style-name="_5f_pointillés_20_gris"/></text:p>
            </text:list-item>
          </text:list>
        </text:list-item>
        <text:list-item>
          <text:h text:style-name="P176" text:outline-level="1">Complète.</text:h>
          <text:list>
            <text:list-item>
              <text:p text:style-name="P164">1 dm<text:span text:style-name="_5f_Caractères_5f_exposant">3</text:span> = <text:span text:style-name="_5f_Caractères_5f_correction"> </text:span><text:span text:style-name="_5f_Caractères_5f_correction"><text:span text:style-name="T255">1 </text:span></text:span>L</text:p>
            </text:list-item>
            <text:list-item>
              <text:p text:style-name="P167">1 m<text:span text:style-name="_5f_Caractères_5f_exposant">3</text:span> = <text:span text:style-name="_5f_Caractères_5f_correction"> </text:span><text:span text:style-name="_5f_Caractères_5f_correction"><text:span text:style-name="T255">1 000 </text:span></text:span>L</text:p>
            </text:list-item>
            <text:list-item>
              <text:p text:style-name="P167">1 hL = <text:span text:style-name="_5f_Caractères_5f_correction"><text:span text:style-name="T259">0,</text:span></text:span><text:span text:style-name="_5f_Caractères_5f_correction"><text:span text:style-name="T255">1 </text:span></text:span>m<text:span text:style-name="_5f_Caractères_5f_exposant">3</text:span></text:p>
            </text:list-item>
            <text:list-item>
              <text:p text:style-name="P167"><text:span text:style-name="T218">250,5</text:span> L = <text:span text:style-name="_5f_Caractères_5f_correction"><text:span text:style-name="T259">0,</text:span></text:span><text:span text:style-name="_5f_Caractères_5f_correction"><text:span text:style-name="T255">250 5 </text:span></text:span><text:span text:style-name="_5f_pointillés_20_gris">.</text:span>m<text:span text:style-name="_5f_Caractères_5f_exposant">3</text:span></text:p>
            </text:list-item>
            <text:list-item>
              <text:p text:style-name="P167"><text:span text:style-name="T218">84,412</text:span> cm<text:span text:style-name="_5f_Caractères_5f_exposant">3</text:span> = <text:span text:style-name="_5f_Caractères_5f_correction"><text:span text:style-name="T207">8,441 2</text:span></text:span><text:span text:style-name="_5f_pointillés_20_gris"><text:span text:style-name="T218"> </text:span></text:span>dL</text:p>
            </text:list-item>
            <text:list-item>
              <text:p text:style-name="P167"><text:span text:style-name="T218">6 000</text:span> L <text:tab/>= 0,00<text:span text:style-name="T218">6</text:span> <text:span text:style-name="_5f_Caractères_5f_correction"><text:span text:style-name="T259">da</text:span></text:span><text:span text:style-name="_5f_Caractères_5f_correction">m3</text:span></text:p>
            </text:list-item>
            <text:list-item>
              <text:p text:style-name="P167">10 000 000 mm<text:span text:style-name="_5f_Caractères_5f_exposant">3</text:span> = 100 <text:span text:style-name="_5f_Caractères_5f_correction">dL</text:span></text:p>
            </text:list-item>
          </text:list>
        </text:list-item>
        <text:list-item>
          <text:h text:style-name="P175" text:outline-level="1">Un cube a pour arête 7 cm. </text:h>
          <text:list>
            <text:list-item>
              <text:p text:style-name="P170">Calcule son volume en cm<text:span text:style-name="_5f_Caractères_5f_exposant"><text:span text:style-name="T206">3</text:span></text:span>.</text:p>
            </text:list-item>
          </text:list>
        </text:list-item>
      </text:list>
      <text:list xml:id="list1041307152" text:style-name="_5f_Numérotation_20_des_20_exercices">
        <text:list-item>
          <text:list>
            <text:list-header>
              <text:p text:style-name="P150"><text:span text:style-name="_5f_Caractères_5f_correction"><text:span text:style-name="T260">V</text:span></text:span><text:span text:style-name="_5f_Caractères_5f_correction"><text:span text:style-name="T251"> = </text:span></text:span><text:span text:style-name="_5f_Caractères_5f_correction"><text:span text:style-name="T253">7</text:span></text:span><text:span text:style-name="_5f_Caractères_5f_correction"> × </text:span><text:span text:style-name="_5f_Caractères_5f_correction"><text:span text:style-name="T261">7</text:span></text:span><text:span text:style-name="_5f_Caractères_5f_correction"> × 7 = </text:span><text:span text:style-name="_5f_Caractères_5f_correction"><text:span text:style-name="T261">343</text:span></text:span><text:span text:style-name="_5f_Caractères_5f_correction"> cm</text:span><text:span text:style-name="_5f_Caractères_5f_correction"><text:span text:style-name="T239">3</text:span></text:span></text:p>
            </text:list-header>
          </text:list>
        </text:list-item>
      </text:list>
      <text:list xml:id="list90148754350600" text:continue-list="list3288802609" text:style-name="_5f_Numérotation_20_des_20_exercices">
        <text:list-item>
          <text:list>
            <text:list-item>
              <text:p text:style-name="P171">Détermine son volume en mm<text:span text:style-name="_5f_Caractères_5f_exposant"><text:span text:style-name="T206">3</text:span></text:span>. <text:s/><text:span text:style-name="_5f_Caractères_5f_correction"><text:span text:style-name="T246">7 cm = 70 mm</text:span></text:span></text:p>
            </text:list-item>
          </text:list>
        </text:list-item>
      </text:list>
      <text:list xml:id="list90149541618104" text:continue-list="list1041307152" text:style-name="_5f_Numérotation_20_des_20_exercices">
        <text:list-item>
          <text:list>
            <text:list-header>
              <text:p text:style-name="P150"><text:span text:style-name="_5f_Caractères_5f_correction"><text:span text:style-name="T260">V</text:span></text:span><text:span text:style-name="_5f_Caractères_5f_correction"><text:span text:style-name="T251"> = </text:span></text:span><text:span text:style-name="_5f_Caractères_5f_correction"><text:span text:style-name="T253">70</text:span></text:span><text:span text:style-name="_5f_Caractères_5f_correction"> × </text:span><text:span text:style-name="_5f_Caractères_5f_correction"><text:span text:style-name="T261">70</text:span></text:span><text:span text:style-name="_5f_Caractères_5f_correction"> × 7</text:span><text:span text:style-name="_5f_Caractères_5f_correction"><text:span text:style-name="T261">0</text:span></text:span><text:span text:style-name="_5f_Caractères_5f_correction"> = </text:span><text:span text:style-name="_5f_Caractères_5f_correction"><text:span text:style-name="T261">343</text:span></text:span><text:span text:style-name="_5f_Caractères_5f_correction"> </text:span><text:span text:style-name="_5f_Caractères_5f_correction"><text:span text:style-name="T261">000 m</text:span></text:span><text:span text:style-name="_5f_Caractères_5f_correction">m</text:span><text:span text:style-name="_5f_Caractères_5f_correction"><text:span text:style-name="T239">3</text:span></text:span></text:p>
            </text:list-header>
          </text:list>
        </text:list-item>
      </text:list>
      <text:list xml:id="list90149669307769" text:continue-list="list90148754350600" text:style-name="_5f_Numérotation_20_des_20_exercices">
        <text:list-item>
          <text:list>
            <text:list-item>
              <text:p text:style-name="P171">Détermine son volume en L. <text:s text:c="3"/><text:span text:style-name="_5f_Caractères_5f_correction"><text:span text:style-name="T246">7 cm = 0,7 dm</text:span></text:span></text:p>
            </text:list-item>
          </text:list>
        </text:list-item>
      </text:list>
      <text:list text:style-name="Num_5f_Exo">
        <text:list-item>
          <text:list>
            <text:list-header>
              <text:p text:style-name="P151"><text:span text:style-name="_5f_Caractères_5f_correction"><text:span text:style-name="T260">V</text:span></text:span><text:span text:style-name="_5f_Caractères_5f_correction"><text:span text:style-name="T251"> = </text:span></text:span><text:span text:style-name="_5f_Caractères_5f_correction"><text:span text:style-name="T253">0,7</text:span></text:span><text:span text:style-name="_5f_Caractères_5f_correction"> × </text:span><text:span text:style-name="_5f_Caractères_5f_correction"><text:span text:style-name="T261">0,7</text:span></text:span><text:span text:style-name="_5f_Caractères_5f_correction"> × </text:span><text:span text:style-name="_5f_Caractères_5f_correction"><text:span text:style-name="T261">0,</text:span></text:span><text:span text:style-name="_5f_Caractères_5f_correction">7 = </text:span><text:span text:style-name="_5f_Caractères_5f_correction"><text:span text:style-name="T261">0,343</text:span></text:span><text:span text:style-name="_5f_Caractères_5f_correction"> </text:span><text:span text:style-name="_5f_Caractères_5f_correction"><text:span text:style-name="T261">dm³</text:span></text:span><text:span text:style-name="_5f_Caractères_5f_correction"><text:span text:style-name="T239"> </text:span></text:span><text:span text:style-name="_5f_Caractères_5f_correction">=</text:span><text:span text:style-name="_5f_Caractères_5f_correction"><text:span text:style-name="T242"> </text:span></text:span><text:span text:style-name="_5f_Caractères_5f_correction"><text:span text:style-name="T261">0,343</text:span></text:span><text:span text:style-name="_5f_Caractères_5f_correction"> </text:span><text:span text:style-name="_5f_Caractères_5f_correction"><text:span text:style-name="T261">L</text:span></text:span></text:p>
            </text:list-header>
          </text:list>
        </text:list-item>
      </text:list>
      <text:list text:continue-list="list90149669307769" text:style-name="_5f_Numérotation_20_des_20_exercices">
        <text:list-item>
          <text:h text:style-name="P175" text:outline-level="1">Un récupérateur d’eau a la forme d’un pavé droit de dimensions 2 m, 3 m et 5 m.</text:h>
          <text:list>
            <text:list-item>
              <text:p text:style-name="P170">Calcule le nombre de litres d’eau qu’il contient lorsqu’il est plein.</text:p>
            </text:list-item>
          </text:list>
        </text:list-item>
      </text:list>
      <text:p text:style-name="P111"><text:span text:style-name="_5f_Caractères_5f_correction"><text:span text:style-name="T182">V</text:span></text:span><text:span text:style-name="_5f_Caractères_5f_correction"><text:span text:style-name="T176"> = </text:span></text:span><text:span text:style-name="_5f_Caractères_5f_correction"><text:span text:style-name="T177">2</text:span></text:span><text:span text:style-name="_5f_Caractères_5f_correction"><text:span text:style-name="T185"> × </text:span></text:span><text:span text:style-name="_5f_Caractères_5f_correction"><text:span text:style-name="T186">3</text:span></text:span><text:span text:style-name="_5f_Caractères_5f_correction"><text:span text:style-name="T185"> × </text:span></text:span><text:span text:style-name="_5f_Caractères_5f_correction"><text:span text:style-name="T186">5</text:span></text:span><text:span text:style-name="_5f_Caractères_5f_correction"><text:span text:style-name="T185"> = </text:span></text:span><text:span text:style-name="_5f_Caractères_5f_correction"><text:span text:style-name="T186">30 m³ <text:s text:c="2"/></text:span></text:span><text:span text:style-name="_5f_Caractères_5f_correction"><text:span text:style-name="T187">donc </text:span></text:span><text:span text:style-name="_5f_Caractères_5f_correction"><text:span text:style-name="T186"><text:s/></text:span></text:span><text:span text:style-name="_5f_Caractères_5f_correction"><text:span text:style-name="T182">V</text:span></text:span><text:span text:style-name="_5f_Caractères_5f_correction"><text:span text:style-name="T176"> = </text:span></text:span><text:span text:style-name="_5f_Caractères_5f_correction"><text:span text:style-name="T177">30 000 L. </text:span></text:span></text:p>
      <text:p text:style-name="P111"><text:span text:style-name="_5f_Caractères_5f_correction"><text:span text:style-name="T177">Le </text:span></text:span><text:span text:style-name="_5f_Caractères_5f_correction"><text:span text:style-name="T178">récupérateur d’eau </text:span></text:span><text:span text:style-name="_5f_Caractères_5f_correction"><text:span text:style-name="T177">contient 30 000 L.</text:span></text:span></text:p>
      <text:list text:continue-numbering="true" text:style-name="_5f_Numérotation_20_des_20_exercices">
        <text:list-item>
          <text:list>
            <text:list-item>
              <text:p text:style-name="P170">Détermine son volume en hL.</text:p>
            </text:list-item>
          </text:list>
        </text:list-item>
      </text:list>
      <text:p text:style-name="P111"><text:span text:style-name="T224"><text:s/></text:span><text:span text:style-name="_5f_Caractères_5f_correction"><text:span text:style-name="T182">V</text:span></text:span><text:span text:style-name="_5f_Caractères_5f_correction"><text:span text:style-name="T176"> = </text:span></text:span><text:span text:style-name="_5f_Caractères_5f_correction"><text:span text:style-name="T177">30 000 L <text:s/></text:span></text:span><text:span text:style-name="_5f_Caractères_5f_correction"><text:span text:style-name="T176">= </text:span></text:span><text:span text:style-name="_5f_Caractères_5f_correction"><text:span text:style-name="T177">300 hL </text:span></text:span></text:p>
      <text:p text:style-name="P111"><text:span text:style-name="_5f_Caractères_5f_correction"><text:span text:style-name="T177">Le </text:span></text:span><text:span text:style-name="_5f_Caractères_5f_correction"><text:span text:style-name="T178">récupérateur d’eau </text:span></text:span><text:span text:style-name="_5f_Caractères_5f_correction"><text:span text:style-name="T177">contient 300 hL .</text:span></text:span></text:p>
      <text:list text:continue-numbering="true" text:style-name="_5f_Numérotation_20_des_20_exercices">
        <text:list-item>
          <text:h text:style-name="P175" text:outline-level="1">Soit un parallélépipède rectangle de largeur l, de longueur L, de hauteur h et de volume V. Complète le tableau.</text:h>
        </text:list-item>
      </text:list>
      <table:table table:name="Table1" table:style-name="Table1">
        <table:table-column table:style-name="Table1.A"/>
        <table:table-column table:style-name="Table1.B"/>
        <table:table-column table:style-name="Table1.C"/>
        <table:table-column table:style-name="Table1.B"/>
        <table:table-column table:style-name="Table1.C"/>
        <table:table-row>
          <table:table-cell table:style-name="Table1.A1" office:value-type="string">
            <text:h text:style-name="_5f_Tableau_5f_Centré_5f_Gras" text:outline-level="1">l</text:h>
          </table:table-cell>
          <table:table-cell table:style-name="Table1.B1" office:value-type="string">
            <text:h text:style-name="_5f_Tableau_5f_Centré" text:outline-level="1">4 cm</text:h>
          </table:table-cell>
          <table:table-cell table:style-name="Table1.C1" office:value-type="string">
            <text:h text:style-name="_5f_Tableau_5f_Centré" text:outline-level="1">1,2 dm</text:h>
          </table:table-cell>
          <table:table-cell table:style-name="Table1.B1" office:value-type="string">
            <text:p text:style-name="P110"><text:span text:style-name="_5f_Caractères_5f_correction">0,5 hm</text:span></text:p>
          </table:table-cell>
          <table:table-cell table:style-name="Table1.E1" office:value-type="string">
            <text:h text:style-name="_5f_Tableau_5f_Centré" text:outline-level="1">1 m</text:h>
          </table:table-cell>
        </table:table-row>
        <table:table-row>
          <table:table-cell table:style-name="Table1.A2" office:value-type="string">
            <text:h text:style-name="_5f_Tableau_5f_Centré_5f_Gras" text:outline-level="1">L</text:h>
          </table:table-cell>
          <table:table-cell table:style-name="Table1.B2" office:value-type="string">
            <text:h text:style-name="_5f_Tableau_5f_Centré" text:outline-level="1">5 cm</text:h>
          </table:table-cell>
          <table:table-cell table:style-name="Table1.C2" office:value-type="string">
            <text:h text:style-name="_5f_Tableau_5f_Centré" text:outline-level="1">5 dm</text:h>
          </table:table-cell>
          <table:table-cell table:style-name="Table1.B2" office:value-type="string">
            <text:h text:style-name="_5f_Tableau_5f_Centré" text:outline-level="1">10 hm</text:h>
          </table:table-cell>
          <table:table-cell table:style-name="Table1.E2" office:value-type="string">
            <text:p text:style-name="P110"><text:span text:style-name="_5f_Caractères_5f_correction">2,5 m</text:span></text:p>
          </table:table-cell>
        </table:table-row>
        <table:table-row>
          <table:table-cell table:style-name="Table1.A2" office:value-type="string">
            <text:h text:style-name="_5f_Tableau_5f_Centré_5f_Gras" text:outline-level="1">h</text:h>
          </table:table-cell>
          <table:table-cell table:style-name="Table1.B2" office:value-type="string">
            <text:h text:style-name="_5f_Tableau_5f_Centré" text:outline-level="1">6 cm</text:h>
          </table:table-cell>
          <table:table-cell table:style-name="Table1.C3" office:value-type="string">
            <text:h text:style-name="_5f_Tableau_5f_Centré" text:outline-level="1">2 dm</text:h>
          </table:table-cell>
          <table:table-cell table:style-name="Table1.B2" office:value-type="string">
            <text:h text:style-name="_5f_Tableau_5f_Centré" text:outline-level="1">18 hm</text:h>
          </table:table-cell>
          <table:table-cell table:style-name="Table1.E3" office:value-type="string">
            <text:h text:style-name="_5f_Tableau_5f_Centré" text:outline-level="1">4,8 m</text:h>
          </table:table-cell>
        </table:table-row>
        <table:table-row>
          <table:table-cell table:style-name="Table1.A2" office:value-type="string">
            <text:h text:style-name="_5f_Tableau_5f_Centré_5f_Gras" text:outline-level="1">V</text:h>
          </table:table-cell>
          <table:table-cell table:style-name="Table1.B4" office:value-type="string">
            <text:p text:style-name="P109"><text:span text:style-name="_5f_Caractères_5f_correction">120 cm</text:span><text:span text:style-name="_5f_Caractères_5f_correction"><text:span text:style-name="T239">3</text:span></text:span></text:p>
          </table:table-cell>
          <table:table-cell table:style-name="Table1.C4" office:value-type="string">
            <text:p text:style-name="P109"><text:span text:style-name="_5f_Caractères_5f_correction">12 dm</text:span><text:span text:style-name="_5f_Caractères_5f_correction"><text:span text:style-name="T239">3</text:span></text:span></text:p>
          </table:table-cell>
          <table:table-cell table:style-name="Table1.B4" office:value-type="string">
            <text:h text:style-name="_5f_Tableau_5f_Centré" text:outline-level="1">90 hm<text:span text:style-name="_5f_Caractères_5f_exposant">3</text:span></text:h>
          </table:table-cell>
          <table:table-cell table:style-name="Table1.E4" office:value-type="string">
            <text:h text:style-name="_5f_Tableau_5f_Centré" text:outline-level="1">12 m<text:span text:style-name="_5f_Caractères_5f_exposant">3</text:span></text:h>
          </table:table-cell>
        </table:table-row>
      </table:table>
      <text:h text:style-name="_5f_Paragraphe" text:outline-level="1"/>
      <text:h text:style-name="_5f_Paragraphe" text:outline-level="1"/>
      <text:h text:style-name="_5f_Paragraphe" text:outline-level="1"/>
      <text:list text:continue-numbering="true" text:style-name="_5f_Numérotation_20_des_20_exercices">
        <text:list-item>
          <text:h text:style-name="P175" text:outline-level="1"><text:soft-page-break/>Abel a remarqué que la brique d’un demi-litre de jus d’orange qui est dans son <text:span text:style-name="T210">réfrigérateur</text:span> est un pavé droit dont la base est carrée et dont la hauteur est de 20 cm. Fais un schéma de la brique puis détermine la longueur du côté de sa base.</text:h>
        </text:list-item>
      </text:list>
      <text:h text:style-name="_5f_Paragraphe" text:outline-level="1"><draw:g text:anchor-type="paragraph" draw:z-index="281" draw:name="Forme1" draw:style-name="gr27"><draw:custom-shape draw:style-name="gr46" draw:text-style-name="P202" svg:width="2.613cm" svg:height="1.32cm" draw:transform="skewX (-0.00139626340159546) rotate (1.58423536203525) translate (6.03602777777778cm 3.40783333333333cm)"><text:p/><draw:enhanced-geometry svg:viewBox="0 0 21600 21600" draw:glue-points="?f7 0 ?f6 ?f1 0 ?f10 ?f6 21600 ?f4 ?f10 21600 ?f9" draw:path-stretchpoint-x="10800" draw:path-stretchpoint-y="10800" draw:text-areas="0 ?f1 ?f4 ?f12" draw:type="cube" draw:modifiers="6511.9784656796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gr43" draw:text-style-name="P199" svg:width="1.738cm" svg:height="1.2cm" svg:x="7.502cm" svg:y="1.986cm"><draw:text-box><text:p text:style-name="P198"><text:span text:style-name="T274">20 cm</text:span></text:p></draw:text-box></draw:frame><draw:line draw:style-name="gr47" draw:text-style-name="P200" svg:x1="7.53cm" svg:y1="1.213cm" svg:x2="7.56cm" svg:y2="3.381cm"><text:p/></draw:line><draw:line draw:style-name="gr48" draw:text-style-name="P200" svg:x1="7.339cm" svg:y1="0.51cm" svg:x2="6.68cm" svg:y2="1.038cm"><text:p/></draw:line><draw:frame draw:style-name="gr43" draw:text-style-name="P199" svg:width="2.183cm" svg:height="1.2cm" svg:x="7.103cm" svg:y="0.007cm"><draw:text-box><text:p text:style-name="P198"><text:span text:style-name="T274">carré</text:span></text:p></draw:text-box></draw:frame></draw:g></text:h>
      <text:h text:style-name="_5f_Paragraphe" text:outline-level="1"/>
      <text:h text:style-name="_5f_Paragraphe" text:outline-level="1"/>
      <text:h text:style-name="_5f_Paragraphe" text:outline-level="1"/>
      <text:p text:style-name="_5f_Paragraphe_5f_Réponse_5f_Pointillés_5f_Grisés"><text:span text:style-name="_5f_pointillés_20_gris"><text:span text:style-name="T249"/></text:span></text:p>
      <text:p text:style-name="P102"><text:span text:style-name="_5f_Caractères_5f_correction"><text:span text:style-name="T256">0,5 L = </text:span></text:span><text:span text:style-name="_5f_Caractères_5f_correction"><text:span text:style-name="T262">0</text:span></text:span><text:span text:style-name="_5f_Caractères_5f_correction"><text:span text:style-name="T256">,5 dm³ = 500 cm³.</text:span></text:span></text:p>
      <text:p text:style-name="P103"><text:span text:style-name="_5f_Caractères_5f_correction"><text:span text:style-name="T256">Volume = </text:span></text:span><text:span text:style-name="_5f_Caractères_5f_correction"><text:span text:style-name="T221">côté</text:span></text:span><text:span text:style-name="_5f_Caractères_5f_correction"><text:span text:style-name="T256"> </text:span></text:span><text:span text:style-name="_5f_Caractères_5f_correction"><text:span text:style-name="T263"></text:span></text:span><text:span text:style-name="_5f_Caractères_5f_correction"><text:span text:style-name="T256"> </text:span></text:span><text:span text:style-name="_5f_Caractères_5f_correction"><text:span text:style-name="T221">côté</text:span></text:span><text:span text:style-name="_5f_Caractères_5f_correction"><text:span text:style-name="T256"> </text:span></text:span><text:span text:style-name="_5f_Caractères_5f_correction"><text:span text:style-name="T263"> </text:span></text:span><text:span text:style-name="_5f_Caractères_5f_correction"><text:span text:style-name="T256">hauteur</text:span></text:span><text:span text:style-name="_5f_pointillés_20_gris"><text:span text:style-name="T249"> </text:span></text:span></text:p>
      <text:p text:style-name="P103"><text:span text:style-name="_5f_Caractères_5f_correction"><text:span text:style-name="T256">500 cm³ = </text:span></text:span><text:span text:style-name="_5f_Caractères_5f_correction"><text:span text:style-name="T221">côté</text:span></text:span><text:span text:style-name="_5f_Caractères_5f_correction"><text:span text:style-name="T256"> </text:span></text:span><text:span text:style-name="_5f_Caractères_5f_correction"><text:span text:style-name="T263"></text:span></text:span><text:span text:style-name="_5f_Caractères_5f_correction"><text:span text:style-name="T256"> </text:span></text:span><text:span text:style-name="_5f_Caractères_5f_correction"><text:span text:style-name="T221">côté</text:span></text:span><text:span text:style-name="_5f_Caractères_5f_correction"><text:span text:style-name="T256"> </text:span></text:span><text:span text:style-name="_5f_Caractères_5f_correction"><text:span text:style-name="T263"></text:span></text:span><text:span text:style-name="_5f_Caractères_5f_correction"><text:span text:style-name="T256"> </text:span></text:span><text:span text:style-name="_5f_Caractères_5f_correction"><text:span text:style-name="T220">20 </text:span></text:span><text:span text:style-name="_5f_Caractères_5f_correction"><text:span text:style-name="T256">cm</text:span></text:span></text:p>
      <text:p text:style-name="P103"><text:span text:style-name="_5f_Caractères_5f_correction"><text:span text:style-name="T221">côté</text:span></text:span><text:span text:style-name="_5f_Caractères_5f_correction"><text:span text:style-name="T256"> </text:span></text:span><text:span text:style-name="_5f_Caractères_5f_correction"><text:span text:style-name="T263"></text:span></text:span><text:span text:style-name="_5f_Caractères_5f_correction"><text:span text:style-name="T256"> </text:span></text:span><text:span text:style-name="_5f_Caractères_5f_correction"><text:span text:style-name="T221">côté</text:span></text:span><text:span text:style-name="_5f_Caractères_5f_correction"><text:span text:style-name="T256"> = 500 cm³ </text:span></text:span><text:span text:style-name="_5f_Caractères_5f_correction"><text:span text:style-name="T264">÷</text:span></text:span><text:span text:style-name="_5f_Caractères_5f_correction"><text:span text:style-name="T256"> </text:span></text:span><text:span text:style-name="_5f_Caractères_5f_correction"><text:span text:style-name="T220">20 </text:span></text:span><text:span text:style-name="_5f_Caractères_5f_correction"><text:span text:style-name="T256">cm = 25 cm²</text:span></text:span></text:p>
      <text:p text:style-name="P102"><text:span text:style-name="_5f_Caractères_5f_correction"><text:span text:style-name="T256">Le côté de la base mesure 5 cm (car 5 </text:span></text:span><text:span text:style-name="_5f_Caractères_5f_correction"><text:span text:style-name="T263"></text:span></text:span><text:span text:style-name="_5f_Caractères_5f_correction"><text:span text:style-name="T256"> 5 = 25).</text:span></text:span></text:p>
      <text:list xml:id="list90149483990813" text:continue-numbering="true" text:style-name="_5f_Numérotation_20_des_20_exercices">
        <text:list-item>
          <text:h text:style-name="P175" text:outline-level="1"><text:span text:style-name="T210">Relie</text:span> chaque volume ou capacité <text:span text:style-name="T207">à</text:span> l'objet qui lui correspond.</text:h>
        </text:list-item>
      </text:list>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h text:style-name="_5f_Tableau_5f_Centré_5f_Gras" text:outline-level="1">Volume <text:line-break/>ou capacité</text:h>
          </table:table-cell>
          <table:table-cell table:style-name="Tableau1.A1" office:value-type="string">
            <text:h text:style-name="_5f_Tableau_5f_Centré_5f_Gras" text:outline-level="1"/>
          </table:table-cell>
          <table:table-cell table:style-name="Tableau1.A1" office:value-type="string">
            <text:h text:style-name="_5f_Tableau_5f_Centré_5f_Gras" text:outline-level="1"/>
          </table:table-cell>
          <table:table-cell table:style-name="Tableau1.A1" office:value-type="string">
            <text:h text:style-name="_5f_Tableau_5f_Centré_5f_Gras" text:outline-level="1">Objet</text:h>
          </table:table-cell>
        </table:table-row>
        <table:table-row table:style-name="Tableau1.1">
          <table:table-cell table:style-name="Tableau1.A2" office:value-type="string">
            <text:h text:style-name="P107" text:outline-level="1">60 m<text:span text:style-name="T239">3</text:span></text:h>
          </table:table-cell>
          <table:table-cell table:style-name="Tableau1.B2" office:value-type="string">
            <text:list text:style-name="List_20_1">
              <text:list-item>
                <text:h text:style-name="P173" text:outline-level="1"><draw:line text:anchor-type="paragraph" draw:z-index="290" draw:name="Forme2_2" draw:style-name="gr7" draw:text-style-name="P180" svg:x1="0.141cm" svg:y1="1.965cm" svg:x2="1.746cm" svg:y2="0.289cm"><text:p/></draw:line></text:h>
              </text:list-item>
            </text:list>
          </table:table-cell>
          <table:table-cell table:style-name="Tableau1.B2" office:value-type="string">
            <text:list text:continue-numbering="true" text:style-name="List_20_1">
              <text:list-item>
                <text:h text:style-name="P174" text:outline-level="1"><draw:line text:anchor-type="paragraph" draw:z-index="282" draw:name="Forme2" draw:style-name="gr7" draw:text-style-name="P180" svg:x1="-0.265cm" svg:y1="0.289cm" svg:x2="1.428cm" svg:y2="1.965cm"><text:p/></draw:line></text:h>
              </text:list-item>
            </text:list>
          </table:table-cell>
          <table:table-cell table:style-name="Tableau1.D2" office:value-type="string">
            <text:h text:style-name="P106" text:outline-level="1">Cuillère à café</text:h>
          </table:table-cell>
        </table:table-row>
        <table:table-row table:style-name="Tableau1.1">
          <table:table-cell table:style-name="Tableau1.A3" office:value-type="string">
            <text:h text:style-name="P82" text:outline-level="1"><text:span text:style-name="_5f_Caractères_5f_exposant"><text:span text:style-name="T223">144 cm</text:span></text:span><text:span text:style-name="_5f_Caractères_5f_exposant"><text:span text:style-name="T245">3</text:span></text:span></text:h>
          </table:table-cell>
          <table:table-cell table:style-name="Tableau1.B3" office:value-type="string">
            <text:list text:continue-numbering="true" text:style-name="List_20_1">
              <text:list-item>
                <text:h text:style-name="P173" text:outline-level="1"><draw:line text:anchor-type="paragraph" draw:z-index="291" draw:name="Forme2_3" draw:style-name="gr7" draw:text-style-name="P180" svg:x1="0.183cm" svg:y1="0.399cm" svg:x2="1.799cm" svg:y2="2.819cm"><text:p/></draw:line><draw:line text:anchor-type="paragraph" draw:z-index="317" draw:name="Forme2_4" draw:style-name="gr7" draw:text-style-name="P180" svg:x1="0.183cm" svg:y1="2.819cm" svg:x2="1.799cm" svg:y2="0.399cm"><text:p/></draw:line></text:h>
              </text:list-item>
            </text:list>
          </table:table-cell>
          <table:table-cell table:style-name="Tableau1.B3" office:value-type="string">
            <text:list text:continue-numbering="true" text:style-name="List_20_1">
              <text:list-item>
                <text:h text:style-name="P174" text:outline-level="1"/>
              </text:list-item>
            </text:list>
          </table:table-cell>
          <table:table-cell table:style-name="Tableau1.D3" office:value-type="string">
            <text:h text:style-name="P106" text:outline-level="1">Mer Rouge</text:h>
          </table:table-cell>
        </table:table-row>
        <table:table-row table:style-name="Tableau1.1">
          <table:table-cell table:style-name="Tableau1.A3" office:value-type="string">
            <text:h text:style-name="P83" text:outline-level="1"><text:span text:style-name="_5f_Caractères_5f_exposant"><text:span text:style-name="T223">35 mL</text:span></text:span></text:h>
          </table:table-cell>
          <table:table-cell table:style-name="Tableau1.B3" office:value-type="string">
            <text:list text:continue-numbering="true" text:style-name="List_20_1">
              <text:list-item>
                <text:h text:style-name="P173" text:outline-level="1"/>
              </text:list-item>
            </text:list>
          </table:table-cell>
          <table:table-cell table:style-name="Tableau1.B3" office:value-type="string">
            <text:list text:continue-numbering="true" text:style-name="List_20_1">
              <text:list-item>
                <text:h text:style-name="P174" text:outline-level="1"/>
              </text:list-item>
            </text:list>
          </table:table-cell>
          <table:table-cell table:style-name="Tableau1.D3" office:value-type="string">
            <text:h text:style-name="P106" text:outline-level="1">Piscine</text:h>
          </table:table-cell>
        </table:table-row>
        <table:table-row table:style-name="Tableau1.1">
          <table:table-cell table:style-name="Tableau1.A3" office:value-type="string">
            <text:h text:style-name="P82" text:outline-level="1"><text:span text:style-name="T217">65</text:span><text:span text:style-name="T216"> </text:span><text:span text:style-name="T217">c</text:span><text:span text:style-name="T245">m</text:span><text:span text:style-name="_5f_Caractères_5f_exposant"><text:span text:style-name="T245">3</text:span></text:span></text:h>
          </table:table-cell>
          <table:table-cell table:style-name="Tableau1.B3" office:value-type="string">
            <text:list text:continue-numbering="true" text:style-name="List_20_1">
              <text:list-item>
                <text:h text:style-name="P173" text:outline-level="1"><draw:line text:anchor-type="paragraph" draw:z-index="289" draw:name="Forme2_1" draw:style-name="gr7" draw:text-style-name="P180" svg:x1="0.183cm" svg:y1="1.947cm" svg:x2="1.799cm" svg:y2="0.342cm"><text:p/></draw:line><draw:line text:anchor-type="paragraph" draw:z-index="318" draw:name="Forme2_5" draw:style-name="gr7" draw:text-style-name="P180" svg:x1="0.183cm" svg:y1="0.342cm" svg:x2="1.799cm" svg:y2="1.947cm"><text:p/></draw:line></text:h>
              </text:list-item>
            </text:list>
          </table:table-cell>
          <table:table-cell table:style-name="Tableau1.B3" office:value-type="string">
            <text:list text:continue-numbering="true" text:style-name="List_20_1">
              <text:list-item>
                <text:h text:style-name="P174" text:outline-level="1"/>
              </text:list-item>
            </text:list>
          </table:table-cell>
          <table:table-cell table:style-name="Tableau1.D3" office:value-type="string">
            <text:h text:style-name="P106" text:outline-level="1">Tour Montparnasse</text:h>
          </table:table-cell>
        </table:table-row>
        <table:table-row table:style-name="Tableau1.1">
          <table:table-cell table:style-name="Tableau1.A3" office:value-type="string">
            <text:h text:style-name="P82" text:outline-level="1"><text:span text:style-name="T217">225 000</text:span><text:span text:style-name="T245"> </text:span><text:span text:style-name="T217">k</text:span><text:span text:style-name="T245">m</text:span><text:span text:style-name="_5f_Caractères_5f_exposant"><text:span text:style-name="T245">3</text:span></text:span></text:h>
          </table:table-cell>
          <table:table-cell table:style-name="Tableau1.B3" office:value-type="string">
            <text:list text:continue-numbering="true" text:style-name="List_20_1">
              <text:list-item>
                <text:h text:style-name="P173" text:outline-level="1"/>
              </text:list-item>
            </text:list>
          </table:table-cell>
          <table:table-cell table:style-name="Tableau1.B3" office:value-type="string">
            <text:list text:continue-numbering="true" text:style-name="List_20_1">
              <text:list-item>
                <text:h text:style-name="P174" text:outline-level="1"/>
              </text:list-item>
            </text:list>
          </table:table-cell>
          <table:table-cell table:style-name="Tableau1.D3" office:value-type="string">
            <text:h text:style-name="P106" text:outline-level="1">Bol</text:h>
          </table:table-cell>
        </table:table-row>
        <table:table-row table:style-name="Tableau1.1">
          <table:table-cell table:style-name="Tableau1.A3" office:value-type="string">
            <text:h text:style-name="P83" text:outline-level="1"><text:span text:style-name="_5f_Caractères_5f_exposant"><text:span text:style-name="T223">336 dam</text:span></text:span><text:span text:style-name="_5f_Caractères_5f_exposant"><text:span text:style-name="T216">3</text:span></text:span></text:h>
          </table:table-cell>
          <table:table-cell table:style-name="Tableau1.B3" office:value-type="string">
            <text:list text:continue-numbering="true" text:style-name="List_20_1">
              <text:list-item>
                <text:h text:style-name="P173" text:outline-level="1"/>
              </text:list-item>
            </text:list>
          </table:table-cell>
          <table:table-cell table:style-name="Tableau1.B3" office:value-type="string">
            <text:list text:continue-numbering="true" text:style-name="List_20_1">
              <text:list-item>
                <text:h text:style-name="P174" text:outline-level="1"/>
              </text:list-item>
            </text:list>
          </table:table-cell>
          <table:table-cell table:style-name="Tableau1.D3" office:value-type="string">
            <text:h text:style-name="P106" text:outline-level="1">Balle de tennis</text:h>
          </table:table-cell>
        </table:table-row>
        <table:table-row table:style-name="Tableau1.1">
          <table:table-cell table:style-name="Tableau1.A3" office:value-type="string">
            <text:h text:style-name="P108" text:outline-level="1">2 L</text:h>
          </table:table-cell>
          <table:table-cell table:style-name="Tableau1.B3" office:value-type="string">
            <text:list text:continue-numbering="true" text:style-name="List_20_1">
              <text:list-item>
                <text:h text:style-name="P173" text:outline-level="1"><draw:line text:anchor-type="paragraph" draw:z-index="288" draw:name="Forme2_0" draw:style-name="gr7" draw:text-style-name="P180" svg:x1="0.123cm" svg:y1="0.335cm" svg:x2="1.834cm" svg:y2="0.335cm"><text:p/></draw:line></text:h>
              </text:list-item>
            </text:list>
          </table:table-cell>
          <table:table-cell table:style-name="Tableau1.B3" office:value-type="string">
            <text:list text:continue-numbering="true" text:style-name="List_20_1">
              <text:list-item>
                <text:h text:style-name="P174" text:outline-level="1"/>
              </text:list-item>
            </text:list>
          </table:table-cell>
          <table:table-cell table:style-name="Tableau1.D3" office:value-type="string">
            <text:h text:style-name="P106" text:outline-level="1">Vase</text:h>
          </table:table-cell>
        </table:table-row>
      </table:table>
      <text:list xml:id="list90148717019030" text:continue-list="list90149483990813" text:style-name="_5f_Numérotation_20_des_20_exercices">
        <text:list-header>
          <text:h text:style-name="P175" text:outline-level="1"/>
        </text:list-header>
        <text:list-item>
          <text:h text:style-name="P176" text:outline-level="1"><draw:g text:anchor-type="paragraph" draw:z-index="292" draw:name="Forme3" draw:style-name="gr27"><draw:g draw:name="Shape6_0" draw:style-name="gr28"><draw:polygon draw:style-name="gr29" draw:text-style-name="P192" svg:width="2.714cm" svg:height="2.71cm" svg:x="5.281cm" svg:y="2.307cm" svg:viewBox="0 0 2715 2711" draw:points="0,2711 2715,2711 2715,1725 987,1725 987,0 0,0"><text:p/></draw:polygon><draw:polygon draw:style-name="gr26" draw:text-style-name="P191" svg:width="0.986cm" svg:height="1.478cm" svg:x="7.992cm" svg:y="3.539cm" svg:viewBox="0 0 987 1479" draw:points="987,986 0,1479 0,493 987,0"><text:p/></draw:polygon><draw:polygon draw:style-name="gr31" draw:text-style-name="P194" svg:width="2.714cm" svg:height="0.492cm" svg:x="6.267cm" svg:y="3.539cm" svg:viewBox="0 0 2715 493" draw:points="0,493 987,0 2715,0 1728,493"><text:p/></draw:polygon><draw:polygon draw:style-name="gr30" draw:text-style-name="P193" svg:width="0.986cm" svg:height="2.217cm" svg:x="6.267cm" svg:y="1.814cm" svg:viewBox="0 0 987 2218" draw:points="0,493 987,0 987,1725 0,2218"><text:p/></draw:polygon><draw:polygon draw:style-name="gr31" draw:text-style-name="P194" svg:width="1.974cm" svg:height="0.492cm" svg:x="5.281cm" svg:y="1.814cm" svg:viewBox="0 0 1975 493" draw:points="0,493 987,0 1975,0 987,493"><text:p/></draw:polygon><draw:line draw:style-name="gr32" draw:text-style-name="P195" svg:x1="5.281cm" svg:y1="5.265cm" svg:x2="7.996cm" svg:y2="5.265cm"><text:p/></draw:line><draw:line draw:style-name="gr32" draw:text-style-name="P195" svg:x1="5.034cm" svg:y1="5.018cm" svg:x2="5.034cm" svg:y2="2.307cm"><text:p/></draw:line><draw:line draw:style-name="gr32" draw:text-style-name="P195" svg:x1="9.229cm" svg:y1="3.539cm" svg:x2="9.229cm" svg:y2="4.525cm"><text:p/></draw:line><draw:line draw:style-name="gr32" draw:text-style-name="P195" svg:x1="6.267cm" svg:y1="1.567cm" svg:x2="7.254cm" svg:y2="1.567cm"><text:p/></draw:line><draw:frame draw:style-name="gr40" draw:text-style-name="P197" svg:width="1.251cm" svg:height="0.415cm" svg:x="5.999cm" svg:y="5.346cm"><draw:text-box><text:p text:style-name="P196"><text:span text:style-name="T273">75 mm</text:span></text:p></draw:text-box></draw:frame><draw:frame draw:style-name="gr40" draw:text-style-name="P197" svg:width="1.251cm" svg:height="0.415cm" draw:transform="rotate (1.5707963267949) translate (9.36977777777778cm 4.699cm)"><draw:text-box><text:p text:style-name="P196"><text:span text:style-name="T273">32 mm</text:span></text:p></draw:text-box></draw:frame><draw:frame draw:style-name="gr40" draw:text-style-name="P197" svg:width="1.251cm" svg:height="0.415cm" draw:transform="rotate (1.5707963267949) translate (4.63373611111111cm 4.29683333333333cm)"><draw:text-box><text:p text:style-name="P196"><text:span text:style-name="T273">94 mm</text:span></text:p></draw:text-box></draw:frame><draw:frame draw:style-name="gr41" draw:text-style-name="P197" svg:width="1.25cm" svg:height="0.415cm" svg:x="6.117cm" svg:y="1.157cm"><draw:text-box><text:p text:style-name="P196"><text:span text:style-name="T273">32 mm</text:span></text:p></draw:text-box></draw:frame><draw:line draw:style-name="gr32" draw:text-style-name="P195" svg:x1="8.137cm" svg:y1="5.134cm" svg:x2="9.124cm" svg:y2="4.641cm"><text:p/></draw:line><draw:frame draw:style-name="gr42" draw:text-style-name="P197" svg:width="1.251cm" svg:height="0.414cm" draw:transform="rotate (0.463733982254893) translate (8.11918055555556cm 5.21758333333333cm)"><draw:text-box><text:p text:style-name="P196"><text:span text:style-name="T273">40 mm</text:span></text:p></draw:text-box></draw:frame></draw:g><draw:frame draw:style-name="gr38" draw:text-style-name="P199" svg:width="1.74cm" svg:height="1.198cm" svg:x="6.049cm" svg:y="4.221cm"><draw:text-box><text:p text:style-name="P198"><text:span text:style-name="T274">V</text:span><text:span text:style-name="T275">1</text:span></text:p></draw:text-box></draw:frame><draw:frame draw:style-name="gr43" draw:text-style-name="P199" svg:width="1.74cm" svg:height="1.2cm" svg:x="5.336cm" svg:y="2.905cm"><draw:text-box><text:p text:style-name="P198"><text:span text:style-name="T274">V</text:span><text:span text:style-name="T275">2</text:span></text:p></draw:text-box></draw:frame><draw:line draw:style-name="gr39" draw:text-style-name="P200" svg:x1="6.23cm" svg:y1="4.015cm" svg:x2="5.295cm" svg:y2="3.993cm"><text:p/></draw:line></draw:g>Calcule le volume des solides suivants composés de parallélépipèdes rectangles accolés.</text:h>
        </text:list-item>
      </text:list>
      <text:p text:style-name="P112"><text:span text:style-name="_5f_Caractères_5f_correction"><text:span text:style-name="T181"/></text:span></text:p>
      <text:p text:style-name="P112"><text:span text:style-name="_5f_Caractères_5f_correction"><text:span text:style-name="T181">V</text:span></text:span><text:span text:style-name="_5f_Caractères_5f_correction"><text:span text:style-name="T266">1</text:span></text:span><text:span text:style-name="_5f_Caractères_5f_correction"><text:span text:style-name="T180"> </text:span></text:span><text:span text:style-name="_5f_Caractères_5f_correction"><text:span text:style-name="T172">=</text:span></text:span><text:span text:style-name="_5f_Caractères_5f_correction"><text:span text:style-name="T167"> 75 × 40 × 32 </text:span></text:span></text:p>
      <text:p text:style-name="P104"><text:span text:style-name="_5f_Caractères_5f_correction"><text:span text:style-name="T181">V</text:span></text:span><text:span text:style-name="_5f_Caractères_5f_correction"><text:span text:style-name="T266">1</text:span></text:span><text:span text:style-name="_5f_Caractères_5f_correction"><text:span text:style-name="T180"> </text:span></text:span><text:span text:style-name="_5f_Caractères_5f_correction"><text:span text:style-name="T167">= 96 000 mm³</text:span></text:span></text:p>
      <text:p text:style-name="P104"><text:span text:style-name="_5f_Caractères_5f_correction"><text:span text:style-name="T167"/></text:span></text:p>
      <text:list text:style-name="_5f_Numérotation_20_des_20_exercices_20_livrets">
        <text:list-item>
          <text:list>
            <text:list-header>
              <text:p text:style-name="P155"><text:span text:style-name="_5f_Caractères_5f_correction"><text:span text:style-name="T181">V</text:span></text:span><text:span text:style-name="_5f_Caractères_5f_correction"><text:span text:style-name="T266">2</text:span></text:span><text:span text:style-name="_5f_Caractères_5f_correction"><text:span text:style-name="T172"> = </text:span></text:span><text:span text:style-name="_5f_Caractères_5f_correction"><text:span text:style-name="T167">32×40×(94−32)</text:span></text:span></text:p>
              <text:p text:style-name="P155"><text:span text:style-name="_5f_Caractères_5f_correction"><text:span text:style-name="T181">V</text:span></text:span><text:span text:style-name="_5f_Caractères_5f_correction"><text:span text:style-name="T266">2</text:span></text:span><text:span text:style-name="_5f_Caractères_5f_correction"><text:span text:style-name="T172"> =</text:span></text:span><text:span text:style-name="_5f_Caractères_5f_correction"><text:span text:style-name="T167"> 79 360 mm</text:span></text:span><text:span text:style-name="_5f_Caractères_5f_correction"><text:span text:style-name="T239">3</text:span></text:span></text:p>
            </text:list-header>
          </text:list>
        </text:list-item>
      </text:list>
      <text:p text:style-name="P112"><text:span text:style-name="_5f_Caractères_5f_correction"><text:span text:style-name="T181">V</text:span></text:span><text:span text:style-name="_5f_Caractères_5f_correction"><text:span text:style-name="T265">solide</text:span></text:span><text:span text:style-name="_5f_Caractères_5f_correction"><text:span text:style-name="T167"> </text:span></text:span><text:span text:style-name="_5f_Caractères_5f_correction"><text:span text:style-name="T172">= </text:span></text:span><text:span text:style-name="_5f_Caractères_5f_correction"><text:span text:style-name="T167">96 000 + 79 360 = </text:span></text:span><text:span text:style-name="_5f_Caractères_5f_correction"><text:span text:style-name="T188">175 360 <text:s/>mm</text:span></text:span><text:span text:style-name="_5f_Caractères_5f_correction"><text:span text:style-name="T243">3</text:span></text:span></text:p>
      <text:p text:style-name="_5f_Paragraphe_5f_Réponse_5f_Pointillés_5f_Grisés"><draw:g text:anchor-type="paragraph" draw:z-index="293" draw:name="Forme4" draw:style-name="gr27"><draw:g draw:name="Shape7_0" draw:style-name="gr28"><draw:polygon draw:style-name="gr29" draw:text-style-name="P192" svg:width="2.75cm" svg:height="1.898cm" svg:x="6.475cm" svg:y="1.385cm" svg:viewBox="0 0 2751 1899" draw:points="2751,0 2751,1899 0,1899 0,1187 1500,1187 1500,0"><text:p/></draw:polygon><draw:polygon draw:style-name="gr30" draw:text-style-name="P193" svg:width="0.749cm" svg:height="0.949cm" svg:x="5.726cm" svg:y="2.33cm" svg:viewBox="0 0 750 950" draw:points="0,712 750,950 750,237 0,0"><text:p/></draw:polygon><draw:polygon draw:style-name="gr31" draw:text-style-name="P194" svg:width="2.25cm" svg:height="0.236cm" svg:x="5.726cm" svg:y="2.33cm" svg:viewBox="0 0 2251 237" draw:points="2251,237 1500,0 0,0 750,237"><text:p/></draw:polygon><draw:polygon draw:style-name="gr30" draw:text-style-name="P193" svg:width="0.749cm" svg:height="1.424cm" svg:x="7.227cm" svg:y="1.15cm" svg:viewBox="0 0 750 1425" draw:points="750,237 0,0 0,1187 750,1425"><text:p/></draw:polygon><draw:polygon draw:style-name="gr31" draw:text-style-name="P194" svg:width="2cm" svg:height="0.236cm" svg:x="7.227cm" svg:y="1.15cm" svg:viewBox="0 0 2001 237" draw:points="0,0 1250,0 2001,237 750,237"><text:p/></draw:polygon><draw:line draw:style-name="gr32" draw:text-style-name="P195" svg:x1="7.227cm" svg:y1="0.933cm" svg:x2="8.477cm" svg:y2="0.933cm"><text:p/></draw:line><draw:line draw:style-name="gr32" draw:text-style-name="P195" svg:x1="6.475cm" svg:y1="2.808cm" svg:x2="7.975cm" svg:y2="2.808cm"><text:p/></draw:line><draw:line draw:style-name="gr32" draw:text-style-name="P195" svg:x1="7.086cm" svg:y1="2.337cm" svg:x2="7.086cm" svg:y2="1.15cm"><text:p/></draw:line><draw:line draw:style-name="gr32" draw:text-style-name="P195" svg:x1="5.472cm" svg:y1="3.042cm" svg:x2="5.472cm" svg:y2="2.33cm"><text:p/></draw:line><draw:frame draw:style-name="gr33" draw:text-style-name="P197" svg:width="1.213cm" svg:height="0.415cm" svg:x="7.285cm" svg:y="0.406cm"><draw:text-box><text:p text:style-name="P196"><text:span text:style-name="T273">3,5 cm</text:span></text:p></draw:text-box></draw:frame><draw:frame draw:style-name="gr34" draw:text-style-name="P197" svg:width="1.211cm" svg:height="0.415cm" svg:x="6.602cm" svg:y="2.87cm"><draw:text-box><text:p text:style-name="P196"><text:span text:style-name="T273">3,8 cm</text:span></text:p></draw:text-box></draw:frame><draw:frame draw:style-name="gr35" draw:text-style-name="P197" svg:width="0.877cm" svg:height="0.414cm" draw:transform="rotate (1.5707963267949) translate (6.5405cm 2.18369444444444cm)"><draw:text-box><text:p text:style-name="P196"><text:span text:style-name="T273">3 cm</text:span></text:p></draw:text-box></draw:frame><draw:frame draw:style-name="gr33" draw:text-style-name="P197" svg:width="1.213cm" svg:height="0.415cm" draw:transform="rotate (1.5707963267949) translate (4.97593055555556cm 3.19793055555556cm)"><draw:text-box><text:p text:style-name="P196"><text:span text:style-name="T273">1,5 cm</text:span></text:p></draw:text-box></draw:frame><draw:line draw:style-name="gr32" draw:text-style-name="P195" svg:x1="6.379cm" svg:y1="3.523cm" svg:x2="5.629cm" svg:y2="3.286cm"><text:p/></draw:line><draw:frame draw:style-name="gr36" draw:text-style-name="P197" svg:width="0.877cm" svg:height="0.415cm" draw:transform="rotate (-0.304559954473011) translate (5.53508333333333cm 3.35315277777778cm)"><draw:text-box><text:p text:style-name="P196"><text:span text:style-name="T273">3 cm</text:span></text:p></draw:text-box></draw:frame></draw:g><draw:frame draw:style-name="gr37" draw:text-style-name="P199" svg:width="1.384cm" svg:height="0.932cm" svg:x="8.103cm" svg:y="2.569cm"><draw:text-box><text:p text:style-name="P198"><text:span text:style-name="T274">V</text:span><text:span text:style-name="T275">1</text:span></text:p></draw:text-box></draw:frame><draw:frame draw:style-name="gr38" draw:text-style-name="P199" svg:width="1.74cm" svg:height="1.198cm" svg:x="8.058cm" svg:y="1.59cm"><draw:text-box><text:p text:style-name="P198"><text:span text:style-name="T274">V</text:span><text:span text:style-name="T275">2</text:span></text:p></draw:text-box></draw:frame><draw:line draw:style-name="gr39" draw:text-style-name="P200" svg:x1="9.196cm" svg:y1="2.565cm" svg:x2="7.948cm" svg:y2="2.543cm"><text:p/></draw:line></draw:g><text:span text:style-name="_5f_pointillés_20_gris"/></text:p>
      <text:list xml:id="list90148688379444" text:continue-numbering="true" text:style-name="_5f_Numérotation_20_des_20_exercices_20_livrets">
        <text:list-item>
          <text:list>
            <text:list-header>
              <text:p text:style-name="P161"><text:span text:style-name="_5f_Caractères_5f_correction"><text:span text:style-name="T181">V</text:span></text:span><text:span text:style-name="_5f_Caractères_5f_correction"><text:span text:style-name="T266">1</text:span></text:span><text:span text:style-name="_5f_Caractères_5f_correction"><text:span text:style-name="T180"> </text:span></text:span><text:span text:style-name="_5f_Caractères_5f_correction"><text:span text:style-name="T172">=</text:span></text:span><text:span text:style-name="_5f_Caractères_5f_correction"><text:span text:style-name="T167"> (3,8 + 3,5) × 3 ×</text:span></text:span><text:span text:style-name="_5f_Caractères_5f_correction"><text:span text:style-name="T188"> 1,5 </text:span></text:span></text:p>
              <text:p text:style-name="P157"><text:span text:style-name="_5f_Caractères_5f_correction"><text:span text:style-name="T181">V</text:span></text:span><text:span text:style-name="_5f_Caractères_5f_correction"><text:span text:style-name="T266">1</text:span></text:span><text:span text:style-name="_5f_Caractères_5f_correction"><text:span text:style-name="T180"> </text:span></text:span><text:span text:style-name="_5f_Caractères_5f_correction"><text:span text:style-name="T188">= 32,85 cm</text:span></text:span><text:span text:style-name="_5f_Caractères_5f_correction"><text:span text:style-name="T243">3</text:span></text:span></text:p>
              <text:p text:style-name="P156"><text:span text:style-name="_5f_Caractères_5f_correction"><text:span text:style-name="T181"/></text:span></text:p>
              <text:p text:style-name="P156"><text:span text:style-name="_5f_Caractères_5f_correction"><text:span text:style-name="T181">V</text:span></text:span><text:span text:style-name="_5f_Caractères_5f_correction"><text:span text:style-name="T266">2 </text:span></text:span><text:span text:style-name="_5f_Caractères_5f_correction"><text:span text:style-name="T172">=</text:span></text:span><text:span text:style-name="_5f_Caractères_5f_correction"><text:span text:style-name="T167"> 3,5 × 3 × 3 = 31,5 cm</text:span></text:span><text:span text:style-name="_5f_Caractères_5f_correction"><text:span text:style-name="T239">3</text:span></text:span></text:p>
            </text:list-header>
          </text:list>
        </text:list-item>
      </text:list>
      <text:p text:style-name="P113"><text:span text:style-name="_5f_Caractères_5f_correction"><text:span text:style-name="T181"/></text:span></text:p>
      <text:p text:style-name="P113"><text:span text:style-name="_5f_Caractères_5f_correction"><text:span text:style-name="T181">V</text:span></text:span><text:span text:style-name="_5f_Caractères_5f_correction"><text:span text:style-name="T265">solide</text:span></text:span><text:span text:style-name="_5f_Caractères_5f_correction"><text:span text:style-name="T167"> </text:span></text:span><text:span text:style-name="_5f_Caractères_5f_correction"><text:span text:style-name="T172">= </text:span></text:span><text:span text:style-name="_5f_Caractères_5f_correction"><text:span text:style-name="T167">32,85 + 31,5 = 64,35 c</text:span></text:span><text:span text:style-name="_5f_Caractères_5f_correction"><text:span text:style-name="T189">m</text:span></text:span><text:span text:style-name="_5f_Caractères_5f_correction"><text:span text:style-name="T244">3</text:span></text:span></text:p>
      <text:h text:style-name="_5f_Paragraphe" text:outline-level="1"><text:span text:style-name="_5f_pointillés_20_gris"/></text:h>
      <text:section text:style-name="Sect1" text:name="Section1">
        <text:list xml:id="list90150229292021" text:continue-list="list90148717019030" text:style-name="_5f_Numérotation_20_des_20_exercices">
          <text:list-item>
            <text:h text:style-name="P177" text:outline-level="1">Le petit frère de Pierre a réalisé l'empilement ci‑<text:span text:style-name="T212">dessous</text:span>. </text:h>
          </text:list-item>
        </text:list>
        <text:h text:style-name="_5f_Paragraphe" text:outline-level="1">Calcule son volume sachant que le côté du plus gros cube mesure 10 cm et que les côtés des autres cubes mesurent deux centimètres de moins que celui du dessous.</text:h>
        <text:list text:continue-list="list90148688379444" text:style-name="_5f_Numérotation_20_des_20_exercices_20_livrets">
          <text:list-item>
            <text:list>
              <text:list-header>
                <text:p text:style-name="P158"><draw:g text:anchor-type="char" draw:z-index="294" draw:name="Shape8_0" draw:style-name="gr10"><draw:custom-shape draw:style-name="gr11" draw:text-style-name="P184" svg:width="1.98cm" svg:height="1.983cm" svg:x="6.574cm" svg:y="3.826cm"><text:p/><draw:enhanced-geometry svg:viewBox="0 0 21600 21600" draw:mirror-horizontal="false" draw:mirror-vertical="false" draw:type="rectangle" draw:enhanced-path="M 0 0 L 21600 0 21600 21600 0 21600 0 0 Z N"/></draw:custom-shape><draw:polygon draw:style-name="gr12" draw:text-style-name="P184" svg:width="0.879cm" svg:height="2.532cm" svg:x="8.553cm" svg:y="3.277cm" svg:viewBox="0 0 880 2533" draw:points="0,2533 880,1982 880,0 0,551"><text:p/></draw:polygon><draw:line draw:style-name="gr12" draw:text-style-name="P184" svg:x1="6.573cm" svg:y1="3.828cm" svg:x2="7.453cm" svg:y2="3.277cm"><text:p/></draw:line><draw:polygon draw:style-name="gr12" draw:text-style-name="P184" svg:width="2.858cm" svg:height="0.55cm" svg:x="6.573cm" svg:y="3.277cm" svg:viewBox="0 0 2859 551" draw:points="0,551 880,0 2859,0 1980,551"><text:p/></draw:polygon><draw:custom-shape draw:style-name="gr13" draw:text-style-name="P185" svg:width="1.98cm" svg:height="1.983cm" svg:x="6.574cm" svg:y="3.826cm"><text:p/><draw:enhanced-geometry svg:viewBox="0 0 21600 21600" draw:mirror-horizontal="false" draw:mirror-vertical="false" draw:type="rectangle" draw:enhanced-path="M 0 0 L 21600 0 21600 21600 0 21600 0 0 Z N"/></draw:custom-shape><draw:polygon draw:style-name="gr14" draw:text-style-name="P185" svg:width="0.879cm" svg:height="2.532cm" svg:x="8.553cm" svg:y="3.277cm" svg:viewBox="0 0 880 2533" draw:points="0,2533 880,1982 880,0 0,551"><text:p/></draw:polygon><draw:line draw:style-name="gr12" draw:text-style-name="P184" svg:x1="6.573cm" svg:y1="3.828cm" svg:x2="7.453cm" svg:y2="3.277cm"><text:p/></draw:line><draw:polygon draw:style-name="gr14" draw:text-style-name="P185" svg:width="2.858cm" svg:height="0.55cm" svg:x="6.573cm" svg:y="3.277cm" svg:viewBox="0 0 2859 551" draw:points="0,551 880,0 2859,0 1980,551"><text:p/></draw:polygon><draw:custom-shape draw:style-name="gr15" draw:text-style-name="P186" svg:width="1.585cm" svg:height="1.588cm" svg:x="6.86cm" svg:y="2.164cm"><text:p/><draw:enhanced-geometry svg:viewBox="0 0 21600 21600" draw:mirror-horizontal="false" draw:mirror-vertical="false" draw:type="rectangle" draw:enhanced-path="M 0 0 L 21600 0 21600 21600 0 21600 0 0 Z N"/></draw:custom-shape><draw:polygon draw:style-name="gr16" draw:text-style-name="P186" svg:width="0.703cm" svg:height="2.025cm" svg:x="8.442cm" svg:y="1.723cm" svg:viewBox="0 0 704 2026" draw:points="0,2026 704,1586 704,0 0,440"><text:p/></draw:polygon><draw:line draw:style-name="gr16" draw:text-style-name="P186" svg:x1="6.863cm" svg:y1="2.163cm" svg:x2="7.567cm" svg:y2="1.723cm"><text:p/></draw:line><draw:polygon draw:style-name="gr16" draw:text-style-name="P186" svg:width="2.286cm" svg:height="0.439cm" svg:x="6.863cm" svg:y="1.723cm" svg:viewBox="0 0 2287 440" draw:points="0,440 704,0 2287,0 1584,440"><text:p/></draw:polygon><draw:custom-shape draw:style-name="gr17" draw:text-style-name="P187" svg:width="1.585cm" svg:height="1.588cm" svg:x="6.86cm" svg:y="2.164cm"><text:p/><draw:enhanced-geometry svg:viewBox="0 0 21600 21600" draw:mirror-horizontal="false" draw:mirror-vertical="false" draw:type="rectangle" draw:enhanced-path="M 0 0 L 21600 0 21600 21600 0 21600 0 0 Z N"/></draw:custom-shape><draw:polygon draw:style-name="gr18" draw:text-style-name="P187" svg:width="0.703cm" svg:height="2.025cm" svg:x="8.442cm" svg:y="1.723cm" svg:viewBox="0 0 704 2026" draw:points="0,2026 704,1586 704,0 0,440"><text:p/></draw:polygon><draw:line draw:style-name="gr16" draw:text-style-name="P186" svg:x1="6.863cm" svg:y1="2.163cm" svg:x2="7.567cm" svg:y2="1.723cm"><text:p/></draw:line><draw:polygon draw:style-name="gr18" draw:text-style-name="P187" svg:width="2.286cm" svg:height="0.439cm" svg:x="6.863cm" svg:y="1.723cm" svg:viewBox="0 0 2287 440" draw:points="0,440 704,0 2287,0 1584,440"><text:p/></draw:polygon><draw:custom-shape draw:style-name="gr19" draw:text-style-name="P188" svg:width="1.191cm" svg:height="1.19cm" svg:x="7.147cm" svg:y="0.898cm"><text:p/><draw:enhanced-geometry svg:viewBox="0 0 21600 21600" draw:mirror-horizontal="false" draw:mirror-vertical="false" draw:type="rectangle" draw:enhanced-path="M 0 0 L 21600 0 21600 21600 0 21600 0 0 Z N"/></draw:custom-shape><draw:polygon draw:style-name="gr20" draw:text-style-name="P188" svg:width="0.527cm" svg:height="1.519cm" svg:x="8.334cm" svg:y="0.563cm" svg:viewBox="0 0 528 1520" draw:points="0,1520 528,1189 528,0 0,330"><text:p/></draw:polygon><draw:line draw:style-name="gr20" draw:text-style-name="P188" svg:x1="7.147cm" svg:y1="0.893cm" svg:x2="7.675cm" svg:y2="0.563cm"><text:p/></draw:line><draw:polygon draw:style-name="gr20" draw:text-style-name="P188" svg:width="1.715cm" svg:height="0.329cm" svg:x="7.147cm" svg:y="0.563cm" svg:viewBox="0 0 1716 330" draw:points="0,330 528,0 1716,0 1188,330"><text:p/></draw:polygon><draw:custom-shape draw:style-name="gr21" draw:text-style-name="P189" svg:width="1.191cm" svg:height="1.19cm" svg:x="7.147cm" svg:y="0.898cm"><text:p/><draw:enhanced-geometry svg:viewBox="0 0 21600 21600" draw:mirror-horizontal="false" draw:mirror-vertical="false" draw:type="rectangle" draw:enhanced-path="M 0 0 L 21600 0 21600 21600 0 21600 0 0 Z N"/></draw:custom-shape><draw:polygon draw:style-name="gr22" draw:text-style-name="P189" svg:width="0.527cm" svg:height="1.519cm" svg:x="8.334cm" svg:y="0.563cm" svg:viewBox="0 0 528 1520" draw:points="0,1520 528,1189 528,0 0,330"><text:p/></draw:polygon><draw:line draw:style-name="gr20" draw:text-style-name="P188" svg:x1="7.147cm" svg:y1="0.893cm" svg:x2="7.675cm" svg:y2="0.563cm"><text:p/></draw:line><draw:polygon draw:style-name="gr22" draw:text-style-name="P189" svg:width="1.715cm" svg:height="0.329cm" svg:x="7.147cm" svg:y="0.563cm" svg:viewBox="0 0 1716 330" draw:points="0,330 528,0 1716,0 1188,330"><text:p/></draw:polygon><draw:custom-shape draw:style-name="gr23" draw:text-style-name="P190" svg:width="0.791cm" svg:height="0.795cm" svg:x="7.433cm" svg:y="0.026cm"><text:p/><draw:enhanced-geometry svg:viewBox="0 0 21600 21600" draw:mirror-horizontal="false" draw:mirror-vertical="false" draw:type="rectangle" draw:enhanced-path="M 0 0 L 21600 0 21600 21600 0 21600 0 0 Z N"/></draw:custom-shape><draw:polygon draw:style-name="gr24" draw:text-style-name="P190" svg:width="0.351cm" svg:height="1.012cm" svg:x="8.221cm" svg:y="-0.194cm" svg:viewBox="0 0 352 1013" draw:points="0,1013 352,793 352,0 0,220"><text:p/></draw:polygon><draw:line draw:style-name="gr24" draw:text-style-name="P190" svg:x1="7.426cm" svg:y1="0.026cm" svg:x2="7.778cm" svg:y2="-0.194cm"><text:p/></draw:line><draw:polygon draw:style-name="gr24" draw:text-style-name="P190" svg:width="1.143cm" svg:height="0.219cm" svg:x="7.426cm" svg:y="-0.194cm" svg:viewBox="0 0 1144 220" draw:points="0,220 352,0 1144,0 792,220"><text:p/></draw:polygon><draw:custom-shape draw:style-name="gr25" draw:text-style-name="P191" svg:width="0.791cm" svg:height="0.795cm" svg:x="7.433cm" svg:y="0.026cm"><text:p/><draw:enhanced-geometry svg:viewBox="0 0 21600 21600" draw:mirror-horizontal="false" draw:mirror-vertical="false" draw:type="rectangle" draw:enhanced-path="M 0 0 L 21600 0 21600 21600 0 21600 0 0 Z N"/></draw:custom-shape><draw:polygon draw:style-name="gr26" draw:text-style-name="P191" svg:width="0.351cm" svg:height="1.012cm" svg:x="8.221cm" svg:y="-0.194cm" svg:viewBox="0 0 352 1013" draw:points="0,1013 352,793 352,0 0,220"><text:p/></draw:polygon><draw:line draw:style-name="gr24" draw:text-style-name="P190" svg:x1="7.426cm" svg:y1="0.026cm" svg:x2="7.778cm" svg:y2="-0.194cm"><text:p/></draw:line><draw:polygon draw:style-name="gr26" draw:text-style-name="P191" svg:width="1.143cm" svg:height="0.219cm" svg:x="7.426cm" svg:y="-0.194cm" svg:viewBox="0 0 1144 220" draw:points="0,220 352,0 1144,0 792,220"><text:p/></draw:polygon></draw:g><text:span text:style-name="_5f_Caractères_5f_correction"><text:span text:style-name="T181">V</text:span></text:span><text:span text:style-name="_5f_Caractères_5f_correction"><text:span text:style-name="T265">1er cube</text:span></text:span><text:span text:style-name="_5f_Caractères_5f_correction"><text:span text:style-name="T180"> </text:span></text:span><text:span text:style-name="_5f_Caractères_5f_correction"><text:span text:style-name="T172">=</text:span></text:span><text:span text:style-name="_5f_Caractères_5f_correction"><text:span text:style-name="T167"> 10×10×10</text:span></text:span><text:span text:style-name="_5f_Caractères_5f_correction"><text:span text:style-name="T190"> </text:span></text:span><text:span text:style-name="_5f_Caractères_5f_correction"><text:span text:style-name="T167">= 1 000 cm³</text:span></text:span></text:p>
                <text:p text:style-name="P152"><text:span text:style-name="_5f_Caractères_5f_correction"/></text:p>
                <text:p text:style-name="P159"><text:span text:style-name="_5f_Caractères_5f_correction"><text:span text:style-name="T181">V</text:span></text:span><text:span text:style-name="_5f_Caractères_5f_correction"><text:span text:style-name="T265">2e cube</text:span></text:span><text:span text:style-name="_5f_Caractères_5f_correction"><text:span text:style-name="T172"> =</text:span></text:span><text:span text:style-name="_5f_Caractères_5f_correction"><text:span text:style-name="T167"> 8 × 8 × 8 = 512 cm³</text:span></text:span></text:p>
                <text:p text:style-name="P153"><text:span text:style-name="_5f_Caractères_5f_correction"/></text:p>
              </text:list-header>
            </text:list>
            <text:p text:style-name="P159"><text:span text:style-name="_5f_Caractères_5f_correction"><text:span text:style-name="T181">V</text:span></text:span><text:span text:style-name="_5f_Caractères_5f_correction"><text:span text:style-name="T265">3e cube</text:span></text:span><text:span text:style-name="_5f_Caractères_5f_correction"><text:span text:style-name="T172"> =</text:span></text:span><text:span text:style-name="_5f_Caractères_5f_correction"><text:span text:style-name="T167"> 6 × 6 × 6 = 216 cm³</text:span></text:span></text:p>
            <text:p text:style-name="P153"><text:span text:style-name="_5f_Caractères_5f_correction"/></text:p>
            <text:p text:style-name="P159"><text:span text:style-name="_5f_Caractères_5f_correction"><text:span text:style-name="T181">V</text:span></text:span><text:span text:style-name="_5f_Caractères_5f_correction"><text:span text:style-name="T265">4e cube</text:span></text:span><text:span text:style-name="_5f_Caractères_5f_correction"><text:span text:style-name="T172"> =</text:span></text:span><text:span text:style-name="_5f_Caractères_5f_correction"><text:span text:style-name="T167"> 4 × 4 × 4 = 64 cm³</text:span></text:span></text:p>
          </text:list-item>
        </text:list>
        <text:p text:style-name="P154"><text:span text:style-name="_5f_Caractères_5f_correction"/></text:p>
        <text:list text:continue-numbering="true" text:style-name="_5f_Numérotation_20_des_20_exercices_20_livrets">
          <text:list-header>
            <text:p text:style-name="P160"><text:span text:style-name="_5f_Caractères_5f_correction"><text:span text:style-name="T181">V</text:span></text:span><text:span text:style-name="_5f_Caractères_5f_correction"><text:span text:style-name="T267">total</text:span></text:span><text:span text:style-name="_5f_Caractères_5f_correction"><text:span text:style-name="T172"> =</text:span></text:span><text:span text:style-name="_5f_Caractères_5f_correction"><text:span text:style-name="T167"> 1 000 + 512 + 216 + 64</text:span></text:span></text:p>
          </text:list-header>
        </text:list>
        <text:p text:style-name="P105"><text:span text:style-name="_5f_Caractères_5f_correction"><text:span text:style-name="T181">V</text:span></text:span><text:span text:style-name="_5f_Caractères_5f_correction"><text:span text:style-name="T265">total</text:span></text:span><text:span text:style-name="_5f_Caractères_5f_correction"><text:span text:style-name="T180"> </text:span></text:span><text:span text:style-name="_5f_Caractères_5f_correction"><text:span text:style-name="T188">= 1 792 cm³</text:span></text:span></text:p>
        <text:p text:style-name="P105"><text:span text:style-name="_5f_Caractères_5f_correction"><text:span text:style-name="T188"/></text:span></text:p>
        <text:list text:continue-list="list90150229292021" text:style-name="_5f_Numérotation_20_des_20_exercices">
          <text:list-item>
            <text:h text:style-name="P178" text:outline-level="1">Un <text:span text:style-name="T211">terrarium en forme de pavé droit,</text:span> d'une capacité de <text:span text:style-name="T211">3</text:span>0 L a pour longueur 40 cm et pour largeur 2<text:span text:style-name="T211">5</text:span> cm.</text:h>
          </text:list-item>
        </text:list>
        <text:h text:style-name="_5f_Paragraphe" text:outline-level="1">Calcule sa hauteur en centimètres.</text:h>
        <text:p text:style-name="P114"><text:span text:style-name="_5f_Caractères_5f_correction"><text:span text:style-name="T269">3</text:span></text:span><text:span text:style-name="_5f_Caractères_5f_correction"><text:span text:style-name="T270">0 L = </text:span></text:span><text:span text:style-name="_5f_Caractères_5f_correction"><text:span text:style-name="T269">3</text:span></text:span><text:span text:style-name="_5f_Caractères_5f_correction"><text:span text:style-name="T270">0 dm³ = </text:span></text:span><text:span text:style-name="_5f_Caractères_5f_correction"><text:span text:style-name="T269">3</text:span></text:span><text:span text:style-name="_5f_Caractères_5f_correction"><text:span text:style-name="T270">0 000 cm³ </text:span></text:span></text:p>
        <text:p text:style-name="P114"><text:span text:style-name="_5f_Caractères_5f_correction"><text:span text:style-name="T181">V</text:span></text:span><text:span text:style-name="_5f_Caractères_5f_correction"><text:span text:style-name="T268">Te</text:span></text:span><text:span text:style-name="_5f_Caractères_5f_correction"><text:span text:style-name="T169">=</text:span></text:span><text:span text:style-name="_5f_Caractères_5f_correction"><text:span text:style-name="T167"> <text:s/></text:span></text:span><text:span text:style-name="_5f_Caractères_5f_correction"><text:span text:style-name="T191">2</text:span></text:span><text:span text:style-name="_5f_Caractères_5f_correction"><text:span text:style-name="T192">5</text:span></text:span><text:span text:style-name="_5f_Caractères_5f_correction"><text:span text:style-name="T191"> </text:span></text:span><text:span text:style-name="_5f_Caractères_5f_correction"><text:span text:style-name="T194"></text:span></text:span><text:span text:style-name="_5f_Caractères_5f_correction"><text:span text:style-name="T191"> 40 </text:span></text:span><text:span text:style-name="_5f_Caractères_5f_correction"><text:span text:style-name="T194"></text:span></text:span><text:span text:style-name="_5f_Caractères_5f_correction"><text:span text:style-name="T191"> h <text:s/>donc <text:s/>h </text:span></text:span><text:span text:style-name="_5f_Caractères_5f_correction"><text:span text:style-name="T194"></text:span></text:span><text:span text:style-name="_5f_Caractères_5f_correction"><text:span text:style-name="T191"> </text:span></text:span><text:span text:style-name="_5f_Caractères_5f_correction"><text:span text:style-name="T192">1 0</text:span></text:span><text:span text:style-name="_5f_Caractères_5f_correction"><text:span text:style-name="T191">00 = </text:span></text:span><text:span text:style-name="_5f_Caractères_5f_correction"><text:span text:style-name="T192">3</text:span></text:span><text:span text:style-name="_5f_Caractères_5f_correction"><text:span text:style-name="T191">0 000</text:span></text:span></text:p>
        <text:p text:style-name="P114"><text:span text:style-name="_5f_Caractères_5f_correction"><text:span text:style-name="T191">On a donc <text:s/>h = </text:span></text:span><text:span text:style-name="_5f_Caractères_5f_correction"><text:span text:style-name="T192">3</text:span></text:span><text:span text:style-name="_5f_Caractères_5f_correction"><text:span text:style-name="T191">0 000 ÷ </text:span></text:span><text:span text:style-name="_5f_Caractères_5f_correction"><text:span text:style-name="T192">1 0</text:span></text:span><text:span text:style-name="_5f_Caractères_5f_correction"><text:span text:style-name="T191">00 = </text:span></text:span><text:span text:style-name="_5f_Caractères_5f_correction"><text:span text:style-name="T192">30</text:span></text:span><text:span text:style-name="_5f_Caractères_5f_correction"><text:span text:style-name="T191"> cm</text:span></text:span></text:p>
        <text:p text:style-name="P114"><text:span text:style-name="_5f_Caractères_5f_correction"><text:span text:style-name="T191">La hauteur d</text:span></text:span><text:span text:style-name="_5f_Caractères_5f_correction"><text:span text:style-name="T192">u terrarium</text:span></text:span><text:span text:style-name="_5f_Caractères_5f_correction"><text:span text:style-name="T191"> mesure </text:span></text:span><text:span text:style-name="_5f_Caractères_5f_correction"><text:span text:style-name="T192">30</text:span></text:span><text:span text:style-name="_5f_Caractères_5f_correction"><text:span text:style-name="T191"> cm.</text:span></text:span></text:p>
      </text:section>
      <text:list xml:id="list90150256511959" text:continue-numbering="true" text:style-name="_5f_Numérotation_20_des_20_exercices">
        <text:list-item>
          <text:h text:style-name="P175" text:outline-level="1">Pour transporter des marchandises par bateau ou camion, on utilise des containers dont la longueur est de 12 m, la largeur de 2,5 m et la hauteur de 2,5 m.</text:h>
          <text:list>
            <text:list-item>
              <text:p text:style-name="P170">Exprime ses dimensions en décimètres.</text:p>
            </text:list-item>
          </text:list>
        </text:list-item>
      </text:list>
      <text:list text:continue-list="list90149541618104" text:style-name="_5f_Numérotation_20_des_20_exercices">
        <text:list-item>
          <text:list>
            <text:list-header>
              <text:p text:style-name="P168">L = <text:span text:style-name="_5f_Caractères_5f_correction"><text:span text:style-name="T257">120 dm</text:span></text:span><text:span text:style-name="_5f_pointillés_20_gris"><text:span text:style-name="T250"> </text:span></text:span>; l = <text:span text:style-name="_5f_Caractères_5f_correction"><text:span text:style-name="T222">25</text:span></text:span><text:span text:style-name="_5f_Caractères_5f_correction"><text:span text:style-name="T257"> dm </text:span></text:span>; h = <text:span text:style-name="_5f_Caractères_5f_correction"><text:span text:style-name="T257"> </text:span></text:span><text:span text:style-name="_5f_Caractères_5f_correction"><text:span text:style-name="T222">25</text:span></text:span><text:span text:style-name="_5f_Caractères_5f_correction"><text:span text:style-name="T257"> dm.</text:span></text:span></text:p>
            </text:list-header>
          </text:list>
        </text:list-item>
      </text:list>
      <text:list text:continue-list="list90150256511959" text:style-name="_5f_Numérotation_20_des_20_exercices">
        <text:list-item>
          <text:list>
            <text:list-item>
              <text:p text:style-name="P170">Donne son volume en décamètres cubes.</text:p>
            </text:list-item>
          </text:list>
        </text:list-item>
      </text:list>
      <text:p text:style-name="P115"><text:span text:style-name="_5f_Caractères_5f_correction"><text:span text:style-name="T181">V</text:span></text:span><text:span text:style-name="_5f_Caractères_5f_correction"><text:span text:style-name="T236">C</text:span></text:span><text:span text:style-name="_5f_Caractères_5f_correction"><text:span text:style-name="T238">ontainer</text:span></text:span><text:span text:style-name="_5f_Caractères_5f_correction"><text:span text:style-name="T237"> <text:s/></text:span></text:span><text:span text:style-name="_5f_Caractères_5f_correction"><text:span text:style-name="T169">=</text:span></text:span><text:span text:style-name="_5f_Caractères_5f_correction"><text:span text:style-name="T167"> <text:s/></text:span></text:span><text:span text:style-name="_5f_Caractères_5f_correction"><text:span text:style-name="T231">120</text:span></text:span><text:span text:style-name="_5f_Caractères_5f_correction"><text:span text:style-name="T191"> </text:span></text:span><text:span text:style-name="_5f_Caractères_5f_correction"><text:span text:style-name="T194"></text:span></text:span><text:span text:style-name="_5f_Caractères_5f_correction"><text:span text:style-name="T191"> </text:span></text:span><text:span text:style-name="_5f_Caractères_5f_correction"><text:span text:style-name="T231">25 </text:span></text:span><text:span text:style-name="_5f_Caractères_5f_correction"><text:span text:style-name="T194"></text:span></text:span><text:span text:style-name="_5f_Caractères_5f_correction"><text:span text:style-name="T191"> </text:span></text:span><text:span text:style-name="_5f_Caractères_5f_correction"><text:span text:style-name="T231">25</text:span></text:span><text:span text:style-name="_5f_Caractères_5f_correction"><text:span text:style-name="T191"> = </text:span></text:span><text:span text:style-name="_5f_Caractères_5f_correction"><text:span text:style-name="T231">75 </text:span></text:span><text:span text:style-name="_5f_Caractères_5f_correction"><text:span text:style-name="T191">000 </text:span></text:span><text:span text:style-name="_5f_Caractères_5f_correction"><text:span text:style-name="T193">dm³.</text:span></text:span></text:p>
      <text:p text:style-name="P116"><text:span text:style-name="_5f_Caractères_5f_correction"><text:span text:style-name="T183">V</text:span></text:span><text:span text:style-name="_5f_Caractères_5f_correction"><text:span text:style-name="T236">C</text:span></text:span><text:span text:style-name="_5f_Caractères_5f_correction"><text:span text:style-name="T237"> </text:span></text:span><text:span text:style-name="_5f_Caractères_5f_correction"><text:span text:style-name="T238">ontainer</text:span></text:span><text:span text:style-name="_5f_Caractères_5f_correction"><text:span text:style-name="T237"> </text:span></text:span><text:span text:style-name="_5f_Caractères_5f_correction"><text:span text:style-name="T171">=</text:span></text:span><text:span text:style-name="_5f_Caractères_5f_correction"><text:span text:style-name="T193"> </text:span></text:span><text:span text:style-name="_5f_Caractères_5f_correction"><text:span text:style-name="T191"><text:s/></text:span></text:span><text:span text:style-name="_5f_Caractères_5f_correction"><text:span text:style-name="T193">0,0</text:span></text:span><text:span text:style-name="_5f_Caractères_5f_correction"><text:span text:style-name="T231">75 </text:span></text:span><text:span text:style-name="_5f_Caractères_5f_correction"><text:span text:style-name="T193">dam³.</text:span></text:span></text:p>
      <text:list text:continue-numbering="true" text:style-name="_5f_Numérotation_20_des_20_exercices">
        <text:list-item>
          <text:h text:style-name="P179" text:outline-level="1"><text:span text:style-name="Character_5f_20_5f_style">Une baignoire est remplie à ras bord. On y plonge un cube plein de 25 cm d’arête qui coule immédiatement au fond de la baignoire en la faisant déborder. Quelle quantité d’eau, en litres, s’est échappée de la baignoire ?</text:span></text:h>
        </text:list-item>
      </text:list>
      <text:p text:style-name="P116"><text:span text:style-name="_5f_Caractères_5f_correction"><text:span text:style-name="T181">V</text:span></text:span><text:span text:style-name="_5f_Caractères_5f_correction"><text:span text:style-name="T236">C</text:span></text:span><text:span text:style-name="_5f_Caractères_5f_correction"><text:span text:style-name="T238">ube</text:span></text:span><text:span text:style-name="_5f_Caractères_5f_correction"><text:span text:style-name="T237"> </text:span></text:span><text:span text:style-name="_5f_Caractères_5f_correction"><text:span text:style-name="T169">=</text:span></text:span><text:span text:style-name="_5f_Caractères_5f_correction"><text:span text:style-name="T167"> <text:s/></text:span></text:span><text:span text:style-name="_5f_Caractères_5f_correction"><text:span text:style-name="T232">25</text:span></text:span><text:span text:style-name="_5f_Caractères_5f_correction"><text:span text:style-name="T191"> </text:span></text:span><text:span text:style-name="_5f_Caractères_5f_correction"><text:span text:style-name="T194"></text:span></text:span><text:span text:style-name="_5f_Caractères_5f_correction"><text:span text:style-name="T191"> </text:span></text:span><text:span text:style-name="_5f_Caractères_5f_correction"><text:span text:style-name="T231">25 </text:span></text:span><text:span text:style-name="_5f_Caractères_5f_correction"><text:span text:style-name="T194"></text:span></text:span><text:span text:style-name="_5f_Caractères_5f_correction"><text:span text:style-name="T191"> </text:span></text:span><text:span text:style-name="_5f_Caractères_5f_correction"><text:span text:style-name="T231">25</text:span></text:span><text:span text:style-name="_5f_Caractères_5f_correction"><text:span text:style-name="T191"> = </text:span></text:span><text:span text:style-name="_5f_Caractères_5f_correction"><text:span text:style-name="T232">15 625</text:span></text:span><text:span text:style-name="_5f_Caractères_5f_correction"><text:span text:style-name="T191"> </text:span></text:span><text:span text:style-name="_5f_Caractères_5f_correction"><text:span text:style-name="T195">c</text:span></text:span><text:span text:style-name="_5f_Caractères_5f_correction"><text:span text:style-name="T193">m³ </text:span></text:span></text:p>
      <text:p text:style-name="P116"><text:span text:style-name="_5f_Caractères_5f_correction"><text:span text:style-name="T184">V</text:span></text:span><text:span text:style-name="_5f_Caractères_5f_correction"><text:span text:style-name="T236">C</text:span></text:span><text:span text:style-name="_5f_Caractères_5f_correction"><text:span text:style-name="T238">ube</text:span></text:span><text:span text:style-name="_5f_Caractères_5f_correction"><text:span text:style-name="T237"> </text:span></text:span><text:span text:style-name="_5f_Caractères_5f_correction"><text:span text:style-name="T233"><text:s/></text:span></text:span><text:span text:style-name="_5f_Caractères_5f_correction"><text:span text:style-name="T195">=</text:span></text:span><text:span text:style-name="_5f_Caractères_5f_correction"><text:span text:style-name="T232">15,625</text:span></text:span><text:span text:style-name="_5f_Caractères_5f_correction"><text:span text:style-name="T191"> </text:span></text:span><text:span text:style-name="_5f_Caractères_5f_correction"><text:span text:style-name="T195">d</text:span></text:span><text:span text:style-name="_5f_Caractères_5f_correction"><text:span text:style-name="T193">m³ </text:span></text:span><text:span text:style-name="_5f_Caractères_5f_correction"><text:span text:style-name="T195">ou L</text:span></text:span></text:p>
      <text:p text:style-name="P116"><text:span text:style-name="_5f_Caractères_5f_correction"><text:span text:style-name="T195">Il s’est échappé 15,625 litres d’eau de la baignoire.</text:span></text:span></text:p>
      <text:p text:style-name="P101"><text:span text:style-name="_5f_pointillés_20_gr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OpenSymbol3" svg:font-family="OpenSymbol" style:font-adornments="Roman"/>
    <style:font-face style:name="SimSun" svg:font-family="SimSun" style:font-family-generic="system" style:font-pitch="variable"/>
    <style:font-face style:name="StarSymbol" svg:font-family="StarSymbol" style:font-charset="x-symbol"/>
    <style:font-face style:name="Symbol" svg:font-family="Symbol" style:font-adornments="Roman"/>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902" svg:d="M564 0l-564 902h1131z"/>
    <draw:stroke-dash draw:name="Long_20_Dash" draw:display-name="Long Dash" draw:style="rect" draw:dots1="1" draw:dots1-length="22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text-transform="uppercase" fo:color="#808080"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indent="0cm" style:auto-text-indent="false" style:shadow="none">
        <style:tab-stops/>
      </style:paragraph-properties>
      <style:text-properties fo:text-transform="uppercase" fo:color="#808080"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Bullet" style:display-name="_Paragraphe_Bullet" style:family="paragraph" style:parent-style-name="_5f_Paragraphe" style:list-style-name="List_20_1"/>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itre_5f_Exercices" style:display-name="_Titre_Exercices" style:family="paragraph" style:parent-style-name="_5f_STYLES_5f_PARAGRAPHES_5f_SESAMATH" style:default-outline-level="1" style:list-style-nam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Droit" style:display-name="_Tableau Droit" style:family="paragraph" style:parent-style-name="_5f_Paragraphe">
      <style:paragraph-properties fo:text-align="end" style:justify-single-word="false"/>
    </style:style>
    <style:style style:name="_5f_Tableau_20_Gauche" style:display-name="_Tableau Gauche" style:family="paragraph" style:parent-style-name="_5f_Paragraphe">
      <style:paragraph-properties fo:text-align="start"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Header_20_P_20_page_20_paire_20__28_G_29_" style:display-name="_Header P page paire (G)" style:family="paragraph" style:parent-style-name="_5f_Header_20_N_20_page_20_paire_20__28_G_29_">
      <style:text-properties fo:color="#d62e4e" loext:opacity="100%"/>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Tableau_5f_Centré_5f_Bullet" style:display-name="_Tableau_Centré_Bullet" style:family="paragraph" style:parent-style-name="_5f_Paragraphe_5f_Bullet">
      <style:paragraph-properties fo:text-align="center"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Paragraphe_5f_opération_5f_posée" style:display-name="_Paragraphe_opération_posée" style:family="paragraph" style:parent-style-name="Standard">
      <style:paragraph-properties fo:text-align="end" style:justify-single-word="false"/>
    </style:style>
    <style:style style:name="_5f_Paragraphe_20_livret_20_réponse_20_élève" style:display-name="_Paragraphe livret réponse élève" style:family="paragraph" style:parent-style-name="Standard" style:list-style-name="_5f_Numérotation_20_des_20_exercices_20_livrets">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Caractères_5f_exposant" style:display-name="_Caractères_exposant" style:family="text" style:parent-style-name="_5f_Caractères">
      <style:text-properties style:text-position="40% 60%"/>
    </style:style>
    <style:style style:name="_5f_Caractères_5f_indice" style:display-name="_Caractères_indice" style:family="text" style:parent-style-name="_5f_Caractères">
      <style:text-properties style:text-position="-1% 58%"/>
    </style:style>
    <style:style style:name="Character_5f_20_5f_style" style:display-name="Character_20_style" style:family="text"/>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draw:fill="none"/>
    </style:style>
    <style:style style:name="Labels" style:family="graphic" style:auto-update="true">
      <style:graphic-properties text:anchor-type="as-char" svg:y="0cm" fo:margin-left="0.201cm" fo:margin-right="0.201cm" style:protect="size position" style:vertical-pos="top" style:vertical-rel="baseline" draw:fill="no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draw:fill="none"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_5f_Numéros_20_exercices" loext:num-list-format=" %4%" style:num-prefix=" " text:bullet-char="•">
        <style:list-level-properties text:space-before="1.501cm" text:min-label-width="0.499cm"/>
        <style:text-properties style:font-name="StarSymbol"/>
      </text:list-level-style-bullet>
      <text:list-level-style-bullet text:level="5" text:style-name="_5f_Numéros_20_exercices" loext:num-list-format=" %5%" style:num-prefix=" " text:bullet-char="•">
        <style:list-level-properties text:space-before="2cm" text:min-label-width="0.499cm"/>
        <style:text-properties style:font-name="StarSymbol"/>
      </text:list-level-style-bullet>
      <text:list-level-style-bullet text:level="6" text:style-name="_5f_Numéros_20_exercices" loext:num-list-format=" %6%" style:num-prefix=" " text:bullet-char="•">
        <style:list-level-properties text:space-before="2.501cm" text:min-label-width="0.499cm"/>
        <style:text-properties style:font-name="StarSymbol"/>
      </text:list-level-style-bullet>
      <text:list-level-style-bullet text:level="7" text:style-name="_5f_Numéros_20_exercices" loext:num-list-format=" %7%" style:num-prefix=" " text:bullet-char="•">
        <style:list-level-properties text:space-before="3.001cm" text:min-label-width="0.499cm"/>
        <style:text-properties style:font-name="StarSymbol"/>
      </text:list-level-style-bullet>
      <text:list-level-style-bullet text:level="8" text:style-name="_5f_Numéros_20_exercices" loext:num-list-format=" %8%" style:num-prefix=" " text:bullet-char="•">
        <style:list-level-properties text:space-before="3.502cm" text:min-label-width="0.499cm"/>
        <style:text-properties style:font-name="StarSymbol"/>
      </text:list-level-style-bullet>
      <text:list-level-style-bullet text:level="9" text:style-name="_5f_Numéros_20_exercices" loext:num-list-format=" %9%" style:num-prefix=" " text:bullet-char="•">
        <style:list-level-properties text:space-before="4.001cm" text:min-label-width="0.499cm"/>
        <style:text-properties style:font-name="StarSymbol"/>
      </text:list-level-style-bullet>
      <text:list-level-style-bullet text:level="10" text:style-name="_5f_Numéros_20_exercices" loext:num-list-format=" %10%" style:num-prefix=" " text:bullet-char="•">
        <style:list-level-properties text:space-before="4.502cm" text:min-label-width="0.499cm"/>
        <style:text-properties style:font-name="StarSymbol"/>
      </text:list-level-style-bullet>
    </text:list-style>
    <text:list-style style:name="_5f_Numérotation_20_des_20_exercices_20_livrets" style:display-name="_Numérotation des exercices livrets">
      <text:list-level-style-number text:level="1" text:style-name="Character_5f_20_5f_style" loext:num-list-format="%1%"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3" number:min-decimal-places="3" number:min-integer-digits="1"/>
    </number:number-style>
    <number:number-style style:name="N115">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M_20_page_20_impaire_20__28_D_29_">
      <style:text-properties fo:font-size="22pt" style:font-size-asian="22pt" style:font-size-complex="22pt"/>
    </style:style>
    <style:style style:name="MP2" style:family="paragraph" style:parent-style-name="_5f_Header_20_M_20_page_20_paire_20__28_G_29_">
      <style:text-properties fo:font-size="22pt" style:font-size-asian="22pt" style:font-size-complex="22pt"/>
    </style:style>
    <style:style style:name="MP3" style:family="paragraph" style:parent-style-name="_5f_Paragraphe_5f_Réponse_5f_Elève" style:list-style-name="_5f_Numérotation_20_des_20_exercices">
      <style:text-properties officeooo:rsid="00178920" officeooo:paragraph-rsid="008cd470"/>
    </style:style>
    <style:style style:name="MP4" style:family="paragraph" style:parent-style-name="Folio">
      <style:paragraph-properties fo:text-align="center" style:justify-single-word="false"/>
      <style:text-properties fo:font-size="8pt" officeooo:paragraph-rsid="001ce334" style:font-size-asian="8pt" style:font-size-complex="8pt"/>
    </style:style>
    <style:style style:name="MP5" style:family="paragraph" style:parent-style-name="Footer">
      <style:text-properties officeooo:paragraph-rsid="002aa84d"/>
    </style:style>
    <style:style style:name="MP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7"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MP8" style:family="paragraph">
      <loext:graphic-properties draw:fill="solid" draw:fill-color="#7fb241"/>
    </style:style>
    <style:style style:name="MP9" style:family="paragraph">
      <style:paragraph-properties fo:text-align="center"/>
    </style:style>
    <style:style style:name="MP10"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11" style:family="paragraph" style:parent-style-name="Footer">
      <style:text-properties officeooo:rsid="00178920" officeooo:paragraph-rsid="00178920"/>
    </style:style>
    <style:style style:name="MP1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MP13" style:family="paragraph" style:parent-style-name="Standard">
      <style:paragraph-properties fo:margin-top="0.199cm" fo:margin-bottom="0cm" style:contextual-spacing="false"/>
      <style:text-properties officeooo:rsid="00178920" officeooo:paragraph-rsid="00178920"/>
    </style:style>
    <style:style style:name="MP14" style:family="paragraph" style:parent-style-name="Footer">
      <style:text-properties fo:text-transform="uppercase" fo:color="#808080" loext:opacity="100%" style:font-name="Bitstream Vera Sans6" fo:font-size="9pt" officeooo:rsid="020e4367" officeooo:paragraph-rsid="020e4367" fo:background-color="transparent"/>
    </style:style>
    <style:style style:name="MP15" style:family="paragraph" style:parent-style-name="Footer">
      <style:text-properties officeooo:paragraph-rsid="00c384cf"/>
    </style:style>
    <style:style style:name="MP1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MP19" style:family="paragraph" style:parent-style-name="Footer">
      <style:text-properties fo:text-transform="uppercase" fo:color="#808080" loext:opacity="100%" style:font-name="Bitstream Vera Sans6" fo:font-size="9pt" officeooo:rsid="0208825c" officeooo:paragraph-rsid="0208825c" fo:background-color="transparent"/>
    </style:style>
    <style:style style:name="MP20"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MP22" style:family="paragraph" style:parent-style-name="Footer">
      <style:text-properties fo:text-transform="uppercase" fo:color="#808080" loext:opacity="100%" style:font-name="Bitstream Vera Sans6" fo:font-size="9pt" officeooo:rsid="0202bcc5" officeooo:paragraph-rsid="008d016c" fo:background-color="transparent"/>
    </style:style>
    <style:style style:name="MP23" style:family="paragraph" style:parent-style-name="Header">
      <style:paragraph-properties fo:text-align="start" style:justify-single-word="false"/>
      <style:text-properties officeooo:paragraph-rsid="0211dd7e"/>
    </style:style>
    <style:style style:name="MP24" style:family="paragraph" style:parent-style-name="Footer">
      <style:paragraph-properties fo:text-align="start" style:justify-single-word="false"/>
      <style:text-properties officeooo:paragraph-rsid="0211dd7e"/>
    </style:style>
    <style:style style:name="MP25" style:family="paragraph" style:parent-style-name="Footer">
      <style:text-properties officeooo:rsid="0242edd8" officeooo:paragraph-rsid="0242edd8"/>
    </style:style>
    <style:style style:name="MP2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27" style:family="paragraph" style:parent-style-name="Footer">
      <style:text-properties officeooo:paragraph-rsid="008d016c"/>
    </style:style>
    <style:style style:name="MP28" style:family="paragraph" style:parent-style-name="Header">
      <style:paragraph-properties fo:margin-left="0cm" fo:margin-right="0cm" fo:text-indent="0cm" style:auto-text-indent="false"/>
    </style:style>
    <style:style style:name="MP29" style:family="paragraph" style:parent-style-name="Footer">
      <style:text-properties officeooo:paragraph-rsid="010f7046"/>
    </style:style>
    <style:style style:name="MP30" style:family="paragraph" style:parent-style-name="Footer">
      <style:text-properties officeooo:paragraph-rsid="01120261"/>
    </style:style>
    <style:style style:name="MP31"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MP32" style:family="paragraph" style:parent-style-name="Footer">
      <style:text-properties fo:text-transform="uppercase" fo:color="#808080" loext:opacity="100%" style:font-name="Bitstream Vera Sans6" fo:font-size="9pt" officeooo:rsid="010d91c2" officeooo:paragraph-rsid="010d91c2" fo:background-color="transparent"/>
    </style:style>
    <style:style style:name="MP3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fo:text-transform="uppercase" fo:color="#808080" loext:opacity="100%" style:font-name="Bitstream Vera Sans6" fo:font-size="9pt" officeooo:rsid="00d8520c" officeooo:paragraph-rsid="00d8520c" fo:background-color="transparent"/>
    </style:style>
    <style:style style:name="MP35" style:family="paragraph" style:parent-style-name="_5f_Header_20_D_20_page_20_impaire_20__28_D_29_">
      <style:text-properties officeooo:paragraph-rsid="01a13e78"/>
    </style:style>
    <style:style style:name="MP36" style:family="paragraph" style:parent-style-name="Footer">
      <style:text-properties fo:text-transform="uppercase" fo:color="#808080" loext:opacity="100%" style:font-name="Bitstream Vera Sans6" fo:font-size="9pt" officeooo:rsid="00d4df5c" officeooo:paragraph-rsid="00d4df5c" fo:background-color="transparent"/>
    </style:style>
    <style:style style:name="MP3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38" style:family="paragraph" style:parent-style-name="Header">
      <style:paragraph-properties fo:text-align="center" style:justify-single-word="false"/>
      <style:text-properties officeooo:paragraph-rsid="00ab054e"/>
    </style:style>
    <style:style style:name="MP39"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P41" style:family="paragraph" style:parent-style-name="Footer">
      <style:paragraph-properties fo:text-align="end" style:justify-single-word="false"/>
      <style:text-properties officeooo:paragraph-rsid="00d4df5c"/>
    </style:style>
    <style:style style:name="MP42" style:family="paragraph" style:parent-style-name="Footer">
      <style:paragraph-properties fo:text-align="start" style:justify-single-word="false"/>
      <style:text-properties officeooo:paragraph-rsid="00d4df5c"/>
    </style:style>
    <style:style style:name="MP43" style:family="paragraph" style:parent-style-name="_5f_Header_20_G_20_page_20_impaire_20__28_D_29_">
      <style:text-properties officeooo:paragraph-rsid="01259ec2"/>
    </style:style>
    <style:style style:name="MP44" style:family="paragraph" style:parent-style-name="_5f_Header_20_G_20_page_20_paire_20__28_G_29_">
      <style:text-properties officeooo:paragraph-rsid="00eb2abc"/>
    </style:style>
    <style:style style:name="MP45" style:family="paragraph" style:parent-style-name="_5f_Footer_20_page_20_paire_20__28_G_29_">
      <style:text-properties fo:font-size="9pt" style:font-size-asian="9pt" style:font-size-complex="9pt"/>
    </style:style>
    <style:style style:name="MP46" style:family="paragraph" style:parent-style-name="_5f_Header_20_N_20_page_20_impaire_20__28_D_29_">
      <style:paragraph-properties fo:text-align="start" style:justify-single-word="false"/>
    </style:style>
    <style:style style:name="MP47" style:family="paragraph" style:parent-style-name="Footer">
      <style:text-properties officeooo:paragraph-rsid="00d4df5c"/>
    </style:style>
    <style:style style:name="MP48" style:family="paragraph" style:parent-style-name="_5f_Header_20_N_20_page_20_paire_20__28_G_29_">
      <style:paragraph-properties fo:text-align="start" style:justify-single-word="false"/>
      <style:text-properties officeooo:paragraph-rsid="0289fb01"/>
    </style:style>
    <style:style style:name="MP49" style:family="paragraph">
      <loext:graphic-properties draw:fill="solid" draw:fill-color="#d7e12c"/>
    </style:style>
    <style:style style:name="MP50" style:family="paragraph" style:parent-style-name="Footer">
      <style:text-properties fo:text-transform="uppercase" fo:color="#808080" loext:opacity="100%" style:font-name="Bitstream Vera Sans6" fo:font-size="9pt" officeooo:rsid="0289fb01" officeooo:paragraph-rsid="0289fb01" fo:background-color="transparent"/>
    </style:style>
    <style:style style:name="MP5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MP52" style:family="paragraph" style:parent-style-name="Footer">
      <style:text-properties fo:text-transform="uppercase" fo:color="#808080" loext:opacity="100%" style:font-name="Bitstream Vera Sans6" fo:font-size="9pt" officeooo:rsid="02966e99" officeooo:paragraph-rsid="02966e99" fo:background-color="transparent"/>
    </style:style>
    <style:style style:name="MP5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MP54" style:family="paragraph" style:parent-style-name="Footer">
      <style:text-properties fo:text-transform="uppercase" fo:color="#808080" loext:opacity="100%" style:font-name="Bitstream Vera Sans6" fo:font-size="9pt" officeooo:rsid="02913b7d" officeooo:paragraph-rsid="02913b7d" fo:background-color="transparent"/>
    </style:style>
    <style:style style:name="MP5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P56" style:family="paragraph" style:parent-style-name="Footer">
      <style:text-properties fo:text-transform="uppercase" fo:color="#808080" loext:opacity="100%" style:font-name="Bitstream Vera Sans6" fo:font-size="9pt" officeooo:rsid="028bae53" officeooo:paragraph-rsid="028bae53" fo:background-color="transparent"/>
    </style:style>
    <style:style style:name="MP5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MP58" style:family="paragraph" style:parent-style-name="Footer">
      <style:text-properties fo:text-transform="uppercase" fo:color="#808080" loext:opacity="100%" style:font-name="Bitstream Vera Sans6" fo:font-size="9pt" officeooo:rsid="02826cba" officeooo:paragraph-rsid="02826cba" fo:background-color="transparent"/>
    </style:style>
    <style:style style:name="MP5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MP60" style:family="paragraph" style:parent-style-name="Footer">
      <style:text-properties fo:text-transform="uppercase" fo:color="#808080" loext:opacity="100%" style:font-name="Bitstream Vera Sans6" fo:font-size="9pt" officeooo:rsid="027891e0" officeooo:paragraph-rsid="027891e0" fo:background-color="transparent"/>
    </style:style>
    <style:style style:name="MP6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MP62" style:family="paragraph" style:parent-style-name="Footer">
      <style:text-properties fo:text-transform="uppercase" fo:color="#808080" loext:opacity="100%" style:font-name="Bitstream Vera Sans6" fo:font-size="9pt" officeooo:rsid="0092663a" officeooo:paragraph-rsid="0092663a" fo:background-color="transparent"/>
    </style:style>
    <style:style style:name="MP6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MP64" style:family="paragraph" style:parent-style-name="Footer">
      <style:text-properties fo:text-transform="uppercase" fo:color="#808080" loext:opacity="100%" style:font-name="Bitstream Vera Sans6" fo:font-size="9pt" officeooo:rsid="00863005" officeooo:paragraph-rsid="00863005" fo:background-color="transparent"/>
    </style:style>
    <style:style style:name="MP65" style:family="paragraph" style:parent-style-name="_5f_Header_20_N_20_page_20_paire_20__28_G_29_">
      <style:paragraph-properties fo:text-align="start" style:justify-single-word="false"/>
      <style:text-properties officeooo:paragraph-rsid="00863005"/>
    </style:style>
    <style:style style:name="MP66" style:family="paragraph" style:parent-style-name="Footer">
      <style:text-properties officeooo:paragraph-rsid="00863005"/>
    </style:style>
    <style:style style:name="MP67" style:family="paragraph" style:parent-style-name="Footer">
      <style:text-properties fo:text-transform="uppercase" fo:color="#808080" loext:opacity="100%" style:font-name="Bitstream Vera Sans6" fo:font-size="9pt" officeooo:rsid="010f7046" officeooo:paragraph-rsid="010f7046" fo:background-color="transparent"/>
    </style:style>
    <style:style style:name="MP68" style:family="paragraph" style:parent-style-name="Footer">
      <style:text-properties fo:text-transform="uppercase" fo:color="#808080" loext:opacity="100%" style:font-name="Bitstream Vera Sans6" fo:font-size="9pt" officeooo:rsid="01120261" officeooo:paragraph-rsid="01120261" fo:background-color="transparent"/>
    </style:style>
    <style:style style:name="MP69" style:family="paragraph" style:parent-style-name="Footer">
      <style:paragraph-properties fo:text-align="end" style:justify-single-word="false"/>
      <style:text-properties fo:text-transform="uppercase" fo:color="#808080" loext:opacity="100%" style:font-name="Bitstream Vera Sans6" fo:font-size="9pt" officeooo:rsid="0211dd7e" officeooo:paragraph-rsid="02112a83" fo:background-color="transparent"/>
    </style:style>
    <style:style style:name="MP70" style:family="paragraph" style:parent-style-name="Footer">
      <style:paragraph-properties fo:text-align="start" style:justify-single-word="false"/>
      <style:text-properties fo:text-transform="uppercase" fo:color="#808080" loext:opacity="100%" style:font-name="Bitstream Vera Sans6" fo:font-size="9pt" officeooo:rsid="0211dd7e" officeooo:paragraph-rsid="0211dd7e" fo:background-color="transparent"/>
    </style:style>
    <style:style style:name="MP71" style:family="paragraph" style:parent-style-name="_5f_Header_20_N_20_page_20_impaire_20__28_D_29_">
      <style:text-properties officeooo:rsid="0277791e" officeooo:paragraph-rsid="0277791e"/>
    </style:style>
    <style:style style:name="MP72" style:family="paragraph" style:parent-style-name="_5f_Header_20_N_20_page_20_impaire_20__28_D_29_">
      <style:text-properties officeooo:rsid="027aa87d" officeooo:paragraph-rsid="027aa87d"/>
    </style:style>
    <style:style style:name="MP7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MP74" style:family="paragraph" style:parent-style-name="Header">
      <style:paragraph-properties fo:margin-left="0cm" fo:margin-right="0cm" fo:text-align="start" style:justify-single-word="false" fo:text-indent="0cm" style:auto-text-indent="false"/>
      <style:text-properties officeooo:paragraph-rsid="020eb4a7"/>
    </style:style>
    <style:style style:name="MP75" style:family="paragraph" style:parent-style-name="Footer">
      <style:text-properties fo:text-transform="uppercase" fo:color="#808080" loext:opacity="100%" style:font-name="Bitstream Vera Sans6" fo:font-size="9pt" officeooo:rsid="020eb4a7" officeooo:paragraph-rsid="020eb4a7" fo:background-color="transparent"/>
    </style:style>
    <style:style style:name="MP7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MP77" style:family="paragraph" style:parent-style-name="Footer">
      <style:text-properties fo:text-transform="uppercase" fo:color="#808080" loext:opacity="100%" style:font-name="Bitstream Vera Sans6" fo:font-size="9pt" officeooo:rsid="0205a7d8" officeooo:paragraph-rsid="0205a7d8" fo:background-color="transparent"/>
    </style:style>
    <style:style style:name="MP78" style:family="paragraph" style:parent-style-name="_5f_Header_20_G_20_page_20_paire_20__28_G_29_">
      <style:paragraph-properties fo:text-align="start" style:justify-single-word="false"/>
    </style:style>
    <style:style style:name="MP79" style:family="paragraph" style:parent-style-name="Footer">
      <style:text-properties officeooo:paragraph-rsid="030c4d7d"/>
    </style:style>
    <style:style style:name="MP80" style:family="paragraph" style:parent-style-name="_5f_Header_20_G_20_page_20_paire_20__28_G_29_">
      <style:text-properties officeooo:paragraph-rsid="0334a5be"/>
    </style:style>
    <style:style style:name="MP81" style:family="paragraph" style:parent-style-name="Footer">
      <style:text-properties fo:text-transform="uppercase" fo:color="#808080" loext:opacity="100%" style:font-name="Bitstream Vera Sans6" fo:font-size="9pt" officeooo:rsid="030c4d7d" officeooo:paragraph-rsid="030c4d7d" fo:background-color="transparent"/>
    </style:style>
    <style:style style:name="MP82" style:family="paragraph" style:parent-style-name="Header">
      <style:paragraph-properties fo:text-align="start" style:justify-single-word="false"/>
      <style:text-properties officeooo:paragraph-rsid="0289fb01"/>
    </style:style>
    <style:style style:name="MP83" style:family="paragraph" style:parent-style-name="Footer">
      <style:text-properties officeooo:paragraph-rsid="00a59a60"/>
    </style:style>
    <style:style style:name="MP84" style:family="paragraph" style:parent-style-name="Footer">
      <style:text-properties officeooo:paragraph-rsid="004274bc"/>
    </style:style>
    <style:style style:name="MP85" style:family="paragraph" style:parent-style-name="Header">
      <style:paragraph-properties fo:text-align="center" style:justify-single-word="false"/>
      <style:text-properties officeooo:paragraph-rsid="00c10aa6"/>
    </style:style>
    <style:style style:name="MP86" style:family="paragraph" style:parent-style-name="Footer">
      <style:text-properties fo:text-transform="uppercase" fo:color="#808080" loext:opacity="100%" style:font-name="Bitstream Vera Sans6" fo:font-size="9pt" officeooo:rsid="0054f64f" officeooo:paragraph-rsid="00c384cf" fo:background-color="transparent"/>
    </style:style>
    <style:style style:name="MP87"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MP88" style:family="paragraph" style:parent-style-name="Footer">
      <style:text-properties fo:text-transform="uppercase" fo:color="#808080" loext:opacity="100%" style:font-name="Bitstream Vera Sans6" fo:font-size="9pt" officeooo:rsid="0054f64f" officeooo:paragraph-rsid="0054f64f" fo:background-color="transparent"/>
    </style:style>
    <style:style style:name="MP89" style:family="paragraph" style:parent-style-name="Footer">
      <style:text-properties fo:text-transform="uppercase" fo:color="#808080" loext:opacity="100%" style:font-name="Bitstream Vera Sans6" fo:font-size="9pt" officeooo:rsid="009a8a6b" officeooo:paragraph-rsid="004274bc" fo:background-color="transparent"/>
    </style:style>
    <style:style style:name="MP90" style:family="paragraph" style:parent-style-name="Footer">
      <style:text-properties fo:text-transform="uppercase" fo:color="#808080" loext:opacity="100%" style:font-name="Bitstream Vera Sans6" fo:font-size="9pt" officeooo:rsid="009e3fdd" officeooo:paragraph-rsid="004274bc" fo:background-color="transparent"/>
    </style:style>
    <style:style style:name="MP91" style:family="paragraph" style:parent-style-name="Footer">
      <style:text-properties officeooo:paragraph-rsid="00d8520c"/>
    </style:style>
    <style:style style:name="MP92" style:family="paragraph" style:parent-style-name="Footer">
      <style:text-properties fo:text-transform="uppercase" fo:color="#808080" loext:opacity="100%" style:font-name="Bitstream Vera Sans6" fo:font-size="9pt" officeooo:rsid="00d8520c" officeooo:paragraph-rsid="00c384cf" fo:background-color="transparent"/>
    </style:style>
    <style:style style:name="MP93" style:family="paragraph" style:parent-style-name="Header">
      <style:text-properties fo:font-variant="normal" fo:text-transform="none" fo:color="#7fb241" loext:opacity="100%" style:font-name="Bitstream Vera Sans1" fo:font-size="16pt" fo:font-style="normal" fo:text-shadow="none" fo:font-weight="bold" officeooo:rsid="004e247c" officeooo:paragraph-rsid="00415f3a" style:font-size-asian="16pt" style:font-style-asian="normal" style:font-size-complex="16pt" style:font-style-complex="normal"/>
    </style:style>
    <style:style style:name="MP94" style:family="paragraph" style:parent-style-name="_5f_Header_20_G_20_page_20_impaire_20__28_D_29_">
      <style:text-properties officeooo:paragraph-rsid="00c87b35"/>
    </style:style>
    <style:style style:name="MP95"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MP96" style:family="paragraph" style:parent-style-name="Footer">
      <style:text-properties officeooo:rsid="001f8a2d" officeooo:paragraph-rsid="00bd36bc"/>
    </style:style>
    <style:style style:name="MP97" style:family="paragraph" style:parent-style-name="Header">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_5f_Header_20_G_20_page_20_impaire_20__28_D_29_">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Footer">
      <style:text-properties officeooo:rsid="011350d1" officeooo:paragraph-rsid="011350d1"/>
    </style:style>
    <style:style style:name="MP100"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1" style:family="paragraph">
      <loext:graphic-properties draw:fill="solid" draw:fill-color="#1ca2b8"/>
    </style:style>
    <style:style style:name="MP102" style:family="paragraph" style:parent-style-name="Footer">
      <style:text-properties officeooo:rsid="001f8a2d" officeooo:paragraph-rsid="002b33ed"/>
    </style:style>
    <style:style style:name="MP103" style:family="paragraph" style:parent-style-name="Footer">
      <style:text-properties officeooo:rsid="0096b4e2" officeooo:paragraph-rsid="0096b4e2"/>
    </style:style>
    <style:style style:name="MP104" style:family="paragraph" style:parent-style-name="_5f_Header_20_G_20_page_20_impaire_20__28_D_29_">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5" style:family="paragraph" style:parent-style-name="Footer">
      <style:text-properties officeooo:paragraph-rsid="0096b4e2"/>
    </style:style>
    <style:style style:name="MP106" style:family="paragraph" style:parent-style-name="Footer">
      <style:text-properties fo:text-transform="uppercase" fo:color="#808080" loext:opacity="100%" style:font-name="Bitstream Vera Sans6" fo:font-size="9pt" officeooo:rsid="0054f64f" officeooo:paragraph-rsid="004274bc" fo:background-color="transparent"/>
    </style:style>
    <style:style style:name="MP107"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8" style:family="paragraph" style:parent-style-name="Footer">
      <style:text-properties officeooo:paragraph-rsid="02a682f9"/>
    </style:style>
    <style:style style:name="MP109" style:family="paragraph" style:parent-style-name="Footer">
      <style:text-properties fo:text-transform="uppercase" fo:color="#808080" loext:opacity="100%" style:font-name="Bitstream Vera Sans6" fo:font-size="9pt" officeooo:rsid="02a9fd5d" officeooo:paragraph-rsid="02a9fd5d" fo:background-color="transparent"/>
    </style:style>
    <style:style style:name="MP110" style:family="paragraph" style:parent-style-name="_5f_Footer_20_page_20_impaire_20__28_D_29_">
      <style:text-properties fo:text-transform="uppercase" fo:color="#808080" loext:opacity="100%" style:font-name="Bitstream Vera Sans6"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1" style:family="paragraph" style:parent-style-name="Header">
      <style:paragraph-properties fo:text-align="start" style:justify-single-word="false"/>
      <style:text-properties officeooo:paragraph-rsid="02a56131"/>
    </style:style>
    <style:style style:name="MP112" style:family="paragraph" style:parent-style-name="Footer">
      <style:text-properties fo:text-transform="uppercase" fo:color="#808080" loext:opacity="100%" style:font-name="Bitstream Vera Sans6" fo:font-size="9pt" officeooo:rsid="02a56131" officeooo:paragraph-rsid="02a56131" fo:background-color="transparent"/>
    </style:style>
    <style:style style:name="MP113" style:family="paragraph" style:parent-style-name="Footer">
      <style:text-properties fo:text-transform="uppercase" fo:color="#808080" loext:opacity="100%" style:font-name="Bitstream Vera Sans6" fo:font-size="9pt" officeooo:rsid="02aa6e56" officeooo:paragraph-rsid="02aa6e56" fo:background-color="transparent"/>
    </style:style>
    <style:style style:name="MP114" style:family="paragraph" style:parent-style-name="Header">
      <style:paragraph-properties fo:text-align="start" style:justify-single-word="false"/>
      <style:text-properties fo:font-variant="small-caps" fo:color="#1ca2b8" loext:opacity="100%" style:font-name="Bitstream Vera Sans1" fo:font-size="16pt" fo:font-style="normal" fo:text-shadow="none" fo:font-weight="bold" officeooo:rsid="02b34792" officeooo:paragraph-rsid="02b34792" style:font-size-asian="16pt" style:font-style-asian="normal" style:font-size-complex="16pt" style:font-style-complex="normal"/>
    </style:style>
    <style:style style:name="MP115" style:family="paragraph" style:parent-style-name="Footer">
      <style:text-properties fo:text-transform="uppercase" fo:color="#808080" loext:opacity="100%" style:font-name="Bitstream Vera Sans6" fo:font-size="9pt" officeooo:rsid="02b34792" officeooo:paragraph-rsid="02b34792" fo:background-color="transparent"/>
    </style:style>
    <style:style style:name="MP116" style:family="paragraph">
      <loext:graphic-properties draw:fill="solid" draw:fill-color="#d62e4e"/>
    </style:style>
    <style:style style:name="MP11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5a3fa8"/>
    </style:style>
    <style:style style:name="MT2" style:family="text">
      <style:text-properties fo:text-transform="uppercase" fo:color="#808080" loext:opacity="100%" style:font-name="Bitstream Vera Sans6" fo:font-size="9pt" officeooo:rsid="005cb084" fo:background-color="transparent" loext:char-shading-value="0"/>
    </style:style>
    <style:style style:name="MT3" style:family="text">
      <style:text-properties fo:color="#ffffff" loext:opacity="100%" style:font-name="Bitstream Vera Sans1" fo:font-size="16pt" fo:font-weight="bold" style:font-size-asian="16pt" style:font-weight-asian="bold" style:font-size-complex="16pt" style:font-weight-complex="bold"/>
    </style:style>
    <style:style style:name="MT4" style:family="text">
      <style:text-properties officeooo:rsid="00415f3a"/>
    </style:style>
    <style:style style:name="MT5" style:family="text">
      <style:text-properties officeooo:rsid="00386ebd"/>
    </style:style>
    <style:style style:name="MT6" style:family="text">
      <style:text-properties officeooo:rsid="008d016c"/>
    </style:style>
    <style:style style:name="MT7"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8" style:family="text">
      <style:text-properties fo:text-transform="uppercase" fo:color="#808080" loext:opacity="100%" style:font-name="Bitstream Vera Sans6" fo:font-size="9pt" officeooo:rsid="015f088a" fo:background-color="transparent" loext:char-shading-value="0"/>
    </style:style>
    <style:style style:name="MT9" style:family="text">
      <style:text-properties fo:text-transform="uppercase" fo:color="#808080" loext:opacity="100%" style:font-name="Bitstream Vera Sans6" fo:font-size="9pt" officeooo:rsid="00d8520c" fo:background-color="transparent" loext:char-shading-value="0"/>
    </style:style>
    <style:style style:name="MT10" style:family="text">
      <style:text-properties officeooo:rsid="01fe03f2"/>
    </style:style>
    <style:style style:name="MT11" style:family="text">
      <style:text-properties fo:font-variant="small-caps" fo:color="#d7e12c" loext:opacity="100%" style:font-name="Bitstream Vera Sans1" fo:font-size="16pt" fo:font-style="normal" fo:text-shadow="none" fo:font-weight="bold" officeooo:rsid="0211dd7e" style:font-size-asian="16pt" style:font-style-asian="normal" style:font-size-complex="16pt" style:font-style-complex="normal"/>
    </style:style>
    <style:style style:name="MT12" style:family="text">
      <style:text-properties fo:font-variant="small-caps" fo:color="#d7e12c" loext:opacity="100%" style:font-name="Bitstream Vera Sans1" fo:font-size="16pt" fo:font-style="normal" fo:text-shadow="none" fo:font-weight="bold" officeooo:rsid="0271cf95" style:font-size-asian="16pt" style:font-style-asian="normal" style:font-size-complex="16pt" style:font-style-complex="normal"/>
    </style:style>
    <style:style style:name="MT13" style:family="text">
      <style:text-properties fo:text-transform="uppercase" fo:color="#808080" loext:opacity="100%" style:font-name="Bitstream Vera Sans6" fo:font-size="9pt" officeooo:rsid="0215abe1" fo:background-color="transparent" loext:char-shading-value="0"/>
    </style:style>
    <style:style style:name="MT14" style:family="text">
      <style:text-properties fo:text-transform="uppercase" fo:color="#808080" loext:opacity="100%" style:font-name="Bitstream Vera Sans6" fo:font-size="9pt" officeooo:rsid="0271cf95" fo:background-color="transparent" loext:char-shading-value="0"/>
    </style:style>
    <style:style style:name="MT15" style:family="text">
      <style:text-properties fo:text-transform="uppercase" fo:color="#808080" loext:opacity="100%" style:font-name="Bitstream Vera Sans6" fo:font-size="9pt" officeooo:rsid="0211dd7e" fo:background-color="transparent" loext:char-shading-value="0"/>
    </style:style>
    <style:style style:name="MT16" style:family="text">
      <style:text-properties fo:font-variant="small-caps" fo:color="#d7e12c" loext:opacity="100%" style:font-name="Bitstream Vera Sans1" fo:font-size="16pt" fo:font-style="normal" fo:text-shadow="none" fo:font-weight="bold" officeooo:rsid="0215abe1" style:font-size-asian="16pt" style:font-style-asian="normal" style:font-size-complex="16pt" style:font-style-complex="normal"/>
    </style:style>
    <style:style style:name="MT17" style:family="text">
      <style:text-properties fo:text-transform="uppercase" fo:color="#808080" loext:opacity="100%" style:font-name="Bitstream Vera Sans6" fo:font-size="9pt" officeooo:rsid="02767796" fo:background-color="transparent" loext:char-shading-value="0"/>
    </style:style>
    <style:style style:name="MT18" style:family="text">
      <style:text-properties fo:font-variant="small-caps" fo:color="#d7e12c" loext:opacity="100%" style:font-name="Bitstream Vera Sans1" fo:font-size="16pt" fo:font-style="normal" fo:text-shadow="none" fo:font-weight="bold" officeooo:rsid="026324db" style:font-size-asian="16pt" style:font-style-asian="normal" style:font-size-complex="16pt" style:font-style-complex="normal"/>
    </style:style>
    <style:style style:name="MT19" style:family="text">
      <style:text-properties fo:text-transform="uppercase" fo:color="#808080" loext:opacity="100%" style:font-name="Bitstream Vera Sans6" fo:font-size="9pt" officeooo:rsid="026324db" fo:background-color="transparent" loext:char-shading-value="0"/>
    </style:style>
    <style:style style:name="MT20" style:family="text">
      <style:text-properties fo:font-variant="small-caps" fo:color="#d7e12c" loext:opacity="100%" style:font-name="Bitstream Vera Sans1" fo:font-size="16pt" fo:font-style="normal" fo:text-shadow="none" fo:font-weight="bold" officeooo:rsid="0264196d" style:font-size-asian="16pt" style:font-style-asian="normal" style:font-size-complex="16pt" style:font-style-complex="normal"/>
    </style:style>
    <style:style style:name="MT21" style:family="text">
      <style:text-properties fo:text-transform="uppercase" fo:color="#808080" loext:opacity="100%" style:font-name="Bitstream Vera Sans6" fo:font-size="9pt" officeooo:rsid="0264196d" fo:background-color="transparent" loext:char-shading-value="0"/>
    </style:style>
    <style:style style:name="MT22" style:family="text">
      <style:text-properties fo:font-variant="small-caps" fo:color="#d7e12c" loext:opacity="100%" style:font-name="Bitstream Vera Sans1" fo:font-size="16pt" fo:font-style="normal" fo:text-shadow="none" fo:font-weight="bold" officeooo:rsid="02722f5d" style:font-size-asian="16pt" style:font-style-asian="normal" style:font-size-complex="16pt" style:font-style-complex="normal"/>
    </style:style>
    <style:style style:name="MT23" style:family="text">
      <style:text-properties fo:text-transform="uppercase" fo:color="#808080" loext:opacity="100%" style:font-name="Bitstream Vera Sans6" fo:font-size="9pt" officeooo:rsid="02722f5d" fo:background-color="transparent" loext:char-shading-value="0"/>
    </style:style>
    <style:style style:name="MT24" style:family="text">
      <style:text-properties fo:text-transform="uppercase" fo:color="#808080" loext:opacity="100%" style:font-name="Bitstream Vera Sans6" fo:font-size="9pt" officeooo:rsid="026f2aea" fo:background-color="transparent" loext:char-shading-value="0"/>
    </style:style>
    <style:style style:name="MT25" style:family="text">
      <style:text-properties fo:font-variant="small-caps" fo:color="#d7e12c" loext:opacity="100%" style:font-name="Bitstream Vera Sans1" fo:font-size="16pt" fo:font-style="normal" fo:text-shadow="none" fo:font-weight="bold" officeooo:rsid="025b341c" style:font-size-asian="16pt" style:font-style-asian="normal" style:font-size-complex="16pt" style:font-style-complex="normal"/>
    </style:style>
    <style:style style:name="MT26" style:family="text">
      <style:text-properties fo:font-variant="small-caps" fo:color="#d7e12c" loext:opacity="100%" style:font-name="Bitstream Vera Sans1" fo:font-size="16pt" fo:font-style="normal" fo:text-shadow="none" fo:font-weight="bold" officeooo:rsid="024b67fe" style:font-size-asian="16pt" style:font-style-asian="normal" style:font-size-complex="16pt" style:font-style-complex="normal"/>
    </style:style>
    <style:style style:name="MT27" style:family="text">
      <style:text-properties fo:text-transform="uppercase" fo:color="#808080" loext:opacity="100%" style:font-name="Bitstream Vera Sans6" fo:font-size="9pt" officeooo:rsid="025b341c" fo:background-color="transparent" loext:char-shading-value="0"/>
    </style:style>
    <style:style style:name="MT28" style:family="text">
      <style:text-properties fo:text-transform="uppercase" fo:color="#808080" loext:opacity="100%" style:font-name="Bitstream Vera Sans6" fo:font-size="9pt" officeooo:rsid="024b67fe" fo:background-color="transparent" loext:char-shading-value="0"/>
    </style:style>
    <style:style style:name="MT29" style:family="text">
      <style:text-properties fo:font-variant="small-caps" fo:color="#d7e12c" loext:opacity="100%" style:font-name="Bitstream Vera Sans1" fo:font-size="16pt" fo:font-style="normal" fo:text-shadow="none" fo:font-weight="bold" officeooo:rsid="02392280" style:font-size-asian="16pt" style:font-style-asian="normal" style:font-size-complex="16pt" style:font-style-complex="normal"/>
    </style:style>
    <style:style style:name="MT30" style:family="text">
      <style:text-properties fo:text-transform="uppercase" fo:color="#808080" loext:opacity="100%" style:font-name="Bitstream Vera Sans6" fo:font-size="9pt" officeooo:rsid="0250d176" fo:background-color="transparent" loext:char-shading-value="0"/>
    </style:style>
    <style:style style:name="MT31" style:family="text">
      <style:text-properties fo:text-transform="uppercase" fo:color="#808080" loext:opacity="100%" style:font-name="Bitstream Vera Sans6" fo:font-size="9pt" officeooo:rsid="02392280" fo:background-color="transparent" loext:char-shading-value="0"/>
    </style:style>
    <style:style style:name="MT32" style:family="text">
      <style:text-properties fo:font-variant="small-caps" fo:color="#d7e12c" loext:opacity="100%" style:font-name="Bitstream Vera Sans1" fo:font-size="16pt" fo:font-style="normal" fo:text-shadow="none" fo:font-weight="bold" officeooo:rsid="022816fd" style:font-size-asian="16pt" style:font-style-asian="normal" style:font-size-complex="16pt" style:font-style-complex="normal"/>
    </style:style>
    <style:style style:name="MT33" style:family="text">
      <style:text-properties fo:text-transform="uppercase" fo:color="#808080" loext:opacity="100%" style:font-name="Bitstream Vera Sans6" fo:font-size="9pt" officeooo:rsid="0242edd8" fo:background-color="transparent" loext:char-shading-value="0"/>
    </style:style>
    <style:style style:name="MT34" style:family="text">
      <style:text-properties fo:text-transform="uppercase" fo:color="#808080" loext:opacity="100%" style:font-name="Bitstream Vera Sans6" fo:font-size="9pt" officeooo:rsid="02366921" fo:background-color="transparent" loext:char-shading-value="0"/>
    </style:style>
    <style:style style:name="MT35" style:family="text">
      <style:text-properties fo:text-transform="uppercase" fo:color="#808080" loext:opacity="100%" style:font-name="Bitstream Vera Sans6" fo:font-size="9pt" officeooo:rsid="022816fd" fo:background-color="transparent" loext:char-shading-value="0"/>
    </style:style>
    <style:style style:name="MT36" style:family="text">
      <style:text-properties fo:text-transform="uppercase" fo:color="#808080" loext:opacity="100%" style:font-name="Bitstream Vera Sans6" fo:font-size="9pt" officeooo:rsid="008d016c" fo:background-color="transparent" loext:char-shading-value="0"/>
    </style:style>
    <style:style style:name="MT37" style:family="text">
      <style:text-properties fo:text-transform="uppercase" fo:color="#808080" loext:opacity="100%" style:font-name="Bitstream Vera Sans6" fo:font-size="9pt" officeooo:rsid="0181574a" fo:background-color="transparent" loext:char-shading-value="0"/>
    </style:style>
    <style:style style:name="MT38" style:family="text">
      <style:text-properties fo:font-variant="small-caps" fo:color="#7fb241" loext:opacity="100%" style:font-name="Bitstream Vera Sans3" fo:font-size="16pt" fo:font-style="normal" fo:text-shadow="none" fo:font-weight="bold" officeooo:rsid="008d016c"/>
    </style:style>
    <style:style style:name="MT39" style:family="text">
      <style:text-properties fo:font-variant="small-caps" fo:color="#7fb241" loext:opacity="100%" style:font-name="Bitstream Vera Sans3" fo:font-size="16pt" fo:font-style="normal" fo:text-shadow="none" fo:font-weight="bold" officeooo:rsid="017f1451"/>
    </style:style>
    <style:style style:name="MT40" style:family="text">
      <style:text-properties fo:text-transform="uppercase" fo:color="#808080" loext:opacity="100%" style:font-name="Bitstream Vera Sans6" fo:font-size="9pt" officeooo:rsid="01827f40" fo:background-color="transparent" loext:char-shading-value="0"/>
    </style:style>
    <style:style style:name="MT41" style:family="text">
      <style:text-properties fo:font-variant="small-caps" fo:color="#7fb241" loext:opacity="100%" style:font-name="Bitstream Vera Sans3" fo:font-size="16pt" fo:font-style="normal" fo:text-shadow="none" fo:font-weight="bold" officeooo:rsid="0177e18a"/>
    </style:style>
    <style:style style:name="MT42" style:family="text">
      <style:text-properties fo:text-transform="uppercase" fo:color="#808080" loext:opacity="100%" style:font-name="Bitstream Vera Sans6" fo:font-size="9pt" officeooo:rsid="0177e18a" fo:background-color="transparent" loext:char-shading-value="0"/>
    </style:style>
    <style:style style:name="MT43" style:family="text">
      <style:text-properties fo:font-variant="small-caps" fo:color="#9d0f89" loext:opacity="100%" style:font-name="Bitstream Vera Sans1" fo:font-size="16pt" fo:font-style="normal" fo:text-shadow="none" fo:font-weight="bold" officeooo:rsid="010d91c2" style:font-size-asian="16pt" style:font-style-asian="normal" style:font-size-complex="16pt" style:font-style-complex="normal"/>
    </style:style>
    <style:style style:name="MT44" style:family="text">
      <style:text-properties officeooo:rsid="010c4d3a"/>
    </style:style>
    <style:style style:name="MT45" style:family="text">
      <style:text-properties fo:font-variant="small-caps" fo:color="#9d0f89" loext:opacity="100%" style:font-name="Bitstream Vera Sans1" fo:font-size="16pt" fo:font-style="normal" fo:text-shadow="none" fo:font-weight="bold" officeooo:rsid="01239129" style:font-size-asian="16pt" style:font-style-asian="normal" style:font-size-complex="16pt" style:font-style-complex="normal"/>
    </style:style>
    <style:style style:name="MT46" style:family="text">
      <style:text-properties fo:text-transform="uppercase" fo:color="#808080" loext:opacity="100%" style:font-name="Bitstream Vera Sans6" fo:font-size="9pt" officeooo:rsid="010f7046" fo:background-color="transparent" loext:char-shading-value="0"/>
    </style:style>
    <style:style style:name="MT47" style:family="text">
      <style:text-properties fo:text-transform="uppercase" fo:color="#808080" loext:opacity="100%" style:font-name="Bitstream Vera Sans6" fo:font-size="9pt" officeooo:rsid="01239129" fo:background-color="transparent" loext:char-shading-value="0"/>
    </style:style>
    <style:style style:name="MT48" style:family="text">
      <style:text-properties fo:text-transform="uppercase" fo:color="#808080" loext:opacity="100%" style:font-name="Bitstream Vera Sans6" fo:font-size="9pt" officeooo:rsid="01120261" fo:background-color="transparent" loext:char-shading-value="0"/>
    </style:style>
    <style:style style:name="MT49" style:family="text">
      <style:text-properties fo:font-variant="small-caps" fo:color="#9d0f89" loext:opacity="100%" style:font-name="Bitstream Vera Sans6" fo:font-size="16pt" fo:font-weight="bold" officeooo:rsid="01a13e78"/>
    </style:style>
    <style:style style:name="MT50" style:family="text">
      <style:text-properties officeooo:rsid="00b6801f"/>
    </style:style>
    <style:style style:name="MT51"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52" style:family="text">
      <style:text-properties fo:font-variant="small-caps" fo:color="#9d0f89" loext:opacity="100%" style:font-name="Bitstream Vera Sans1" fo:font-size="16pt" fo:font-style="normal" fo:text-shadow="none" fo:font-weight="bold" officeooo:rsid="01924125" style:font-size-asian="16pt" style:font-style-asian="normal" style:font-size-complex="16pt" style:font-style-complex="normal"/>
    </style:style>
    <style:style style:name="MT53" style:family="text">
      <style:text-properties fo:text-transform="uppercase" fo:color="#808080" loext:opacity="100%" style:font-name="Bitstream Vera Sans6" fo:font-size="9pt" officeooo:rsid="010c4d3a" fo:background-color="transparent" loext:char-shading-value="0"/>
    </style:style>
    <style:style style:name="MT54" style:family="text">
      <style:text-properties fo:text-transform="uppercase" fo:color="#808080" loext:opacity="100%" style:font-name="Bitstream Vera Sans6" fo:font-size="9pt" officeooo:rsid="010d212a" fo:background-color="transparent" loext:char-shading-value="0"/>
    </style:style>
    <style:style style:name="MT55" style:family="text">
      <style:text-properties fo:text-transform="uppercase" fo:color="#808080" loext:opacity="100%" style:font-name="Bitstream Vera Sans6" fo:font-size="9pt" officeooo:rsid="01924125" fo:background-color="transparent" loext:char-shading-value="0"/>
    </style:style>
    <style:style style:name="MT56"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MT57"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58" style:family="text">
      <style:text-properties fo:font-size="16pt" style:font-size-asian="16pt" style:font-size-complex="16pt"/>
    </style:style>
    <style:style style:name="MT59" style:family="text">
      <style:text-properties fo:text-transform="uppercase" fo:color="#808080" loext:opacity="100%" style:font-name="Bitstream Vera Sans6" fo:font-size="9pt" officeooo:rsid="015c53e1" fo:background-color="transparent" loext:char-shading-value="0"/>
    </style:style>
    <style:style style:name="MT60" style:family="text">
      <style:text-properties officeooo:rsid="01f8729d"/>
    </style:style>
    <style:style style:name="MT61" style:family="text">
      <style:text-properties officeooo:rsid="01b6dc57"/>
    </style:style>
    <style:style style:name="MT62" style:family="text">
      <style:text-properties fo:font-variant="small-caps" fo:color="#d7e12c" loext:opacity="100%" style:font-name="Bitstream Vera Sans1" fo:font-size="16pt" fo:font-style="normal" fo:text-shadow="none" fo:font-weight="bold" officeooo:rsid="01ecabff" style:font-size-asian="16pt" style:font-style-asian="normal" style:font-size-complex="16pt" style:font-style-complex="normal"/>
    </style:style>
    <style:style style:name="MT63" style:family="text">
      <style:text-properties fo:text-transform="uppercase" fo:color="#808080" loext:opacity="100%" style:font-name="Bitstream Vera Sans6" fo:font-size="9pt" officeooo:rsid="0160d7ef" fo:background-color="transparent" loext:char-shading-value="0"/>
    </style:style>
    <style:style style:name="MT64" style:family="text">
      <style:text-properties fo:text-transform="uppercase" fo:color="#808080" loext:opacity="100%" style:font-name="Bitstream Vera Sans6" fo:font-size="9pt" officeooo:rsid="00d4df5c" fo:background-color="transparent" loext:char-shading-value="0"/>
    </style:style>
    <style:style style:name="MT65" style:family="text">
      <style:text-properties fo:text-transform="uppercase" fo:color="#808080" loext:opacity="100%" style:font-name="Bitstream Vera Sans6" fo:font-size="9pt" officeooo:rsid="01ecd3e3" fo:background-color="transparent" loext:char-shading-value="0"/>
    </style:style>
    <style:style style:name="MT66" style:family="text">
      <style:text-properties fo:font-variant="small-caps" fo:color="#d7e12c" loext:opacity="100%" style:font-name="Bitstream Vera Sans1" fo:font-size="16pt" fo:font-style="normal" fo:text-shadow="none" fo:font-weight="bold" officeooo:rsid="01dfe97b" style:font-size-asian="16pt" style:font-style-asian="normal" style:font-size-complex="16pt" style:font-style-complex="normal"/>
    </style:style>
    <style:style style:name="MT67" style:family="text">
      <style:text-properties fo:text-transform="uppercase" fo:color="#808080" loext:opacity="100%" style:font-name="Bitstream Vera Sans6" fo:font-size="9pt" officeooo:rsid="01dfe97b" fo:background-color="transparent" loext:char-shading-value="0"/>
    </style:style>
    <style:style style:name="MT68" style:family="text">
      <style:text-properties fo:font-variant="small-caps" fo:color="#1ca2b8" loext:opacity="100%" style:font-name="Bitstream Vera Sans1" fo:font-size="16pt" fo:font-style="normal" fo:text-shadow="none" fo:font-weight="bold" officeooo:rsid="00990660" style:font-size-asian="16pt" style:font-style-asian="normal" style:font-size-complex="16pt" style:font-style-complex="normal"/>
    </style:style>
    <style:style style:name="MT69" style:family="text">
      <style:text-properties officeooo:rsid="00b5d2d1"/>
    </style:style>
    <style:style style:name="MT70" style:family="text">
      <style:text-properties fo:font-variant="small-caps" fo:color="#1ca2b8" loext:opacity="100%" style:font-name="Bitstream Vera Sans1" fo:font-size="16pt" fo:font-style="normal" fo:text-shadow="none" fo:font-weight="bold" officeooo:rsid="00b5d2d1" style:font-size-asian="16pt" style:font-style-asian="normal" style:font-size-complex="16pt" style:font-style-complex="normal"/>
    </style:style>
    <style:style style:name="MT71" style:family="text">
      <style:text-properties fo:font-variant="small-caps" fo:color="#1ca2b8" loext:opacity="100%" style:font-name="Bitstream Vera Sans1" fo:font-size="16pt" fo:font-style="normal" fo:text-shadow="none" fo:font-weight="bold" officeooo:rsid="00b6801f" style:font-size-asian="16pt" style:font-style-asian="normal" style:font-size-complex="16pt" style:font-style-complex="normal"/>
    </style:style>
    <style:style style:name="MT72" style:family="text">
      <style:text-properties fo:text-transform="uppercase" fo:color="#808080" loext:opacity="100%" style:font-name="Bitstream Vera Sans6" fo:font-size="9pt" officeooo:rsid="009e3fdd" fo:background-color="transparent" loext:char-shading-value="0"/>
    </style:style>
    <style:style style:name="MT73" style:family="text">
      <style:text-properties fo:text-transform="uppercase" fo:color="#808080" loext:opacity="100%" style:font-name="Bitstream Vera Sans6" fo:font-size="9pt" officeooo:rsid="00b5d2d1" fo:background-color="transparent" loext:char-shading-value="0"/>
    </style:style>
    <style:style style:name="MT74" style:family="text">
      <style:text-properties fo:text-transform="uppercase" fo:color="#808080" loext:opacity="100%" style:font-name="Bitstream Vera Sans6" fo:font-size="9pt" officeooo:rsid="00b6801f" fo:background-color="transparent" loext:char-shading-value="0"/>
    </style:style>
    <style:style style:name="MT75" style:family="text">
      <style:text-properties officeooo:rsid="015f088a"/>
    </style:style>
    <style:style style:name="MT76" style:family="text">
      <style:text-properties fo:font-variant="small-caps" fo:color="#d7e12c" loext:opacity="100%" style:font-name="Bitstream Vera Sans1" fo:font-size="16pt" fo:font-style="normal" fo:text-shadow="none" fo:font-weight="bold" officeooo:rsid="01bab748" style:font-size-asian="16pt" style:font-style-asian="normal" style:font-size-complex="16pt" style:font-style-complex="normal"/>
    </style:style>
    <style:style style:name="MT77" style:family="text">
      <style:text-properties fo:text-transform="uppercase" fo:color="#808080" loext:opacity="100%" style:font-name="Bitstream Vera Sans6" fo:font-size="9pt" officeooo:rsid="01e10c40" fo:background-color="transparent" loext:char-shading-value="0"/>
    </style:style>
    <style:style style:name="MT78" style:family="text">
      <style:text-properties fo:font-variant="small-caps" fo:color="#d7e12c" loext:opacity="100%" style:font-name="Bitstream Vera Sans1" fo:font-size="16pt" fo:font-style="normal" fo:text-shadow="none" fo:font-weight="bold" officeooo:rsid="019c9165" style:font-size-asian="16pt" style:font-style-asian="normal" style:font-size-complex="16pt" style:font-style-complex="normal"/>
    </style:style>
    <style:style style:name="MT79" style:family="text">
      <style:text-properties fo:text-transform="uppercase" fo:color="#808080" loext:opacity="100%" style:font-name="Bitstream Vera Sans6" fo:font-size="9pt" officeooo:rsid="019c9165" fo:background-color="transparent" loext:char-shading-value="0"/>
    </style:style>
    <style:style style:name="MT80" style:family="text">
      <style:text-properties fo:font-variant="small-caps" fo:color="#d7e12c" loext:opacity="100%" style:font-name="Bitstream Vera Sans3" fo:font-size="16pt" fo:font-style="normal" fo:text-shadow="none" fo:font-weight="bold" officeooo:rsid="0274790a"/>
    </style:style>
    <style:style style:name="MT81" style:family="text">
      <style:text-properties fo:font-variant="small-caps" fo:color="#d7e12c" loext:opacity="100%" style:font-name="Bitstream Vera Sans3" fo:font-size="16pt" fo:font-style="normal" fo:text-shadow="none" fo:font-weight="bold" officeooo:rsid="00248e62"/>
    </style:style>
    <style:style style:name="MT82" style:family="text">
      <style:text-properties fo:font-variant="small-caps" fo:color="#d7e12c" loext:opacity="100%" style:font-name="Bitstream Vera Sans3" fo:font-size="16pt" fo:font-style="normal" fo:text-shadow="none" fo:font-weight="bold" officeooo:rsid="02767d15"/>
    </style:style>
    <style:style style:name="MT83" style:family="text">
      <style:text-properties officeooo:rsid="0160d7ef"/>
    </style:style>
    <style:style style:name="MT84" style:family="text">
      <style:text-properties officeooo:rsid="02735980"/>
    </style:style>
    <style:style style:name="MT85" style:family="text">
      <style:text-properties officeooo:rsid="02757f12"/>
    </style:style>
    <style:style style:name="MT86" style:family="text">
      <style:text-properties officeooo:rsid="0272f9e5"/>
    </style:style>
    <style:style style:name="MT87" style:family="text">
      <style:text-properties officeooo:rsid="026ec296"/>
    </style:style>
    <style:style style:name="MT88" style:family="text">
      <style:text-properties officeooo:rsid="0268e0aa"/>
    </style:style>
    <style:style style:name="MT89" style:family="text">
      <style:text-properties officeooo:rsid="0072f07f"/>
    </style:style>
    <style:style style:name="MT90" style:family="text">
      <style:text-properties style:text-position="0% 100%" style:font-name="Times New Roman" fo:font-style="normal" fo:font-weight="normal" officeooo:rsid="0031d787" style:font-style-asian="normal" style:font-weight-asian="normal" style:font-style-complex="normal" style:font-weight-complex="normal"/>
    </style:style>
    <style:style style:name="MT91" style:family="text">
      <style:text-properties fo:font-variant="small-caps" fo:color="#d7e12c" loext:opacity="100%" style:font-name="Bitstream Vera Sans3" fo:font-size="16pt" fo:font-style="normal" fo:text-shadow="none" fo:font-weight="bold" officeooo:rsid="009c03d7"/>
    </style:style>
    <style:style style:name="MT92" style:family="text">
      <style:text-properties fo:text-transform="uppercase" fo:color="#808080" loext:opacity="100%" style:font-name="Bitstream Vera Sans6" fo:font-size="9pt" officeooo:rsid="00863005" fo:background-color="transparent" loext:char-shading-value="0"/>
    </style:style>
    <style:style style:name="MT93" style:family="text">
      <style:text-properties fo:text-transform="uppercase" fo:color="#808080" loext:opacity="100%" style:font-name="Bitstream Vera Sans6" fo:font-size="9pt" officeooo:rsid="009c03d7" fo:background-color="transparent" loext:char-shading-value="0"/>
    </style:style>
    <style:style style:name="MT94" style:family="text">
      <style:text-properties fo:font-variant="small-caps" fo:color="#d7e12c" loext:opacity="100%" style:font-name="Bitstream Vera Sans3" fo:font-size="16pt" fo:font-style="normal" fo:text-shadow="none" fo:font-weight="bold" officeooo:rsid="009206bf"/>
    </style:style>
    <style:style style:name="MT95" style:family="text">
      <style:text-properties fo:text-transform="uppercase" fo:color="#808080" loext:opacity="100%" style:font-name="Bitstream Vera Sans6" fo:font-size="9pt" officeooo:rsid="009206bf" fo:background-color="transparent" loext:char-shading-value="0"/>
    </style:style>
    <style:style style:name="MT96" style:family="text">
      <style:text-properties fo:font-variant="small-caps" fo:color="#d7e12c" loext:opacity="100%" style:font-name="Bitstream Vera Sans1" fo:font-size="16pt" fo:font-style="normal" fo:text-shadow="none" fo:font-weight="bold" officeooo:rsid="01f8120e" style:font-size-asian="16pt" style:font-style-asian="normal" style:font-size-complex="16pt" style:font-style-complex="normal"/>
    </style:style>
    <style:style style:name="MT97" style:family="text">
      <style:text-properties fo:text-transform="uppercase" fo:color="#808080" loext:opacity="100%" style:font-name="Bitstream Vera Sans6" fo:font-size="9pt" officeooo:rsid="01f8729d" fo:background-color="transparent" loext:char-shading-value="0"/>
    </style:style>
    <style:style style:name="MT98" style:family="text">
      <style:text-properties officeooo:rsid="014407b5"/>
    </style:style>
    <style:style style:name="MT99" style:family="text">
      <style:text-properties fo:font-variant="small-caps" fo:color="#7fb241" loext:opacity="100%" style:font-name="Bitstream Vera Sans3" fo:font-size="16pt" fo:font-style="normal" fo:text-shadow="none" fo:font-weight="bold" officeooo:rsid="016f3374"/>
    </style:style>
    <style:style style:name="MT100" style:family="text">
      <style:text-properties fo:text-transform="uppercase" fo:color="#808080" loext:opacity="100%" style:font-name="Bitstream Vera Sans6" fo:font-size="9pt" officeooo:rsid="016f3374" fo:background-color="transparent" loext:char-shading-value="0"/>
    </style:style>
    <style:style style:name="MT101" style:family="text">
      <style:text-properties fo:text-transform="uppercase" fo:color="#808080" loext:opacity="100%" style:font-name="Bitstream Vera Sans6" fo:font-size="9pt" officeooo:rsid="027e70e3" fo:background-color="transparent" loext:char-shading-value="0"/>
    </style:style>
    <style:style style:name="MT102" style:family="text">
      <style:text-properties fo:text-transform="uppercase" fo:color="#808080" loext:opacity="100%" style:font-name="Bitstream Vera Sans6" fo:font-size="9pt" officeooo:rsid="01fbd77d" fo:background-color="transparent" loext:char-shading-value="0"/>
    </style:style>
    <style:style style:name="MT103" style:family="text">
      <style:text-properties fo:font-variant="small-caps" fo:color="#7fb241" loext:opacity="100%" style:font-name="Bitstream Vera Sans3" fo:font-size="16pt" fo:font-style="normal" fo:text-shadow="none" fo:font-weight="bold" officeooo:rsid="020eb4a7"/>
    </style:style>
    <style:style style:name="MT104" style:family="text">
      <style:text-properties officeooo:rsid="0334a5be"/>
    </style:style>
    <style:style style:name="MT105" style:family="text">
      <style:text-properties fo:font-variant="small-caps" fo:color="#1ca2b8" loext:opacity="100%" style:font-name="Bitstream Vera Sans3" fo:font-size="16pt" fo:font-style="normal" fo:text-shadow="none" fo:font-weight="bold" officeooo:rsid="0334510d"/>
    </style:style>
    <style:style style:name="MT106" style:family="text">
      <style:text-properties fo:text-transform="uppercase" fo:color="#808080" loext:opacity="100%" style:font-name="Bitstream Vera Sans6" fo:font-size="9pt" officeooo:rsid="030c4d7d" fo:background-color="transparent" loext:char-shading-value="0"/>
    </style:style>
    <style:style style:name="MT107" style:family="text">
      <style:text-properties fo:text-transform="uppercase" fo:color="#808080" loext:opacity="100%" style:font-name="Bitstream Vera Sans6" fo:font-size="9pt" officeooo:rsid="0386731d" fo:background-color="transparent" loext:char-shading-value="0"/>
    </style:style>
    <style:style style:name="MT10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9" style:family="text">
      <style:text-properties fo:text-transform="uppercase" fo:color="#808080" loext:opacity="100%" style:font-name="Bitstream Vera Sans6" fo:font-size="9pt" officeooo:rsid="0334510d" fo:background-color="transparent" loext:char-shading-value="0"/>
    </style:style>
    <style:style style:name="MT110" style:family="text">
      <style:text-properties fo:font-variant="small-caps" fo:color="#1ca2b8" loext:opacity="100%" style:font-name="Bitstream Vera Sans3" fo:font-size="16pt" fo:font-style="normal" fo:text-shadow="none" fo:font-weight="bold" officeooo:rsid="0334a5be"/>
    </style:style>
    <style:style style:name="MT111" style:family="text">
      <style:text-properties fo:text-transform="uppercase" fo:color="#808080" loext:opacity="100%" style:font-name="Bitstream Vera Sans6" fo:font-size="9pt" officeooo:rsid="033506eb" fo:background-color="transparent" loext:char-shading-value="0"/>
    </style:style>
    <style:style style:name="MT112" style:family="text">
      <style:text-properties officeooo:rsid="0315af39"/>
    </style:style>
    <style:style style:name="MT113" style:family="text">
      <style:text-properties fo:font-variant="small-caps" fo:color="#1ca2b8" loext:opacity="100%" style:font-name="Bitstream Vera Sans3" fo:font-size="16pt" fo:font-style="normal" fo:text-shadow="none" fo:font-weight="bold" officeooo:rsid="038bc026"/>
    </style:style>
    <style:style style:name="MT114" style:family="text">
      <style:text-properties fo:text-transform="uppercase" fo:color="#808080" loext:opacity="100%" style:font-name="Bitstream Vera Sans6" fo:font-size="9pt" officeooo:rsid="038bc026" fo:background-color="transparent" loext:char-shading-value="0"/>
    </style:style>
    <style:style style:name="MT115" style:family="text">
      <style:text-properties fo:text-transform="uppercase" fo:color="#808080" loext:opacity="100%" style:font-name="Bitstream Vera Sans6" fo:font-size="9pt" officeooo:rsid="038719cc" fo:background-color="transparent" loext:char-shading-value="0"/>
    </style:style>
    <style:style style:name="MT116" style:family="text">
      <style:text-properties fo:font-variant="small-caps" fo:color="#1ca2b8" loext:opacity="100%" style:font-name="Bitstream Vera Sans3" fo:font-size="16pt" fo:font-style="normal" fo:text-shadow="none" fo:font-weight="bold" officeooo:rsid="0386731d"/>
    </style:style>
    <style:style style:name="MT117" style:family="text">
      <style:text-properties fo:font-variant="small-caps" fo:color="#1ca2b8" loext:opacity="100%" style:font-name="Bitstream Vera Sans3" fo:font-size="16pt" fo:font-style="normal" fo:text-shadow="none" fo:font-weight="bold" officeooo:rsid="0313166c"/>
    </style:style>
    <style:style style:name="MT118" style:family="text">
      <style:text-properties fo:font-variant="small-caps" fo:color="#1ca2b8" loext:opacity="100%" style:font-name="Bitstream Vera Sans3" fo:font-size="16pt" fo:font-style="normal" fo:text-shadow="none" fo:font-weight="bold" officeooo:rsid="030f34d6"/>
    </style:style>
    <style:style style:name="MT119" style:family="text">
      <style:text-properties fo:text-transform="uppercase" fo:color="#808080" loext:opacity="100%" style:font-name="Bitstream Vera Sans6" fo:font-size="9pt" officeooo:rsid="0313166c" fo:background-color="transparent" loext:char-shading-value="0"/>
    </style:style>
    <style:style style:name="MT120" style:family="text">
      <style:text-properties fo:text-transform="uppercase" fo:color="#808080" loext:opacity="100%" style:font-name="Bitstream Vera Sans6" fo:font-size="9pt" officeooo:rsid="030f34d6" fo:background-color="transparent" loext:char-shading-value="0"/>
    </style:style>
    <style:style style:name="MT121" style:family="text">
      <style:text-properties fo:font-variant="small-caps" fo:color="#1ca2b8" loext:opacity="100%" style:font-name="Bitstream Vera Sans1" fo:font-size="16pt" fo:font-style="normal" fo:text-shadow="none" fo:font-weight="bold" officeooo:rsid="00dd9941" style:font-size-asian="16pt" style:font-style-asian="normal" style:font-size-complex="16pt" style:font-style-complex="normal"/>
    </style:style>
    <style:style style:name="MT122" style:family="text">
      <style:text-properties fo:font-variant="small-caps" fo:color="#1ca2b8" loext:opacity="100%" style:font-name="Bitstream Vera Sans1" fo:font-size="16pt" fo:font-style="normal" fo:text-shadow="none" fo:font-weight="bold" officeooo:rsid="0113c9a8" style:font-size-asian="16pt" style:font-style-asian="normal" style:font-size-complex="16pt" style:font-style-complex="normal"/>
    </style:style>
    <style:style style:name="MT123" style:family="text">
      <style:text-properties fo:text-transform="uppercase" fo:color="#808080" loext:opacity="100%" style:font-name="Bitstream Vera Sans6" fo:font-size="9pt" officeooo:rsid="009a8a6b" fo:background-color="transparent" loext:char-shading-value="0"/>
    </style:style>
    <style:style style:name="MT124" style:family="text">
      <style:text-properties fo:text-transform="uppercase" fo:color="#808080" loext:opacity="100%" style:font-name="Bitstream Vera Sans6" fo:font-size="9pt" officeooo:rsid="00fb4f81" fo:background-color="transparent" loext:char-shading-value="0"/>
    </style:style>
    <style:style style:name="MT125" style:family="text">
      <style:text-properties fo:text-transform="uppercase" fo:color="#808080" loext:opacity="100%" style:font-name="Bitstream Vera Sans6" fo:font-size="9pt" officeooo:rsid="0113c9a8" fo:background-color="transparent" loext:char-shading-value="0"/>
    </style:style>
    <style:style style:name="MT126" style:family="text">
      <style:text-properties fo:font-variant="small-caps" fo:color="#1ca2b8" loext:opacity="100%" style:font-name="Bitstream Vera Sans1" fo:font-size="16pt" fo:letter-spacing="-0.007cm" fo:font-style="normal" fo:text-shadow="none" fo:font-weight="bold" officeooo:rsid="00990660" style:font-size-asian="16pt" style:font-style-asian="normal" style:font-size-complex="16pt" style:font-style-complex="normal"/>
    </style:style>
    <style:style style:name="MT127" style:family="text">
      <style:text-properties fo:font-variant="small-caps" fo:color="#1ca2b8" loext:opacity="100%" style:font-name="Bitstream Vera Sans1" fo:font-size="16pt" fo:letter-spacing="-0.007cm" fo:font-style="normal" fo:text-shadow="none" fo:font-weight="bold" officeooo:rsid="0054f64f" style:font-size-asian="16pt" style:font-style-asian="normal" style:font-size-complex="16pt" style:font-style-complex="normal"/>
    </style:style>
    <style:style style:name="MT128" style:family="text">
      <style:text-properties fo:font-variant="small-caps" fo:color="#1ca2b8" loext:opacity="100%" style:font-name="Bitstream Vera Sans1" fo:font-size="16pt" fo:letter-spacing="-0.007cm" fo:font-style="normal" fo:text-shadow="none" fo:font-weight="bold" officeooo:rsid="00d44bd3" style:font-size-asian="16pt" style:font-style-asian="normal" style:font-size-complex="16pt" style:font-style-complex="normal"/>
    </style:style>
    <style:style style:name="MT129" style:family="text">
      <style:text-properties fo:text-transform="uppercase" fo:color="#808080" loext:opacity="100%" style:font-name="Bitstream Vera Sans6" fo:font-size="9pt" officeooo:rsid="00d44bd3" fo:background-color="transparent" loext:char-shading-value="0"/>
    </style:style>
    <style:style style:name="MT130" style:family="text">
      <style:text-properties fo:font-variant="small-caps" fo:color="#1ca2b8" loext:opacity="100%" style:font-name="Bitstream Vera Sans1" fo:font-size="16pt" fo:font-style="normal" fo:text-shadow="none" fo:font-weight="bold" officeooo:rsid="00fda0e9" style:font-size-asian="16pt" style:font-style-asian="normal" style:font-size-complex="16pt" style:font-style-complex="normal"/>
    </style:style>
    <style:style style:name="MT131" style:family="text">
      <style:text-properties fo:text-transform="uppercase" fo:color="#808080" loext:opacity="100%" style:font-name="Bitstream Vera Sans6" fo:font-size="9pt" officeooo:rsid="00fda0e9" fo:background-color="transparent" loext:char-shading-value="0"/>
    </style:style>
    <style:style style:name="MT132" style:family="text">
      <style:text-properties officeooo:rsid="009e3fdd"/>
    </style:style>
    <style:style style:name="MT133" style:family="text">
      <style:text-properties fo:font-variant="small-caps" fo:color="#1ca2b8" loext:opacity="100%" style:font-name="Bitstream Vera Sans1" fo:font-size="16pt" fo:font-style="normal" fo:text-shadow="none" fo:font-weight="bold" officeooo:rsid="00ab054e" style:font-size-asian="16pt" style:font-style-asian="normal" style:font-size-complex="16pt" style:font-style-complex="normal"/>
    </style:style>
    <style:style style:name="MT134" style:family="text">
      <style:text-properties fo:font-variant="small-caps" fo:color="#1ca2b8" loext:opacity="100%" style:font-name="Bitstream Vera Sans1" fo:font-size="16pt" fo:font-style="normal" fo:text-shadow="none" fo:font-weight="bold" officeooo:rsid="00b0f0c1" style:font-size-asian="16pt" style:font-style-asian="normal" style:font-size-complex="16pt" style:font-style-complex="normal"/>
    </style:style>
    <style:style style:name="MT135" style:family="text">
      <style:text-properties fo:text-transform="uppercase" fo:color="#808080" loext:opacity="100%" style:font-name="Bitstream Vera Sans6" fo:font-size="9pt" officeooo:rsid="00ab054e" fo:background-color="transparent" loext:char-shading-value="0"/>
    </style:style>
    <style:style style:name="MT136" style:family="text">
      <style:text-properties fo:text-transform="uppercase" fo:color="#808080" loext:opacity="100%" style:font-name="Bitstream Vera Sans6" fo:font-size="9pt" officeooo:rsid="00b0f0c1" fo:background-color="transparent" loext:char-shading-value="0"/>
    </style:style>
    <style:style style:name="MT137" style:family="text">
      <style:text-properties fo:font-variant="small-caps" officeooo:rsid="0054f64f"/>
    </style:style>
    <style:style style:name="MT138" style:family="text">
      <style:text-properties fo:font-variant="small-caps"/>
    </style:style>
    <style:style style:name="MT139" style:family="text">
      <style:text-properties fo:font-variant="small-caps" fo:color="#1ca2b8" loext:opacity="100%" style:font-name="Bitstream Vera Sans1" fo:font-size="16pt" fo:font-style="normal" fo:text-shadow="none" fo:font-weight="bold" officeooo:rsid="00a4cf55" style:font-size-asian="16pt" style:font-style-asian="normal" style:font-size-complex="16pt" style:font-style-complex="normal"/>
    </style:style>
    <style:style style:name="MT140" style:family="text">
      <style:text-properties officeooo:rsid="00a4cf55"/>
    </style:style>
    <style:style style:name="MT141"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MT142"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MT143"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MT144" style:family="text">
      <style:text-properties fo:text-transform="uppercase" fo:color="#808080" loext:opacity="100%" style:font-name="Bitstream Vera Sans6" fo:font-size="9pt" officeooo:rsid="00f252bf" fo:background-color="transparent" loext:char-shading-value="0"/>
    </style:style>
    <style:style style:name="MT145" style:family="text">
      <style:text-properties officeooo:rsid="00a59a60"/>
    </style:style>
    <style:style style:name="MT146" style:family="text">
      <style:text-properties fo:font-variant="small-caps" fo:color="#1ca2b8" loext:opacity="100%" style:font-name="Bitstream Vera Sans1" fo:font-size="16pt" fo:font-style="normal" fo:text-shadow="none" fo:font-weight="bold" officeooo:rsid="00a59a60" style:font-size-asian="16pt" style:font-style-asian="normal" style:font-size-complex="16pt" style:font-style-complex="normal"/>
    </style:style>
    <style:style style:name="MT147" style:family="text">
      <style:text-properties fo:font-variant="small-caps" fo:color="#1ca2b8" loext:opacity="100%" style:font-name="Bitstream Vera Sans1" fo:font-size="16pt" fo:font-style="normal" fo:text-shadow="none" fo:font-weight="bold" officeooo:rsid="00c87b35" style:font-size-asian="16pt" style:font-style-asian="normal" style:font-size-complex="16pt" style:font-style-complex="normal"/>
    </style:style>
    <style:style style:name="MT148" style:family="text">
      <style:text-properties fo:text-transform="uppercase" fo:color="#808080" loext:opacity="100%" style:font-name="Bitstream Vera Sans6" fo:font-size="9pt" officeooo:rsid="00a59a60" fo:background-color="transparent" loext:char-shading-value="0"/>
    </style:style>
    <style:style style:name="MT149" style:family="text">
      <style:text-properties fo:font-variant="small-caps" officeooo:rsid="0096b4e2"/>
    </style:style>
    <style:style style:name="MT150" style:family="text">
      <style:text-properties fo:font-variant="small-caps" officeooo:rsid="00a847d5"/>
    </style:style>
    <style:style style:name="MT151" style:family="text">
      <style:text-properties officeooo:rsid="0096b4e2"/>
    </style:style>
    <style:style style:name="MT152" style:family="text">
      <style:text-properties fo:text-transform="uppercase" fo:color="#808080" loext:opacity="100%" style:font-name="Bitstream Vera Sans6" fo:font-size="9pt" officeooo:rsid="00b3f5fc" fo:background-color="transparent" loext:char-shading-value="0"/>
    </style:style>
    <style:style style:name="MT153" style:family="text">
      <style:text-properties fo:text-transform="uppercase" fo:color="#808080" loext:opacity="100%" style:font-name="Bitstream Vera Sans6" fo:font-size="9pt" fo:background-color="transparent" loext:char-shading-value="0"/>
    </style:style>
    <style:style style:name="MT154" style:family="text">
      <style:text-properties fo:text-transform="uppercase" fo:color="#808080" loext:opacity="100%" style:font-name="Bitstream Vera Sans6"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5" style:family="text">
      <style:text-properties fo:text-transform="uppercase" fo:color="#808080" loext:opacity="100%" style:font-name="Bitstream Vera Sans6" fo:font-size="9pt" officeooo:rsid="013d813f" fo:background-color="transparent" loext:char-shading-value="0"/>
    </style:style>
    <style:style style:name="MT156" style:family="text">
      <style:text-properties officeooo:rsid="0032e83a"/>
    </style:style>
    <style:style style:name="MT157" style:family="text">
      <style:text-properties officeooo:rsid="002b33ed"/>
    </style:style>
    <style:style style:name="MT158" style:family="text">
      <style:text-properties fo:font-variant="small-caps" fo:color="#1ca2b8" loext:opacity="100%" style:font-name="Bitstream Vera Sans1" fo:font-size="16pt" fo:letter-spacing="-0.007cm" fo:font-style="normal" fo:text-shadow="none" fo:font-weight="bold" officeooo:rsid="0096b4e2" style:font-size-asian="16pt" style:font-style-asian="normal" style:font-size-complex="16pt" style:font-style-complex="normal"/>
    </style:style>
    <style:style style:name="MT159" style:family="text">
      <style:text-properties fo:font-variant="small-caps" fo:color="#1ca2b8" loext:opacity="100%" style:font-name="Bitstream Vera Sans1" fo:font-size="16pt" fo:letter-spacing="-0.007cm" fo:font-style="normal" fo:text-shadow="none" fo:font-weight="bold" officeooo:rsid="00a847d5" style:font-size-asian="16pt" style:font-style-asian="normal" style:font-size-complex="16pt" style:font-style-complex="normal"/>
    </style:style>
    <style:style style:name="MT160" style:family="text">
      <style:text-properties fo:font-variant="small-caps" fo:color="#1ca2b8" loext:opacity="100%" style:font-name="Bitstream Vera Sans1" fo:font-size="16pt" fo:letter-spacing="-0.007cm" fo:font-style="normal" fo:text-shadow="none" fo:font-weight="bold" officeooo:rsid="00c40f93" style:font-size-asian="16pt" style:font-style-asian="normal" style:font-size-complex="16pt" style:font-style-complex="normal"/>
    </style:style>
    <style:style style:name="MT161" style:family="text">
      <style:text-properties fo:text-transform="uppercase" fo:color="#808080" loext:opacity="100%" style:font-name="Bitstream Vera Sans6" fo:font-size="9pt" officeooo:rsid="0108f339" fo:background-color="transparent" loext:char-shading-value="0"/>
    </style:style>
    <style:style style:name="MT162" style:family="text">
      <style:text-properties fo:font-variant="small-caps" fo:color="#1ca2b8" loext:opacity="100%" style:font-name="Bitstream Vera Sans1" fo:font-size="16pt" fo:font-style="normal" fo:text-shadow="none" fo:font-weight="bold" officeooo:rsid="0054f64f" style:font-size-asian="16pt" style:font-style-asian="normal" style:font-size-complex="16pt" style:font-style-complex="normal"/>
    </style:style>
    <style:style style:name="MT163" style:family="text">
      <style:text-properties fo:font-variant="small-caps" fo:color="#1ca2b8" loext:opacity="100%" style:font-name="Bitstream Vera Sans1" fo:font-size="16pt" fo:font-style="normal" fo:text-shadow="none" fo:font-weight="bold" officeooo:rsid="006e8dbc" style:font-size-asian="16pt" style:font-style-asian="normal" style:font-size-complex="16pt" style:font-style-complex="normal"/>
    </style:style>
    <style:style style:name="MT164" style:family="text">
      <style:text-properties fo:text-transform="uppercase" fo:color="#808080" loext:opacity="100%" style:font-name="Bitstream Vera Sans6" fo:font-size="9pt" officeooo:rsid="0054f64f" fo:background-color="transparent" loext:char-shading-value="0"/>
    </style:style>
    <style:style style:name="MT165" style:family="text">
      <style:text-properties fo:text-transform="uppercase" fo:color="#808080" loext:opacity="100%" style:font-name="Bitstream Vera Sans6" fo:font-size="9pt" officeooo:rsid="007ae147" fo:background-color="transparent" loext:char-shading-value="0"/>
    </style:style>
    <style:style style:name="MT166" style:family="text">
      <style:text-properties fo:font-variant="small-caps" officeooo:rsid="007d7a6f"/>
    </style:style>
    <style:style style:name="MT167" style:family="text">
      <style:text-properties officeooo:rsid="00a59037"/>
    </style:style>
    <style:style style:name="MT168" style:family="text">
      <style:text-properties fo:font-variant="small-caps" fo:color="#1ca2b8" loext:opacity="100%" style:font-name="Bitstream Vera Sans1" fo:font-size="16pt" fo:font-style="normal" fo:text-shadow="none" fo:font-weight="bold" officeooo:rsid="007d7a6f" style:font-size-asian="16pt" style:font-style-asian="normal" style:font-size-complex="16pt" style:font-style-complex="normal"/>
    </style:style>
    <style:style style:name="MT169" style:family="text">
      <style:text-properties fo:text-transform="uppercase" fo:color="#808080" loext:opacity="100%" style:font-name="Bitstream Vera Sans6" fo:font-size="9pt" officeooo:rsid="007d7a6f" fo:background-color="transparent" loext:char-shading-value="0"/>
    </style:style>
    <style:style style:name="MT170" style:family="text">
      <style:text-properties fo:font-variant="small-caps" officeooo:rsid="00990660"/>
    </style:style>
    <style:style style:name="MT171" style:family="text">
      <style:text-properties fo:font-variant="small-caps" officeooo:rsid="00b5d2d1"/>
    </style:style>
    <style:style style:name="MT172" style:family="text">
      <style:text-properties fo:font-variant="small-caps" officeooo:rsid="00b6801f"/>
    </style:style>
    <style:style style:name="MT173" style:family="text">
      <style:text-properties fo:font-variant="small-caps" fo:color="#1ca2b8" loext:opacity="100%" style:font-name="Bitstream Vera Sans1" fo:font-size="16pt" fo:font-style="normal" fo:text-shadow="none" fo:font-weight="bold" officeooo:rsid="028874eb" style:font-size-asian="16pt" style:font-style-asian="normal" style:font-size-complex="16pt" style:font-style-complex="normal"/>
    </style:style>
    <style:style style:name="MT174" style:family="text">
      <style:text-properties fo:font-variant="small-caps" fo:color="#1ca2b8" loext:opacity="100%" style:font-name="Bitstream Vera Sans1" fo:font-size="16pt" fo:font-style="normal" fo:text-shadow="none" fo:font-weight="bold" officeooo:rsid="029ab2c5" style:font-size-asian="16pt" style:font-style-asian="normal" style:font-size-complex="16pt" style:font-style-complex="normal"/>
    </style:style>
    <style:style style:name="MT175" style:family="text">
      <style:text-properties fo:text-transform="uppercase" fo:color="#808080" loext:opacity="100%" style:font-name="Bitstream Vera Sans6" fo:font-size="9pt" officeooo:rsid="02a682f9" fo:background-color="transparent" loext:char-shading-value="0"/>
    </style:style>
    <style:style style:name="MT176" style:family="text">
      <style:text-properties fo:text-transform="uppercase" fo:color="#808080" loext:opacity="100%" style:font-name="Bitstream Vera Sans6" fo:font-size="9pt" officeooo:rsid="029013f4" fo:background-color="transparent" loext:char-shading-value="0"/>
    </style:style>
    <style:style style:name="MT177" style:family="text">
      <style:text-properties fo:font-variant="small-caps" fo:color="#1ca2b8" loext:opacity="100%" style:font-name="Bitstream Vera Sans1" fo:font-size="16pt" fo:font-style="normal" fo:text-shadow="none" fo:font-weight="bold" officeooo:rsid="029c49ad" style:font-size-asian="16pt" style:font-style-asian="normal" style:font-size-complex="16pt" style:font-style-complex="normal"/>
    </style:style>
    <style:style style:name="MT178" style:family="text">
      <style:text-properties fo:font-variant="small-caps" fo:color="#1ca2b8" loext:opacity="100%" style:font-name="Bitstream Vera Sans1"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7fb241"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Mgr1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1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1ca2b8"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7">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impaire_20__28_D_29_"/>
      </style:header>
    </style:master-page>
    <style:master-page style:name="HTML" style:page-layout-name="Mpm2" draw:style-name="Mdp2"/>
    <style:master-page style:name="Endnote" style:page-layout-name="Mpm3" draw:style-name="Mdp2"/>
    <style:master-page style:name="Right_20_Page" style:display-name="Right Page" style:page-layout-name="Mpm4" draw:style-name="Mdp2"/>
    <style:master-page style:name="Left_20_Page" style:display-name="Left Page" style:page-layout-name="Mpm5" draw:style-name="Mdp2" style:next-style-name="Right_20_Page"/>
    <style:master-page style:name="First_20_Page" style:display-name="First Page" style:page-layout-name="Mpm6" draw:style-name="Mdp2" style:next-style-name="Standard"/>
    <style:master-page style:name="Envelope" style:page-layout-name="Mpm7" draw:style-name="Mdp2"/>
    <style:master-page style:name="Index" style:page-layout-name="Mpm6" draw:style-name="Mdp2"/>
    <style:master-page style:name="Footnote" style:page-layout-name="Mpm8" draw:style-name="Mdp2"/>
    <style:master-page style:name="Landscape" style:page-layout-name="Mpm9" draw:style-name="Mdp2"/>
    <style:master-page style:name="_33__5f_2_5f_SERIE_5f_M_5f_GAUCHE_5f_ET_5f_DROITE_5f_2COL" style:display-name="3_2_SERIE_M_GAUCHE_ET_DROITE_2COL" style:page-layout-name="Mpm10" draw:style-name="Mdp1">
      <style:header>
        <text:p text:style-name="MP1">Volumes : Calculs et conversions</text:p>
      </style:header>
      <style:header-left>
        <text:p text:style-name="MP2">Volumes : Calculs et conversions</text:p>
      </style:header-left>
      <style:footer>
        <text:list text:style-name="_5f_Numérotation_20_des_20_exercices">
          <text:list-item>
            <text:list>
              <text:list-item>
                <text:p text:style-name="MP3"><draw:frame draw:style-name="Mfr1" draw:name="Frame256" text:anchor-type="paragraph" svg:y="-0.06cm" draw:z-index="296"><draw:text-box fo:min-height="0.499cm" fo:min-width="1cm"><draw:frame draw:style-name="Mfr2" draw:name="Frame257" text:anchor-type="frame" svg:x="0.45cm" svg:y="0.079cm" svg:width="0.817cm" draw:z-index="298"><draw:text-box fo:min-height="0.355cm"><text:p text:style-name="MP4"><text:page-number text:select-page="current">3</text:page-number></text:p></draw:text-box></draw:frame><text:p text:style-name="MP5"><text:s/><text:span text:style-name="MT1">Volumes : </text:span><text:span text:style-name="MT2">Calculs et conversions</text:span> </text:p></draw:text-box></draw:frame><draw:g text:anchor-type="paragraph" draw:z-index="65" draw:name="Shape4_174" draw:style-name="Mgr1"><draw:path draw:style-name="Mgr2" draw:text-style-name="MP6"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90149625688882" text:continue-numbering="true" text:style-name="_5f_Numérotation_20_des_20_exercices">
          <text:list-item>
            <text:list>
              <text:list-item>
                <text:p text:style-name="MP3"><draw:frame draw:style-name="Mfr1" draw:name="Frame258" text:anchor-type="paragraph" svg:y="-0.06cm" draw:z-index="299"><draw:text-box fo:min-height="0.499cm" fo:min-width="1cm"><draw:frame draw:style-name="Mfr2" draw:name="Frame259" text:anchor-type="frame" svg:x="0.45cm" svg:y="0.079cm" svg:width="0.817cm" draw:z-index="300"><draw:text-box fo:min-height="0.355cm"><text:p text:style-name="MP4"><text:page-number text:select-page="current">2</text:page-number></text:p></draw:text-box></draw:frame><text:p text:style-name="MP5"><text:s/><text:span text:style-name="MT1">Volumes : </text:span><text:span text:style-name="MT2">Calculs et conversions</text:span> </text:p></draw:text-box></draw:frame><draw:g text:anchor-type="paragraph" draw:z-index="66" draw:name="Shape4_175" draw:style-name="Mgr1"><draw:path draw:style-name="Mgr2" draw:text-style-name="MP6"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M_5f_GAUCHE_5f_ET_5f_DROITE_5f_1COL" style:display-name="3_2_SERIE_M_GAUCHE_ET_DROITE_1COL" style:page-layout-name="Mpm11" draw:style-name="Mdp1">
      <style:header>
        <text:p text:style-name="MP7"><draw:path text:anchor-type="paragraph" draw:z-index="301" draw:name="Shape5_3" draw:style-name="Mgr3" draw:text-style-name="MP8" svg:width="4.329cm" svg:height="2.24cm" svg:x="-1.499cm" svg:y="-1cm" svg:viewBox="0 0 4330 2241" svg:d="M0 2241l3984-288c209-15 363-168 345-342l-170-1611h-4159z"><text:p/></draw:path><draw:frame text:anchor-type="paragraph" draw:z-index="302" draw:name="Shape6_3" draw:style-name="Mgr4" draw:text-style-name="MP10" svg:width="2.703cm" svg:height="0.715cm" draw:transform="rotate (0.0872664625997165) translate (-0.172861111111111cm 0.218722222222222cm)"><draw:text-box><text:p text:style-name="MP9"><text:span text:style-name="MT3">Série 1</text:span></text:p></draw:text-box></draw:frame><draw:line text:anchor-type="paragraph" draw:z-index="303" draw:name="Shape7_6" draw:style-name="Mgr5" draw:text-style-name="MP9" svg:x1="9.042cm" svg:y1="0.36cm" svg:x2="20.461cm" svg:y2="0.36cm"><text:p/></draw:line>T<text:span text:style-name="MT4">itre de la série</text:span></text:p>
      </style:header>
      <style:header-left>
        <text:p text:style-name="MP7"><draw:path text:anchor-type="paragraph" draw:z-index="304" draw:name="Shape5_4" draw:style-name="Mgr3" draw:text-style-name="MP8" svg:width="4.329cm" svg:height="2.24cm" svg:x="-1.499cm" svg:y="-1cm" svg:viewBox="0 0 4330 2241" svg:d="M0 2241l3984-288c209-15 363-168 345-342l-170-1611h-4159z"><text:p/></draw:path><draw:frame text:anchor-type="paragraph" draw:z-index="305" draw:name="Shape6_4" draw:style-name="Mgr4" draw:text-style-name="MP10" svg:width="2.703cm" svg:height="0.715cm" draw:transform="rotate (0.0872664625997165) translate (-0.172861111111111cm 0.218722222222222cm)"><draw:text-box><text:p text:style-name="MP9"><text:span text:style-name="MT3">Série 1</text:span></text:p></draw:text-box></draw:frame><draw:line text:anchor-type="paragraph" draw:z-index="306" draw:name="Shape7_3" draw:style-name="Mgr5" draw:text-style-name="MP9" svg:x1="9.042cm" svg:y1="0.36cm" svg:x2="20.461cm" svg:y2="0.36cm"><text:p/></draw:line>T<text:span text:style-name="MT4">itre de la série</text:span></text:p>
      </style:header-left>
      <style:footer>
        <text:p text:style-name="MP11"><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4"><draw:g text:anchor-type="paragraph" draw:z-index="67" draw:name="Shape8_4"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5">Angles</text:span> • <text:span text:style-name="MT5">M1</text:span></text:p></draw:text-box></draw:frame></text:p>
      </style:footer>
    </style:master-page>
    <style:master-page style:name="_32__5f_7_5f_SERIE_5f_M_5f_GAUCHE_5f_ET_5f_DROITE_5f_2COL" style:display-name="2_7_SERIE_M_GAUCHE_ET_DROITE_2COL" style:page-layout-name="Mpm12" draw:style-name="Mdp1">
      <style:header>
        <text:p text:style-name="MP12"><text:span text:style-name="MT6"><text:s text:c="15"/>A</text:span>ires : Aires de triangles</text:p>
      </style:header>
      <style:footer>
        <text:p text:style-name="MP13"><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4"><draw:g text:anchor-type="paragraph" draw:z-index="79" draw:name="Shape4_178"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14">Aires : aires de triangles</text:p></draw:text-box></draw:frame></text:p>
      </style:footer>
    </style:master-page>
    <style:master-page style:name="_32__5f_7_5f_SERIE_5f_M_5f_GAUCHE_5f_ET_5f_DROITE_5f_1COL" style:display-name="2_7_SERIE_M_GAUCHE_ET_DROITE_1COL" style:page-layout-name="Mpm13" draw:style-name="Mdp1">
      <style:header>
        <text:p text:style-name="Header"><text:s/><text:span text:style-name="MT7">Calculer</text:span> : <text:span text:style-name="MT7">Additionner et soustraire</text:span></text:p>
      </style:header>
      <style:footer>
        <text:p text:style-name="MP11"><draw:frame draw:style-name="Mfr1" draw:name="Frame511111111211" text:anchor-type="paragraph" svg:y="-0.06cm" draw:z-index="0"><draw:text-box fo:min-height="0.499cm" fo:min-width="3cm"><draw:frame draw:style-name="Mfr2" draw:name="Frame61111111121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76" draw:name="Shape4_181"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45" text:anchor-type="paragraph" svg:y="-0.06cm" draw:z-index="0"><draw:text-box fo:min-height="0.499cm" fo:min-width="3cm"><draw:frame draw:style-name="Mfr2" draw:name="Frame46"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77" draw:name="Shape4_182" draw:style-name="Mgr1"><draw:path draw:style-name="Mgr6" draw:text-style-name="MP16" svg:width="0.855cm" svg:height="1.172cm" svg:x="-0.143cm" svg:y="-0.175cm" svg:viewBox="0 0 856 1173" svg:d="M856 1173h-856v-991c0-100 79-182 175-182h505c97 0 176 82 176 182z"><text:p/></draw:path></draw:g><draw:g text:anchor-type="paragraph" draw:z-index="78" draw:name="Shape4_183"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2" draw:style-name="Mdp1">
      <style:header>
        <text:p text:style-name="MP18"><text:span text:style-name="MT6"><text:s text:c="15"/>A</text:span>ires : Calculer une aire</text:p>
      </style:header>
      <style:footer>
        <text:p text:style-name="MP13"><draw:frame draw:style-name="Mfr1" draw:name="Frame362" text:anchor-type="paragraph" svg:y="-0.06cm" draw:z-index="0"><draw:text-box fo:min-height="0.499cm" fo:min-width="7.096cm"><draw:frame draw:style-name="Mfr2" draw:name="Frame363" text:anchor-type="frame" svg:x="0.45cm" svg:y="0.079cm" svg:width="0.817cm" draw:z-index="0"><draw:text-box fo:min-height="0.355cm"><text:p text:style-name="MP4"><draw:g text:anchor-type="paragraph" draw:z-index="52" draw:name="Shape4_161"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19">Aires : Calculer une aire</text:p></draw:text-box></draw:frame></text:p>
      </style:footer>
    </style:master-page>
    <style:master-page style:name="_32__5f_4_5f_SERIE_5f_M_5f_GAUCHE_5f_ET_5f_DROITE_5f_1COL" style:display-name="2_4_SERIE_M_GAUCHE_ET_DROITE_1COL" style:page-layout-name="Mpm13" draw:style-name="Mdp1">
      <style:header>
        <text:p text:style-name="Header"><text:s/><text:span text:style-name="MT7">Calculer</text:span> : <text:span text:style-name="MT7">Additionner et soustraire</text:span></text:p>
      </style:header>
      <style:footer>
        <text:p text:style-name="MP11"><draw:frame draw:style-name="Mfr1" draw:name="Frame364" text:anchor-type="paragraph" svg:y="-0.06cm" draw:z-index="0"><draw:text-box fo:min-height="0.499cm" fo:min-width="3cm"><draw:frame draw:style-name="Mfr2" draw:name="Frame365"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53" draw:name="Shape4_159"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71111111111" text:anchor-type="paragraph" svg:y="-0.06cm" draw:z-index="0"><draw:text-box fo:min-height="0.499cm" fo:min-width="3cm"><draw:frame draw:style-name="Mfr2" draw:name="Frame366"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54" draw:name="Shape4_160" draw:style-name="Mgr1"><draw:path draw:style-name="Mgr6" draw:text-style-name="MP16" svg:width="0.855cm" svg:height="1.172cm" svg:x="-0.143cm" svg:y="-0.175cm" svg:viewBox="0 0 856 1173" svg:d="M856 1173h-856v-991c0-100 79-182 175-182h505c97 0 176 82 176 182z"><text:p/></draw:path></draw:g><draw:g text:anchor-type="paragraph" draw:z-index="55" draw:name="Shape4_158"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3_5f_SERIE_5f_M_5f_GAUCHE_5f_ET_5f_DROITE_5f_2COL" style:display-name="2_3_SERIE_M_GAUCHE_ET_DROITE_2COL" style:page-layout-name="Mpm14" draw:style-name="Mdp2">
      <style:header>
        <text:p text:style-name="_5f_Header_20_M_20_page_20_impaire_20__28_D_29_">Aires : Problèmes</text:p>
      </style:header>
      <style:footer>
        <text:h text:style-name="_5f_Footer_20_page_20_impaire_20__28_D_29_" text:outline-level="1"><text:span text:style-name="MT10">Aires </text:span>: <text:span text:style-name="MT10">problèmes <text:s text:c="4"/></text:span></text:h>
      </style:footer>
      <style:footer-left>
        <text:p text:style-name="MP20">Série 2 :<text:tab/> <text:s text:c="87"/>Chapitre G? : ...</text:p>
      </style:footer-left>
    </style:master-page>
    <style:master-page style:name="_32__5f_3_5f_SERIE_5f_M_5f_GAUCHE_5f_ET_5f_DROITE_5f_1COL" style:display-name="2_3_SERIE_M_GAUCHE_ET_DROITE_1COL" style:page-layout-name="Mpm15" draw:style-name="Mdp2">
      <style:header>
        <text:p text:style-name="Header"/>
      </style:header>
      <style:header-left>
        <text:p text:style-name="Header_20_left"/>
      </style:header-left>
      <style:footer>
        <text:p text:style-name="Footer"/>
      </style:footer>
      <style:footer-left>
        <text:p text:style-name="Footer"/>
      </style:footer-left>
    </style:master-page>
    <style:master-page style:name="_32__5f_2_5f_SERIE_5f_M_5f_GAUCHE_5f_ET_5f_DROITE_5f_2COL" style:display-name="2_2_SERIE_M_GAUCHE_ET_DROITE_2COL" style:page-layout-name="Mpm12" draw:style-name="Mdp1">
      <style:header>
        <text:p text:style-name="MP21"><text:span text:style-name="MT6"><text:s text:c="15"/>A</text:span>ires : Aire et unité</text:p>
      </style:header>
      <style:header-left>
        <text:p text:style-name="MP21"><text:span text:style-name="MT6"><text:s text:c="15"/>A</text:span>ires : Aire et unité</text:p>
      </style:header-left>
      <style:footer>
        <text:p text:style-name="MP13"><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4"><draw:g text:anchor-type="paragraph" draw:z-index="110" draw:name="Shape4_157"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22">Aires : aire et unité</text:p></draw:text-box></draw:frame></text:p>
      </style:footer>
    </style:master-page>
    <style:master-page style:name="_32__5f_2_5f_SERIE_5f_M_5f_GAUCHE_5f_ET_5f_DROITE_5f_1COL" style:display-name="2_2_SERIE_M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111" draw:name="Shape4_100"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34" text:anchor-type="paragraph" svg:y="-0.06cm" draw:z-index="0"><draw:text-box fo:min-height="0.499cm" fo:min-width="3cm"><draw:frame draw:style-name="Mfr2" draw:name="Frame235"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12" draw:name="Shape4_155" draw:style-name="Mgr1"><draw:path draw:style-name="Mgr6" draw:text-style-name="MP16" svg:width="0.855cm" svg:height="1.172cm" svg:x="-0.143cm" svg:y="-0.175cm" svg:viewBox="0 0 856 1173" svg:d="M856 1173h-856v-991c0-100 79-182 175-182h505c97 0 176 82 176 182z"><text:p/></draw:path></draw:g><draw:g text:anchor-type="paragraph" draw:z-index="113" draw:name="Shape4_156"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2" draw:style-name="Mdp1">
      <style:header>
        <text:p text:style-name="MP23"><text:span text:style-name="MT11">Conversions d’unités : </text:span><text:span text:style-name="MT12">Problèmes</text:span></text:p>
      </style:header>
      <style:header-left>
        <text:p text:style-name="MP23"><text:span text:style-name="MT11">Conversions d’unités : </text:span><text:span text:style-name="MT12">Problèmes</text:span></text:p>
      </style:header-left>
      <style:footer>
        <text:p text:style-name="MP13"><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4"><text:page-number text:select-page="current">0</text:page-number></text:p></draw:text-box></draw:frame><text:p text:style-name="MP15"><text:span text:style-name="MT13">Conversions d’unités : </text:span><text:span text:style-name="MT14">problèmes</text:span></text:p></draw:text-box></draw:frame><draw:g text:anchor-type="paragraph" draw:z-index="114" draw:name="Shape4_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3"><draw:frame draw:style-name="Mfr3"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4"><text:page-number text:select-page="current">0</text:page-number></text:p></draw:text-box></draw:frame><text:p text:style-name="MP24"><text:span text:style-name="MT15">Conversions d’unités : </text:span><text:span text:style-name="MT14">problèmes</text:span></text:p></draw:text-box></draw:frame><draw:g text:anchor-type="paragraph" draw:z-index="115" draw:name="Shape4_142" draw:style-name="Mgr1"><draw:path draw:style-name="Mgr6" draw:text-style-name="MP16" svg:width="0.855cm" svg:height="1.172cm" svg:x="-0.248cm" svg:y="-0.196cm" svg:viewBox="0 0 856 1173" svg:d="M856 1173h-856v-991c0-100 79-182 175-182h505c97 0 176 82 176 182z"><text:p/></draw:path></draw:g></text:p>
      </style:footer-left>
    </style:master-page>
    <style:master-page style:name="_35__5f_8_5f_SERIE_5f_N_5f_GAUCHE_5f_ET_5f_DROITE_5f_1COL" style:display-name="5_8_SERIE_N_GAUCHE_ET_DROITE_1COL" style:page-layout-name="Mpm13" draw:style-name="Mdp1">
      <style:header>
        <text:p text:style-name="_5f_Header_20_N_20_page_20_impaire_20__28_D_29_"><text:s/><text:span text:style-name="MT16">Conversions d’unités : </text:span><text:span text:style-name="MT12">Problèmes</text:span></text:p>
      </style:header>
      <style:header-left>
        <text:p text:style-name="_5f_Header_20_N_20_page_20_paire_20__28_G_29_"><text:s/><text:span text:style-name="MT16">Conversions d’unités : </text:span><text:span text:style-name="MT12">Problèmes</text:span></text:p>
      </style:header-left>
      <style:footer>
        <text:p text:style-name="MP11"><draw:frame draw:style-name="Mfr1" draw:name="Frame20211" text:anchor-type="paragraph" svg:y="-0.06cm" draw:z-index="0"><draw:text-box fo:min-height="0.499cm" fo:min-width="3cm"><draw:frame draw:style-name="Mfr2" draw:name="Frame20311" text:anchor-type="frame" svg:x="0.45cm" svg:y="0.079cm" svg:width="0.817cm" draw:z-index="0"><draw:text-box fo:min-height="0.355cm"><text:p text:style-name="MP4"><text:page-number text:select-page="current">0</text:page-number></text:p></draw:text-box></draw:frame><text:p text:style-name="MP15"><text:span text:style-name="MT13">Conversions d’unités : </text:span><text:span text:style-name="MT14">problèmes</text:span></text:p></draw:text-box></draw:frame><draw:g text:anchor-type="paragraph" draw:z-index="116" draw:name="Shape4_147"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4"><text:page-number text:select-page="current">0</text:page-number></text:p></draw:text-box></draw:frame><text:p text:style-name="MP15"><text:span text:style-name="MT17">Conversions d’unités </text:span><text:span text:style-name="MT9">: </text:span><text:span text:style-name="MT17">problèmes</text:span></text:p></draw:text-box></draw:frame><draw:g text:anchor-type="paragraph" draw:z-index="117" draw:name="Shape4_63" draw:style-name="Mgr1"><draw:path draw:style-name="Mgr6" draw:text-style-name="MP16" svg:width="0.855cm" svg:height="1.172cm" svg:x="-0.328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2" draw:style-name="Mdp1">
      <style:header>
        <text:p text:style-name="_5f_Header_20_N_20_page_20_paire_20__28_G_29_"><text:span text:style-name="MT11">Conversions d’unités : </text:span><text:span text:style-name="MT18">Aires</text:span></text:p>
      </style:header>
      <style:header-left>
        <text:p text:style-name="_5f_Header_20_N_20_page_20_paire_20__28_G_29_"><text:span text:style-name="MT11">Conversions d’unités : </text:span><text:span text:style-name="MT18">Aires</text:span></text:p>
      </style:header-left>
      <style:footer>
        <text:p text:style-name="MP13"><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4"><text:page-number text:select-page="current">0</text:page-number></text:p></draw:text-box></draw:frame><text:h text:style-name="_5f_Footer_20_page_20_impaire_20__28_D_29_" text:outline-level="1"><text:span text:style-name="MT13">Conversions d’unités : </text:span><text:span text:style-name="MT19">Aires</text:span></text:h></draw:text-box></draw:frame><draw:g text:anchor-type="paragraph" draw:z-index="118" draw:name="Shape4_14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3"/>
      </style:footer-left>
    </style:master-page>
    <style:master-page style:name="_35__5f_6_5f_SERIE_5f_N_5f_GAUCHE_5f_ET_5f_DROITE_5f_1COL" style:display-name="5_6_SERIE_N_GAUCHE_ET_DROITE_1COL" style:page-layout-name="Mpm13" draw:style-name="Mdp1">
      <style:header>
        <text:p text:style-name="Header"><text:s/><text:span text:style-name="MT16">Conversions d’unités : </text:span><text:span text:style-name="MT18">Aires</text:span></text:p>
      </style:header>
      <style:header-left>
        <text:p text:style-name="Header"><text:s/><text:span text:style-name="MT16">Conversions d’unités : </text:span><text:span text:style-name="MT18">Aires</text:span></text:p>
      </style:header-left>
      <style:footer>
        <text:p text:style-name="MP11"><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4"><text:page-number text:select-page="current">0</text:page-number></text:p></draw:text-box></draw:frame><text:p text:style-name="MP15"><text:span text:style-name="MT13">Conversions d’unités : </text:span><text:span text:style-name="MT19">aires</text:span></text:p></draw:text-box></draw:frame><draw:g text:anchor-type="paragraph" draw:z-index="119" draw:name="Shape4_5"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20" draw:name="Shape4_153" draw:style-name="Mgr1"><draw:path draw:style-name="Mgr7" draw:text-style-name="MP17" svg:width="0.855cm" svg:height="1.172cm" svg:x="-0.143cm" svg:y="-0.175cm" svg:viewBox="0 0 856 1173" svg:d="M856 1173h-856v-991c0-100 79-182 175-182h505c97 0 176 82 176 182z"><text:p/></draw:path></draw:g><draw:g text:anchor-type="paragraph" draw:z-index="121" draw:name="Shape4_2"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2" draw:style-name="Mdp1">
      <style:header>
        <text:p text:style-name="_5f_Header_20_N_20_page_20_impaire_20__28_D_29_"><text:span text:style-name="MT11">Conversions d’unités : </text:span><text:span text:style-name="MT20">Vitesse</text:span></text:p>
      </style:header>
      <style:header-left>
        <text:p text:style-name="_5f_Header_20_N_20_page_20_impaire_20__28_D_29_"><text:span text:style-name="MT11">Conversions d’unités : </text:span><text:span text:style-name="MT20">Vitesse</text:span></text:p>
      </style:header-left>
      <style:footer>
        <text:p text:style-name="MP13"><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4"><text:page-number text:select-page="current">0</text:page-number></text:p></draw:text-box></draw:frame><text:p text:style-name="MP15"><text:span text:style-name="MT13">Conversions d’unités : </text:span><text:span text:style-name="MT21">vitesse</text:span><text:span text:style-name="MT9"> </text:span></text:p></draw:text-box></draw:frame><draw:g text:anchor-type="paragraph" draw:z-index="122" draw:name="Shape4_140"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3"><draw:frame draw:style-name="Mfr3" draw:name="Frame200" text:anchor-type="paragraph" svg:y="-0.06cm" draw:z-index="0"><draw:text-box fo:min-height="0.499cm" fo:min-width="7.096cm"><draw:frame draw:style-name="Mfr2" draw:name="Frame201" text:anchor-type="frame" svg:x="0.45cm" svg:y="0.079cm" svg:width="0.817cm" draw:z-index="0"><draw:text-box fo:min-height="0.355cm"><text:p text:style-name="MP4"><draw:g text:anchor-type="paragraph" draw:z-index="123" draw:name="Shape4_4"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15">Conversions d’unités : </text:span><text:span text:style-name="MT21">vitesse</text:span></text:p></draw:text-box></draw:frame></text:p>
      </style:footer-left>
    </style:master-page>
    <style:master-page style:name="_35__5f_5_5f_SERIE_5f_N_5f_GAUCHE_5f_ET_5f_DROITE_5f_1COL" style:display-name="5_5_SERIE_N_GAUCHE_ET_DROITE_1COL" style:page-layout-name="Mpm13" draw:style-name="Mdp1">
      <style:header>
        <text:p text:style-name="_5f_Header_20_N_20_page_20_impaire_20__28_D_29_"><text:s/><text:span text:style-name="MT16">Conversions d’unités : </text:span><text:span text:style-name="MT22">Temps et durées</text:span></text:p>
      </style:header>
      <style:header-left>
        <text:p text:style-name="_5f_Header_20_N_20_page_20_impaire_20__28_D_29_"><text:s/><text:span text:style-name="MT16">Conversions d’unités : </text:span><text:span text:style-name="MT22">Temps et durées</text:span></text:p>
      </style:header-left>
      <style:footer>
        <text:p text:style-name="MP11"><draw:frame draw:style-name="Mfr1" draw:name="Frame19111" text:anchor-type="paragraph" svg:y="-0.06cm" draw:z-index="0"><draw:text-box fo:min-height="0.499cm" fo:min-width="3cm"><draw:frame draw:style-name="Mfr2" draw:name="Frame19211" text:anchor-type="frame" svg:x="0.45cm" svg:y="0.079cm" svg:width="0.817cm" draw:z-index="0"><draw:text-box fo:min-height="0.355cm"><text:p text:style-name="MP4"><text:page-number text:select-page="current">0</text:page-number></text:p></draw:text-box></draw:frame><text:p text:style-name="MP15"><text:span text:style-name="MT13">Conversions d’unités : </text:span><text:span text:style-name="MT23">Temps et </text:span><text:span text:style-name="MT24">Durée</text:span><text:span text:style-name="MT9"> </text:span></text:p></draw:text-box></draw:frame><draw:g text:anchor-type="paragraph" draw:z-index="124" draw:name="Shape4_137"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25" draw:name="Shape4_143" draw:style-name="Mgr1"><draw:path draw:style-name="Mgr6" draw:text-style-name="MP16" svg:width="0.855cm" svg:height="1.172cm" svg:x="-0.143cm" svg:y="-0.175cm" svg:viewBox="0 0 856 1173" svg:d="M856 1173h-856v-991c0-100 79-182 175-182h505c97 0 176 82 176 182z"><text:p/></draw:path></draw:g><draw:g text:anchor-type="paragraph" draw:z-index="126" draw:name="Shape4_144"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2" draw:style-name="Mdp1">
      <style:header>
        <text:p text:style-name="_5f_Header_20_N_20_page_20_impaire_20__28_D_29_"><text:span text:style-name="MT11">Conversions d’unités : </text:span><text:span text:style-name="MT25">Temps et d</text:span><text:span text:style-name="MT26">urées</text:span></text:p>
      </style:header>
      <style:header-left>
        <text:p text:style-name="_5f_Header_20_N_20_page_20_impaire_20__28_D_29_"><text:span text:style-name="MT11">Conversions d’unités : </text:span><text:span text:style-name="MT25">Temps et d</text:span><text:span text:style-name="MT26">urées</text:span></text:p>
      </style:header-left>
      <style:footer>
        <text:p text:style-name="MP13"><draw:frame draw:style-name="Mfr1" draw:name="Frame18711" text:anchor-type="paragraph" svg:y="-0.06cm" draw:z-index="0"><draw:text-box fo:min-height="0.499cm" fo:min-width="3cm"><draw:frame draw:style-name="Mfr2" draw:name="Frame18811" text:anchor-type="frame" svg:x="0.45cm" svg:y="0.079cm" svg:width="0.817cm" draw:z-index="0"><draw:text-box fo:min-height="0.355cm"><text:p text:style-name="MP4"><text:page-number text:select-page="current">0</text:page-number></text:p></draw:text-box></draw:frame><text:p text:style-name="MP15"><text:span text:style-name="MT13">Conversions d’unités : </text:span><text:span text:style-name="MT27">temps et </text:span><text:span text:style-name="MT28">durées</text:span><text:span text:style-name="MT9"> </text:span></text:p></draw:text-box></draw:frame><draw:g text:anchor-type="paragraph" draw:z-index="127" draw:name="Shape4_132"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3"><draw:frame draw:style-name="Mfr3" draw:name="Frame193" text:anchor-type="paragraph" svg:y="-0.06cm" draw:z-index="0"><draw:text-box fo:min-height="0.499cm" fo:min-width="7.096cm"><draw:frame draw:style-name="Mfr2" draw:name="Frame194" text:anchor-type="frame" svg:x="0.45cm" svg:y="0.079cm" svg:width="0.817cm" draw:z-index="0"><draw:text-box fo:min-height="0.355cm"><text:p text:style-name="MP4"><draw:g text:anchor-type="paragraph" draw:z-index="128" draw:name="Shape4_141"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15">Conversions d’unités : </text:span><text:span text:style-name="MT27">temps et </text:span><text:span text:style-name="MT28">durées</text:span></text:p></draw:text-box></draw:frame></text:p>
      </style:footer-left>
    </style:master-page>
    <style:master-page style:name="_35__5f_4_5f_SERIE_5f_N_5f_GAUCHE_5f_ET_5f_DROITE_5f_1COL" style:display-name="5_4_SERIE_N_GAUCHE_ET_DROITE_1COL" style:page-layout-name="Mpm13" draw:style-name="Mdp1">
      <style:header>
        <text:p text:style-name="Header"><text:s/><text:span text:style-name="MT16">Conversions d’unités : </text:span><text:span text:style-name="MT25">Temps et d</text:span><text:span text:style-name="MT26">urées</text:span></text:p>
      </style:header>
      <style:header-left>
        <text:p text:style-name="Header"><text:s/><text:span text:style-name="MT16">Conversions d’unités : </text:span><text:span text:style-name="MT25">Temps et d</text:span><text:span text:style-name="MT26">urées</text:span></text:p>
      </style:header-left>
      <style:footer>
        <text:p text:style-name="MP11"><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4"><text:page-number text:select-page="current">0</text:page-number></text:p></draw:text-box></draw:frame><text:p text:style-name="MP15"><text:span text:style-name="MT13">Conversions d’unités : </text:span><text:span text:style-name="MT27">temps et </text:span><text:span text:style-name="MT28">durées</text:span><text:span text:style-name="MT9"> </text:span></text:p></draw:text-box></draw:frame><draw:g text:anchor-type="paragraph" draw:z-index="129" draw:name="Shape4_131"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30" draw:name="Shape4_138" draw:style-name="Mgr1"><draw:path draw:style-name="Mgr6" draw:text-style-name="MP16" svg:width="0.855cm" svg:height="1.172cm" svg:x="-0.143cm" svg:y="-0.175cm" svg:viewBox="0 0 856 1173" svg:d="M856 1173h-856v-991c0-100 79-182 175-182h505c97 0 176 82 176 182z"><text:p/></draw:path></draw:g><draw:g text:anchor-type="paragraph" draw:z-index="131" draw:name="Shape4_139"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2" draw:style-name="Mdp1">
      <style:header>
        <text:p text:style-name="_5f_Header_20_N_20_page_20_impaire_20__28_D_29_"><text:span text:style-name="MT11">Conversions d’unités : </text:span><text:span text:style-name="MT29">Capacités</text:span></text:p>
      </style:header>
      <style:header-left>
        <text:p text:style-name="_5f_Header_20_N_20_page_20_impaire_20__28_D_29_"><text:span text:style-name="MT11">Conversions d’unités : </text:span><text:span text:style-name="MT29">Capacités</text:span></text:p>
      </style:header-left>
      <style:footer>
        <text:p text:style-name="MP13"><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4"><text:page-number text:select-page="current">0</text:page-number></text:p></draw:text-box></draw:frame><text:p text:style-name="MP15"><text:span text:style-name="MT13">Conversions d’unités : </text:span><text:span text:style-name="MT30">Capacités</text:span><text:span text:style-name="MT9"> </text:span></text:p></draw:text-box></draw:frame><draw:g text:anchor-type="paragraph" draw:z-index="132" draw:name="Shape4_148"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3"/>
      </style:footer-left>
    </style:master-page>
    <style:master-page style:name="_35__5f_3_5f_SERIE_5f_N_5f_GAUCHE_5f_ET_5f_DROITE_5f_1COL" style:display-name="5_3_SERIE_N_GAUCHE_ET_DROITE_1COL" style:page-layout-name="Mpm13" draw:style-name="Mdp1">
      <style:header>
        <text:p text:style-name="Header"><text:s/><text:span text:style-name="MT16">Conversions d’unités : </text:span><text:span text:style-name="MT29">Capacités</text:span></text:p>
      </style:header>
      <style:header-left>
        <text:p text:style-name="Header"><text:s/><text:span text:style-name="MT16">Conversions d’unités : </text:span><text:span text:style-name="MT29">Capacités</text:span></text:p>
      </style:header-left>
      <style:footer>
        <text:p text:style-name="MP11"><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4"><text:page-number text:select-page="current">0</text:page-number></text:p></draw:text-box></draw:frame><text:p text:style-name="MP15"><text:span text:style-name="MT13">Conversions d’unités : </text:span><text:span text:style-name="MT31">capacités</text:span><text:span text:style-name="MT9"> </text:span></text:p></draw:text-box></draw:frame><draw:g text:anchor-type="paragraph" draw:z-index="133" draw:name="Shape4_13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34" draw:name="Shape4_134" draw:style-name="Mgr1"><draw:path draw:style-name="Mgr7" draw:text-style-name="MP17" svg:width="0.855cm" svg:height="1.172cm" svg:x="-0.143cm" svg:y="-0.175cm" svg:viewBox="0 0 856 1173" svg:d="M856 1173h-856v-991c0-100 79-182 175-182h505c97 0 176 82 176 182z"><text:p/></draw:path></draw:g><draw:g text:anchor-type="paragraph" draw:z-index="135" draw:name="Shape4_135"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2" draw:style-name="Mdp1">
      <style:header>
        <text:p text:style-name="_5f_Header_20_N_20_page_20_impaire_20__28_D_29_"><text:span text:style-name="MT32"><text:s/></text:span><text:span text:style-name="MT16">Conversions d’unités : </text:span><text:span text:style-name="MT32">masses</text:span></text:p>
      </style:header>
      <style:header-left>
        <text:p text:style-name="_5f_Header_20_N_20_page_20_impaire_20__28_D_29_"><text:span text:style-name="MT32"><text:s/></text:span><text:span text:style-name="MT16">Conversions d’unités : </text:span><text:span text:style-name="MT32">masses</text:span></text:p>
      </style:header-left>
      <style:footer>
        <text:p text:style-name="MP25"><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4"><text:page-number text:select-page="current">0</text:page-number></text:p></draw:text-box></draw:frame><text:p text:style-name="MP15"><text:span text:style-name="MT13">Conversions d’unités : </text:span><text:span text:style-name="MT33">Masses</text:span><text:span text:style-name="MT9"> </text:span></text:p></draw:text-box></draw:frame><draw:g text:anchor-type="paragraph" draw:z-index="136" draw:name="Shape4_128" draw:style-name="Mgr1"><draw:path draw:style-name="Mgr6" draw:text-style-name="MP16" svg:width="0.855cm" svg:height="1.172cm" svg:x="18.41cm" svg:y="-0.175cm" svg:viewBox="0 0 856 1173" svg:d="M856 1173h-856v-991c0-100 79-182 175-182h505c97 0 176 82 176 182z"><text:p/></draw:path></draw:g><draw:g text:anchor-type="paragraph" draw:z-index="137" draw:name="Shape4_126" draw:style-name="Mgr1"><draw:path draw:style-name="Mgr6" draw:text-style-name="MP16" svg:width="0.855cm" svg:height="1.172cm" svg:x="18.41cm" svg:y="-0.175cm" svg:viewBox="0 0 856 1173" svg:d="M856 1173h-856v-991c0-100 79-182 175-182h505c97 0 176 82 176 182z"><text:p/></draw:path></draw:g><text:s/></text:p>
      </style:footer>
      <style:footer-left>
        <text:p text:style-name="MP13"><draw:frame draw:style-name="Mfr3" draw:name="Frame179" text:anchor-type="paragraph" svg:y="-0.06cm" draw:z-index="0"><draw:text-box fo:min-height="0.499cm" fo:min-width="7.096cm"><draw:frame draw:style-name="Mfr2" draw:name="Frame180" text:anchor-type="frame" svg:x="0.45cm" svg:y="0.079cm" svg:width="0.817cm" draw:z-index="0"><draw:text-box fo:min-height="0.355cm"><text:p text:style-name="MP4"><draw:g text:anchor-type="paragraph" draw:z-index="138" draw:name="Shape4_3"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15">Conversions d’unités : </text:span><text:span text:style-name="MT34">masses</text:span></text:p></draw:text-box></draw:frame></text:p>
      </style:footer-left>
    </style:master-page>
    <style:master-page style:name="_35__5f_2_5f_SERIE_5f_N_5f_GAUCHE_5f_ET_5f_DROITE_5f_1COL" style:display-name="5_2_SERIE_N_GAUCHE_ET_DROITE_1COL" style:page-layout-name="Mpm13" draw:style-name="Mdp1">
      <style:header>
        <text:p text:style-name="_5f_Header_20_N_20_page_20_impaire_20__28_D_29_"><text:s/><text:span text:style-name="MT16">Conversions d’unités : </text:span><text:span text:style-name="MT32">masses</text:span></text:p>
      </style:header>
      <style:header-left>
        <text:p text:style-name="_5f_Header_20_N_20_page_20_impaire_20__28_D_29_"><text:s/><text:span text:style-name="MT16">Conversions d’unités : </text:span><text:span text:style-name="MT32">masses</text:span></text:p>
      </style:header-left>
      <style:footer>
        <text:p text:style-name="MP11"><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4"><text:page-number text:select-page="current">0</text:page-number></text:p></draw:text-box></draw:frame><text:p text:style-name="MP15"><text:span text:style-name="MT13">Conversions d’unités : </text:span><text:span text:style-name="MT35">masses</text:span><text:span text:style-name="MT9"> </text:span></text:p></draw:text-box></draw:frame><draw:g text:anchor-type="paragraph" draw:z-index="139" draw:name="Shape4_123"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40" draw:name="Shape4_129" draw:style-name="Mgr1"><draw:path draw:style-name="Mgr7" draw:text-style-name="MP17" svg:width="0.855cm" svg:height="1.172cm" svg:x="-0.143cm" svg:y="-0.175cm" svg:viewBox="0 0 856 1173" svg:d="M856 1173h-856v-991c0-100 79-182 175-182h505c97 0 176 82 176 182z"><text:p/></draw:path></draw:g><draw:g text:anchor-type="paragraph" draw:z-index="141" draw:name="Shape4_130"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2"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26"><draw:frame draw:style-name="Mfr4"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4"><draw:g text:anchor-type="paragraph" draw:z-index="149" draw:name="Shape4_109"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36">Périmètre : </text:span><text:span text:style-name="MT37">Problèmes</text:span></text:p></draw:text-box></draw:frame></text:p>
      </style:footer>
      <style:footer-left>
        <text:p text:style-name="MP26"><draw:frame draw:style-name="Mfr4"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4"><text:page-number text:select-page="current">0</text:page-number></text:p></draw:text-box></draw:frame><text:p text:style-name="MP27"><text:span text:style-name="MT36">Périmètre : </text:span><text:span text:style-name="MT37">Problèmes</text:span></text:p></draw:text-box></draw:frame><draw:g text:anchor-type="paragraph" draw:z-index="150" draw:name="Shape4_122" draw:style-name="Mgr1"><draw:path draw:style-name="Mgr2" draw:text-style-name="MP6" svg:width="0.855cm" svg:height="1.172cm" svg:x="-0.03cm" svg:y="-0.194cm" svg:viewBox="0 0 856 1173" svg:d="M856 1173h-856v-991c0-100 79-182 175-182h505c97 0 176 82 176 182z"><text:p/></draw:path></draw:g></text:p>
      </style:footer-left>
    </style:master-page>
    <style:master-page style:name="_31__5f_5_5f_SERIE_5f_M_5f_GAUCHE_5f_ET_5f_DROITE_5f_1COL" style:display-name="1_5_SERIE_M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151" draw:name="Shape4_108"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610" text:anchor-type="paragraph" svg:y="-0.06cm" draw:z-index="0"><draw:text-box fo:min-height="0.499cm" fo:min-width="3cm"><draw:frame draw:style-name="Mfr2" draw:name="Frame191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52" draw:name="Shape4_120" draw:style-name="Mgr1"><draw:path draw:style-name="Mgr7" draw:text-style-name="MP17" svg:width="0.855cm" svg:height="1.172cm" svg:x="-0.143cm" svg:y="-0.175cm" svg:viewBox="0 0 856 1173" svg:d="M856 1173h-856v-991c0-100 79-182 175-182h505c97 0 176 82 176 182z"><text:p/></draw:path></draw:g><draw:g text:anchor-type="paragraph" draw:z-index="153" draw:name="Shape4_121"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2" draw:style-name="Mdp1">
      <style:header>
        <text:p text:style-name="_5f_Header_20_M_20_page_20_impaire_20__28_D_29_"><draw:line text:anchor-type="paragraph" draw:z-index="313" draw:name="Shape3_16" draw:style-name="Mgr5" draw:text-style-name="MP9" svg:x1="12.726cm" svg:y1="0.399cm" svg:x2="20.496cm" svg:y2="0.36cm"><text:p/></draw:line><text:span text:style-name="MT38">Périmètre</text:span> : <text:span text:style-name="MT39">Périmètres et unités</text:span></text:p>
      </style:header>
      <style:header-left>
        <text:p text:style-name="MP28"><draw:line text:anchor-type="paragraph" draw:z-index="314" draw:name="Shape3_17" draw:style-name="Mgr5" draw:text-style-name="MP9" svg:x1="16.083cm" svg:y1="0.383cm" svg:x2="20.496cm" svg:y2="0.36cm"><text:p/></draw:line><text:span text:style-name="MT38">Périmètre</text:span> : <text:span text:style-name="MT39">Périmètres et unités</text:span></text:p>
      </style:header-left>
      <style:footer>
        <text:p text:style-name="MP13"><draw:frame draw:style-name="Mfr1" draw:name="Frame2031" text:anchor-type="paragraph" svg:y="-0.06cm" draw:z-index="0"><draw:text-box fo:min-height="0.499cm" fo:min-width="7.096cm"><draw:frame draw:style-name="Mfr2" draw:name="Frame371" text:anchor-type="frame" svg:x="0.45cm" svg:y="0.079cm" svg:width="0.817cm" draw:z-index="0"><draw:text-box fo:min-height="0.355cm"><text:p text:style-name="MP4"><draw:g text:anchor-type="paragraph" draw:z-index="154" draw:name="Shape4_107"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36">Périmètre <text:s/>: </text:span><text:span text:style-name="MT40">périmètres et unités</text:span></text:h></draw:text-box></draw:frame></text:p>
      </style:footer>
    </style:master-page>
    <style:master-page style:name="_31__5f_4_5f_SERIE_5f_M_5f_GAUCHE_5f_ET_5f_DROITE_5f_1COL" style:display-name="1_4_SERIE_M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155" draw:name="Shape4_12"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56" draw:name="Shape4_263" draw:style-name="Mgr1"><draw:path draw:style-name="Mgr6" draw:text-style-name="MP16" svg:width="0.855cm" svg:height="1.172cm" svg:x="-0.143cm" svg:y="-0.175cm" svg:viewBox="0 0 856 1173" svg:d="M856 1173h-856v-991c0-100 79-182 175-182h505c97 0 176 82 176 182z"><text:p/></draw:path></draw:g><draw:g text:anchor-type="paragraph" draw:z-index="157" draw:name="Shape4_265"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2" draw:style-name="Mdp1">
      <style:header>
        <text:p text:style-name="_5f_Header_20_M_20_page_20_impaire_20__28_D_29_"><draw:line text:anchor-type="paragraph" draw:z-index="315" draw:name="Shape3_11" draw:style-name="Mgr5" draw:text-style-name="MP9" svg:x1="12.45cm" svg:y1="0.362cm" svg:x2="20.497cm" svg:y2="0.36cm"><text:p/></draw:line><text:span text:style-name="MT38">Périmètre</text:span> : <text:span text:style-name="MT41">Mesurer, reporter</text:span></text:p>
      </style:header>
      <style:header-left>
        <text:p text:style-name="_5f_Header_20_M_20_page_20_impaire_20__28_D_29_"><draw:line text:anchor-type="paragraph" draw:z-index="316" draw:name="Shape3_20" draw:style-name="Mgr5" draw:text-style-name="MP9" svg:x1="12.45cm" svg:y1="0.362cm" svg:x2="20.497cm" svg:y2="0.36cm"><text:p/></draw:line><text:span text:style-name="MT38">Périmètre</text:span> : <text:span text:style-name="MT41">Mesurer, reporter</text:span></text:p>
      </style:header-left>
      <style:footer>
        <text:p text:style-name="MP13"><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4"><draw:g text:anchor-type="paragraph" draw:z-index="158" draw:name="Shape4_113"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36">Périmètre : </text:span><text:span text:style-name="MT42">mesurer, reporter</text:span></text:p></draw:text-box></draw:frame></text:p>
      </style:footer>
    </style:master-page>
    <style:master-page style:name="_31__5f_3_5f_SERIE_5f_M_5f_GAUCHE_5f_ET_5f_DROITE_5f_1COL" style:display-name="1_3_SERIE_M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16111" text:anchor-type="paragraph" svg:y="-0.06cm" draw:z-index="0"><draw:text-box fo:min-height="0.499cm" fo:min-width="3cm"><draw:frame draw:style-name="Mfr2" draw:name="Frame162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159" draw:name="Shape4_18"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60" draw:name="Shape4_114" draw:style-name="Mgr1"><draw:path draw:style-name="Mgr6" draw:text-style-name="MP16" svg:width="0.855cm" svg:height="1.172cm" svg:x="-0.143cm" svg:y="-0.175cm" svg:viewBox="0 0 856 1173" svg:d="M856 1173h-856v-991c0-100 79-182 175-182h505c97 0 176 82 176 182z"><text:p/></draw:path></draw:g><draw:g text:anchor-type="paragraph" draw:z-index="161" draw:name="Shape4_115"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2" draw:style-name="Mdp1">
      <style:header>
        <text:p text:style-name="_5f_Header_20_M_20_page_20_impaire_20__28_D_29_"><text:span text:style-name="MT38">Périmètre</text:span> : <text:span text:style-name="MT38">Calculs sur une figure</text:span></text:p>
      </style:header>
      <style:header-left>
        <text:p text:style-name="_5f_Header_20_M_20_page_20_paire_20__28_G_29_"><text:span text:style-name="MT38">Périmètre</text:span> : <text:span text:style-name="MT38">Calculs sur une figure</text:span></text:p>
      </style:header-left>
      <style:footer>
        <text:p text:style-name="MP13"><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4"><draw:g text:anchor-type="paragraph" draw:z-index="162" draw:name="Shape4_94"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4"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4"><draw:g text:anchor-type="paragraph" draw:z-index="163" draw:name="Shape4_95"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64" draw:name="Shape4_96" draw:style-name="Mgr1"><draw:path draw:style-name="Mgr2" draw:text-style-name="MP6" svg:width="0.855cm" svg:height="1.172cm" svg:x="-0.429cm" svg:y="-0.175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15111" text:anchor-type="paragraph" svg:y="-0.06cm" draw:z-index="0"><draw:text-box fo:min-height="0.499cm" fo:min-width="3cm"><draw:frame draw:style-name="Mfr2" draw:name="Frame152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165" draw:name="Shape4_93"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66" draw:name="Shape4_102" draw:style-name="Mgr1"><draw:path draw:style-name="Mgr6" draw:text-style-name="MP16" svg:width="0.855cm" svg:height="1.172cm" svg:x="-0.143cm" svg:y="-0.175cm" svg:viewBox="0 0 856 1173" svg:d="M856 1173h-856v-991c0-100 79-182 175-182h505c97 0 176 82 176 182z"><text:p/></draw:path></draw:g><draw:g text:anchor-type="paragraph" draw:z-index="167" draw:name="Shape4_101"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2" draw:style-name="Mdp1">
      <style:header>
        <text:p text:style-name="_5f_Header_20_D_20_page_20_impaire_20__28_D_29_"><text:span text:style-name="MT43">Proportionnalité et pourcentage</text:span><text:span text:style-name="MT44"> </text:span>: <text:span text:style-name="MT45">Pourcentages</text:span> </text:p>
      </style:header>
      <style:header-left>
        <text:p text:style-name="_5f_Header_20_D_20_page_20_impaire_20__28_D_29_"><text:span text:style-name="MT43">Proportionnalité et pourcentage</text:span><text:span text:style-name="MT44"> </text:span>: <text:span text:style-name="MT45">Pourcentages</text:span> </text:p>
      </style:header-left>
      <style:footer>
        <text:p text:style-name="MP13"><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4"><draw:g text:anchor-type="paragraph" draw:z-index="168" draw:name="Shape4_98" draw:style-name="Mgr1"><draw:path draw:style-name="Mgr7" draw:text-style-name="MP17" svg:width="0.855cm" svg:height="1.172cm" svg:x="-0.03cm" svg:y="-0.194cm" svg:viewBox="0 0 856 1173" svg:d="M856 1173h-856v-991c0-100 79-182 175-182h505c97 0 176 82 176 182z"><text:p/></draw:path></draw:g><text:page-number text:select-page="current">0</text:page-number></text:p></draw:text-box></draw:frame><text:p text:style-name="MP29"><text:span text:style-name="MT46">Proportionnalité et pourcentage : </text:span><text:span text:style-name="MT47">pourcentages</text:span></text:p></draw:text-box></draw:frame></text:p>
      </style:footer>
      <style:footer-left>
        <text:p text:style-name="MP11"><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4"><text:page-number text:select-page="current">0</text:page-number></text:p></draw:text-box></draw:frame><text:p text:style-name="MP30"><text:span text:style-name="MT48">Proportionnalité et pourcentages : </text:span><text:span text:style-name="MT47">pourcentages</text:span></text:p></draw:text-box></draw:frame><draw:g text:anchor-type="paragraph" draw:z-index="169" draw:name="Shape4_112" draw:style-name="Mgr1"><draw:path draw:style-name="Mgr7" draw:text-style-name="MP17" svg:width="0.855cm" svg:height="1.172cm" svg:x="-0.266cm" svg:y="-0.194cm" svg:viewBox="0 0 856 1173" svg:d="M856 1173h-856v-991c0-100 79-182 175-182h505c97 0 176 82 176 182z"><text:p/></draw:path></draw:g></text:p>
      </style:footer-left>
    </style:master-page>
    <style:master-page style:name="_32__5f_2_5f_SERIE_5f_D_5f_GAUCHE_5f_ET_5f_DROITE_5f_1COL" style:display-name="2_2_SERIE_D_GAUCHE_ET_DROITE_1COL" style:page-layout-name="Mpm13" draw:style-name="Mdp1">
      <style:header>
        <text:p text:style-name="Header"><text:span text:style-name="MT43">Proportionnalité et pourcentages</text:span><text:span text:style-name="MT44"> </text:span>: <text:span text:style-name="MT43">proportionnalité</text:span> </text:p>
        <text:p text:style-name="MP31"/>
      </style:header>
      <style:header-left>
        <text:p text:style-name="Header"><text:span text:style-name="MT43">Proportionnalité et pourcentages</text:span><text:span text:style-name="MT44"> </text:span>: <text:span text:style-name="MT43">proportionnalité</text:span> </text:p>
        <text:p text:style-name="MP31"/>
      </style:header-left>
      <style:footer>
        <text:p text:style-name="MP11"><draw:frame draw:style-name="Mfr1" draw:name="Frame1211" text:anchor-type="paragraph" svg:y="-0.06cm" draw:z-index="0"><draw:text-box fo:min-height="0.499cm" fo:min-width="3cm"><draw:frame draw:style-name="Mfr2" draw:name="Frame1881" text:anchor-type="frame" svg:x="0.45cm" svg:y="0.079cm" svg:width="0.817cm" draw:z-index="0"><draw:text-box fo:min-height="0.355cm"><text:p text:style-name="MP4"><text:page-number text:select-page="current">0</text:page-number></text:p></draw:text-box></draw:frame><text:p text:style-name="MP32">Proportionnalité et pourcentages : proportionalité</text:p></draw:text-box></draw:frame><draw:g text:anchor-type="paragraph" draw:z-index="170" draw:name="Shape4_23"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1111111111" text:anchor-type="paragraph" svg:y="-0.06cm" draw:z-index="0"><draw:text-box fo:min-height="0.499cm" fo:min-width="3cm"><draw:frame draw:style-name="Mfr2" draw:name="Frame1921" text:anchor-type="frame" svg:x="0.45cm" svg:y="0.079cm" svg:width="0.817cm" draw:z-index="0"><draw:text-box fo:min-height="0.355cm"><text:p text:style-name="MP4"><text:page-number text:select-page="current">0</text:page-number></text:p></draw:text-box></draw:frame><text:p text:style-name="MP34">: </text:p></draw:text-box></draw:frame><draw:g text:anchor-type="paragraph" draw:z-index="171" draw:name="Shape4_99"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2" draw:style-name="Mdp1">
      <style:header>
        <text:p text:style-name="_5f_Header_20_D_20_page_20_impaire_20__28_D_29_"><text:span text:style-name="MT49">Utiliser des données</text:span> : <text:span text:style-name="MT49">Organiser</text:span> </text:p>
      </style:header>
      <style:header-left>
        <text:p text:style-name="MP35"><text:span text:style-name="MT49">Utiliser des données</text:span> : <text:span text:style-name="MT49">Organiser</text:span> </text:p>
      </style:header-left>
      <style:footer>
        <text:p text:style-name="MP13"><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4"><draw:g text:anchor-type="paragraph" draw:z-index="180" draw:name="Shape4_7"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0">R</text:span>epères du plan : se repérer</text:p></draw:text-box></draw:frame></text:p>
      </style:footer>
      <style:footer-left>
        <text:p text:style-name="MP11"><draw:frame draw:style-name="Mfr1" draw:name="Frame1441" text:anchor-type="paragraph" svg:y="-0.06cm" draw:z-index="0"><draw:text-box fo:min-height="0.499cm" fo:min-width="3cm"><draw:frame draw:style-name="Mfr2" draw:name="Frame2801" text:anchor-type="frame" svg:x="0.45cm" svg:y="0.079cm" svg:width="0.817cm" draw:z-index="0"><draw:text-box fo:min-height="0.355cm"><text:p text:style-name="MP4"><draw:g text:anchor-type="paragraph" draw:z-index="181" draw:name="Shape4_72"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0">R</text:span>epères du plan : se repérer</text:p></draw:text-box></draw:frame></text:p>
      </style:footer-left>
    </style:master-page>
    <style:master-page style:name="_31__5f_2_5f_SERIE_5f_D_5f_GAUCHE_5f_ET_5f_DROITE_5f_1COL" style:display-name="1_2_SERIE_D_GAUCHE_ET_DROITE_1COL" style:page-layout-name="Mpm13" draw:style-name="Mdp1">
      <style:header>
        <text:p text:style-name="_5f_Header_20_D_20_page_20_paire_20__28_G_29_"><text:s/><text:span text:style-name="MT44">Utilis</text:span><text:span text:style-name="MT51">er des</text:span><text:span text:style-name="MT44"> données </text:span>: <text:span text:style-name="MT52">Organiser</text:span> </text:p>
      </style:header>
      <style:header-left>
        <text:p text:style-name="_5f_Header_20_D_20_page_20_paire_20__28_G_29_"><text:s/><text:span text:style-name="MT44">Utilis</text:span><text:span text:style-name="MT51">er des</text:span><text:span text:style-name="MT44"> données </text:span>: <text:span text:style-name="MT52">Organiser</text:span> </text:p>
      </style:header-left>
      <style:footer>
        <text:p text:style-name="MP11"><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4"><text:page-number text:select-page="current">0</text:page-number></text:p></draw:text-box></draw:frame><text:p text:style-name="MP15"><text:span text:style-name="MT53">Utilis</text:span><text:span text:style-name="MT54">er</text:span><text:span text:style-name="MT53"> de</text:span><text:span text:style-name="MT54">s</text:span><text:span text:style-name="MT53"> données</text:span><text:span text:style-name="MT9"> : </text:span><text:span text:style-name="MT55">Organiser</text:span><text:span text:style-name="MT9"> </text:span></text:p></draw:text-box></draw:frame><draw:g text:anchor-type="paragraph" draw:z-index="182" draw:name="Shape4_74" draw:style-name="Mgr1"><draw:path draw:style-name="Mgr7" draw:text-style-name="MP17" svg:width="0.855cm" svg:height="1.172cm" svg:x="18.41cm" svg:y="-0.175cm" svg:viewBox="0 0 856 1173" svg:d="M856 1173h-856v-991c0-100 79-182 175-182h505c97 0 176 82 176 182z"><text:p/></draw:path></draw:g></text:p>
      </style:footer>
      <style:footer-left>
        <text:p text:style-name="MP11"><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4"><text:page-number text:select-page="current">0</text:page-number></text:p></draw:text-box></draw:frame><text:p text:style-name="MP15"><text:span text:style-name="MT53">Utilis</text:span><text:span text:style-name="MT54">er</text:span><text:span text:style-name="MT53"> de</text:span><text:span text:style-name="MT54">s</text:span><text:span text:style-name="MT53"> données</text:span><text:span text:style-name="MT9"> : </text:span><text:span text:style-name="MT55">Organiser</text:span><text:span text:style-name="MT9"> </text:span></text:p></draw:text-box></draw:frame><draw:g text:anchor-type="paragraph" draw:z-index="183" draw:name="Shape4_75" draw:style-name="Mgr1"><draw:path draw:style-name="Mgr7" draw:text-style-name="MP37" svg:width="0.855cm" svg:height="1.172cm" svg:x="-0.268cm" svg:y="-0.175cm" svg:viewBox="0 0 856 1173" svg:d="M856 1173h-856v-991c0-100 79-182 175-182h505c97 0 176 82 176 182z"><text:p/></draw:path></draw:g><draw:g text:anchor-type="paragraph" draw:z-index="184" draw:name="Shape4_259"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2" draw:style-name="Mdp1">
      <style:header>
        <text:p text:style-name="MP38"><text:span text:style-name="MT56">Repères du plan : Se repérer</text:span> </text:p>
      </style:header>
      <style:header-left>
        <text:p text:style-name="MP38"><text:span text:style-name="MT56">Repères du plan : Se repérer</text:span> </text:p>
      </style:header-left>
      <style:footer>
        <text:p text:style-name="MP13"><draw:frame draw:style-name="Mfr1" draw:name="Frame2212" text:anchor-type="paragraph" svg:y="-0.06cm" draw:z-index="0"><draw:text-box fo:min-height="0.499cm" fo:min-width="7.096cm"><draw:frame draw:style-name="Mfr2" draw:name="Frame3211" text:anchor-type="frame" svg:x="0.45cm" svg:y="0.079cm" svg:width="0.817cm" draw:z-index="0"><draw:text-box fo:min-height="0.355cm"><text:p text:style-name="MP4"><draw:g text:anchor-type="paragraph" draw:z-index="185" draw:name="Shape4_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0">R</text:span>epères du plan : se repérer</text:p></draw:text-box></draw:frame></text:p>
      </style:footer>
      <style:footer-left>
        <text:p text:style-name="MP11"><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4"><draw:g text:anchor-type="paragraph" draw:z-index="186" draw:name="Shape4_11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0">R</text:span>epères du plan : se repérer</text:p></draw:text-box></draw:frame></text:p>
      </style:footer-left>
    </style:master-page>
    <style:master-page style:name="_31__5f_1_5f_SERIE_5f_D_5f_GAUCHE_5f_ET_5f_DROITE_5f_1COL" style:display-name="1_1_SERIE_D_GAUCHE_ET_DROITE_1COL" style:page-layout-name="Mpm11" draw:style-name="Mdp1">
      <style:header>
        <text:p text:style-name="_5f_Header_20_D_20_page_20_impaire_20__28_D_29_"><text:s/><text:span text:style-name="MT44">Utilis</text:span><text:span text:style-name="MT51">er des</text:span><text:span text:style-name="MT44"> données </text:span>: <text:span text:style-name="MT57">Représenter</text:span> </text:p>
      </style:header>
      <style:header-left>
        <text:p text:style-name="_5f_Header_20_D_20_page_20_paire_20__28_G_29_"><text:span text:style-name="_5f_Caractères"><text:span text:style-name="MT58"><text:s/>Utiliser des données : Représenter </text:span></text:span></text:p>
      </style:header-left>
      <style:footer>
        <text:p text:style-name="MP11"><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15"><text:span text:style-name="MT53">Utilis</text:span><text:span text:style-name="MT54">er</text:span><text:span text:style-name="MT53"> de</text:span><text:span text:style-name="MT54">s</text:span><text:span text:style-name="MT53"> données</text:span><text:span text:style-name="MT9"> : </text:span><text:span text:style-name="MT59">représenter</text:span><text:span text:style-name="MT9"> </text:span></text:p></draw:text-box></draw:frame><draw:g text:anchor-type="paragraph" draw:z-index="187" draw:name="Shape4_70" draw:style-name="Mgr1"><draw:path draw:style-name="Mgr7" draw:text-style-name="MP17" svg:width="0.855cm" svg:height="1.172cm" svg:x="18.459cm" svg:y="-0.175cm" svg:viewBox="0 0 856 1173" svg:d="M856 1173h-856v-991c0-100 79-182 175-182h505c97 0 176 82 176 182z"><text:p/></draw:path></draw:g></text:p>
      </style:footer>
      <style:footer-left>
        <text:p text:style-name="MP11"><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4"><text:page-number text:select-page="current">0</text:page-number></text:p></draw:text-box></draw:frame><text:p text:style-name="MP15"><text:span text:style-name="MT53">Utilis</text:span><text:span text:style-name="MT54">er</text:span><text:span text:style-name="MT53"> de</text:span><text:span text:style-name="MT54">s</text:span><text:span text:style-name="MT53"> données</text:span><text:span text:style-name="MT9"> : </text:span><text:span text:style-name="MT59">représenter</text:span><text:span text:style-name="MT9"> </text:span></text:p></draw:text-box></draw:frame><draw:g text:anchor-type="paragraph" draw:z-index="188" draw:name="Shape4_91" draw:style-name="Mgr1"><draw:path draw:style-name="Mgr7" draw:text-style-name="MP37" svg:width="0.855cm" svg:height="1.172cm" svg:x="-0.268cm" svg:y="-0.175cm" svg:viewBox="0 0 856 1173" svg:d="M856 1173h-856v-991c0-100 79-182 175-182h505c97 0 176 82 176 182z"><text:p/></draw:path></draw:g><draw:g text:anchor-type="paragraph" draw:z-index="189" draw:name="Shape4_90"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2"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3" draw:name="Frame1251" text:anchor-type="paragraph" svg:y="-0.06cm" draw:z-index="0"><draw:text-box fo:min-height="0.499cm" fo:min-width="7.096cm"><draw:frame draw:style-name="Mfr2" draw:name="Frame1261" text:anchor-type="frame" svg:x="0.45cm" svg:y="0.079cm" svg:width="0.817cm" draw:z-index="0"><draw:text-box fo:min-height="0.355cm"><text:p text:style-name="MP4"><draw:g text:anchor-type="paragraph" draw:z-index="193" draw:name="Shape4_82"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39"><text:span text:style-name="MT60">R</text:span>ésoudre des problèmes</text:p></draw:text-box></draw:frame></text:h>
      </style:footer>
      <style:footer-left>
        <text:h text:style-name="_5f_Footer_20_page_20_paire_20__28_G_29_" text:outline-level="1"><draw:frame draw:style-name="Mfr3" draw:name="Frame1311" text:anchor-type="paragraph" svg:y="-0.06cm" draw:z-index="0"><draw:text-box fo:min-height="0.499cm" fo:min-width="7.096cm"><draw:frame draw:style-name="Mfr2" draw:name="Frame1321" text:anchor-type="frame" svg:x="0.45cm" svg:y="0.079cm" svg:width="0.817cm" draw:z-index="0"><draw:text-box fo:min-height="0.355cm"><text:p text:style-name="MP4"><text:page-number text:select-page="current">0</text:page-number></text:p></draw:text-box></draw:frame><text:p text:style-name="MP40">Résoudre des problèmes</text:p></draw:text-box></draw:frame><draw:g text:anchor-type="paragraph" draw:z-index="194" draw:name="Shape4_97" draw:style-name="Mgr1"><draw:path draw:style-name="Mgr6" draw:text-style-name="MP16" svg:width="0.855cm" svg:height="1.172cm" svg:x="-1.094cm" svg:y="-0.175cm" svg:viewBox="0 0 856 1173" svg:d="M856 1173h-856v-991c0-100 79-182 175-182h505c97 0 176 82 176 182z"><text:p/></draw:path></draw:g></text:h>
      </style:footer-left>
    </style:master-page>
    <style:master-page style:name="_34__5f_1_5f_SERIE_5f_N_5f_GAUCHE_5f_ET_5f_DROITE_5f_1COL" style:display-name="4_1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195" draw:name="Shape4_68"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281" text:anchor-type="paragraph" svg:y="-0.06cm" draw:z-index="0"><draw:text-box fo:min-height="0.499cm" fo:min-width="3cm"><draw:frame draw:style-name="Mfr2" draw:name="Frame10111112"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96" draw:name="Shape4_89" draw:style-name="Mgr1"><draw:path draw:style-name="Mgr6" draw:text-style-name="MP16" svg:width="0.855cm" svg:height="1.172cm" svg:x="-0.143cm" svg:y="-0.175cm" svg:viewBox="0 0 856 1173" svg:d="M856 1173h-856v-991c0-100 79-182 175-182h505c97 0 176 82 176 182z"><text:p/></draw:path></draw:g><draw:g text:anchor-type="paragraph" draw:z-index="197" draw:name="Shape4_83"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2" draw:style-name="Mdp1">
      <style:header>
        <text:p text:style-name="_5f_Header_20_N_20_page_20_impaire_20__28_D_29_"><text:span text:style-name="MT61">Calculer : </text:span><text:span text:style-name="MT62">Distributivité</text:span><text:span text:style-name="MT61"> </text:span></text:p>
      </style:header>
      <style:header-left>
        <text:p text:style-name="_5f_Header_20_N_20_page_20_impaire_20__28_D_29_"><text:span text:style-name="MT61">Calculer : </text:span><text:span text:style-name="MT62">Distributivité</text:span><text:span text:style-name="MT61"> </text:span></text:p>
      </style:header-left>
      <style:footer>
        <text:p text:style-name="MP13"><draw:frame draw:style-name="Mfr3" draw:name="Frame1221" text:anchor-type="paragraph" svg:y="-0.06cm" draw:z-index="0"><draw:text-box fo:min-height="0.499cm" fo:min-width="7.096cm"><draw:frame draw:style-name="Mfr2" draw:name="Frame2791" text:anchor-type="frame" svg:x="0.45cm" svg:y="0.079cm" svg:width="0.817cm" draw:z-index="0"><draw:text-box fo:min-height="0.355cm"><text:p text:style-name="MP4"><draw:g text:anchor-type="paragraph" draw:z-index="203" draw:name="Shape4_79"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63">calculer</text:span><text:span text:style-name="MT64"> : </text:span><text:span text:style-name="MT65">distributivité</text:span></text:p></draw:text-box></draw:frame></text:p>
      </style:footer>
    </style:master-page>
    <style:master-page style:name="_33__5f_5_5f_SERIE_5f_N_5f_GAUCHE_5f_ET_5f_DROITE_5f_1COL" style:display-name="3_5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04" draw:name="Shape4_64"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05" draw:name="Shape4_80" draw:style-name="Mgr1"><draw:path draw:style-name="Mgr7" draw:text-style-name="MP17" svg:width="0.855cm" svg:height="1.172cm" svg:x="-0.143cm" svg:y="-0.175cm" svg:viewBox="0 0 856 1173" svg:d="M856 1173h-856v-991c0-100 79-182 175-182h505c97 0 176 82 176 182z"><text:p/></draw:path></draw:g><draw:g text:anchor-type="paragraph" draw:z-index="206" draw:name="Shape4_81"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3__5f_4_5f_SERIE_5f_N_5f_GAUCHE_5f_ET_5f_DROITE_5f_2COL" style:display-name="3_4_SERIE_N_GAUCHE_ET_DROITE_2COL" style:page-layout-name="Mpm12" draw:style-name="Mdp1">
      <style:header>
        <text:p text:style-name="_5f_Header_20_N_20_page_20_impaire_20__28_D_29_"><text:span text:style-name="MT61">Calculer : </text:span><text:span text:style-name="MT66">Critères de divisibilité</text:span><text:span text:style-name="MT61"> </text:span></text:p>
      </style:header>
      <style:header-left>
        <text:p text:style-name="_5f_Header_20_N_20_page_20_impaire_20__28_D_29_"><text:span text:style-name="MT61">Calculer : </text:span><text:span text:style-name="MT66">Critères de divisibilité</text:span><text:span text:style-name="MT61"> </text:span></text:p>
      </style:header-left>
      <style:footer>
        <text:h text:style-name="_5f_Footer_20_page_20_impaire_20__28_D_29_" text:outline-level="1"><draw:frame draw:style-name="Mfr3" draw:name="Frame1101" text:anchor-type="paragraph" svg:y="-0.06cm" draw:z-index="0"><draw:text-box fo:min-height="0.499cm" fo:min-width="7.096cm"><draw:frame draw:style-name="Mfr2" draw:name="Frame1141" text:anchor-type="frame" svg:x="0.45cm" svg:y="0.079cm" svg:width="0.817cm" draw:z-index="0"><draw:text-box fo:min-height="0.355cm"><text:p text:style-name="MP4"><draw:g text:anchor-type="paragraph" draw:z-index="207" draw:name="Shape4_61"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63">calculer</text:span><text:span text:style-name="MT64"> : </text:span><text:span text:style-name="MT67">Critères de divisibilités</text:span></text:p></draw:text-box></draw:frame></text:h>
      </style:footer>
      <style:footer-left>
        <text:h text:style-name="_5f_Footer_20_page_20_impaire_20__28_D_29_" text:outline-level="1"><draw:frame draw:style-name="Mfr3" draw:name="Frame1191" text:anchor-type="paragraph" svg:y="-0.06cm" draw:z-index="0"><draw:text-box fo:min-height="0.499cm" fo:min-width="7.096cm"><draw:frame draw:style-name="Mfr2" draw:name="Frame1201" text:anchor-type="frame" svg:x="0.45cm" svg:y="0.079cm" svg:width="0.817cm" draw:z-index="0"><draw:text-box fo:min-height="0.355cm"><text:p text:style-name="MP4"><text:page-number text:select-page="current">0</text:page-number></text:p></draw:text-box></draw:frame><text:p text:style-name="MP42"><text:span text:style-name="MT63">calculer</text:span><text:span text:style-name="MT64"> : </text:span><text:span text:style-name="MT67">critères de divisibilité</text:span></text:p></draw:text-box></draw:frame><draw:g text:anchor-type="paragraph" draw:z-index="208" draw:name="Shape4_65" draw:style-name="Mgr1"><draw:path draw:style-name="Mgr6" draw:text-style-name="MP16" svg:width="0.855cm" svg:height="1.172cm" svg:x="-0.253cm" svg:y="-0.175cm" svg:viewBox="0 0 856 1173" svg:d="M856 1173h-856v-991c0-100 79-182 175-182h505c97 0 176 82 176 182z"><text:p/></draw:path></draw:g></text:h>
      </style:footer-left>
    </style:master-page>
    <style:master-page style:name="_33__5f_4_5f_SERIE_5f_N_5f_GAUCHE_5f_ET_5f_DROITE_5f_1COL" style:display-name="3_4_SERIE_N_GAUCHE_ET_DROITE_1COL" style:page-layout-name="Mpm13" draw:style-name="Mdp1">
      <style:header>
        <text:p text:style-name="MP43"><text:span text:style-name="MT68">G</text:span>éométrie plane : Parallèles, perpendiculaires,<text:line-break/> distances</text:p>
      </style:header>
      <style:header-left>
        <text:p text:style-name="MP44"><text:s/><text:span text:style-name="MT68">Géométrie plane</text:span> : <text:span text:style-name="MT69">P</text:span><text:span text:style-name="MT70">arallèles, perpendiculaires,<text:line-break/> </text:span><text:span text:style-name="MT71">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4"><text:page-number text:select-page="current">0</text:page-number></text:p></draw:text-box></draw:frame><text:h text:style-name="_5f_Footer_20_page_20_impaire_20__28_D_29_" text:outline-level="1"><text:span text:style-name="MT72">Géométrie plane : </text:span><text:span text:style-name="MT73">parallèles, perpendiculaires, </text:span><text:span text:style-name="MT74">distances</text:span></text:h></draw:text-box></draw:frame><draw:g text:anchor-type="paragraph" draw:z-index="209" draw:name="Shape4_59" draw:style-name="Mgr1"><draw:path draw:style-name="Mgr8" draw:text-style-name="MP33"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4"><text:page-number text:select-page="current">0</text:page-number></text:p></draw:text-box></draw:frame><text:h text:style-name="MP45" text:outline-level="1"><text:span text:style-name="MT75">G</text:span>éométrie plane : Parallèles, perpendiculaires, distances</text:h></draw:text-box></draw:frame><draw:g text:anchor-type="paragraph" draw:z-index="210" draw:name="Shape4_62" draw:style-name="Mgr1"><draw:path draw:style-name="Mgr8" draw:text-style-name="MP33" svg:width="0.855cm" svg:height="1.172cm" svg:x="-0.252cm" svg:y="-0.194cm" svg:viewBox="0 0 856 1173" svg:d="M856 1173h-856v-991c0-100 79-182 175-182h505c97 0 176 82 176 182z"><text:p/></draw:path></draw:g></text:h>
      </style:footer-left>
    </style:master-page>
    <style:master-page style:name="_33__5f_3_5f_SERIE_5f_N_5f_GAUCHE_5f_ET_5f_DROITE_5f_2COL" style:display-name="3_3_SERIE_N_GAUCHE_ET_DROITE_2COL" style:page-layout-name="Mpm12" draw:style-name="Mdp1">
      <style:header>
        <text:p text:style-name="_5f_Header_20_N_20_page_20_impaire_20__28_D_29_"><text:span text:style-name="MT61">Calculer : </text:span><text:span text:style-name="MT76">Diviser</text:span><text:span text:style-name="MT61"> </text:span></text:p>
      </style:header>
      <style:header-left>
        <text:p text:style-name="_5f_Header_20_N_20_page_20_impaire_20__28_D_29_"><text:span text:style-name="MT61">Calculer : </text:span><text:span text:style-name="MT76">Diviser</text:span><text:span text:style-name="MT61"> </text:span></text:p>
      </style:header-left>
      <style:footer>
        <text:p text:style-name="MP13"><draw:frame draw:style-name="Mfr3" draw:name="Frame1001" text:anchor-type="paragraph" svg:y="-0.06cm" draw:z-index="0"><draw:text-box fo:min-height="0.499cm" fo:min-width="7.096cm"><draw:frame draw:style-name="Mfr2" draw:name="Frame1031" text:anchor-type="frame" svg:x="0.45cm" svg:y="0.079cm" svg:width="0.817cm" draw:z-index="0"><draw:text-box fo:min-height="0.355cm"><text:p text:style-name="MP4"><text:page-number text:select-page="current">0</text:page-number></text:p></draw:text-box></draw:frame><text:p text:style-name="MP41"><draw:g text:anchor-type="paragraph" draw:z-index="211" draw:name="Shape4_51" draw:style-name="Mgr1"><draw:path draw:style-name="Mgr6" draw:text-style-name="MP16" svg:width="0.855cm" svg:height="1.172cm" svg:x="7.545cm" svg:y="-0.194cm" svg:viewBox="0 0 856 1173" svg:d="M856 1173h-856v-991c0-100 79-182 175-182h505c97 0 176 82 176 182z"><text:p/></draw:path></draw:g><text:span text:style-name="MT63">calculer</text:span><text:span text:style-name="MT64"> : </text:span><text:span text:style-name="MT77">diviser</text:span></text:p></draw:text-box></draw:frame></text:p>
      </style:footer>
      <style:footer-left>
        <text:p text:style-name="MP13"><draw:frame draw:style-name="Mfr3" draw:name="Frame1081" text:anchor-type="paragraph" svg:y="-0.06cm" draw:z-index="0"><draw:text-box fo:min-height="0.499cm" fo:min-width="7.096cm"><draw:frame draw:style-name="Mfr2" draw:name="Frame1091" text:anchor-type="frame" svg:x="0.45cm" svg:y="0.079cm" svg:width="0.817cm" draw:z-index="0"><draw:text-box fo:min-height="0.355cm"><text:p text:style-name="MP4"><text:page-number text:select-page="current">0</text:page-number></text:p></draw:text-box></draw:frame><text:p text:style-name="MP42"><text:span text:style-name="MT63">calculer</text:span><text:span text:style-name="MT64"> : </text:span><text:span text:style-name="MT77">diviser</text:span></text:p></draw:text-box></draw:frame><draw:g text:anchor-type="paragraph" draw:z-index="212" draw:name="Shape4_60" draw:style-name="Mgr1"><draw:path draw:style-name="Mgr6" draw:text-style-name="MP16" svg:width="0.855cm" svg:height="1.172cm" svg:x="-0.236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13" draw:name="Shape4_54"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14" draw:name="Shape4_57" draw:style-name="Mgr1"><draw:path draw:style-name="Mgr7" draw:text-style-name="MP17" svg:width="0.855cm" svg:height="1.172cm" svg:x="-0.143cm" svg:y="-0.175cm" svg:viewBox="0 0 856 1173" svg:d="M856 1173h-856v-991c0-100 79-182 175-182h505c97 0 176 82 176 182z"><text:p/></draw:path></draw:g><draw:g text:anchor-type="paragraph" draw:z-index="215" draw:name="Shape4_58"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2" draw:style-name="Mdp1">
      <style:header>
        <text:p text:style-name="MP46">Calculer : <text:span text:style-name="MT78">Multiplier</text:span> </text:p>
      </style:header>
      <style:header-left>
        <text:p text:style-name="MP46">Calculer : <text:span text:style-name="MT78">Multiplier</text:span> </text:p>
      </style:header-left>
      <style:footer>
        <text:p text:style-name="MP13"><draw:frame draw:style-name="Mfr3" draw:name="Frame901" text:anchor-type="paragraph" svg:y="-0.06cm" draw:z-index="0"><draw:text-box fo:min-height="0.499cm" fo:min-width="7.096cm"><draw:frame draw:style-name="Mfr2" draw:name="Frame931" text:anchor-type="frame" svg:x="0.45cm" svg:y="0.079cm" svg:width="0.817cm" draw:z-index="0"><draw:text-box fo:min-height="0.355cm"><text:p text:style-name="MP4"><text:page-number text:select-page="current">0</text:page-number></text:p></draw:text-box></draw:frame><text:p text:style-name="MP41"><draw:g text:anchor-type="paragraph" draw:z-index="216" draw:name="Shape4_55" draw:style-name="Mgr1"><draw:path draw:style-name="Mgr6" draw:text-style-name="MP16" svg:width="0.855cm" svg:height="1.172cm" svg:x="7.535cm" svg:y="-0.178cm" svg:viewBox="0 0 856 1173" svg:d="M856 1173h-856v-991c0-100 79-182 175-182h505c97 0 176 82 176 182z"><text:p/></draw:path></draw:g><text:span text:style-name="MT63">calculer</text:span><text:span text:style-name="MT64"> : </text:span><text:span text:style-name="MT79">Multiplier</text:span></text:p></draw:text-box></draw:frame></text:p>
      </style:footer>
      <style:footer-left>
        <text:p text:style-name="MP13"><draw:frame draw:style-name="Mfr3" draw:name="Frame981" text:anchor-type="paragraph" svg:y="-0.06cm" draw:z-index="0"><draw:text-box fo:min-height="0.499cm" fo:min-width="7.096cm"><draw:frame draw:style-name="Mfr2" draw:name="Frame991" text:anchor-type="frame" svg:x="0.45cm" svg:y="0.079cm" svg:width="0.817cm" draw:z-index="0"><draw:text-box fo:min-height="0.355cm"><text:p text:style-name="MP4"><text:page-number text:select-page="current">0</text:page-number></text:p></draw:text-box></draw:frame><text:p text:style-name="MP42"><text:span text:style-name="MT63">calculer</text:span><text:span text:style-name="MT64"> : </text:span><text:span text:style-name="MT79">Multiplier</text:span></text:p></draw:text-box></draw:frame><draw:g text:anchor-type="paragraph" draw:z-index="217" draw:name="Shape4_262" draw:style-name="Mgr1"><draw:path draw:style-name="Mgr6" draw:text-style-name="MP16" svg:width="0.855cm" svg:height="1.172cm" svg:x="-0.27cm" svg:y="-0.194cm" svg:viewBox="0 0 856 1173" svg:d="M856 1173h-856v-991c0-100 79-182 175-182h505c97 0 176 82 176 182z"><text:p/></draw:path></draw:g></text:p>
      </style:footer-left>
    </style:master-page>
    <style:master-page style:name="_33__5f_2_5f_SERIE_5f_N_5f_GAUCHE_5f_ET_5f_DROITE_5f_1COL" style:display-name="3_2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18" draw:name="Shape4_50"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19" draw:name="Shape4_52" draw:style-name="Mgr1"><draw:path draw:style-name="Mgr7" draw:text-style-name="MP17" svg:width="0.855cm" svg:height="1.172cm" svg:x="-0.143cm" svg:y="-0.175cm" svg:viewBox="0 0 856 1173" svg:d="M856 1173h-856v-991c0-100 79-182 175-182h505c97 0 176 82 176 182z"><text:p/></draw:path></draw:g><draw:g text:anchor-type="paragraph" draw:z-index="220" draw:name="Shape4_53"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2"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13"><draw:frame draw:style-name="Mfr1" draw:name="Frame1102" text:anchor-type="paragraph" svg:y="-0.06cm" draw:z-index="0"><draw:text-box fo:min-height="0.499cm" fo:min-width="7.096cm"><draw:frame draw:style-name="Mfr2" draw:name="Frame210" text:anchor-type="frame" svg:x="0.45cm" svg:y="0.079cm" svg:width="0.817cm" draw:z-index="0"><draw:text-box fo:min-height="0.355cm"><text:p text:style-name="MP4"><text:page-number text:select-page="current">0</text:page-number></text:p></draw:text-box></draw:frame><text:p text:style-name="MP47"><text:span text:style-name="MT63">calculer</text:span><text:span text:style-name="MT64"> : </text:span><text:span text:style-name="MT63">additionner et soustraire</text:span></text:p></draw:text-box></draw:frame><draw:g text:anchor-type="paragraph" draw:z-index="221" draw:name="Shape4_47" draw:style-name="Mgr1"><draw:path draw:style-name="Mgr6" draw:text-style-name="MP16" svg:width="0.855cm" svg:height="1.172cm" svg:x="18.45cm" svg:y="-0.175cm" svg:viewBox="0 0 856 1173" svg:d="M856 1173h-856v-991c0-100 79-182 175-182h505c97 0 176 82 176 182z"><text:p/></draw:path></draw:g></text:p>
      </style:footer>
      <style:footer-left>
        <text:p text:style-name="MP13"><draw:frame draw:style-name="Mfr1" draw:name="Frame2210" text:anchor-type="paragraph" svg:y="-0.06cm" draw:z-index="0"><draw:text-box fo:min-height="0.499cm" fo:min-width="7.096cm"><draw:frame draw:style-name="Mfr2" draw:name="Frame422" text:anchor-type="frame" svg:x="0.45cm" svg:y="0.079cm" svg:width="0.817cm" draw:z-index="0"><draw:text-box fo:min-height="0.355cm"><text:p text:style-name="MP4"><text:page-number text:select-page="current">0</text:page-number></text:p></draw:text-box></draw:frame><text:p text:style-name="MP47"><text:span text:style-name="MT63">calculer</text:span><text:span text:style-name="MT64"> : </text:span><text:span text:style-name="MT63">additionner et soustraire</text:span></text:p></draw:text-box></draw:frame><draw:g text:anchor-type="paragraph" draw:z-index="222" draw:name="Shape4_261" draw:style-name="Mgr1"><draw:path draw:style-name="Mgr6" draw:text-style-name="MP16" svg:width="0.855cm" svg:height="1.172cm" svg:x="-0.177cm" svg:y="-0.175cm" svg:viewBox="0 0 856 1173" svg:d="M856 1173h-856v-991c0-100 79-182 175-182h505c97 0 176 82 176 182z"><text:p/></draw:path></draw:g></text:p>
      </style:footer-left>
    </style:master-page>
    <style:master-page style:name="_33__5f_1_5f_SERIE_5f_N_5f_GAUCHE_5f_ET_5f_DROITE_5f_1COL" style:display-name="3_1_SERIE_N_GAUCHE_ET_DROITE_1COL" style:page-layout-name="Mpm13" draw:style-name="Mdp1">
      <style:header>
        <text:p text:style-name="_5f_Header_20_N_20_page_20_impaire_20__28_D_29_"><text:s/><text:span text:style-name="MT7">Calculer</text:span> : <text:span text:style-name="MT7">Additionner et soustraire</text:span></text:p>
      </style:header>
      <style:header-left>
        <text:p text:style-name="_5f_Header_20_N_20_page_20_paire_20__28_G_29_"><text:s/><text:span text:style-name="MT7">Calculer</text:span> : <text:span text:style-name="MT7">Additionner et soustraire</text:span></text:p>
      </style:header-left>
      <style:footer>
        <text:p text:style-name="MP11"><draw:frame draw:style-name="Mfr1" draw:name="Frame831" text:anchor-type="paragraph" svg:y="-0.06cm" draw:z-index="0"><draw:text-box fo:min-height="0.499cm" fo:min-width="3cm"><draw:frame draw:style-name="Mfr2" draw:name="Frame88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23" draw:name="Shape4_4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891" text:anchor-type="paragraph" svg:y="-0.06cm" draw:z-index="0"><draw:text-box fo:min-height="0.499cm" fo:min-width="3cm"><draw:frame draw:style-name="Mfr2" draw:name="Frame80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24" draw:name="Shape4_48"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2__5f_6_5f_SERIE_5f_N_5f_GAUCHE_5f_ET_5f_DROITE_5f_2COL" style:display-name="2_6_SERIE_N_GAUCHE_ET_DROITE_2COL" style:page-layout-name="Mpm12" draw:style-name="Mdp1">
      <style:header>
        <text:p text:style-name="MP48"><draw:path text:anchor-type="paragraph" draw:z-index="321" draw:name="Shape1_6" draw:style-name="Mgr9" draw:text-style-name="MP49" svg:width="4.329cm" svg:height="2.238cm" svg:x="-1.5cm" svg:y="-1.001cm" svg:viewBox="0 0 4330 2239" svg:d="M0 2239l3984-288c209-15 363-167 345-342l-170-1609h-4159z"><text:p/></draw:path><draw:line text:anchor-type="paragraph" draw:z-index="322" draw:name="Shape3_10" draw:style-name="Mgr10" draw:text-style-name="MP9" svg:x1="10.308cm" svg:y1="0.388cm" svg:x2="20.496cm" svg:y2="0.36cm"><text:p/></draw:line><text:span text:style-name="MT80">Fractions</text:span><text:span text:style-name="MT81"> : </text:span><text:span text:style-name="MT82">Problèmes</text:span><text:span text:style-name="MT81"> </text:span></text:p>
      </style:header>
      <style:header-left>
        <text:p text:style-name="MP48"><draw:line text:anchor-type="paragraph" draw:z-index="323" draw:name="Shape3_27" draw:style-name="Mgr10" draw:text-style-name="MP9" svg:x1="10.308cm" svg:y1="0.388cm" svg:x2="20.496cm" svg:y2="0.36cm"><text:p/></draw:line><draw:path text:anchor-type="paragraph" draw:z-index="324" draw:name="Shape1_10" draw:style-name="Mgr9" draw:text-style-name="MP49" svg:width="4.329cm" svg:height="2.238cm" svg:x="-1.5cm" svg:y="-1.001cm" svg:viewBox="0 0 4330 2239" svg:d="M0 2239l3984-288c209-15 363-167 345-342l-170-1609h-4159z"><text:p/></draw:path><text:span text:style-name="MT80">Fractions</text:span><text:span text:style-name="MT81"> : </text:span><text:span text:style-name="MT82">Problèmes</text:span><text:span text:style-name="MT81"> </text:span></text:p>
      </style:header-left>
      <style:footer>
        <text:p text:style-name="MP13"><draw:frame draw:style-name="Mfr1" draw:name="Frame761" text:anchor-type="paragraph" svg:y="-0.06cm" draw:z-index="0"><draw:text-box fo:min-height="0.499cm" fo:min-width="7.096cm"><draw:frame draw:style-name="Mfr2" draw:name="Frame232" text:anchor-type="frame" svg:x="0.45cm" svg:y="0.079cm" svg:width="0.817cm" draw:z-index="0"><draw:text-box fo:min-height="0.355cm"><text:p text:style-name="MP4"><draw:g text:anchor-type="paragraph" draw:z-index="225" draw:name="Shape4_43"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50"><text:span text:style-name="MT83">F</text:span>ractions : Problèmes</text:p></draw:text-box></draw:frame></text:p>
      </style:footer>
    </style:master-page>
    <style:master-page style:name="_32__5f_6_5f_SERIE_5f_N_5f_GAUCHE_5f_ET_5f_DROITE_5f_1COL" style:display-name="2_6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771" text:anchor-type="paragraph" svg:y="-0.06cm" draw:z-index="0"><draw:text-box fo:min-height="0.499cm" fo:min-width="3cm"><draw:frame draw:style-name="Mfr2" draw:name="Frame84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27" draw:name="Shape4_41"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851" text:anchor-type="paragraph" svg:y="-0.06cm" draw:z-index="0"><draw:text-box fo:min-height="0.499cm" fo:min-width="3cm"><draw:frame draw:style-name="Mfr2" draw:name="Frame6111111112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28" draw:name="Shape4_45" draw:style-name="Mgr1"><draw:path draw:style-name="Mgr7" draw:text-style-name="MP17" svg:width="0.855cm" svg:height="1.172cm" svg:x="-0.143cm" svg:y="-0.175cm" svg:viewBox="0 0 856 1173" svg:d="M856 1173h-856v-991c0-100 79-182 175-182h505c97 0 176 82 176 182z"><text:p/></draw:path></draw:g><draw:g text:anchor-type="paragraph" draw:z-index="229" draw:name="Shape4_44"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2" draw:style-name="Mdp1">
      <style:header>
        <text:p text:style-name="MP51"><draw:line text:anchor-type="paragraph" draw:z-index="327" draw:name="Shape3_9" draw:style-name="Mgr10" draw:text-style-name="MP9" svg:x1="10.37cm" svg:y1="0.365cm" svg:x2="20.496cm" svg:y2="0.36cm"><text:p/></draw:line><draw:path text:anchor-type="paragraph" draw:z-index="328" draw:name="Shape1_4" draw:style-name="Mgr9" draw:text-style-name="MP49" svg:width="4.329cm" svg:height="2.238cm" svg:x="-1.5cm" svg:y="-7.4cm" svg:viewBox="0 0 4330 2239" svg:d="M0 2239l3984-288c209-15 363-167 345-342l-170-1609h-4159z"><text:p/></draw:path><text:span text:style-name="MT84">Fractions</text:span> : <text:span text:style-name="MT84">Opérations</text:span> </text:p>
      </style:header>
      <style:header-left>
        <text:p text:style-name="MP51"><draw:path text:anchor-type="paragraph" draw:z-index="329" draw:name="Shape1_8" draw:style-name="Mgr9" draw:text-style-name="MP49" svg:width="4.329cm" svg:height="2.238cm" svg:x="-1.5cm" svg:y="-7.4cm" svg:viewBox="0 0 4330 2239" svg:d="M0 2239l3984-288c209-15 363-167 345-342l-170-1609h-4159z"><text:p/></draw:path><draw:line text:anchor-type="paragraph" draw:z-index="330" draw:name="Shape3_26" draw:style-name="Mgr10" draw:text-style-name="MP9" svg:x1="10.37cm" svg:y1="0.365cm" svg:x2="20.496cm" svg:y2="0.36cm"><text:p/></draw:line><text:span text:style-name="MT84">Fractions</text:span> : <text:span text:style-name="MT84">Opérations</text:span> </text:p>
      </style:header-left>
      <style:footer>
        <text:p text:style-name="MP13"><draw:frame draw:style-name="Mfr1" draw:name="Frame51111111121" text:anchor-type="paragraph" svg:y="-0.06cm" draw:z-index="0"><draw:text-box fo:min-height="0.499cm" fo:min-width="5.099cm"><draw:frame draw:style-name="Mfr2" draw:name="Frame231" text:anchor-type="frame" svg:x="0.45cm" svg:y="0.079cm" svg:width="0.817cm" draw:z-index="0"><draw:text-box fo:min-height="0.355cm"><text:p text:style-name="MP4"><draw:g text:anchor-type="paragraph" draw:z-index="230" draw:name="Shape4_38"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83">F</text:span>ractions : Opérations</text:p></draw:text-box></draw:frame></text:p>
      </style:footer>
    </style:master-page>
    <style:master-page style:name="_32__5f_5_5f_SERIE_5f_N_5f_GAUCHE_5f_ET_5f_DROITE_5f_1COL" style:display-name="2_5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731" text:anchor-type="paragraph" svg:y="-0.06cm" draw:z-index="0"><draw:text-box fo:min-height="0.499cm" fo:min-width="3cm"><draw:frame draw:style-name="Mfr2" draw:name="Frame78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31" draw:name="Shape4_37"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791" text:anchor-type="paragraph" svg:y="-0.06cm" draw:z-index="0"><draw:text-box fo:min-height="0.499cm" fo:min-width="3cm"><draw:frame draw:style-name="Mfr2" draw:name="Frame39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32" draw:name="Shape4_39" draw:style-name="Mgr1"><draw:path draw:style-name="Mgr7" draw:text-style-name="MP17" svg:width="0.855cm" svg:height="1.172cm" svg:x="-0.143cm" svg:y="-0.175cm" svg:viewBox="0 0 856 1173" svg:d="M856 1173h-856v-991c0-100 79-182 175-182h505c97 0 176 82 176 182z"><text:p/></draw:path></draw:g><draw:g text:anchor-type="paragraph" draw:z-index="233" draw:name="Shape4_40"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2" draw:style-name="Mdp1">
      <style:header>
        <text:p text:style-name="MP53"><draw:line text:anchor-type="paragraph" draw:z-index="331" draw:name="Shape3_8" draw:style-name="Mgr10" draw:text-style-name="MP9" svg:x1="17.736cm" svg:y1="0.376cm" svg:x2="20.496cm" svg:y2="0.36cm"><text:p/></draw:line><text:span text:style-name="MT85">Fractions</text:span> : <text:span text:style-name="MT85">Fractions, décimaux et comparaison</text:span></text:p>
      </style:header>
      <style:header-left>
        <text:p text:style-name="MP53"><draw:line text:anchor-type="paragraph" draw:z-index="332" draw:name="Shape3_25" draw:style-name="Mgr10" draw:text-style-name="MP9" svg:x1="17.736cm" svg:y1="0.376cm" svg:x2="20.496cm" svg:y2="0.36cm"><text:p/></draw:line><text:span text:style-name="MT85">Fractions</text:span> : <text:span text:style-name="MT85">Fractions, décimaux et comparaison</text:span></text:p>
      </style:header-left>
      <style:footer>
        <text:p text:style-name="MP13"><draw:frame draw:style-name="Mfr1" draw:name="Frame701" text:anchor-type="paragraph" svg:y="-0.06cm" draw:z-index="0"><draw:text-box fo:min-height="0.499cm" fo:min-width="7.096cm"><draw:frame draw:style-name="Mfr2" draw:name="Frame2301" text:anchor-type="frame" svg:x="0.45cm" svg:y="0.079cm" svg:width="0.817cm" draw:z-index="0"><draw:text-box fo:min-height="0.355cm"><text:p text:style-name="MP4"><draw:g text:anchor-type="paragraph" draw:z-index="234" draw:name="Shape4_34"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83">F</text:span>ractions : fractions, décimaux et comparaison</text:p></draw:text-box></draw:frame></text:p>
      </style:footer>
    </style:master-page>
    <style:master-page style:name="_32__5f_4_5f_SERIE_5f_N_5f_GAUCHE_5f_ET_5f_DROITE_5f_1COL" style:display-name="2_4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671" text:anchor-type="paragraph" svg:y="-0.06cm" draw:z-index="0"><draw:text-box fo:min-height="0.499cm" fo:min-width="3cm"><draw:frame draw:style-name="Mfr2" draw:name="Frame74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35" draw:name="Shape4_33"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751" text:anchor-type="paragraph" svg:y="-0.06cm" draw:z-index="0"><draw:text-box fo:min-height="0.499cm" fo:min-width="3cm"><draw:frame draw:style-name="Mfr2" draw:name="Frame38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36" draw:name="Shape4_35" draw:style-name="Mgr1"><draw:path draw:style-name="Mgr6" draw:text-style-name="MP16" svg:width="0.855cm" svg:height="1.172cm" svg:x="-0.143cm" svg:y="-0.175cm" svg:viewBox="0 0 856 1173" svg:d="M856 1173h-856v-991c0-100 79-182 175-182h505c97 0 176 82 176 182z"><text:p/></draw:path></draw:g><draw:g text:anchor-type="paragraph" draw:z-index="237" draw:name="Shape4_36"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2" draw:style-name="Mdp1">
      <style:header>
        <text:p text:style-name="MP55"><draw:line text:anchor-type="paragraph" draw:z-index="333" draw:name="Shape3_24" draw:style-name="Mgr10" draw:text-style-name="MP9" svg:x1="11.52cm" svg:y1="0.376cm" svg:x2="20.496cm" svg:y2="0.36cm"><text:p/></draw:line><text:span text:style-name="MT86">Fractions</text:span> : <text:span text:style-name="MT86">Droite graduée</text:span></text:p>
      </style:header>
      <style:header-left>
        <text:p text:style-name="MP55"><draw:line text:anchor-type="paragraph" draw:z-index="334" draw:name="Shape3_28" draw:style-name="Mgr10" draw:text-style-name="MP9" svg:x1="11.52cm" svg:y1="0.376cm" svg:x2="20.496cm" svg:y2="0.36cm"><text:p/></draw:line><text:span text:style-name="MT86">Fractions</text:span> : <text:span text:style-name="MT86">Droite graduée</text:span></text:p>
      </style:header-left>
      <style:footer>
        <text:p text:style-name="MP13"><draw:frame draw:style-name="Mfr1" draw:name="Frame661" text:anchor-type="paragraph" svg:y="-0.06cm" draw:z-index="0"><draw:text-box fo:min-height="0.499cm" fo:min-width="7.096cm"><draw:frame draw:style-name="Mfr2" draw:name="Frame229" text:anchor-type="frame" svg:x="0.45cm" svg:y="0.079cm" svg:width="0.817cm" draw:z-index="0"><draw:text-box fo:min-height="0.355cm"><text:p text:style-name="MP4"><draw:g text:anchor-type="paragraph" draw:z-index="238" draw:name="Shape4_30"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3">F</text:span>ractions : Droite graduée</text:p></draw:text-box></draw:frame></text:p>
      </style:footer>
    </style:master-page>
    <style:master-page style:name="_32__5f_3_5f_SERIE_5f_N_5f_GAUCHE_5f_ET_5f_DROITE_5f_1COL" style:display-name="2_3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681" text:anchor-type="paragraph" svg:y="-0.06cm" draw:z-index="0"><draw:text-box fo:min-height="0.499cm" fo:min-width="3cm"><draw:frame draw:style-name="Mfr2" draw:name="Frame69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39" draw:name="Shape4_29"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121" text:anchor-type="paragraph" svg:y="-0.06cm" draw:z-index="0"><draw:text-box fo:min-height="0.499cm" fo:min-width="3cm"><draw:frame draw:style-name="Mfr2" draw:name="Frame278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40" draw:name="Shape4_32" draw:style-name="Mgr1"><draw:path draw:style-name="Mgr6" draw:text-style-name="MP16" svg:width="0.855cm" svg:height="1.172cm" svg:x="-0.143cm" svg:y="-0.175cm" svg:viewBox="0 0 856 1173" svg:d="M856 1173h-856v-991c0-100 79-182 175-182h505c97 0 176 82 176 182z"><text:p/></draw:path></draw:g><draw:g text:anchor-type="paragraph" draw:z-index="241" draw:name="Shape4_31"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2" draw:style-name="Mdp1">
      <style:header>
        <text:p text:style-name="MP57"><draw:line text:anchor-type="paragraph" draw:z-index="335" draw:name="Shape3_14" draw:style-name="Mgr10" draw:text-style-name="MP9" svg:x1="12.876cm" svg:y1="0.392cm" svg:x2="20.496cm" svg:y2="0.36cm"><text:p/></draw:line><draw:path text:anchor-type="paragraph" draw:z-index="336" draw:name="Shape1_3" draw:style-name="Mgr9" draw:text-style-name="MP49" svg:width="4.329cm" svg:height="2.238cm" svg:x="-1.8cm" svg:y="-8.982cm" svg:viewBox="0 0 4330 2239" svg:d="M0 2239l3984-288c209-15 363-167 345-342l-170-1609h-4159z"><text:p/></draw:path><text:span text:style-name="MT87">Fractions</text:span> : <text:span text:style-name="MT87">Vocabulaire et sens</text:span></text:p>
      </style:header>
      <style:header-left>
        <text:p text:style-name="MP57"><draw:line text:anchor-type="paragraph" draw:z-index="337" draw:name="Shape3_23" draw:style-name="Mgr10" draw:text-style-name="MP9" svg:x1="12.876cm" svg:y1="0.392cm" svg:x2="20.496cm" svg:y2="0.36cm"><text:p/></draw:line><draw:path text:anchor-type="paragraph" draw:z-index="338" draw:name="Shape1_7" draw:style-name="Mgr9" draw:text-style-name="MP49" svg:width="4.329cm" svg:height="2.238cm" svg:x="-1.8cm" svg:y="-8.982cm" svg:viewBox="0 0 4330 2239" svg:d="M0 2239l3984-288c209-15 363-167 345-342l-170-1609h-4159z"><text:p/></draw:path><text:span text:style-name="MT87">Fractions</text:span> : <text:span text:style-name="MT87">Vocabulaire et sens</text:span></text:p>
      </style:header-left>
      <style:footer>
        <text:p text:style-name="MP13"><draw:frame draw:style-name="Mfr1" draw:name="Frame591" text:anchor-type="paragraph" svg:y="-0.06cm" draw:z-index="0"><draw:text-box fo:min-height="0.499cm" fo:min-width="7.096cm"><draw:frame draw:style-name="Mfr2" draw:name="Frame601" text:anchor-type="frame" svg:x="0.45cm" svg:y="0.079cm" svg:width="0.817cm" draw:z-index="0"><draw:text-box fo:min-height="0.355cm"><text:p text:style-name="MP4"><draw:g text:anchor-type="paragraph" draw:z-index="242" draw:name="Shape4_26"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58"><text:span text:style-name="MT83">F</text:span>ractions : Vocabulaire et sens</text:p></draw:text-box></draw:frame></text:p>
      </style:footer>
    </style:master-page>
    <style:master-page style:name="_32__5f_2_5f_SERIE_5f_N_5f_GAUCHE_5f_ET_5f_DROITE_5f_1COL" style:display-name="2_2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641" text:anchor-type="paragraph" svg:y="-0.06cm" draw:z-index="0"><draw:text-box fo:min-height="0.499cm" fo:min-width="3cm"><draw:frame draw:style-name="Mfr2" draw:name="Frame65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43" draw:name="Shape4_27"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44" draw:name="Shape4_28" draw:style-name="Mgr1"><draw:path draw:style-name="Mgr7" draw:text-style-name="MP17" svg:width="0.855cm" svg:height="1.172cm" svg:x="-0.143cm" svg:y="-0.175cm" svg:viewBox="0 0 856 1173" svg:d="M856 1173h-856v-991c0-100 79-182 175-182h505c97 0 176 82 176 182z"><text:p/></draw:path></draw:g><draw:g text:anchor-type="paragraph" draw:z-index="245" draw:name="Shape4_0"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2" draw:style-name="Mdp1">
      <style:header>
        <text:p text:style-name="MP59"><draw:path text:anchor-type="paragraph" draw:z-index="339" draw:name="Shape1_1" draw:style-name="Mgr9" draw:text-style-name="MP49" svg:width="4.329cm" svg:height="2.238cm" svg:x="-1.8cm" svg:y="-8.982cm" svg:viewBox="0 0 4330 2239" svg:d="M0 2239l3984-288c209-15 363-167 345-342l-170-1609h-4159z"><text:p/></draw:path><draw:line text:anchor-type="paragraph" draw:z-index="340" draw:name="Shape3_13" draw:style-name="Mgr10" draw:text-style-name="MP9" svg:x1="15.337cm" svg:y1="0.36cm" svg:x2="20.496cm" svg:y2="0.36cm"><text:p/></draw:line><text:span text:style-name="MT88">Fractions</text:span> : <text:span text:style-name="MT88">Représentation géométrique</text:span></text:p>
      </style:header>
      <style:header-left>
        <text:p text:style-name="MP59"><draw:line text:anchor-type="paragraph" draw:z-index="341" draw:name="Shape3_21" draw:style-name="Mgr10" draw:text-style-name="MP9" svg:x1="15.337cm" svg:y1="0.36cm" svg:x2="20.496cm" svg:y2="0.36cm"><text:p/></draw:line><draw:path text:anchor-type="paragraph" draw:z-index="342" draw:name="Shape1_13" draw:style-name="Mgr9" draw:text-style-name="MP49" svg:width="4.329cm" svg:height="2.238cm" svg:x="-1.8cm" svg:y="-8.982cm" svg:viewBox="0 0 4330 2239" svg:d="M0 2239l3984-288c209-15 363-167 345-342l-170-1609h-4159z"><text:p/></draw:path><text:span text:style-name="MT88">Fractions</text:span> : <text:span text:style-name="MT88">Représentation géométrique</text:span></text:p>
      </style:header-left>
      <style:footer>
        <text:p text:style-name="MP13"><draw:frame draw:style-name="Mfr1" draw:name="Frame551" text:anchor-type="paragraph" svg:y="-0.06cm" draw:z-index="0"><draw:text-box fo:min-height="0.499cm" fo:min-width="7.096cm"><draw:frame draw:style-name="Mfr2" draw:name="Frame561" text:anchor-type="frame" svg:x="0.45cm" svg:y="0.079cm" svg:width="0.817cm" draw:z-index="0"><draw:text-box fo:min-height="0.355cm"><text:p text:style-name="MP4"><text:page-number text:select-page="current">0</text:page-number></text:p></draw:text-box></draw:frame><text:p text:style-name="MP60"><text:span text:style-name="MT83">F</text:span>ractions : Représentation géométrique</text:p></draw:text-box></draw:frame></text:p>
      </style:footer>
    </style:master-page>
    <style:master-page style:name="_32__5f_1_5f_SERIE_5f_N_5f_GAUCHE_5f_ET_5f_DROITE_5f_1COL" style:display-name="2_1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531" text:anchor-type="paragraph" svg:y="-0.06cm" draw:z-index="0"><draw:text-box fo:min-height="0.499cm" fo:min-width="3cm"><draw:frame draw:style-name="Mfr2" draw:name="Frame57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46" draw:name="Shape4_24"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581" text:anchor-type="paragraph" svg:y="-0.06cm" draw:z-index="0"><draw:text-box fo:min-height="0.499cm" fo:min-width="3cm"><draw:frame draw:style-name="Mfr2" draw:name="Frame63"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47" draw:name="Shape4_25" draw:style-name="Mgr1"><draw:path draw:style-name="Mgr7" draw:text-style-name="MP17" svg:width="0.855cm" svg:height="1.172cm" svg:x="-0.143cm" svg:y="-0.175cm" svg:viewBox="0 0 856 1173" svg:d="M856 1173h-856v-991c0-100 79-182 175-182h505c97 0 176 82 176 182z"><text:p/></draw:path></draw:g><draw:g text:anchor-type="paragraph" draw:z-index="248" draw:name="Shape4_86"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2" draw:style-name="Mdp1">
      <style:header>
        <text:p text:style-name="MP61"><draw:line text:anchor-type="paragraph" draw:z-index="343" draw:name="Shape3_5" draw:style-name="Mgr10" draw:text-style-name="MP9" svg:x1="18.701cm" svg:y1="0.36cm" svg:x2="20.497cm" svg:y2="0.36cm"><text:p/></draw:line><text:span text:style-name="MT89">Nombres entiers et décimaux</text:span> : <text:span text:style-name="MT89">Comparer, encadrer</text:span></text:p>
      </style:header>
      <style:header-left>
        <text:p text:style-name="MP61"><draw:line text:anchor-type="paragraph" draw:z-index="344" draw:name="Shape3_6" draw:style-name="Mgr10" draw:text-style-name="MP9" svg:x1="18.701cm" svg:y1="0.36cm" svg:x2="20.497cm" svg:y2="0.36cm"><text:p/></draw:line><text:span text:style-name="MT89">Nombres entiers et décimaux</text:span> : <text:span text:style-name="MT89">Comparer, encadrer</text:span></text:p>
      </style:header-left>
      <style:footer>
        <text:p text:style-name="MP13"><draw:frame draw:style-name="Mfr1" draw:name="Frame1121" text:anchor-type="paragraph" svg:y="-0.06cm" draw:z-index="0"><draw:text-box fo:min-height="0.499cm" fo:min-width="7.096cm"><draw:frame draw:style-name="Mfr2" draw:name="Frame1411" text:anchor-type="frame" svg:x="0.45cm" svg:y="0.079cm" svg:width="0.817cm" draw:z-index="0"><draw:text-box fo:min-height="0.355cm"><text:p text:style-name="MP4"><draw:g text:anchor-type="paragraph" draw:z-index="249" draw:name="Shape4_19"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2"><text:span text:style-name="MT83">N</text:span>ombres entiers et décimaux : comparer, encadrer</text:p></draw:text-box></draw:frame></text:p>
      </style:footer>
    </style:master-page>
    <style:master-page style:name="_31__5f_4_5f_SERIE_5f_N_5f_GAUCHE_5f_ET_5f_DROITE_5f_1COL" style:display-name="1_4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50" draw:name="Shape4_14"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021" text:anchor-type="paragraph" svg:y="-0.06cm" draw:z-index="0"><draw:text-box fo:min-height="0.499cm" fo:min-width="3cm"><draw:frame draw:style-name="Mfr2" draw:name="Frame211111111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51" draw:name="Shape4_21" draw:style-name="Mgr1"><draw:path draw:style-name="Mgr7" draw:text-style-name="MP17" svg:width="0.855cm" svg:height="1.172cm" svg:x="-0.143cm" svg:y="-0.175cm" svg:viewBox="0 0 856 1173" svg:d="M856 1173h-856v-991c0-100 79-182 175-182h505c97 0 176 82 176 182z"><text:p/></draw:path></draw:g><draw:g text:anchor-type="paragraph" draw:z-index="252" draw:name="Shape4_20"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2" draw:style-name="Mdp1">
      <style:header>
        <text:p text:style-name="MP63"><draw:line text:anchor-type="paragraph" draw:z-index="345" draw:name="Shape3_2" draw:style-name="Mgr10" draw:text-style-name="MP9" svg:x1="16.083cm" svg:y1="0.383cm" svg:x2="20.496cm" svg:y2="0.36cm"><text:p/></draw:line>Nombres entiers et décimaux : Numération</text:p>
      </style:header>
      <style:header-left>
        <text:p text:style-name="MP63"><draw:line text:anchor-type="paragraph" draw:z-index="346" draw:name="Shape3_3" draw:style-name="Mgr11" draw:text-style-name="MP9" svg:x1="16.085cm" svg:y1="1.458cm" svg:x2="20.498cm" svg:y2="1.435cm"><text:p/></draw:line>Nombres entiers et décimaux : Numération</text:p>
      </style:header-left>
      <style:footer>
        <text:p text:style-name="MP13"><draw:g text:anchor-type="paragraph" draw:z-index="253" draw:name="Shape4_42" draw:style-name="Mgr1"><draw:path draw:style-name="Mgr6" draw:text-style-name="MP16" svg:width="0.855cm" svg:height="1.172cm" svg:x="18.41cm" svg:y="-0.175cm" svg:viewBox="0 0 856 1173" svg:d="M856 1173h-856v-991c0-100 79-182 175-182h505c97 0 176 82 176 182z"><text:p/></draw:path></draw:g><draw:frame draw:style-name="Mfr1" draw:name="Frame135" text:anchor-type="paragraph" svg:y="-0.06cm" draw:z-index="0"><draw:text-box fo:min-height="0.499cm" fo:min-width="7.096cm"><draw:frame draw:style-name="Mfr2" draw:name="Frame521" text:anchor-type="frame" svg:x="0.45cm" svg:y="0.079cm" svg:width="0.817cm" draw:z-index="0"><draw:text-box fo:min-height="0.355cm"><text:p text:style-name="MP4"><text:page-number text:select-page="current">0</text:page-number></text:p></draw:text-box></draw:frame><text:p text:style-name="MP64"><text:span text:style-name="MT83">N</text:span>ombres entiers et décimaux : numération</text:p></draw:text-box></draw:frame></text:p>
      </style:footer>
      <style:footer-left>
        <text:p text:style-name="MP13"><draw:g text:anchor-type="paragraph" draw:z-index="254" draw:name="Shape4_8" draw:style-name="Mgr1"><draw:path draw:style-name="Mgr6" draw:text-style-name="MP16" svg:width="0.855cm" svg:height="1.172cm" svg:x="-0.217cm" svg:y="-0.175cm" svg:viewBox="0 0 856 1173" svg:d="M856 1173h-856v-991c0-100 79-182 175-182h505c97 0 176 82 176 182z"><text:p/></draw:path></draw:g><draw:frame draw:style-name="Mfr1" draw:name="Frame421" text:anchor-type="paragraph" svg:y="-0.06cm" draw:z-index="0"><draw:text-box fo:min-height="0.499cm" fo:min-width="7.096cm"><draw:frame draw:style-name="Mfr2" draw:name="Frame2391" text:anchor-type="frame" svg:x="0.45cm" svg:y="0.079cm" svg:width="0.817cm" draw:z-index="0"><draw:text-box fo:min-height="0.355cm"><text:p text:style-name="MP4"><text:page-number text:select-page="current">0</text:page-number></text:p></draw:text-box></draw:frame><text:p text:style-name="MP64"><text:span text:style-name="MT83">N</text:span>ombres entiers et décimaux : numération</text:p></draw:text-box></draw:frame></text:p>
      </style:footer-left>
    </style:master-page>
    <style:master-page style:name="_31__5f_1_5f_SERIE_5f_N_5f_GAUCHE_5f_ET_5f_DROITE_5f_1COL" style:display-name="1_1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621" text:anchor-type="paragraph" svg:y="-0.06cm" draw:z-index="0"><draw:text-box fo:min-height="0.499cm" fo:min-width="3cm"><draw:frame draw:style-name="Mfr2" draw:name="Frame921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55" draw:name="Shape4_78"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381" text:anchor-type="paragraph" svg:y="-0.06cm" draw:z-index="0"><draw:text-box fo:min-height="0.499cm" fo:min-width="3cm"><draw:frame draw:style-name="Mfr2" draw:name="Frame135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56" draw:name="Shape4_110" draw:style-name="Mgr1"><draw:path draw:style-name="Mgr6" draw:text-style-name="MP16" svg:width="0.855cm" svg:height="1.172cm" svg:x="-0.143cm" svg:y="-0.175cm" svg:viewBox="0 0 856 1173" svg:d="M856 1173h-856v-991c0-100 79-182 175-182h505c97 0 176 82 176 182z"><text:p/></draw:path></draw:g><draw:g text:anchor-type="paragraph" draw:z-index="257" draw:name="Shape4_92"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2" draw:style-name="Mdp1">
      <style:header>
        <text:p text:style-name="MP65"><draw:line text:anchor-type="paragraph" draw:z-index="347" draw:name="Shape3_15" draw:style-name="Mgr10" draw:text-style-name="MP9" svg:x1="17.597cm" svg:y1="0.383cm" svg:x2="19.595cm" svg:y2="0.383cm"><text:p/></draw:line><text:span text:style-name="MT81">Nombres entiers et décimaux : </text:span><text:span text:style-name="Character_5f_20_5f_style"><text:span text:style-name="MT90">×</text:span></text:span><text:span text:style-name="MT91"> 10, 100, 1000</text:span></text:p>
      </style:header>
      <style:header-left>
        <text:p text:style-name="MP65"><draw:line text:anchor-type="paragraph" draw:z-index="348" draw:name="Shape3_19" draw:style-name="Mgr10" draw:text-style-name="MP9" svg:x1="17.597cm" svg:y1="0.383cm" svg:x2="19.595cm" svg:y2="0.383cm"><text:p/></draw:line><text:span text:style-name="MT81">Nombres entiers et décimaux : </text:span><text:span text:style-name="Character_5f_20_5f_style"><text:span text:style-name="MT90">×</text:span></text:span><text:span text:style-name="MT91"> 10, 100, 1000</text:span></text:p>
      </style:header-left>
      <style:footer>
        <text:p text:style-name="MP13"><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4"><draw:g text:anchor-type="paragraph" draw:z-index="258" draw:name="Shape4_15"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63">N</text:span><text:span text:style-name="MT92">ombres entiers et décimaux : </text:span><text:span text:style-name="Character_5f_20_5f_style"><text:span text:style-name="MT90">×</text:span></text:span><text:span text:style-name="MT93"> <text:s/>10, 100, 1000</text:span></text:p></draw:text-box></draw:frame></text:p>
      </style:footer>
    </style:master-page>
    <style:master-page style:name="_31__5f_2_5f_SERIE_5f_N_5f_GAUCHE_5f_ET_5f_DROITE_5f_1COL" style:display-name="1_2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1611" text:anchor-type="paragraph" svg:y="-0.06cm" draw:z-index="0"><draw:text-box fo:min-height="0.499cm" fo:min-width="3cm"><draw:frame draw:style-name="Mfr2" draw:name="Frame1712"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59" draw:name="Shape4_1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251" text:anchor-type="paragraph" svg:y="-0.06cm" draw:z-index="0"><draw:text-box fo:min-height="0.499cm" fo:min-width="3cm"><draw:frame draw:style-name="Mfr2" draw:name="Frame226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60" draw:name="Shape4_106" draw:style-name="Mgr1"><draw:path draw:style-name="Mgr6" draw:text-style-name="MP16" svg:width="0.855cm" svg:height="1.172cm" svg:x="-0.143cm" svg:y="-0.175cm" svg:viewBox="0 0 856 1173" svg:d="M856 1173h-856v-991c0-100 79-182 175-182h505c97 0 176 82 176 182z"><text:p/></draw:path></draw:g><draw:g text:anchor-type="paragraph" draw:z-index="261" draw:name="Shape4_17"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3_5f_SERIE_5f_N_5f_GAUCHE_5f_ET_5f_DROITE_5f_1COL" style:display-name="1_3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1511" text:anchor-type="paragraph" svg:y="-0.06cm" draw:z-index="0"><draw:text-box fo:min-height="0.499cm" fo:min-width="3cm"><draw:frame draw:style-name="Mfr2" draw:name="Frame221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62" draw:name="Shape4_10"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92111" text:anchor-type="paragraph" svg:y="-0.06cm" draw:z-index="0"><draw:text-box fo:min-height="0.499cm" fo:min-width="3cm"><draw:frame draw:style-name="Mfr2" draw:name="Frame102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63" draw:name="Shape4_11" draw:style-name="Mgr1"><draw:path draw:style-name="Mgr7" draw:text-style-name="MP17" svg:width="0.855cm" svg:height="1.172cm" svg:x="-0.143cm" svg:y="-0.175cm" svg:viewBox="0 0 856 1173" svg:d="M856 1173h-856v-991c0-100 79-182 175-182h505c97 0 176 82 176 182z"><text:p/></draw:path></draw:g><draw:g text:anchor-type="paragraph" draw:z-index="264" draw:name="Shape4_116"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1__5f_3_5f_SERIE_5f_N_5f_GAUCHE_5f_ET_5f_DROITE_5f_2COL" style:display-name="1_3_SERIE_N_GAUCHE_ET_DROITE_2COL" style:page-layout-name="Mpm12" draw:style-name="Mdp1">
      <style:header>
        <text:p text:style-name="MP65"><draw:line text:anchor-type="paragraph" draw:z-index="349" draw:name="Shape3_22" draw:style-name="Mgr12" draw:text-style-name="MP9" svg:x1="16.575cm" svg:y1="0cm" svg:x2="19.073cm" svg:y2="0cm"><text:p/></draw:line><text:span text:style-name="MT81">Nombres entiers et décimaux : </text:span><text:span text:style-name="MT94">La droite graduée</text:span></text:p>
      </style:header>
      <style:header-left>
        <text:p text:style-name="MP65"><draw:line text:anchor-type="paragraph" draw:z-index="350" draw:name="Shape3_37" draw:style-name="Mgr10" draw:text-style-name="MP9" svg:x1="17.999cm" svg:y1="0.36cm" svg:x2="20.497cm" svg:y2="0.36cm"><text:p/></draw:line><text:span text:style-name="MT81">Nombres entiers et décimaux : </text:span><text:span text:style-name="MT94">La droite graduée</text:span></text:p>
      </style:header-left>
      <style:footer>
        <text:p text:style-name="MP13"><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4"><draw:g text:anchor-type="paragraph" draw:z-index="265" draw:name="Shape4_9"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63">N</text:span><text:span text:style-name="MT92">ombres entiers et décimaux : </text:span><text:span text:style-name="MT95">la droite graduée</text:span></text:p></draw:text-box></draw:frame></text:p>
      </style:footer>
      <style:footer-left>
        <text:p text:style-name="MP13"><draw:frame draw:style-name="Mfr1" draw:name="Frame17121" text:anchor-type="paragraph" svg:y="-0.06cm" draw:z-index="0"><draw:text-box fo:min-height="0.499cm" fo:min-width="7.096cm"><draw:frame draw:style-name="Mfr2" draw:name="Frame1871" text:anchor-type="frame" svg:x="0.45cm" svg:y="0.079cm" svg:width="0.817cm" draw:z-index="0"><draw:text-box fo:min-height="0.355cm"><text:p text:style-name="MP4"><draw:g text:anchor-type="paragraph" draw:z-index="266" draw:name="Shape4_13"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63">N</text:span><text:span text:style-name="MT92">ombres entiers et décimaux : </text:span><text:span text:style-name="MT95">la droite graduée</text:span></text:p></draw:text-box></draw:frame></text:p>
      </style:footer-left>
    </style:master-page>
    <style:master-page style:name="_33__5f_6_5f_SERIE_5f_N_5f_GAUCHE_5f_ET_5f_DROITE_5f_1COL" style:display-name="3_6_SERIE_N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227" text:anchor-type="paragraph" svg:y="-0.06cm" draw:z-index="0"><draw:text-box fo:min-height="0.499cm" fo:min-width="3cm"><draw:frame draw:style-name="Mfr2" draw:name="Frame142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190" draw:name="Shape4_6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91" draw:name="Shape4_76" draw:style-name="Mgr1"><draw:path draw:style-name="Mgr7" draw:text-style-name="MP17" svg:width="0.855cm" svg:height="1.172cm" svg:x="-0.143cm" svg:y="-0.175cm" svg:viewBox="0 0 856 1173" svg:d="M856 1173h-856v-991c0-100 79-182 175-182h505c97 0 176 82 176 182z"><text:p/></draw:path></draw:g><draw:g text:anchor-type="paragraph" draw:z-index="192" draw:name="Shape4_77"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2" draw:style-name="Mdp1">
      <style:header>
        <text:p text:style-name="_5f_Header_20_N_20_page_20_impaire_20__28_D_29_"><text:span text:style-name="MT61">Calculer : </text:span><text:span text:style-name="MT96">Priorités opératoires</text:span><text:span text:style-name="MT61"> </text:span></text:p>
      </style:header>
      <style:header-left>
        <text:p text:style-name="_5f_Header_20_N_20_page_20_impaire_20__28_D_29_"><text:span text:style-name="MT61">Calculer : </text:span><text:span text:style-name="MT96">Priorités opératoires</text:span><text:span text:style-name="MT61"> </text:span></text:p>
      </style:header-left>
      <style:footer>
        <text:p text:style-name="MP13"><draw:frame draw:style-name="Mfr3" draw:name="Frame2271" text:anchor-type="paragraph" svg:y="-0.06cm" draw:z-index="0"><draw:text-box fo:min-height="0.499cm" fo:min-width="7.096cm"><draw:frame draw:style-name="Mfr2" draw:name="Frame228" text:anchor-type="frame" svg:x="0.45cm" svg:y="0.079cm" svg:width="0.817cm" draw:z-index="0"><draw:text-box fo:min-height="0.355cm"><text:p text:style-name="MP4"><draw:g text:anchor-type="paragraph" draw:z-index="198" draw:name="Shape4_67"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63">calculer</text:span><text:span text:style-name="MT64"> : </text:span><text:span text:style-name="MT97">priorités opératoires</text:span></text:p></draw:text-box></draw:frame></text:p>
      </style:footer>
      <style:footer-left>
        <text:p text:style-name="MP13"><draw:frame draw:style-name="Mfr3" draw:name="Frame312" text:anchor-type="paragraph" svg:y="-0.06cm" draw:z-index="0"><draw:text-box fo:min-height="0.499cm" fo:min-width="7.096cm"><draw:frame draw:style-name="Mfr2" draw:name="Frame412" text:anchor-type="frame" svg:x="0.45cm" svg:y="0.079cm" svg:width="0.817cm" draw:z-index="0"><draw:text-box fo:min-height="0.355cm"><text:p text:style-name="MP4"><text:page-number text:select-page="current">0</text:page-number></text:p></draw:text-box></draw:frame><text:p text:style-name="MP42"><text:span text:style-name="MT63">calculer</text:span><text:span text:style-name="MT64"> : </text:span><text:span text:style-name="MT97">priorités opératoires</text:span></text:p></draw:text-box></draw:frame><draw:g text:anchor-type="paragraph" draw:z-index="199" draw:name="Shape4_69" draw:style-name="Mgr1"><draw:path draw:style-name="Mgr6" draw:text-style-name="MP16" svg:width="0.855cm" svg:height="1.172cm" svg:x="-0.305cm" svg:y="-0.194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0" draw:style-name="Mdp1">
      <style:header>
        <text:p text:style-name="_5f_Header_20_D_20_page_20_impaire_20__28_D_29_">Proportionnalité et pourcentage : <text:span text:style-name="MT98">P</text:span>roportionnalité </text:p>
      </style:header>
      <style:header-left>
        <text:p text:style-name="_5f_Header_20_D_20_page_20_paire_20__28_G_29_"><text:span text:style-name="MT43"><text:tab/>Proportionnalité et pourcentage</text:span><text:span text:style-name="MT44"> </text:span>: <text:span text:style-name="MT43">proportionnalité</text:span> </text:p>
      </style:header-left>
      <style:footer>
        <text:p text:style-name="MP13"><draw:frame draw:style-name="Mfr1" draw:name="Frame262" text:anchor-type="paragraph" svg:y="-0.06cm" draw:z-index="0"><draw:text-box fo:min-height="0.499cm" fo:min-width="7.096cm"><draw:frame draw:style-name="Mfr2" draw:name="Frame2710" text:anchor-type="frame" svg:x="0.45cm" svg:y="0.079cm" svg:width="0.817cm" draw:z-index="0"><draw:text-box fo:min-height="0.355cm"><text:p text:style-name="MP4"><text:page-number text:select-page="current">0</text:page-number></text:p></draw:text-box></draw:frame><text:p text:style-name="MP67"><draw:g text:anchor-type="paragraph" draw:z-index="172" draw:name="Shape4_73" draw:style-name="Mgr1"><draw:path draw:style-name="Mgr7" draw:text-style-name="MP37"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11"><draw:frame draw:style-name="Mfr1" draw:name="Frame322" text:anchor-type="paragraph" svg:y="-0.06cm" draw:z-index="0"><draw:text-box fo:min-height="0.499cm" fo:min-width="3cm"><draw:frame draw:style-name="Mfr2" draw:name="Frame2241" text:anchor-type="frame" svg:x="0.45cm" svg:y="0.079cm" svg:width="0.817cm" draw:z-index="0"><draw:text-box fo:min-height="0.355cm"><text:p text:style-name="MP4"><draw:g text:anchor-type="paragraph" draw:z-index="173" draw:name="Shape4_88" draw:style-name="Mgr1"><draw:path draw:style-name="Mgr7" draw:text-style-name="MP17" svg:width="0.855cm" svg:height="1.172cm" svg:x="-0.03cm" svg:y="-0.194cm" svg:viewBox="0 0 856 1173" svg:d="M856 1173h-856v-991c0-100 79-182 175-182h505c97 0 176 82 176 182z"><text:p/></draw:path></draw:g><text:page-number text:select-page="current">0</text:page-number></text:p></draw:text-box></draw:frame><text:p text:style-name="MP68">Proportionnalité et pourcentages : proportionnalité</text:p></draw:text-box></draw:frame></text:p>
      </style:footer-left>
    </style:master-page>
    <style:master-page style:name="_32__5f_1_5f_SERIE_5f_D_5f_GAUCHE_5f_ET_5f_DROITE_5f_1COL" style:display-name="2_1_SERIE_D_GAUCHE_ET_DROITE_1COL" style:page-layout-name="Mpm13" draw:style-name="Mdp1">
      <style:header>
        <text:p text:style-name="Header"><text:span text:style-name="MT43">Proportionnalité et pourcentages</text:span><text:span text:style-name="MT44"> </text:span>: <text:span text:style-name="MT43">proportionnalité</text:span> </text:p>
        <text:p text:style-name="MP31"/>
      </style:header>
      <style:header-left>
        <text:p text:style-name="Header"><text:span text:style-name="MT43">Proportionnalité et pourcentages</text:span><text:span text:style-name="MT44"> </text:span>: <text:span text:style-name="MT43">proportionnalité</text:span> </text:p>
        <text:p text:style-name="MP31"/>
      </style:header-left>
      <style:footer>
        <text:p text:style-name="MP11"><draw:frame draw:style-name="Mfr1" draw:name="Frame211111112" text:anchor-type="paragraph" svg:y="-0.06cm" draw:z-index="0"><draw:text-box fo:min-height="0.499cm" fo:min-width="3cm"><draw:frame draw:style-name="Mfr2" draw:name="Frame14111" text:anchor-type="frame" svg:x="0.45cm" svg:y="0.079cm" svg:width="0.817cm" draw:z-index="0"><draw:text-box fo:min-height="0.355cm"><text:p text:style-name="MP4"><text:page-number text:select-page="current">0</text:page-number></text:p></draw:text-box></draw:frame><text:p text:style-name="MP32">Proportionnalité et pourcentages : proportionalité</text:p></draw:text-box></draw:frame><draw:g text:anchor-type="paragraph" draw:z-index="174" draw:name="Shape4_22"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4"><text:page-number text:select-page="current">0</text:page-number></text:p></draw:text-box></draw:frame><text:p text:style-name="MP34">: </text:p></draw:text-box></draw:frame><draw:g text:anchor-type="paragraph" draw:z-index="175" draw:name="Shape4_257"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1__5f_2_5f_SERIE_5f_M_5f_GAUCHE_5f_ET_5f_DROITE_5f_1COL" style:display-name="1_2_SERIE_M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176" draw:name="Shape4_71"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112" text:anchor-type="paragraph" svg:y="-0.06cm" draw:z-index="0"><draw:text-box fo:min-height="0.499cm" fo:min-width="3cm"><draw:frame draw:style-name="Mfr2" draw:name="Frame28"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77" draw:name="Shape4_104" draw:style-name="Mgr1"><draw:path draw:style-name="Mgr6" draw:text-style-name="MP16" svg:width="0.855cm" svg:height="1.172cm" svg:x="-0.143cm" svg:y="-0.175cm" svg:viewBox="0 0 856 1173" svg:d="M856 1173h-856v-991c0-100 79-182 175-182h505c97 0 176 82 176 182z"><text:p/></draw:path></draw:g><draw:g text:anchor-type="paragraph" draw:z-index="178" draw:name="Shape4_105"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2_5f_SERIE_5f_M_5f_GAUCHE_5f_ET_5f_DROITE_5f_2COL" style:display-name="1_2_SERIE_M_GAUCHE_ET_DROITE_2COL" style:page-layout-name="Mpm12" draw:style-name="Mdp1">
      <style:header>
        <text:p text:style-name="_5f_Header_20_M_20_page_20_impaire_20__28_D_29_"><draw:line text:anchor-type="paragraph" draw:z-index="319" draw:name="Shape3_4" draw:style-name="Mgr5" draw:text-style-name="MP9" svg:x1="12.104cm" svg:y1="0.392cm" svg:x2="20.497cm" svg:y2="0.36cm"><text:p/></draw:line><text:span text:style-name="MT38">Périmètre</text:span> : <text:span text:style-name="MT99">Coder et calculer</text:span></text:p>
      </style:header>
      <style:header-left>
        <text:p text:style-name="_5f_Header_20_M_20_page_20_impaire_20__28_D_29_"><draw:line text:anchor-type="paragraph" draw:z-index="320" draw:name="Shape3_18" draw:style-name="Mgr5" draw:text-style-name="MP9" svg:x1="12.104cm" svg:y1="0.392cm" svg:x2="20.497cm" svg:y2="0.36cm"><text:p/></draw:line><text:span text:style-name="MT38">Périmètre</text:span> : <text:span text:style-name="MT99">Coder et calculer</text:span></text:p>
      </style:header-left>
      <style:footer>
        <text:p text:style-name="MP13"><draw:frame draw:style-name="Mfr1" draw:name="Frame2221" text:anchor-type="paragraph" svg:y="-0.06cm" draw:z-index="0"><draw:text-box fo:min-height="0.499cm" fo:min-width="7.096cm"><draw:frame draw:style-name="Mfr2" draw:name="Frame2231" text:anchor-type="frame" svg:x="0.45cm" svg:y="0.079cm" svg:width="0.817cm" draw:z-index="0"><draw:text-box fo:min-height="0.355cm"><text:p text:style-name="MP4"><draw:g text:anchor-type="paragraph" draw:z-index="179" draw:name="Shape4_103"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36">Périmètre : </text:span><text:span text:style-name="MT100">coder et calculer</text:span></text:p></draw:text-box></draw:frame></text:p>
      </style:footer>
    </style:master-page>
    <style:master-page style:name="_35__5f_1_5f_SERIE_5f_N_5f_GAUCHE_5f_ET_5f_DROITE_5f_1COL" style:display-name="5_1_SERIE_N_GAUCHE_ET_DROITE_1COL" style:page-layout-name="Mpm13" draw:style-name="Mdp1">
      <style:header>
        <text:p text:style-name="_5f_Header_20_N_20_page_20_impaire_20__28_D_29_"><text:s/><text:span text:style-name="MT16">Conversions d’unités : longueurs</text:span></text:p>
      </style:header>
      <style:header-left>
        <text:p text:style-name="_5f_Header_20_N_20_page_20_impaire_20__28_D_29_"><text:s/><text:span text:style-name="MT16">Conversions d’unités : longueurs</text:span></text:p>
      </style:header-left>
      <style:footer>
        <text:p text:style-name="MP11"><draw:frame draw:style-name="Mfr1" draw:name="Frame401" text:anchor-type="paragraph" svg:y="-0.06cm" draw:z-index="0"><draw:text-box fo:min-height="0.499cm" fo:min-width="3cm"><draw:frame draw:style-name="Mfr2" draw:name="Frame431" text:anchor-type="frame" svg:x="0.45cm" svg:y="0.079cm" svg:width="0.817cm" draw:z-index="0"><draw:text-box fo:min-height="0.355cm"><text:p text:style-name="MP4"><text:page-number text:select-page="current">0</text:page-number></text:p></draw:text-box></draw:frame><text:p text:style-name="MP15"><text:span text:style-name="MT13">Conversions d’unités : longueurs</text:span><text:span text:style-name="MT9"> </text:span></text:p></draw:text-box></draw:frame><draw:g text:anchor-type="paragraph" draw:z-index="142" draw:name="Shape4_84"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21" text:anchor-type="paragraph" svg:y="-0.06cm" draw:z-index="0"><draw:text-box fo:min-height="0.499cm" fo:min-width="3cm"><draw:frame draw:style-name="Mfr2" draw:name="Frame13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143" draw:name="Shape4_124" draw:style-name="Mgr1"><draw:path draw:style-name="Mgr6" draw:text-style-name="MP16" svg:width="0.855cm" svg:height="1.172cm" svg:x="-0.143cm" svg:y="-0.175cm" svg:viewBox="0 0 856 1173" svg:d="M856 1173h-856v-991c0-100 79-182 175-182h505c97 0 176 82 176 182z"><text:p/></draw:path></draw:g><draw:g text:anchor-type="paragraph" draw:z-index="144" draw:name="Shape4_125"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5__5f_1_5f_SERIE_5f_N_5f_GAUCHE_5f_ET_5f_DROITE_5f_2COL" style:display-name="5_1_SERIE_N_GAUCHE_ET_DROITE_2COL" style:page-layout-name="Mpm12"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13"><draw:frame draw:style-name="Mfr3" draw:name="Frame811111112" text:anchor-type="paragraph" svg:y="-0.06cm" draw:z-index="0"><draw:text-box fo:min-height="0.499cm" fo:min-width="7.096cm"><draw:frame draw:style-name="Mfr2" draw:name="Frame461" text:anchor-type="frame" svg:x="0.45cm" svg:y="0.079cm" svg:width="0.817cm" draw:z-index="0"><draw:text-box fo:min-height="0.355cm"><text:p text:style-name="MP4"><text:page-number text:select-page="current">0</text:page-number></text:p></draw:text-box></draw:frame><text:p text:style-name="MP69">Conversions d’unités : longueurs</text:p></draw:text-box></draw:frame><draw:g text:anchor-type="paragraph" draw:z-index="145" draw:name="Shape4_127"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3"><draw:frame draw:style-name="Mfr3" draw:name="Frame471" text:anchor-type="paragraph" svg:y="-0.06cm" draw:z-index="0"><draw:text-box fo:min-height="0.499cm" fo:min-width="7.096cm"><draw:frame draw:style-name="Mfr2" draw:name="Frame220" text:anchor-type="frame" svg:x="0.45cm" svg:y="0.079cm" svg:width="0.817cm" draw:z-index="0"><draw:text-box fo:min-height="0.355cm"><text:p text:style-name="MP4"><draw:g text:anchor-type="paragraph" draw:z-index="146" draw:name="Shape4_133"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70">Conversions d’unités : longueurs</text:p></draw:text-box></draw:frame><draw:g text:anchor-type="paragraph" draw:z-index="147" draw:name="Shape4_177" draw:style-name="Mgr1"><draw:path draw:style-name="Mgr6" draw:text-style-name="MP16" svg:width="0.855cm" svg:height="1.172cm" svg:x="-0.201cm" svg:y="-0.194cm" svg:viewBox="0 0 856 1173" svg:d="M856 1173h-856v-991c0-100 79-182 175-182h505c97 0 176 82 176 182z"><text:p/></draw:path></draw:g></text:p>
      </style:footer-left>
    </style:master-page>
    <style:master-page style:name="_35__5f_7_5f_SERIE_5f_N_5f_GAUCHE_5f_ET_5f_DROITE_5f_1COL" style:display-name="5_7_SERIE_N_GAUCHE_ET_DROITE_1COL" style:page-layout-name="Mpm16" draw:style-name="Mdp2">
      <style:header>
        <text:p text:style-name="MP71">Conversions d’unités : Volume</text:p>
      </style:header>
      <style:header-left>
        <text:p text:style-name="Header_20_left"/>
      </style:header-left>
    </style:master-page>
    <style:master-page style:name="_35__5f_7_5f_SERIE_5f_N_5f_GAUCHE_5f_ET_5f_DROITE_5f_2COL" style:display-name="5_7_SERIE_N_GAUCHE_ET_DROITE_2COL" style:page-layout-name="Mpm17" draw:style-name="Mdp2">
      <style:header>
        <text:p text:style-name="MP72">Conversions d’unités : Volumes</text:p>
      </style:header>
      <style:header-left>
        <text:p text:style-name="_5f_Header_20_N_20_page_20_paire_20__28_G_29_">Conversion d’unités : Volumes</text:p>
      </style:header-left>
      <style:footer>
        <text:h text:style-name="_5f_Footer_20_page_20_impaire_20__28_D_29_" text:outline-level="1"><draw:g text:anchor-type="paragraph" draw:z-index="148" draw:name="Shape4_145" draw:style-name="Mgr1"><draw:path draw:style-name="Mgr6" draw:text-style-name="MP16" svg:width="0.855cm" svg:height="1.172cm" svg:x="18.451cm" svg:y="-0.104cm" svg:viewBox="0 0 856 1173" svg:d="M856 1173h-856v-991c0-100 79-182 175-182h505c97 0 176 82 176 182z"><text:p/></draw:path></draw:g><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4"><text:page-number text:select-page="current">0</text:page-number></text:p></draw:text-box></draw:frame><text:p text:style-name="MP15"><text:span text:style-name="MT13">Conversions d’unités : </text:span><text:span text:style-name="MT101">Volume</text:span><text:span text:style-name="MT9"> </text:span></text:p></draw:text-box></draw:frame></text:h>
      </style:footer>
      <style:footer-left>
        <text:p text:style-name="Footer"/>
      </style:footer-left>
    </style:master-page>
    <style:master-page style:name="_32__5f_1_5f_SERIE_5f_M_5f_GAUCHE_5f_ET_5f_DROITE_5f_1COL" style:display-name="2_1_SERIE_M_GAUCHE_ET_DROITE_1COL" style:page-layout-name="Mpm13" draw:style-name="Mdp1">
      <style:header>
        <text:p text:style-name="Header"><text:s/><text:span text:style-name="MT7">Calculer</text:span> : <text:span text:style-name="MT7">Additionner et soustraire</text:span></text:p>
      </style:header>
      <style:footer>
        <text:p text:style-name="MP11"><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56" draw:name="Shape4_162"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57" draw:name="Shape4_163" draw:style-name="Mgr1"><draw:path draw:style-name="Mgr6" draw:text-style-name="MP16" svg:width="0.855cm" svg:height="1.172cm" svg:x="-0.143cm" svg:y="-0.175cm" svg:viewBox="0 0 856 1173" svg:d="M856 1173h-856v-991c0-100 79-182 175-182h505c97 0 176 82 176 182z"><text:p/></draw:path></draw:g><draw:g text:anchor-type="paragraph" draw:z-index="58" draw:name="Shape4_164"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1_5f_SERIE_5f_M_5f_GAUCHE_5f_ET_5f_DROITE_5f_2COL" style:display-name="2_1_SERIE_M_GAUCHE_ET_DROITE_2COL" style:page-layout-name="Mpm12" draw:style-name="Mdp1">
      <style:header>
        <text:p text:style-name="MP73"><text:span text:style-name="MT6"><text:s text:c="15"/>A</text:span>ires : Aire par comptage</text:p>
      </style:header>
      <style:footer>
        <text:p text:style-name="MP13"><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4"><draw:g text:anchor-type="paragraph" draw:z-index="59" draw:name="Shape4_165"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102">Aires</text:span><text:span text:style-name="MT36"> <text:s/>: </text:span><text:span text:style-name="MT102">aire par comptage</text:span></text:p></draw:text-box></draw:frame></text:p>
      </style:footer>
    </style:master-page>
    <style:master-page style:name="_32__5f_9_5f_SERIE_5f_M_5f_GAUCHE_5f_ET_5f_DROITE_5f_2COL" style:display-name="2_9_SERIE_M_GAUCHE_ET_DROITE_2COL" style:page-layout-name="Mpm12" draw:style-name="Mdp1">
      <style:header>
        <text:p text:style-name="MP74"><text:span text:style-name="MT38"><text:s text:c="15"/>A</text:span><text:span text:style-name="MT103">ires : Problèmes d’aires</text:span></text:p>
      </style:header>
      <style:footer>
        <text:p text:style-name="MP13"><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4"><draw:g text:anchor-type="paragraph" draw:z-index="75" draw:name="Shape4_169"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75">Aires : Problèmes d’Aires</text:p></draw:text-box></draw:frame></text:p>
      </style:footer>
    </style:master-page>
    <style:master-page style:name="_32__5f_9_5f_SERIE_5f_M_5f_GAUCHE_5f_ET_5f_DROITE_5f_1COL" style:display-name="2_9_SERIE_M_GAUCHE_ET_DROITE_1COL" style:page-layout-name="Mpm13" draw:style-name="Mdp1">
      <style:header>
        <text:p text:style-name="Header"><text:s/><text:span text:style-name="MT7">Calculer</text:span> : <text:span text:style-name="MT7">Additionner et soustraire</text:span></text:p>
      </style:header>
      <style:footer>
        <text:p text:style-name="MP11"><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72" draw:name="Shape4_16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73" draw:name="Shape4_167" draw:style-name="Mgr1"><draw:path draw:style-name="Mgr6" draw:text-style-name="MP16" svg:width="0.855cm" svg:height="1.172cm" svg:x="-0.143cm" svg:y="-0.175cm" svg:viewBox="0 0 856 1173" svg:d="M856 1173h-856v-991c0-100 79-182 175-182h505c97 0 176 82 176 182z"><text:p/></draw:path></draw:g><draw:g text:anchor-type="paragraph" draw:z-index="74" draw:name="Shape4_168"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3" draw:style-name="Mdp1">
      <style:header>
        <text:p text:style-name="Header"><text:s/><text:span text:style-name="MT7">Calculer</text:span> : <text:span text:style-name="MT7">Additionner et soustraire</text:span></text:p>
      </style:header>
      <style:footer>
        <text:p text:style-name="MP11"><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69" draw:name="Shape4_170"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70" draw:name="Shape4_171" draw:style-name="Mgr1"><draw:path draw:style-name="Mgr7" draw:text-style-name="MP17" svg:width="0.855cm" svg:height="1.172cm" svg:x="-0.143cm" svg:y="-0.175cm" svg:viewBox="0 0 856 1173" svg:d="M856 1173h-856v-991c0-100 79-182 175-182h505c97 0 176 82 176 182z"><text:p/></draw:path></draw:g><draw:g text:anchor-type="paragraph" draw:z-index="71" draw:name="Shape4_172"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2" draw:style-name="Mdp1">
      <style:header>
        <text:p text:style-name="MP76"><text:span text:style-name="MT6"><text:s text:c="15"/>A</text:span>ires : Aires de disques</text:p>
      </style:header>
      <style:footer>
        <text:p text:style-name="MP13"><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4"><draw:g text:anchor-type="paragraph" draw:z-index="68" draw:name="Shape4_173"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77">Aires : Aires de disques</text:p></draw:text-box></draw:frame></text:p>
      </style:footer>
    </style:master-page>
    <style:master-page style:name="_31__5f_1_5f_SERIE_5f_G_5f_GAUCHE_5f_ET_5f_DROITE_5f_2COL" style:display-name="1_1_SERIE_G_GAUCHE_ET_DROITE_2COL" style:page-layout-name="Mpm12" draw:style-name="Mdp1">
      <style:header>
        <text:p text:style-name="_5f_Header_20_G_20_page_20_impaire_20__28_D_29_"><draw:line text:anchor-type="paragraph" draw:z-index="358" draw:name="Shape3_7" draw:style-name="Mgr13" draw:text-style-name="MP9" svg:x1="15.12cm" svg:y1="0.36cm" svg:x2="20.496cm" svg:y2="0.36cm"><text:p/></draw:line><text:s/><text:span text:style-name="MT104">Angles : </text:span>Angles : <text:span text:style-name="MT105">Comprendre la notion d’angle</text:span></text:p>
      </style:header>
      <style:header-left>
        <text:p text:style-name="MP78"><draw:line text:anchor-type="paragraph" draw:z-index="359" draw:name="Shape3_29" draw:style-name="Mgr13" draw:text-style-name="MP9" svg:x1="15.12cm" svg:y1="0.36cm" svg:x2="20.496cm" svg:y2="0.36cm"><text:p/></draw:line>Angles : <text:span text:style-name="MT105">Comprendre la notion d’angle</text:span></text:p>
      </style:header-left>
      <style:footer>
        <text:h text:style-name="_5f_Footer_20_page_20_paire_20__28_G_29_" text:outline-level="1"><draw:frame draw:style-name="Mfr4"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4"><text:page-number text:select-page="current">0</text:page-number></text:p></draw:text-box></draw:frame><text:p text:style-name="MP79"><text:span text:style-name="MT106">Angles : </text:span><text:span text:style-name="MT107">Mesurer un angle</text:span></text:p></draw:text-box></draw:frame><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4"><text:page-number text:select-page="current">0</text:page-number></text:p></draw:text-box></draw:frame><text:h text:style-name="_5f_Footer_20_page_20_impaire_20__28_D_29_" text:outline-level="1"><text:span text:style-name="MT106">Angles : </text:span><text:span text:style-name="MT108">Comprendre la notion d’angle</text:span></text:h></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4"><text:page-number text:select-page="current">0</text:page-number></text:p></draw:text-box></draw:frame><text:p text:style-name="MP79"><text:span text:style-name="MT106">Angles : </text:span><text:span text:style-name="MT109">Comprendre la notion d’angle</text:span></text:p></draw:text-box></draw:frame></text:h>
      </style:footer-left>
    </style:master-page>
    <style:master-page style:name="_31__5f_1_5f_SERIE_5f_G_5f_GAUCHE_5f_ET_5f_DROITE_5f_1COL" style:display-name="1_1_SERIE_G_GAUCHE_ET_DROITE_1COL" style:page-layout-name="Mpm13" draw:style-name="Mdp1">
      <style:header>
        <text:p text:style-name="MP80"><draw:line text:anchor-type="paragraph" draw:z-index="357" draw:name="Shape3_33" draw:style-name="Mgr13" draw:text-style-name="MP9" svg:x1="15.12cm" svg:y1="0.36cm" svg:x2="20.496cm" svg:y2="0.36cm"><text:p/></draw:line><text:s/><text:span text:style-name="MT110">Angles</text:span> : <text:span text:style-name="MT105">Comprendre la notion d’angle</text:span></text:p>
      </style:header>
      <style:footer>
        <text:p text:style-name="MP11"><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text:p>
      </style:footer>
      <style:footer-left>
        <text:p text:style-name="MP11"><draw:frame draw:style-name="Mfr1" draw:name="Frame9111112" text:anchor-type="paragraph" svg:y="-0.06cm" draw:z-index="0"><draw:text-box fo:min-height="0.499cm" fo:min-width="3cm"><draw:frame draw:style-name="Mfr2" draw:name="Frame101111121" text:anchor-type="frame" svg:x="0.45cm" svg:y="0.079cm" svg:width="0.817cm" draw:z-index="0"><draw:text-box fo:min-height="0.355cm"><text:p text:style-name="MP4"><text:page-number text:select-page="current">0</text:page-number></text:p></draw:text-box></draw:frame><text:p text:style-name="MP15"><text:span text:style-name="MT111">Angles</text:span><text:span text:style-name="MT9"> : </text:span><text:span text:style-name="MT111">Comprendre la notion d’angle</text:span></text:p></draw:text-box></draw:frame></text:p>
      </style:footer-left>
    </style:master-page>
    <style:master-page style:name="_31__5f_2_5f_SERIE_5f_G_5f_GAUCHE_5f_ET_5f_DROITE_5f_2COL" style:display-name="1_2_SERIE_G_GAUCHE_ET_DROITE_2COL" style:page-layout-name="Mpm12" draw:style-name="Mdp1">
      <style:header>
        <text:p text:style-name="_5f_Header_20_G_20_page_20_impaire_20__28_D_29_"><draw:line text:anchor-type="paragraph" draw:z-index="356" draw:name="Shape3_35" draw:style-name="Mgr13" draw:text-style-name="MP9" svg:x1="11.344cm" svg:y1="0.358cm" svg:x2="20.497cm" svg:y2="0.36cm"><text:p/></draw:line><text:span text:style-name="MT112">Angles </text:span>: Nommer un angle</text:p>
      </style:header>
      <style:footer>
        <text:p text:style-name="MP13"><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4"><text:page-number text:select-page="current">0</text:page-number></text:p></draw:text-box></draw:frame><text:p text:style-name="MP81">Angles : NOMMER UN ANGLE </text:p></draw:text-box></draw:frame></text:p>
      </style:footer>
    </style:master-page>
    <style:master-page style:name="_31__5f_2_5f_SERIE_5f_G_5f_GAUCHE_5f_ET_5f_DROITE_5f_1COL" style:display-name="1_2_SERIE_G_GAUCHE_ET_DROITE_1COL" style:page-layout-name="Mpm13" draw:style-name="Mdp1">
      <style:header>
        <text:p text:style-name="Header"><text:s/><text:span text:style-name="MT7">Calculer</text:span> : <text:span text:style-name="MT7">Additionner et soustraire</text:span></text:p>
      </style:header>
      <style:footer>
        <text:p text:style-name="MP11"><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71" draw:name="Shape4_184"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72" draw:name="Shape4_186" draw:style-name="Mgr1"><draw:path draw:style-name="Mgr7" draw:text-style-name="MP17" svg:width="0.855cm" svg:height="1.172cm" svg:x="-0.143cm" svg:y="-0.175cm" svg:viewBox="0 0 856 1173" svg:d="M856 1173h-856v-991c0-100 79-182 175-182h505c97 0 176 82 176 182z"><text:p/></draw:path></draw:g><draw:g text:anchor-type="paragraph" draw:z-index="273" draw:name="Shape4_185"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1__5f_3_5f_SERIE_5f_G_5f_GAUCHE_5f_ET_5f_DROITE_5f_1COL" style:display-name="1_3_SERIE_G_GAUCHE_ET_DROITE_1COL" style:page-layout-name="Mpm13" draw:style-name="Mdp1">
      <style:header>
        <text:p text:style-name="Header"><text:s/><text:span text:style-name="MT7">Calculer</text:span> : <text:span text:style-name="MT7">Additionner et soustraire</text:span></text:p>
      </style:header>
      <style:header-left>
        <text:p text:style-name="_5f_Header_20_G_20_page_20_paire_20__28_G_29_"><draw:line text:anchor-type="paragraph" draw:z-index="355" draw:name="Shape3_30" draw:style-name="Mgr13" draw:text-style-name="MP9" svg:x1="11.435cm" svg:y1="0.388cm" svg:x2="20.496cm" svg:y2="0.36cm"><text:p/></draw:line><text:span text:style-name="MT113">Angles</text:span> : <text:span text:style-name="MT113">Mesurer un angle</text:span></text:p>
      </style:header-left>
      <style:footer>
        <text:p text:style-name="MP11"><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70" draw:name="Shape4_17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4"><text:page-number text:select-page="current">0</text:page-number></text:p></draw:text-box></draw:frame><text:p text:style-name="MP15"><text:span text:style-name="MT114">Angles </text:span><text:span text:style-name="MT9">: </text:span><text:span text:style-name="MT114">Mesurer un angle</text:span></text:p></draw:text-box></draw:frame></text:p>
      </style:footer-left>
    </style:master-page>
    <style:master-page style:name="_31__5f_3_5f_SERIE_5f_G_5f_GAUCHE_5f_ET_5f_DROITE_5f_2COL" style:display-name="1_3_SERIE_G_GAUCHE_ET_DROITE_2COL" style:page-layout-name="Mpm12" draw:style-name="Mdp1">
      <style:header>
        <text:p text:style-name="_5f_Header_20_G_20_page_20_paire_20__28_G_29_"><draw:line text:anchor-type="paragraph" draw:z-index="353" draw:name="Shape3_31" draw:style-name="Mgr13" draw:text-style-name="MP9" svg:x1="11.435cm" svg:y1="0.388cm" svg:x2="20.496cm" svg:y2="0.36cm"><text:p/></draw:line>Angles : Mesurer un angle</text:p>
      </style:header>
      <style:header-left>
        <text:p text:style-name="_5f_Header_20_G_20_page_20_paire_20__28_G_29_"><draw:line text:anchor-type="paragraph" draw:z-index="354" draw:name="Shape3_32" draw:style-name="Mgr13" draw:text-style-name="MP9" svg:x1="11.435cm" svg:y1="0.388cm" svg:x2="20.496cm" svg:y2="0.36cm"><text:p/></draw:line>Angles : Mesurer un angle</text:p>
      </style:header-left>
      <style:footer>
        <text:h text:style-name="_5f_Footer_20_page_20_paire_20__28_G_29_" text:outline-level="1"><draw:frame draw:style-name="Mfr4"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4"><text:page-number text:select-page="current">0</text:page-number></text:p></draw:text-box></draw:frame><text:p text:style-name="MP79"><text:span text:style-name="MT106">Angles : </text:span><text:span text:style-name="MT107">Mesurer un angle</text:span></text:p></draw:text-box></draw:frame><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4"><text:page-number text:select-page="current">0</text:page-number></text:p></draw:text-box></draw:frame><text:p text:style-name="MP79"><text:span text:style-name="MT106">Angles : </text:span><text:span text:style-name="MT115">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4"><text:page-number text:select-page="current">0</text:page-number></text:p></draw:text-box></draw:frame><text:p text:style-name="MP79"><text:span text:style-name="MT106">Angles : </text:span><text:span text:style-name="MT107">Mesurer un angle</text:span></text:p></draw:text-box></draw:frame></text:h>
      </style:footer-left>
    </style:master-page>
    <style:master-page style:name="_31__5f_4_5f_SERIE_5f_G_5f_GAUCHE_5f_ET_5f_DROITE_5f_1COL" style:display-name="1_4_SERIE_G_GAUCHE_ET_DROITE_1COL" style:page-layout-name="Mpm13" draw:style-name="Mdp1">
      <style:header>
        <text:p text:style-name="Header"><text:s/><text:span text:style-name="MT7">Calculer</text:span> : <text:span text:style-name="MT7">Additionner et soustraire</text:span></text:p>
      </style:header>
      <style:header-left>
        <text:p text:style-name="Header"><text:s/><text:span text:style-name="MT7">Calculer</text:span> : <text:span text:style-name="MT7">Additionner et soustraire</text:span></text:p>
      </style:header-left>
      <style:footer>
        <text:p text:style-name="MP11"><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67" draw:name="Shape4_180"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68" draw:name="Shape4_188" draw:style-name="Mgr1"><draw:path draw:style-name="Mgr6" draw:text-style-name="MP16" svg:width="0.855cm" svg:height="1.172cm" svg:x="-0.143cm" svg:y="-0.175cm" svg:viewBox="0 0 856 1173" svg:d="M856 1173h-856v-991c0-100 79-182 175-182h505c97 0 176 82 176 182z"><text:p/></draw:path></draw:g><draw:g text:anchor-type="paragraph" draw:z-index="269" draw:name="Shape4_187"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2" draw:style-name="Mdp1">
      <style:header>
        <text:p text:style-name="_5f_Header_20_G_20_page_20_impaire_20__28_D_29_"><draw:line text:anchor-type="paragraph" draw:z-index="351" draw:name="Shape3_34" draw:style-name="Mgr13" draw:text-style-name="MP9" svg:x1="15.448cm" svg:y1="0.365cm" svg:x2="20.496cm" svg:y2="0.36cm"><text:p/></draw:line><text:span text:style-name="MT116">Angles</text:span><text:span text:style-name="MT117"> : </text:span><text:span text:style-name="MT118">Calculer des mesures d’angle</text:span></text:p>
      </style:header>
      <style:header-left>
        <text:p text:style-name="_5f_Header_20_G_20_page_20_paire_20__28_G_29_"><draw:line text:anchor-type="paragraph" draw:z-index="352" draw:name="Shape3_36" draw:style-name="Mgr13" draw:text-style-name="MP9" svg:x1="15.448cm" svg:y1="0.365cm" svg:x2="20.496cm" svg:y2="0.36cm"><text:p/></draw:line><text:span text:style-name="MT116">Angles : </text:span><text:span text:style-name="MT118">Calculer des mesures d’angle</text:span></text:p>
      </style:header-left>
      <style:footer>
        <text:h text:style-name="_5f_Footer_20_page_20_paire_20__28_G_29_" text:outline-level="1"><draw:frame draw:style-name="Mfr4"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4"><text:page-number text:select-page="current">0</text:page-number></text:p></draw:text-box></draw:frame><text:p text:style-name="MP79"><text:span text:style-name="MT106">Angles : </text:span><text:span text:style-name="MT107">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4"><text:page-number text:select-page="current">0</text:page-number></text:p></draw:text-box></draw:frame><text:p text:style-name="MP79"><text:span text:style-name="MT106">Angles : </text:span><text:span text:style-name="MT119">Calculer des </text:span><text:span text:style-name="MT115">Mesure</text:span><text:span text:style-name="MT119">s</text:span><text:span text:style-name="MT11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4"><text:page-number text:select-page="current">0</text:page-number></text:p></draw:text-box></draw:frame><text:p text:style-name="MP79"><text:span text:style-name="MT106">Angles : </text:span><text:span text:style-name="MT120">Calculer des mesures d’angle</text:span></text:p></draw:text-box></draw:frame></text:h>
      </style:footer-left>
    </style:master-page>
    <style:master-page style:name="_32__5f_6_5f_SERIE_5f_G_5f_GAUCHE_5f_ET_5f_DROITE_5f_2COL" style:display-name="2_6_SERIE_G_GAUCHE_ET_DROITE_2COL" style:page-layout-name="Mpm12" draw:style-name="Mdp1">
      <style:header>
        <text:p text:style-name="MP82"><draw:line text:anchor-type="paragraph" draw:z-index="325" draw:name="Shape3_39" draw:style-name="Mgr10" draw:text-style-name="MP9" svg:x1="10.308cm" svg:y1="0.388cm" svg:x2="20.496cm" svg:y2="0.36cm"><text:p/></draw:line><draw:path text:anchor-type="paragraph" draw:z-index="326" draw:name="Shape1_12" draw:style-name="Mgr9" draw:text-style-name="MP49" svg:width="4.329cm" svg:height="2.238cm" svg:x="-1.5cm" svg:y="-1.001cm" svg:viewBox="0 0 4330 2239" svg:d="M0 2239l3984-288c209-15 363-167 345-342l-170-1609h-4159z"><text:p/></draw:path><text:span text:style-name="MT80">Fractions</text:span><text:span text:style-name="MT81"> : </text:span><text:span text:style-name="MT82">Problèmes</text:span><text:span text:style-name="MT81"> </text:span></text:p>
      </style:header>
      <style:footer>
        <text:p text:style-name="MP13"><draw:frame draw:style-name="Mfr1" draw:name="Frame482" text:anchor-type="paragraph" svg:y="-0.06cm" draw:z-index="0"><draw:text-box fo:min-height="0.499cm" fo:min-width="7.096cm"><draw:frame draw:style-name="Mfr2" draw:name="Frame492" text:anchor-type="frame" svg:x="0.45cm" svg:y="0.079cm" svg:width="0.817cm" draw:z-index="0"><draw:text-box fo:min-height="0.355cm"><text:p text:style-name="MP4"><draw:g text:anchor-type="paragraph" draw:z-index="226" draw:name="Shape4_258"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50"><text:span text:style-name="MT83">F</text:span>ractions : Problèmes</text:p></draw:text-box></draw:frame></text:p>
      </style:footer>
    </style:master-page>
    <style:master-page style:name="_33__5f_6_5f_SERIE_5f_G_5f_GAUCHE_5f_ET_5f_DROITE_5f_1COL" style:display-name="3_6_SERIE_G_GAUCHE_ET_DROITE_1COL" style:page-layout-name="Mpm13" draw:style-name="Mdp1">
      <style:header>
        <text:p text:style-name="Header"><text:s/><text:span text:style-name="MT7">Calculer</text:span> : <text:span text:style-name="MT7">Additionner et soustraire</text:span></text:p>
      </style:header>
      <style:footer>
        <text:p text:style-name="MP11"><draw:frame draw:style-name="Mfr1" draw:name="Frame502" text:anchor-type="paragraph" svg:y="-0.06cm" draw:z-index="0"><draw:text-box fo:min-height="0.499cm" fo:min-width="3cm"><draw:frame draw:style-name="Mfr2" draw:name="Frame532" text:anchor-type="frame" svg:x="0.45cm" svg:y="0.079cm" svg:width="0.817cm" draw:z-index="0"><draw:text-box fo:min-height="0.355cm"><text:p text:style-name="MP4"><text:page-number text:select-page="current">0</text:page-number></text:p></draw:text-box></draw:frame><text:p text:style-name="MP15"><text:span text:style-name="MT8">Calculer : additionner et soustraire</text:span><text:span text:style-name="MT9"> </text:span></text:p></draw:text-box></draw:frame><draw:g text:anchor-type="paragraph" draw:z-index="200" draw:name="Shape4_85"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542" text:anchor-type="paragraph" svg:y="-0.06cm" draw:z-index="0"><draw:text-box fo:min-height="0.499cm" fo:min-width="3cm"><draw:frame draw:style-name="Mfr2" draw:name="Frame552" text:anchor-type="frame" svg:x="0.45cm" svg:y="0.079cm" svg:width="0.817cm" draw:z-index="0"><draw:text-box fo:min-height="0.355cm"><text:p text:style-name="MP4"><text:page-number text:select-page="current">0</text:page-number></text:p></draw:text-box></draw:frame><text:p text:style-name="MP15"><text:span text:style-name="MT8">Calculer</text:span><text:span text:style-name="MT9"> : </text:span><text:span text:style-name="MT8">additionner et soustraire</text:span></text:p></draw:text-box></draw:frame><draw:g text:anchor-type="paragraph" draw:z-index="201" draw:name="Shape4_260" draw:style-name="Mgr1"><draw:path draw:style-name="Mgr6" draw:text-style-name="MP16" svg:width="0.855cm" svg:height="1.172cm" svg:x="-0.143cm" svg:y="-0.175cm" svg:viewBox="0 0 856 1173" svg:d="M856 1173h-856v-991c0-100 79-182 175-182h505c97 0 176 82 176 182z"><text:p/></draw:path></draw:g><draw:g text:anchor-type="paragraph" draw:z-index="202" draw:name="Shape4_87"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4__5f_3_5f_SERIE_5f_G_5f_GAUCHE_5f_ET_5f_DROITE_5f_2COL" style:display-name="4_3_SERIE_G_GAUCHE_ET_DROITE_2COL" style:page-layout-name="Mpm12" draw:style-name="Mdp1">
      <style:header>
        <text:p text:style-name="_5f_Header_20_G_20_page_20_impaire_20__28_D_29_"><text:span text:style-name="MT68">Géométrie plane, </text:span><text:span text:style-name="MT121">partie 1</text:span> : <text:span text:style-name="MT122">Assembler et décomposer</text:span></text:p>
      </style:header>
      <style:footer>
        <text:p text:style-name="MP13"><draw:frame draw:style-name="Mfr1" draw:name="Frame2881" text:anchor-type="paragraph" svg:y="-0.06cm" draw:z-index="0"><draw:text-box fo:min-height="0.499cm" fo:min-width="7.096cm"><draw:frame draw:style-name="Mfr2" draw:name="Frame314" text:anchor-type="frame" svg:x="0.45cm" svg:y="0.079cm" svg:width="0.817cm" draw:z-index="0"><draw:text-box fo:min-height="0.355cm"><text:p text:style-name="MP4"><text:page-number text:select-page="current">0</text:page-number></text:p></draw:text-box></draw:frame><text:p text:style-name="MP83"><text:span text:style-name="MT123">Géométrie plane, </text:span><text:span text:style-name="MT124">partie 1</text:span><text:span text:style-name="MT123"> : </text:span><text:span text:style-name="MT125">assembler et décomposer</text:span></text:p></draw:text-box></draw:frame><draw:g text:anchor-type="paragraph" draw:z-index="108" draw:name="Shape4_216" draw:style-name="Mgr1"><draw:path draw:style-name="Mgr8" draw:text-style-name="MP33" svg:width="0.855cm" svg:height="1.172cm" svg:x="18.449cm" svg:y="-0.174cm" svg:viewBox="0 0 856 1173" svg:d="M856 1173h-856v-991c0-100 79-182 175-182h505c97 0 176 82 176 182z"><text:p/></draw:path></draw:g></text:p>
      </style:footer>
      <style:footer-left>
        <text:p text:style-name="MP11"><draw:frame draw:style-name="Mfr1" draw:name="Frame414" text:anchor-type="paragraph" svg:y="-0.06cm" draw:z-index="0"><draw:text-box fo:min-height="0.499cm" fo:min-width="3cm"><draw:frame draw:style-name="Mfr2" draw:name="Frame28811" text:anchor-type="frame" svg:x="0.45cm" svg:y="0.079cm" svg:width="0.817cm" draw:z-index="0"><draw:text-box fo:min-height="0.355cm"><text:p text:style-name="MP4"><draw:g text:anchor-type="paragraph" draw:z-index="109" draw:name="Shape4_217"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2">Géométrie plane, </text:span><text:span text:style-name="MT124">partie 1</text:span><text:span text:style-name="MT72"> : </text:span><text:span text:style-name="MT125">assembler et décomposer</text:span></text:p></draw:text-box></draw:frame></text:p>
      </style:footer-left>
    </style:master-page>
    <style:master-page style:name="_34__5f_3_5f_SERIE_5f_G_5f_GAUCHE_5f_ET_5f_DROITE_5f_1COL" style:display-name="4_3_SERIE_G_GAUCHE_ET_DROITE_1COL" style:page-layout-name="Mpm13" draw:style-name="Mdp1">
      <style:header>
        <text:p text:style-name="MP85"><text:span text:style-name="MT126">Géométrie plane</text:span><text:span text:style-name="MT127"> : </text:span><text:span text:style-name="MT128">Vocabulaire</text:span></text:p>
      </style:header>
      <style:footer>
        <text:p text:style-name="MP11"><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4"><text:page-number text:select-page="current">0</text:page-number></text:p></draw:text-box></draw:frame><text:p text:style-name="MP15"><text:span text:style-name="MT72">Géométrie plane : </text:span><text:span text:style-name="MT129">vocabulaire</text:span></text:p></draw:text-box></draw:frame><draw:g text:anchor-type="paragraph" draw:z-index="106" draw:name="Shape4_213"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4"><text:page-number text:select-page="current">0</text:page-number></text:p></draw:text-box></draw:frame><text:p text:style-name="MP15"><text:span text:style-name="MT72">Géométrie plane : </text:span><text:span text:style-name="MT129">vocabulaire</text:span></text:p></draw:text-box></draw:frame><draw:g text:anchor-type="paragraph" draw:z-index="107" draw:name="Shape4_214"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2" draw:style-name="Mdp1">
      <style:header>
        <text:p text:style-name="_5f_Header_20_G_20_page_20_impaire_20__28_D_29_"><text:span text:style-name="MT68">Géométrie plane, </text:span><text:span text:style-name="MT121">partie 1</text:span> : <text:span text:style-name="MT130">coder</text:span></text:p>
      </style:header>
      <style:footer>
        <text:p text:style-name="MP13"><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4"><text:page-number text:select-page="current">0</text:page-number></text:p></draw:text-box></draw:frame><text:p text:style-name="MP83"><text:span text:style-name="MT123">Géométrie plane, </text:span><text:span text:style-name="MT124">partie 1</text:span><text:span text:style-name="MT123"> : </text:span><text:span text:style-name="MT131">coder</text:span></text:p></draw:text-box></draw:frame><draw:g text:anchor-type="paragraph" draw:z-index="104" draw:name="Shape4_211" draw:style-name="Mgr1"><draw:path draw:style-name="Mgr8" draw:text-style-name="MP33" svg:width="0.855cm" svg:height="1.172cm" svg:x="18.449cm" svg:y="-0.174cm" svg:viewBox="0 0 856 1173" svg:d="M856 1173h-856v-991c0-100 79-182 175-182h505c97 0 176 82 176 182z"><text:p/></draw:path></draw:g></text:p>
      </style:footer>
      <style:footer-left>
        <text:p text:style-name="MP11"><draw:frame draw:style-name="Mfr1" draw:name="Frame2861" text:anchor-type="paragraph" svg:y="-0.06cm" draw:z-index="0"><draw:text-box fo:min-height="0.499cm" fo:min-width="3cm"><draw:frame draw:style-name="Mfr2" draw:name="Frame287" text:anchor-type="frame" svg:x="0.45cm" svg:y="0.079cm" svg:width="0.817cm" draw:z-index="0"><draw:text-box fo:min-height="0.355cm"><text:p text:style-name="MP4"><text:page-number text:select-page="current">0</text:page-number></text:p></draw:text-box></draw:frame><text:p text:style-name="MP84"><text:span text:style-name="MT72">Géométrie plane, </text:span><text:span text:style-name="MT124">partie 1</text:span><text:span text:style-name="MT72"> : </text:span><text:span text:style-name="MT131">coder</text:span></text:p></draw:text-box></draw:frame><draw:g text:anchor-type="paragraph" draw:z-index="105" draw:name="Shape4_212" draw:style-name="Mgr1"><draw:path draw:style-name="Mgr8" draw:text-style-name="MP33"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3" draw:style-name="Mdp1">
      <style:header>
        <text:p text:style-name="MP85"><text:span text:style-name="MT126">Géométrie plane</text:span><text:span text:style-name="MT127"> : </text:span><text:span text:style-name="MT128">Vocabulaire</text:span></text:p>
      </style:header>
      <style:header-left>
        <text:p text:style-name="MP85"><text:span text:style-name="MT126">Géométrie plane</text:span><text:span text:style-name="MT127"> : </text:span><text:span text:style-name="MT128">Vocabulaire</text:span></text:p>
      </style:header-left>
      <style:footer>
        <text:p text:style-name="MP11"><draw:frame draw:style-name="Mfr1" draw:name="Frame2852" text:anchor-type="paragraph" svg:y="-0.06cm" draw:z-index="0"><draw:text-box fo:min-height="0.499cm" fo:min-width="3cm"><draw:frame draw:style-name="Mfr2" draw:name="Frame313" text:anchor-type="frame" svg:x="0.45cm" svg:y="0.079cm" svg:width="0.817cm" draw:z-index="0"><draw:text-box fo:min-height="0.355cm"><text:p text:style-name="MP4"><text:page-number text:select-page="current">0</text:page-number></text:p></draw:text-box></draw:frame><text:p text:style-name="MP15"><text:span text:style-name="MT72">Géométrie plane : </text:span><text:span text:style-name="MT129">vocabulaire</text:span></text:p></draw:text-box></draw:frame><draw:g text:anchor-type="paragraph" draw:z-index="102" draw:name="Shape4_209"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4"><text:page-number text:select-page="current">0</text:page-number></text:p></draw:text-box></draw:frame><text:p text:style-name="MP15"><text:span text:style-name="MT72">Géométrie plane : </text:span><text:span text:style-name="MT129">vocabulaire</text:span></text:p></draw:text-box></draw:frame><draw:g text:anchor-type="paragraph" draw:z-index="103" draw:name="Shape4_210"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2" draw:style-name="Mdp1">
      <style:header>
        <text:p text:style-name="_5f_Header_20_G_20_page_20_impaire_20__28_D_29_"><text:span text:style-name="MT68">Géométrie plane</text:span> : <text:span text:style-name="MT69">P</text:span><text:span text:style-name="MT70">arallèles, perpendiculaires,<text:line-break/> </text:span><text:span text:style-name="MT71">distances</text:span></text:p>
      </style:header>
      <style:footer>
        <text:p text:style-name="MP13"><draw:frame draw:style-name="Mfr1" draw:name="Frame209" text:anchor-type="paragraph" svg:y="-0.06cm" draw:z-index="0"><draw:text-box fo:min-height="0.499cm" fo:min-width="7.096cm"><draw:frame draw:style-name="Mfr2" draw:name="Frame2101" text:anchor-type="frame" svg:x="0.45cm" svg:y="0.079cm" svg:width="0.817cm" draw:z-index="0"><draw:text-box fo:min-height="0.355cm"><text:p text:style-name="MP4"><draw:g text:anchor-type="paragraph" draw:z-index="100" draw:name="Shape4_204"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23">Géométrie plane : </text:span><text:span text:style-name="MT73">Parallèles, perpendiculaires, </text:span><text:span text:style-name="MT74">distances</text:span></text:h></draw:text-box></draw:frame></text:p>
      </style:footer>
      <style:footer-left>
        <text:h text:style-name="_5f_Footer_20_page_20_paire_20__28_G_29_" text:outline-level="1"><draw:frame draw:style-name="Mfr1" draw:name="Frame21211" text:anchor-type="paragraph" svg:y="-0.06cm" draw:z-index="0"><draw:text-box fo:min-height="0.499cm" fo:min-width="3cm"><draw:frame draw:style-name="Mfr2" draw:name="Frame213" text:anchor-type="frame" svg:x="0.45cm" svg:y="0.079cm" svg:width="0.817cm" draw:z-index="0"><draw:text-box fo:min-height="0.355cm"><text:p text:style-name="MP4"><text:page-number text:select-page="current">0</text:page-number></text:p></draw:text-box></draw:frame><text:p text:style-name="MP84"><text:span text:style-name="MT72">Géométrie plane : </text:span><text:span text:style-name="MT73">parallèles, perpendiculaires, </text:span><text:span text:style-name="MT74">distances</text:span></text:p></draw:text-box></draw:frame><draw:g text:anchor-type="paragraph" draw:z-index="101" draw:name="Shape4_206" draw:style-name="Mgr1"><draw:path draw:style-name="Mgr8" draw:text-style-name="MP33"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3"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11"><draw:frame draw:style-name="Mfr1" draw:name="Frame206" text:anchor-type="paragraph" svg:y="-0.06cm" draw:z-index="0"><draw:text-box fo:min-height="0.499cm" fo:min-width="3cm"><draw:frame draw:style-name="Mfr2" draw:name="Frame2771" text:anchor-type="frame" svg:x="0.45cm" svg:y="0.079cm" svg:width="0.817cm" draw:z-index="0"><draw:text-box fo:min-height="0.355cm"><text:p text:style-name="MP4"><text:page-number text:select-page="current">0</text:page-number></text:p></draw:text-box></draw:frame><text:p text:style-name="MP86"><text:span text:style-name="MT132">Géométrie plane : </text:span><text:span text:style-name="MT69">parallèles, perpendiculaires, </text:span><text:span text:style-name="MT50">distances</text:span></text:p></draw:text-box></draw:frame><draw:g text:anchor-type="paragraph" draw:z-index="98" draw:name="Shape4_205"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4"><text:page-number text:select-page="current">0</text:page-number></text:p></draw:text-box></draw:frame><text:p text:style-name="MP86"><text:span text:style-name="MT132">Géométrie plane : </text:span><text:span text:style-name="MT69">parallèles, perpendiculaires, </text:span><text:span text:style-name="MT50">distances</text:span></text:p></draw:text-box></draw:frame><draw:g text:anchor-type="paragraph" draw:z-index="99" draw:name="Shape4_154"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0" draw:style-name="Mdp1">
      <style:header>
        <text:p text:style-name="_5f_Header_20_G_20_page_20_impaire_20__28_D_29_"><text:span text:style-name="MT68">Géométrie plane</text:span> : <text:span text:style-name="MT133">Milieu, alignement, </text:span><text:span text:style-name="MT134">appartenance</text:span></text:p>
      </style:header>
      <style:footer>
        <text:p text:style-name="MP13"><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4"><draw:g text:anchor-type="paragraph" draw:z-index="96" draw:name="Shape4_15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3"><text:span text:style-name="MT123">Géométrie plane : </text:span><text:span text:style-name="MT135">milieu, Alignement, </text:span><text:span text:style-name="MT136">APPARTENANCE</text:span></text:p></draw:text-box></draw:frame></text:p>
      </style:footer>
      <style:footer-left>
        <text:p text:style-name="MP11"><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4"><draw:g text:anchor-type="paragraph" draw:z-index="97" draw:name="Shape4_152"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2">Géométrie plane : </text:span><text:span text:style-name="MT135">milieu, alignement, </text:span><text:span text:style-name="MT136">APPARTENANCE</text:span></text:p></draw:text-box></draw:frame></text:p>
      </style:footer-left>
    </style:master-page>
    <style:master-page style:name="_33__5f_3_5f_SERIE_5f_G_5f_GAUCHE_5f_ET_5f_DROITE_5f_1COL" style:display-name="3_3_SERIE_G_GAUCHE_ET_DROITE_1COL" style:page-layout-name="Mpm11" draw:style-name="Mdp1">
      <style:header>
        <text:p text:style-name="MP87"><text:span text:style-name="MT137">S</text:span><text:span text:style-name="MT138">olides</text:span> : <text:span text:style-name="MT137">Vocabulaire, nature</text:span></text:p>
      </style:header>
      <style:footer>
        <text:p text:style-name="MP11"><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94" draw:name="Shape4_149"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95" draw:name="Shape4_150"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0" draw:style-name="Mdp1">
      <style:header>
        <text:p text:style-name="_5f_Header_20_G_20_page_20_paire_20__28_G_29_"><text:span text:style-name="MT68">Géométrie plane</text:span> : <text:span text:style-name="MT68">Points, droites </text:span><text:span text:style-name="MT139">et cercles</text:span></text:p>
      </style:header>
      <style:footer>
        <text:p text:style-name="MP11"><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4"><draw:g text:anchor-type="paragraph" draw:z-index="92" draw:name="Shape4_202"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9">Géométrie plane : points, droites <text:span text:style-name="MT140">et cercles</text:span></text:p></draw:text-box></draw:frame></text:p>
      </style:footer>
      <style:footer-left>
        <text:p text:style-name="MP11"><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4"><draw:g text:anchor-type="paragraph" draw:z-index="93" draw:name="Shape4_203"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90">Géométrie plane : points, droites <text:span text:style-name="MT140">et cercles</text:span></text:p></draw:text-box></draw:frame></text:p>
      </style:footer-left>
    </style:master-page>
    <style:master-page style:name="_33__5f_1_5f_SERIE_5f_G_5f_GAUCHE_5f_ET_5f_DROITE_5f_1COL" style:display-name="3_1_SERIE_G_GAUCHE_ET_DROITE_1COL" style:page-layout-name="Mpm11" draw:style-name="Mdp1">
      <style:header>
        <text:p text:style-name="MP87"><text:span text:style-name="MT137">S</text:span><text:span text:style-name="MT138">olides</text:span> : <text:span text:style-name="MT137">Vocabulaire, nature</text:span></text:p>
      </style:header>
      <style:footer>
        <text:p text:style-name="MP11"><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90" draw:name="Shape4_200"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91" draw:name="Shape4_201"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2" draw:style-name="Mdp1">
      <style:header>
        <text:p text:style-name="MP38"><text:span text:style-name="MT56">Repères du plan : Se repérer</text:span> </text:p>
      </style:header>
      <style:footer>
        <text:p text:style-name="MP13"><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4"><draw:g text:anchor-type="paragraph" draw:z-index="88" draw:name="Shape4_194"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0">R</text:span>epères du plan : se repérer</text:p></draw:text-box></draw:frame></text:p>
      </style:footer>
      <style:footer-left>
        <text:p text:style-name="MP11"><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4"><draw:g text:anchor-type="paragraph" draw:z-index="89" draw:name="Shape4_195"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0">R</text:span>epères du plan : se repérer</text:p></draw:text-box></draw:frame></text:p>
      </style:footer-left>
    </style:master-page>
    <style:master-page style:name="_32__5f_2_5f_SERIE_5f_G_5f_GAUCHE_5f_ET_5f_DROITE_5f_1COL" style:display-name="2_2_SERIE_G_GAUCHE_ET_DROITE_1COL" style:page-layout-name="Mpm13" draw:style-name="Mdp1">
      <style:header>
        <text:p text:style-name="_5f_Header_20_G_20_page_20_impaire_20__28_D_29_"><text:span text:style-name="MT141">R</text:span><text:span text:style-name="MT142">epères du plan : Se </text:span><text:span text:style-name="MT143">déplacer</text:span></text:p>
      </style:header>
      <style:footer>
        <text:p text:style-name="MP11"><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4"><text:page-number text:select-page="current">0</text:page-number></text:p></draw:text-box></draw:frame><text:p text:style-name="MP15"><text:span text:style-name="MT9">Repères du plan : Se </text:span><text:span text:style-name="MT144">déplacer</text:span></text:p></draw:text-box></draw:frame><draw:g text:anchor-type="paragraph" draw:z-index="86" draw:name="Shape4_192" draw:style-name="Mgr1"><draw:path draw:style-name="Mgr8" draw:text-style-name="MP33" svg:width="0.856cm" svg:height="1.175cm" svg:x="18.409cm" svg:y="-0.176cm" svg:viewBox="0 0 857 1176" svg:d="M857 1176h-857v-994c0-100 79-182 175-182h506c97 0 176 82 176 182z"><text:p/></draw:path></draw:g></text:p>
      </style:footer>
      <style:footer-left>
        <text:p text:style-name="MP11"><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4"><text:page-number text:select-page="current">0</text:page-number></text:p></draw:text-box></draw:frame><text:p text:style-name="MP91"><text:span text:style-name="MT9">Repères du plan : se </text:span><text:span text:style-name="MT144">déplacer</text:span></text:p></draw:text-box></draw:frame><draw:g text:anchor-type="paragraph" draw:z-index="87" draw:name="Shape4_193"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2" draw:style-name="Mdp1">
      <style:header>
        <text:p text:style-name="MP38"><text:span text:style-name="MT56">Repères du plan : Se repérer</text:span> </text:p>
      </style:header>
      <style:footer>
        <text:p text:style-name="MP13"><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4"><draw:g text:anchor-type="paragraph" draw:z-index="84" draw:name="Shape4_190"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0">R</text:span>epères du plan : se repérer</text:p></draw:text-box></draw:frame></text:p>
      </style:footer>
      <style:footer-left>
        <text:p text:style-name="MP11"><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4"><draw:g text:anchor-type="paragraph" draw:z-index="85" draw:name="Shape4_19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0">R</text:span>epères du plan : se repérer</text:p></draw:text-box></draw:frame></text:p>
      </style:footer-left>
    </style:master-page>
    <style:master-page style:name="_32__5f_1_5f_SERIE_5f_G_5f_GAUCHE_5f_ET_5f_DROITE_5f_1COL" style:display-name="2_1_SERIE_G_GAUCHE_ET_DROITE_1COL" style:page-layout-name="Mpm13" draw:style-name="Mdp1">
      <style:header>
        <text:p text:style-name="_5f_Header_20_G_20_page_20_impaire_20__28_D_29_"><text:span text:style-name="MT50">R</text:span>epères du plan : Se repérer</text:p>
      </style:header>
      <style:header-left>
        <text:p text:style-name="_5f_Header_20_G_20_page_20_paire_20__28_G_29_"><text:span text:style-name="MT50">R</text:span>epères du plan : Se repérer</text:p>
      </style:header-left>
      <style:footer>
        <text:p text:style-name="MP11"><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4"><text:page-number text:select-page="current">0</text:page-number></text:p></draw:text-box></draw:frame><text:p text:style-name="MP92">Repères du plan : Se repérer</text:p></draw:text-box></draw:frame><draw:g text:anchor-type="paragraph" draw:z-index="82" draw:name="Shape4_117"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4"><text:page-number text:select-page="current">0</text:page-number></text:p></draw:text-box></draw:frame><text:p text:style-name="MP34">Repères du plan : se repérer</text:p></draw:text-box></draw:frame><draw:g text:anchor-type="paragraph" draw:z-index="83" draw:name="Shape4_189"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0" draw:style-name="Mdp1">
      <style:header>
        <text:p text:style-name="MP93">Volumes : Volumes par comptage</text:p>
      </style:header>
      <style:footer>
        <text:p text:style-name="MP11"><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4"><draw:g text:anchor-type="paragraph" draw:z-index="81" draw:name="Shape4_179"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5"><text:s/><text:span text:style-name="MT1">Volumes : Volume par comptage</text:span> </text:p></draw:text-box></draw:frame></text:p>
      </style:footer>
    </style:master-page>
    <style:master-page style:name="_33__5f_1_5f_SERIE_5f_M_5f_GAUCHE_5f_ET_5f_DROITE_5f_1COL" style:display-name="3_1_SERIE_M_GAUCHE_ET_DROITE_1COL" style:page-layout-name="Mpm11" draw:style-name="Mdp1">
      <style:header>
        <text:p text:style-name="MP7"><draw:line text:anchor-type="paragraph" draw:z-index="307" draw:name="Shape7_8" draw:style-name="Mgr5" draw:text-style-name="MP9" svg:x1="9.042cm" svg:y1="0.36cm" svg:x2="20.461cm" svg:y2="0.36cm"><text:p/></draw:line><draw:path text:anchor-type="paragraph" draw:z-index="308" draw:name="Shape5_1" draw:style-name="Mgr3" draw:text-style-name="MP8" svg:width="4.329cm" svg:height="2.24cm" svg:x="-1.499cm" svg:y="-1cm" svg:viewBox="0 0 4330 2241" svg:d="M0 2241l3984-288c209-15 363-168 345-342l-170-1611h-4159z"><text:p/></draw:path><draw:frame text:anchor-type="paragraph" draw:z-index="309" draw:name="Shape6_2" draw:style-name="Mgr4" draw:text-style-name="MP10" svg:width="2.703cm" svg:height="0.715cm" draw:transform="rotate (0.0872664625997165) translate (-0.172861111111111cm 0.218722222222222cm)"><draw:text-box><text:p text:style-name="MP9"><text:span text:style-name="MT3">Série 1</text:span></text:p></draw:text-box></draw:frame>T<text:span text:style-name="MT4">itre de la série</text:span></text:p>
      </style:header>
      <style:header-left>
        <text:p text:style-name="MP7"><draw:line text:anchor-type="paragraph" draw:z-index="310" draw:name="Shape7_9" draw:style-name="Mgr5" draw:text-style-name="MP9" svg:x1="9.042cm" svg:y1="0.36cm" svg:x2="20.461cm" svg:y2="0.36cm"><text:p/></draw:line><draw:path text:anchor-type="paragraph" draw:z-index="311" draw:name="Shape5_2" draw:style-name="Mgr3" draw:text-style-name="MP8" svg:width="4.329cm" svg:height="2.24cm" svg:x="-1.499cm" svg:y="-1cm" svg:viewBox="0 0 4330 2241" svg:d="M0 2241l3984-288c209-15 363-168 345-342l-170-1611h-4159z"><text:p/></draw:path><draw:frame text:anchor-type="paragraph" draw:z-index="312" draw:name="Shape6_5" draw:style-name="Mgr4" draw:text-style-name="MP10" svg:width="2.703cm" svg:height="0.715cm" draw:transform="rotate (0.0872664625997165) translate (-0.172861111111111cm 0.218722222222222cm)"><draw:text-box><text:p text:style-name="MP9"><text:span text:style-name="MT3">Série 1</text:span></text:p></draw:text-box></draw:frame>T<text:span text:style-name="MT4">itre de la série</text:span></text:p>
      </style:header-left>
      <style:footer>
        <text:p text:style-name="MP11"><draw:frame draw:style-name="Mfr1" draw:name="Frame14211" text:anchor-type="paragraph" svg:y="-0.06cm" draw:z-index="0"><draw:text-box fo:min-height="0.499cm" fo:min-width="1cm"><draw:frame draw:style-name="Mfr2" draw:name="Frame2111111121" text:anchor-type="frame" svg:x="0.45cm" svg:y="0.079cm" svg:width="0.817cm" draw:z-index="0"><draw:text-box fo:min-height="0.355cm"><text:p text:style-name="MP4"><draw:g text:anchor-type="paragraph" draw:z-index="80" draw:name="Shape8_5"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5">Angles</text:span> • <text:span text:style-name="MT5">M1</text:span></text:p></draw:text-box></draw:frame></text:p>
      </style:footer>
    </style:master-page>
    <style:master-page style:name="_33__5f_2_5f_SERIE_5f_G_5f_GAUCHE_5f_ET_5f_DROITE_5f_1COL" style:display-name="3_2_SERIE_G_GAUCHE_ET_DROITE_1COL" style:page-layout-name="Mpm11" draw:style-name="Mdp1">
      <style:header>
        <text:p text:style-name="MP87"><text:span text:style-name="MT137">S</text:span><text:span text:style-name="MT138">olides</text:span> : <text:span text:style-name="MT137">Vocabulaire, nature</text:span></text:p>
      </style:header>
      <style:footer>
        <text:p text:style-name="MP11"><draw:frame draw:style-name="Mfr1" draw:name="Frame49" text:anchor-type="paragraph" svg:y="-0.06cm" draw:z-index="0"><draw:text-box fo:min-height="0.499cm" fo:min-width="3cm"><draw:frame draw:style-name="Mfr2" draw:name="Frame50"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62" draw:name="Shape4_196"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2701" text:anchor-type="paragraph" svg:y="-0.06cm" draw:z-index="0"><draw:text-box fo:min-height="0.499cm" fo:min-width="3cm"><draw:frame draw:style-name="Mfr2" draw:name="Frame2721"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63" draw:name="Shape4_197"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0" draw:style-name="Mdp1">
      <style:header>
        <text:p text:style-name="MP94"><text:span text:style-name="MT68">Géométrie plane</text:span> : <text:span text:style-name="MT145">D</text:span><text:span text:style-name="MT68">roites, </text:span><text:span text:style-name="MT146">demi-droites </text:span><text:span text:style-name="MT147">&amp; </text:span><text:span text:style-name="MT146">segments</text:span></text:p>
      </style:header>
      <style:footer>
        <text:p text:style-name="MP11"><draw:frame draw:style-name="Mfr1" draw:name="Frame2731" text:anchor-type="paragraph" svg:y="-0.06cm" draw:z-index="0"><draw:text-box fo:min-height="0.499cm" fo:min-width="3cm"><draw:frame draw:style-name="Mfr2" draw:name="Frame2741" text:anchor-type="frame" svg:x="0.45cm" svg:y="0.079cm" svg:width="0.817cm" draw:z-index="0"><draw:text-box fo:min-height="0.355cm"><text:p text:style-name="MP4"><draw:g text:anchor-type="paragraph" draw:z-index="60" draw:name="Shape4_198"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3"><text:span text:style-name="MT123">Géométrie plane : </text:span><text:span text:style-name="MT72">droites, </text:span><text:span text:style-name="MT148">DEMI-droites et segments</text:span></text:p></draw:text-box></draw:frame></text:p>
      </style:footer>
      <style:footer-left>
        <text:p text:style-name="MP11"><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4"><draw:g text:anchor-type="paragraph" draw:z-index="61" draw:name="Shape4_199"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2">Géométrie plane : droites, </text:span><text:span text:style-name="MT148">DEMI-droites et segments</text:span></text:p></draw:text-box></draw:frame></text:p>
      </style:footer-left>
    </style:master-page>
    <style:master-page style:name="_34__5f_1_5f_SERIE_5f_G_5f_GAUCHE_5f_ET_5f_DROITE_5f_1COL" style:display-name="4_1_SERIE_G_GAUCHE_ET_DROITE_1COL" style:page-layout-name="Mpm11" draw:style-name="Mdp1">
      <style:header>
        <text:p text:style-name="MP95"><text:span text:style-name="MT149">Constructions géométriques : </text:span><text:span text:style-name="MT150">Reproduire</text:span></text:p>
      </style:header>
      <style:header-left>
        <text:p text:style-name="MP95"><text:span text:style-name="MT149">Constructions géométriques : </text:span><text:span text:style-name="MT150">Reproduire</text:span></text:p>
      </style:header-left>
      <style:footer>
        <text:p text:style-name="MP11"><draw:frame draw:style-name="Mfr1" draw:name="Frame358" text:anchor-type="paragraph" svg:y="-0.06cm" draw:z-index="0"><draw:text-box fo:min-height="0.499cm" fo:min-width="3cm"><draw:frame draw:style-name="Mfr2" draw:name="Frame359" text:anchor-type="frame" svg:x="0.45cm" svg:y="0.079cm" svg:width="0.817cm" draw:z-index="0"><draw:text-box fo:min-height="0.355cm"><text:p text:style-name="MP4"><draw:g text:anchor-type="paragraph" draw:z-index="50" draw:name="Shape10_0"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1">CONSTRUCTIONS Géométriques : <text:s/></text:span><text:span text:style-name="MT152">REPRODUIRE</text:span></text:p></draw:text-box></draw:frame></text:p>
      </style:footer>
      <style:footer-left>
        <text:p text:style-name="MP11"><draw:frame draw:style-name="Mfr1" draw:name="Frame360" text:anchor-type="paragraph" svg:y="-0.06cm" draw:z-index="0"><draw:text-box fo:min-height="0.499cm" fo:min-width="3cm"><draw:frame draw:style-name="Mfr2" draw:name="Frame101" text:anchor-type="frame" svg:x="0.45cm" svg:y="0.079cm" svg:width="0.817cm" draw:z-index="0"><draw:text-box fo:min-height="0.355cm"><text:p text:style-name="MP4"><draw:g text:anchor-type="paragraph" draw:z-index="51" draw:name="Shape10_2"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1">CONSTRUCTIONS Géométriques : <text:s/></text:span><text:span text:style-name="MT152">REPRODUIRE</text:span></text:p></draw:text-box></draw:frame></text:p>
      </style:footer-left>
    </style:master-page>
    <style:master-page style:name="_34__5f_1_5f_SERIE_5f_G_5f_GAUCHE_5f_ET_5f_DROITE_5f_2COL" style:display-name="4_1_SERIE_G_GAUCHE_ET_DROITE_2COL" style:page-layout-name="Mpm10" draw:style-name="Mdp1">
      <style:header>
        <text:p text:style-name="_5f_Header_20_G_20_page_20_impaire_20__28_D_29_">Géométrie plane : Vocabulaire</text:p>
        <text:p text:style-name="MP97">Géométrie de base, partie 1: nommer, mesurer</text:p>
      </style:header>
      <style:header-left>
        <text:p text:style-name="_5f_Header_20_G_20_page_20_impaire_20__28_D_29_">Géométrie plane : Vocabulaire</text:p>
        <text:p text:style-name="MP98">Géométrie de base, partie 1: nommer, mesurer</text:p>
      </style:header-left>
      <style:footer>
        <text:p text:style-name="MP11"><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4"><draw:g text:anchor-type="paragraph" draw:z-index="48" draw:name="Shape4_208"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2">G</text:span><text:span text:style-name="MT153">éométrie </text:span><text:span text:style-name="MT154">plane </text:span><text:span text:style-name="MT153">: </text:span><text:span text:style-name="MT154">vocabulaire</text:span></text:h></draw:text-box></draw:frame></text:p>
      </style:footer>
      <style:footer-left>
        <text:p text:style-name="MP11"><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4"><draw:g text:anchor-type="paragraph" draw:z-index="49" draw:name="Shape4_207"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99"><text:span text:style-name="MT152">G</text:span><text:span text:style-name="MT153">éométrie </text:span><text:span text:style-name="MT155">plane</text:span><text:span text:style-name="MT153"> : </text:span><text:span text:style-name="MT155">vocabulaire</text:span></text:p></draw:text-box></draw:frame></text:p>
      </style:footer-left>
    </style:master-page>
    <style:master-page style:name="_35__5f_1_5f_SERIE_5f_G_5f_GAUCHE_5f_ET_5f_DROITE_5f_1COL" style:display-name="5_1_SERIE_G_GAUCHE_ET_DROITE_1COL" style:page-layout-name="Mpm11" draw:style-name="Mdp1">
      <style:header>
        <text:p text:style-name="MP100"><draw:line text:anchor-type="paragraph" draw:z-index="285" draw:name="Shape9_1" draw:style-name="Mgr13" draw:text-style-name="MP9" svg:x1="11.559cm" svg:y1="0.36cm" svg:x2="20.5cm" svg:y2="0.36cm"><text:p/></draw:line><draw:frame text:anchor-type="paragraph" draw:z-index="286" draw:name="Shape8_6" draw:style-name="Mgr4" draw:text-style-name="MP10" svg:width="2.703cm" svg:height="0.715cm" draw:transform="rotate (0.0872664625997165) translate (-0.172861111111111cm 0.218722222222222cm)"><draw:text-box><text:p text:style-name="MP9"><text:span text:style-name="MT3">Série 1</text:span></text:p></draw:text-box></draw:frame><draw:path text:anchor-type="paragraph" draw:z-index="287" draw:name="Shape7_1" draw:style-name="Mgr14" draw:text-style-name="MP101" svg:width="4.329cm" svg:height="2.24cm" svg:x="-1.499cm" svg:y="-1cm" svg:viewBox="0 0 4330 2241" svg:d="M0 2241l3984-288c209-15 363-168 345-342l-170-1611h-4159z"><text:p/></draw:path>T<text:span text:style-name="MT156">itre de la série</text:span></text:p>
      </style:header>
      <style:footer>
        <text:p text:style-name="MP11"><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4"><draw:g text:anchor-type="paragraph" draw:z-index="47" draw:name="Shape10_4"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2"><text:span text:style-name="MT157">Éléments de géométrie</text:span> • <text:span text:style-name="MT157">G0</text:span></text:p></draw:text-box></draw:frame></text:p>
      </style:footer>
    </style:master-page>
    <style:master-page style:name="_35__5f_1_5f_SERIE_5f_G_5f_GAUCHE_5f_ET_5f_DROITE_5f_2COL" style:display-name="5_1_SERIE_G_GAUCHE_ET_DROITE_2COL" style:page-layout-name="Mpm10"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11"><draw:frame draw:style-name="Mfr1" draw:name="Frame356" text:anchor-type="paragraph" svg:y="-0.06cm" draw:z-index="0"><draw:text-box fo:min-height="0.499cm" fo:min-width="3cm"><draw:frame draw:style-name="Mfr2" draw:name="Frame357" text:anchor-type="frame" svg:x="0.45cm" svg:y="0.079cm" svg:width="0.817cm" draw:z-index="0"><draw:text-box fo:min-height="0.355cm"><text:p text:style-name="MP4"><draw:g text:anchor-type="paragraph" draw:z-index="46" draw:name="Shape4_215"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3">CONSTRUCTIONS Géométriques : construire</text:p></draw:text-box></draw:frame></text:p>
      </style:footer>
    </style:master-page>
    <style:master-page style:name="_35__5f_2_5f_SERIE_5f_G_5f_GAUCHE_5f_ET_5f_DROITE_5f_1COL" style:display-name="5_2_SERIE_G_GAUCHE_ET_DROITE_1COL" style:page-layout-name="Mpm11" draw:style-name="Mdp1">
      <style:header>
        <text:p text:style-name="_5f_Header_20_G_20_page_20_impaire_20__28_D_29_"><text:span text:style-name="MT149">Constructions géométriques : </text:span><text:span text:style-name="MT150">Reproduire</text:span></text:p>
      </style:header>
      <style:header-left>
        <text:p text:style-name="MP104"><text:span text:style-name="MT149">Constructions géométriques : </text:span><text:span text:style-name="MT150">Reproduire</text:span></text:p>
      </style:header-left>
      <style:footer>
        <text:p text:style-name="MP11"><draw:frame draw:style-name="Mfr1" draw:name="Frame352" text:anchor-type="paragraph" svg:y="-0.06cm" draw:z-index="0"><draw:text-box fo:min-height="0.499cm" fo:min-width="3cm"><draw:frame draw:style-name="Mfr2" draw:name="Frame353" text:anchor-type="frame" svg:x="0.45cm" svg:y="0.079cm" svg:width="0.817cm" draw:z-index="0"><draw:text-box fo:min-height="0.355cm"><text:p text:style-name="MP4"><text:page-number text:select-page="current">0</text:page-number></text:p></draw:text-box></draw:frame><text:h text:style-name="_5f_Footer_20_page_20_impaire_20__28_D_29_" text:outline-level="1">CONSTRUCTIONS Géométriques : <text:s/>REPRODUIRE</text:h></draw:text-box></draw:frame><draw:g text:anchor-type="paragraph" draw:z-index="45" draw:name="Shape4_218" draw:style-name="Mgr1"><draw:path draw:style-name="Mgr8" draw:text-style-name="MP33" svg:width="0.855cm" svg:height="1.172cm" svg:x="18.45cm" svg:y="-0.175cm" svg:viewBox="0 0 856 1173" svg:d="M856 1173h-856v-991c0-100 79-182 175-182h505c97 0 176 82 176 182z"><text:p/></draw:path></draw:g></text:p>
      </style:footer>
      <style:footer-left>
        <text:p text:style-name="MP11"><draw:frame draw:style-name="Mfr1" draw:name="Frame354" text:anchor-type="paragraph" svg:y="-0.06cm" draw:z-index="0"><draw:text-box fo:min-height="0.499cm" fo:min-width="3cm"><draw:frame draw:style-name="Mfr2" draw:name="Frame355" text:anchor-type="frame" svg:x="0.45cm" svg:y="0.079cm" svg:width="0.817cm" draw:z-index="0"><draw:text-box fo:min-height="0.355cm"><text:p text:style-name="MP4"><text:page-number text:select-page="current">0</text:page-number></text:p></draw:text-box></draw:frame><text:p text:style-name="MP96"><text:span text:style-name="MT151">CONSTRUCTIONS Géométriques : <text:s/></text:span><text:span text:style-name="MT152">REPRODUIRE</text:span></text:p></draw:text-box></draw:frame></text:p>
      </style:footer-left>
    </style:master-page>
    <style:master-page style:name="_35__5f_2_5f_SERIE_5f_G_5f_GAUCHE_5f_ET_5f_DROITE_5f_2COL" style:display-name="5_2_SERIE_G_GAUCHE_ET_DROITE_2COL" style:page-layout-name="Mpm10" draw:style-name="Mdp1">
      <style:header>
        <text:p text:style-name="_5f_Header_20_G_20_page_20_paire_20__28_G_29_"><text:span text:style-name="MT158">Constructions géométriques : </text:span><text:span text:style-name="MT159">Reproduire</text:span></text:p>
      </style:header>
      <style:header-left>
        <text:p text:style-name="_5f_Header_20_G_20_page_20_paire_20__28_G_29_"><text:span text:style-name="MT158">Constructions géométriques : </text:span><text:span text:style-name="MT159">Reproduire</text:span></text:p>
      </style:header-left>
      <style:footer>
        <text:p text:style-name="MP11"><draw:frame draw:style-name="Mfr1" draw:name="Frame61" text:anchor-type="paragraph" svg:y="-0.06cm" draw:z-index="0"><draw:text-box fo:min-height="0.499cm" fo:min-width="3cm"><draw:frame draw:style-name="Mfr2" draw:name="Frame71" text:anchor-type="frame" svg:x="0.45cm" svg:y="0.079cm" svg:width="0.817cm" draw:z-index="0"><draw:text-box fo:min-height="0.355cm"><text:p text:style-name="MP4"><draw:g text:anchor-type="paragraph" draw:z-index="43" draw:name="Shape4_220"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1">CONSTRUCTIONS Géométriques : </text:span><text:span text:style-name="MT152">REPRODUIRE</text:span></text:p></draw:text-box></draw:frame></text:p>
      </style:footer>
      <style:footer-left>
        <text:p text:style-name="MP11"><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4"><draw:g text:anchor-type="paragraph" draw:z-index="44" draw:name="Shape4_219"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1">CONSTRUCTIONS Géométriques : <text:s/></text:span><text:span text:style-name="MT152">REPRODUIRE</text:span></text:p></draw:text-box></draw:frame></text:p>
      </style:footer-left>
    </style:master-page>
    <style:master-page style:name="_35__5f_3_5f_SERIE_5f_G_5f_GAUCHE_5f_ET_5f_DROITE_5f_1COL" style:display-name="5_3_SERIE_G_GAUCHE_ET_DROITE_1COL" style:page-layout-name="Mpm11" draw:style-name="Mdp1">
      <style:header>
        <text:p text:style-name="MP95"><text:span text:style-name="MT149">Constructions géométriques : </text:span><text:span text:style-name="MT150">Reproduire</text:span></text:p>
      </style:header>
      <style:footer>
        <text:p text:style-name="MP11"><draw:frame draw:style-name="Mfr1" draw:name="Frame348" text:anchor-type="paragraph" svg:y="-0.06cm" draw:z-index="0"><draw:text-box fo:min-height="0.499cm" fo:min-width="3cm"><draw:frame draw:style-name="Mfr2" draw:name="Frame349" text:anchor-type="frame" svg:x="0.45cm" svg:y="0.079cm" svg:width="0.817cm" draw:z-index="0"><draw:text-box fo:min-height="0.355cm"><text:p text:style-name="MP4"><draw:g text:anchor-type="paragraph" draw:z-index="41" draw:name="Shape10_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1">CONSTRUCTIONS Géométriques : <text:s/></text:span><text:span text:style-name="MT152">REPRODUIRE</text:span></text:p></draw:text-box></draw:frame></text:p>
      </style:footer>
      <style:footer-left>
        <text:p text:style-name="MP11"><draw:frame draw:style-name="Mfr1" draw:name="Frame350" text:anchor-type="paragraph" svg:y="-0.06cm" draw:z-index="0"><draw:text-box fo:min-height="0.499cm" fo:min-width="3cm"><draw:frame draw:style-name="Mfr2" draw:name="Frame91" text:anchor-type="frame" svg:x="0.45cm" svg:y="0.079cm" svg:width="0.817cm" draw:z-index="0"><draw:text-box fo:min-height="0.355cm"><text:p text:style-name="MP4"><draw:g text:anchor-type="paragraph" draw:z-index="42" draw:name="Shape10_3"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1">CONSTRUCTIONS Géométriques : <text:s/></text:span><text:span text:style-name="MT152">REPRODUIRE</text:span></text:p></draw:text-box></draw:frame></text:p>
      </style:footer-left>
    </style:master-page>
    <style:master-page style:name="_35__5f_3_5f_SERIE_5f_G_5f_GAUCHE_5f_ET_5f_DROITE_5f_2COL" style:display-name="5_3_SERIE_G_GAUCHE_ET_DROITE_2COL" style:page-layout-name="Mpm10" draw:style-name="Mdp1">
      <style:header>
        <text:p text:style-name="_5f_Header_20_G_20_page_20_impaire_20__28_D_29_"><text:span text:style-name="MT158">Constructions géométriques : </text:span><text:span text:style-name="MT160">Rédiger</text:span></text:p>
      </style:header>
      <style:header-left>
        <text:p text:style-name="_5f_Header_20_G_20_page_20_paire_20__28_G_29_"><text:span text:style-name="MT158">Constructions géométriques : </text:span><text:span text:style-name="MT160">Rédiger</text:span></text:p>
      </style:header-left>
      <style:footer>
        <text:p text:style-name="MP11"><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4"><draw:g text:anchor-type="paragraph" draw:z-index="40" draw:name="Shape4_22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1">CONSTRUCTIONS Géométriques : </text:span><text:span text:style-name="MT161">Rédiger</text:span></text:p></draw:text-box></draw:frame></text:p>
      </style:footer>
    </style:master-page>
    <style:master-page style:name="_36__5f_1_5f_SERIE_5f_G_5f_GAUCHE_5f_ET_5f_DROITE_5f_2COL" style:display-name="6_1_SERIE_G_GAUCHE_ET_DROITE_2COL" style:page-layout-name="Mpm10" draw:style-name="Mdp1">
      <style:header>
        <text:p text:style-name="_5f_Header_20_G_20_page_20_impaire_20__28_D_29_"><text:span text:style-name="MT162">S</text:span>olides : <text:span text:style-name="MT162">Vocabulaire, nature</text:span></text:p>
      </style:header>
      <style:header-left>
        <text:p text:style-name="_5f_Header_20_G_20_page_20_impaire_20__28_D_29_"><text:span text:style-name="MT162">S</text:span>olides : <text:span text:style-name="MT162">Vocabulaire, nature</text:span></text:p>
      </style:header-left>
      <style:footer>
        <text:h text:style-name="_5f_Footer_20_page_20_impaire_20__28_D_29_" text:outline-level="1"><draw:frame draw:style-name="Mfr1" draw:name="Frame344" text:anchor-type="paragraph" svg:y="-0.06cm" draw:z-index="0"><draw:text-box fo:min-height="0.499cm" fo:min-width="3cm"><draw:frame draw:style-name="Mfr2" draw:name="Frame345" text:anchor-type="frame" svg:x="0.45cm" svg:y="0.079cm" svg:width="0.817cm" draw:z-index="0"><draw:text-box fo:min-height="0.355cm"><text:p text:style-name="MP4"><draw:g text:anchor-type="paragraph" draw:z-index="38" draw:name="Shape4_255"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6">solides : Vocabulaire, NatuRE</text:p></draw:text-box></draw:frame></text:h>
      </style:footer>
      <style:footer-left>
        <text:p text:style-name="MP11"><draw:frame draw:style-name="Mfr1" draw:name="Frame346" text:anchor-type="paragraph" svg:y="-0.06cm" draw:z-index="0"><draw:text-box fo:min-height="0.499cm" fo:min-width="3cm"><draw:frame draw:style-name="Mfr2" draw:name="Frame347" text:anchor-type="frame" svg:x="0.45cm" svg:y="0.079cm" svg:width="0.817cm" draw:z-index="0"><draw:text-box fo:min-height="0.355cm"><text:p text:style-name="MP4"><text:page-number text:select-page="current">0</text:page-number></text:p></draw:text-box></draw:frame><text:p text:style-name="MP106">solides : Vocabulaire, NatuRE</text:p></draw:text-box></draw:frame><draw:g text:anchor-type="paragraph" draw:z-index="39" draw:name="Shape4_256" draw:style-name="Mgr1"><draw:path draw:style-name="Mgr8" draw:text-style-name="MP33"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1" draw:style-name="Mdp1">
      <style:header>
        <text:p text:style-name="MP87"><text:span text:style-name="MT137">S</text:span><text:span text:style-name="MT138">olides</text:span> : <text:span text:style-name="MT137">Vocabulaire, nature</text:span></text:p>
      </style:header>
      <style:header-left>
        <text:p text:style-name="MP87"><text:span text:style-name="MT137">S</text:span><text:span text:style-name="MT138">olides</text:span> : <text:span text:style-name="MT137">Vocabulaire, nature</text:span></text:p>
      </style:header-left>
      <style:footer>
        <text:p text:style-name="MP11"><draw:frame draw:style-name="Mfr1" draw:name="Frame340" text:anchor-type="paragraph" svg:y="-0.06cm" draw:z-index="0"><draw:text-box fo:min-height="0.499cm" fo:min-width="3cm"><draw:frame draw:style-name="Mfr2" draw:name="Frame81"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36" draw:name="Shape4_225"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342" text:anchor-type="paragraph" svg:y="-0.06cm" draw:z-index="0"><draw:text-box fo:min-height="0.499cm" fo:min-width="3cm"><draw:frame draw:style-name="Mfr2" draw:name="Frame343"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37" draw:name="Shape4_254"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0" draw:style-name="Mdp1">
      <style:header>
        <text:p text:style-name="_5f_Header_20_G_20_page_20_impaire_20__28_D_29_"><text:span text:style-name="MT162">S</text:span>olides : <text:span text:style-name="MT163">Perspective cavalière</text:span></text:p>
      </style:header>
      <style:header-left>
        <text:p text:style-name="_5f_Header_20_G_20_page_20_impaire_20__28_D_29_"><text:span text:style-name="MT162">S</text:span>olides : <text:span text:style-name="MT163">Perspective cavalière</text:span></text:p>
      </style:header-left>
      <style:footer>
        <text:p text:style-name="MP11"><draw:frame draw:style-name="Mfr1" draw:name="Frame336" text:anchor-type="paragraph" svg:y="-0.06cm" draw:z-index="0"><draw:text-box fo:min-height="0.499cm" fo:min-width="3cm"><draw:frame draw:style-name="Mfr2" draw:name="Frame337" text:anchor-type="frame" svg:x="0.45cm" svg:y="0.079cm" svg:width="0.817cm" draw:z-index="0"><draw:text-box fo:min-height="0.355cm"><text:p text:style-name="MP4"><draw:g text:anchor-type="paragraph" draw:z-index="34" draw:name="Shape4_224"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4">solides : </text:span><text:span text:style-name="MT165">perspective cavalière</text:span></text:h></draw:text-box></draw:frame></text:p>
      </style:footer>
      <style:footer-left>
        <text:p text:style-name="MP11"><draw:frame draw:style-name="Mfr1" draw:name="Frame338" text:anchor-type="paragraph" svg:y="-0.06cm" draw:z-index="0"><draw:text-box fo:min-height="0.499cm" fo:min-width="3cm"><draw:frame draw:style-name="Mfr2" draw:name="Frame339" text:anchor-type="frame" svg:x="0.45cm" svg:y="0.079cm" svg:width="0.817cm" draw:z-index="0"><draw:text-box fo:min-height="0.355cm"><text:p text:style-name="MP4"><draw:g text:anchor-type="paragraph" draw:z-index="35" draw:name="Shape4_253"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164">solides : </text:span><text:span text:style-name="MT165">perspective cavalière</text:span></text:p></draw:text-box></draw:frame></text:p>
      </style:footer-left>
    </style:master-page>
    <style:master-page style:name="_36__5f_3_5f_SERIE_5f_G_5f_GAUCHE_5f_ET_5f_DROITE_5f_1COL" style:display-name="6_3_SERIE_G_GAUCHE_ET_DROITE_1COL" style:page-layout-name="Mpm11" draw:style-name="Mdp1">
      <style:header>
        <text:p text:style-name="_5f_Header_20_G_20_page_20_impaire_20__28_D_29_"><text:span text:style-name="MT137">Solides : </text:span><text:span text:style-name="MT166">Patrons</text:span></text:p>
      </style:header>
      <style:header-left>
        <text:p text:style-name="_5f_Header_20_G_20_page_20_paire_20__28_G_29_"><text:span text:style-name="MT137">Solides : </text:span><text:span text:style-name="MT166">Patrons</text:span></text:p>
      </style:header-left>
      <style:footer>
        <text:h text:style-name="_5f_Footer_20_page_20_impaire_20__28_D_29_" text:outline-level="1"><draw:frame draw:style-name="Mfr1" draw:name="Frame332" text:anchor-type="paragraph" svg:y="-0.06cm" draw:z-index="0"><draw:text-box fo:min-height="0.499cm" fo:min-width="3cm"><draw:frame draw:style-name="Mfr2" draw:name="Frame333" text:anchor-type="frame" svg:x="0.45cm" svg:y="0.079cm" svg:width="0.817cm" draw:z-index="0"><draw:text-box fo:min-height="0.355cm"><text:p text:style-name="MP4"><text:page-number text:select-page="current">0</text:page-number></text:p></draw:text-box></draw:frame><text:p text:style-name="MP88">solides : <text:span text:style-name="MT167">patrons</text:span></text:p></draw:text-box></draw:frame><draw:g text:anchor-type="paragraph" draw:z-index="32" draw:name="Shape4_223" draw:style-name="Mgr1"><draw:path draw:style-name="Mgr8" draw:text-style-name="MP33" svg:width="0.855cm" svg:height="1.172cm" svg:x="18.41cm" svg:y="-0.175cm" svg:viewBox="0 0 856 1173" svg:d="M856 1173h-856v-991c0-100 79-182 175-182h505c97 0 176 82 176 182z"><text:p/></draw:path></draw:g></text:h>
      </style:footer>
      <style:footer-left>
        <text:p text:style-name="MP11"><draw:frame draw:style-name="Mfr1" draw:name="Frame334" text:anchor-type="paragraph" svg:y="-0.06cm" draw:z-index="0"><draw:text-box fo:min-height="0.499cm" fo:min-width="3cm"><draw:frame draw:style-name="Mfr2" draw:name="Frame335" text:anchor-type="frame" svg:x="0.45cm" svg:y="0.079cm" svg:width="0.817cm" draw:z-index="0"><draw:text-box fo:min-height="0.355cm"><text:p text:style-name="MP4"><text:page-number text:select-page="current">0</text:page-number></text:p></draw:text-box></draw:frame><text:h text:style-name="_5f_Footer_20_page_20_paire_20__28_G_29_" text:outline-level="1">solides : <text:span text:style-name="MT167">patrons</text:span></text:h></draw:text-box></draw:frame><draw:g text:anchor-type="paragraph" draw:z-index="33" draw:name="Shape4_252"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0" draw:style-name="Mdp1">
      <style:header>
        <text:p text:style-name="_5f_Header_20_G_20_page_20_impaire_20__28_D_29_"><text:span text:style-name="MT162">S</text:span>olides : <text:span text:style-name="MT168">Patrons</text:span></text:p>
      </style:header>
      <style:header-left>
        <text:p text:style-name="_5f_Header_20_G_20_page_20_impaire_20__28_D_29_"><text:span text:style-name="MT162">S</text:span>olides : <text:span text:style-name="MT168">Patrons</text:span></text:p>
      </style:header-left>
      <style:footer>
        <text:p text:style-name="MP11"><draw:frame draw:style-name="Mfr1" draw:name="Frame328" text:anchor-type="paragraph" svg:y="-0.06cm" draw:z-index="0"><draw:text-box fo:min-height="0.499cm" fo:min-width="3cm"><draw:frame draw:style-name="Mfr2" draw:name="Frame329" text:anchor-type="frame" svg:x="0.45cm" svg:y="0.079cm" svg:width="0.817cm" draw:z-index="0"><draw:text-box fo:min-height="0.355cm"><text:p text:style-name="MP4"><draw:g text:anchor-type="paragraph" draw:z-index="30" draw:name="Shape4_222"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4">solides : </text:span><text:span text:style-name="MT169">Patrons</text:span></text:h></draw:text-box></draw:frame></text:p>
      </style:footer>
      <style:footer-left>
        <text:p text:style-name="MP11"><draw:frame draw:style-name="Mfr1" draw:name="Frame330" text:anchor-type="paragraph" svg:y="-0.06cm" draw:z-index="0"><draw:text-box fo:min-height="0.499cm" fo:min-width="3cm"><draw:frame draw:style-name="Mfr2" draw:name="Frame732" text:anchor-type="frame" svg:x="0.45cm" svg:y="0.079cm" svg:width="0.817cm" draw:z-index="0"><draw:text-box fo:min-height="0.355cm"><text:p text:style-name="MP4"><draw:g text:anchor-type="paragraph" draw:z-index="31" draw:name="Shape4_25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164">solides : </text:span><text:span text:style-name="MT169">Patrons</text:span></text:p></draw:text-box></draw:frame></text:p>
      </style:footer-left>
    </style:master-page>
    <style:master-page style:name="_36__5f_1_5f_SERIE_5f_G_5f_GAUCHE_5f_ET_5f_DROITE_5f_1COL" style:display-name="6_1_SERIE_G_GAUCHE_ET_DROITE_1COL" style:page-layout-name="Mpm11" draw:style-name="Mdp1">
      <style:header>
        <text:p text:style-name="_5f_Header_20_G_20_page_20_impaire_20__28_D_29_"><text:span text:style-name="MT137">S</text:span><text:span text:style-name="MT138">olides</text:span> : <text:span text:style-name="MT137">Vocabulaire, nature</text:span></text:p>
      </style:header>
      <style:header-left>
        <text:p text:style-name="_5f_Header_20_G_20_page_20_impaire_20__28_D_29_"><text:span text:style-name="MT137">S</text:span><text:span text:style-name="MT138">olides</text:span> : <text:span text:style-name="MT137">Vocabulaire, nature</text:span></text:p>
      </style:header-left>
      <style:footer>
        <text:p text:style-name="MP11"><draw:frame draw:style-name="Mfr1" draw:name="Frame311" text:anchor-type="paragraph" svg:y="-0.06cm" draw:z-index="0"><draw:text-box fo:min-height="0.499cm" fo:min-width="3cm"><draw:frame draw:style-name="Mfr2" draw:name="Frame325"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28" draw:name="Shape4_249"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326" text:anchor-type="paragraph" svg:y="-0.06cm" draw:z-index="0"><draw:text-box fo:min-height="0.499cm" fo:min-width="3cm"><draw:frame draw:style-name="Mfr2" draw:name="Frame327"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29" draw:name="Shape4_250"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3" draw:style-name="Mdp1">
      <style:header>
        <text:p text:style-name="MP107"><text:span text:style-name="MT170">Géométrie plane</text:span><text:span text:style-name="MT137"> : </text:span><text:span text:style-name="MT171">Parallèles, perpendiculaires,<text:line-break/> </text:span><text:span text:style-name="MT172">distances</text:span></text:p>
      </style:header>
      <style:footer>
        <text:p text:style-name="MP11"><draw:frame draw:style-name="Mfr1" draw:name="Frame300" text:anchor-type="paragraph" svg:y="-0.06cm" draw:z-index="0"><draw:text-box fo:min-height="0.499cm" fo:min-width="3cm"><draw:frame draw:style-name="Mfr2" draw:name="Frame62" text:anchor-type="frame" svg:x="0.45cm" svg:y="0.079cm" svg:width="0.817cm" draw:z-index="0"><draw:text-box fo:min-height="0.355cm"><text:p text:style-name="MP4"><text:page-number text:select-page="current">0</text:page-number></text:p></draw:text-box></draw:frame><text:p text:style-name="MP86"><text:span text:style-name="MT132">Géométrie plane : </text:span><text:span text:style-name="MT69">parallèles, perpendiculaires, </text:span><text:span text:style-name="MT50">distances</text:span></text:p></draw:text-box></draw:frame><draw:g text:anchor-type="paragraph" draw:z-index="26" draw:name="Shape4_247"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304" text:anchor-type="paragraph" svg:y="-0.06cm" draw:z-index="0"><draw:text-box fo:min-height="0.499cm" fo:min-width="3cm"><draw:frame draw:style-name="Mfr2" draw:name="Frame305" text:anchor-type="frame" svg:x="0.45cm" svg:y="0.079cm" svg:width="0.817cm" draw:z-index="0"><draw:text-box fo:min-height="0.355cm"><text:p text:style-name="MP4"><text:page-number text:select-page="current">0</text:page-number></text:p></draw:text-box></draw:frame><text:p text:style-name="MP86"><text:span text:style-name="MT132">Géométrie plane : </text:span><text:span text:style-name="MT69">parallèles, perpendiculaires, </text:span><text:span text:style-name="MT50">distances</text:span></text:p></draw:text-box></draw:frame><draw:g text:anchor-type="paragraph" draw:z-index="27" draw:name="Shape4_248"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2" draw:style-name="Mdp1">
      <style:header>
        <text:p text:style-name="_5f_Header_20_G_20_page_20_impaire_20__28_D_29_"><text:span text:style-name="MT173">Symétrie axiale</text:span><text:span text:style-name="MT71"> : </text:span><text:span text:style-name="MT174">Reconnaissance et axes</text:span></text:p>
      </style:header>
      <style:footer>
        <text:p text:style-name="MP13"><draw:frame draw:style-name="Mfr1" draw:name="Frame811" text:anchor-type="paragraph" svg:y="-0.06cm" draw:z-index="0"><draw:text-box fo:min-height="0.499cm" fo:min-width="7.096cm"><draw:frame draw:style-name="Mfr2" draw:name="Frame211" text:anchor-type="frame" svg:x="0.45cm" svg:y="0.079cm" svg:width="0.817cm" draw:z-index="0"><draw:text-box fo:min-height="0.355cm"><text:p text:style-name="MP4"><draw:g text:anchor-type="paragraph" draw:z-index="24" draw:name="Shape4_245"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50">S</text:span>ymétrie axiale : reconnaissance et axes</text:h></draw:text-box></draw:frame></text:p>
      </style:footer>
      <style:footer-left>
        <text:p text:style-name="MP11"><draw:frame draw:style-name="Mfr1" draw:name="Frame293" text:anchor-type="paragraph" svg:y="-0.06cm" draw:z-index="0"><draw:text-box fo:min-height="0.499cm" fo:min-width="3cm"><draw:frame draw:style-name="Mfr2" draw:name="Frame297" text:anchor-type="frame" svg:x="0.45cm" svg:y="0.079cm" svg:width="0.817cm" draw:z-index="0"><draw:text-box fo:min-height="0.355cm"><text:p text:style-name="MP4"><draw:g text:anchor-type="paragraph" draw:z-index="25" draw:name="Shape4_246"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2">Géométrie plane : </text:span><text:span text:style-name="MT73">parallèles, perpendiculaires, </text:span><text:span text:style-name="MT74">distances</text:span></text:p></draw:text-box></draw:frame></text:p>
      </style:footer-left>
    </style:master-page>
    <style:master-page style:name="_37__5f_2_5f_SERIE_5f_G_5f_GAUCHE_5f_ET_5f_DROITE_5f_1COL" style:display-name="7_2_SERIE_G_GAUCHE_ET_DROITE_1COL" style:page-layout-name="Mpm13" draw:style-name="Mdp1">
      <style:header>
        <text:p text:style-name="MP107"><text:span text:style-name="MT170">Géométrie plane</text:span><text:span text:style-name="MT137"> : </text:span><text:span text:style-name="MT171">Parallèles, perpendiculaires,<text:line-break/> </text:span><text:span text:style-name="MT172">distances</text:span></text:p>
      </style:header>
      <style:footer>
        <text:p text:style-name="MP11"><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4"><text:page-number text:select-page="current">0</text:page-number></text:p></draw:text-box></draw:frame><text:p text:style-name="MP86"><text:span text:style-name="MT132">Géométrie plane : </text:span><text:span text:style-name="MT69">parallèles, perpendiculaires, </text:span><text:span text:style-name="MT50">distances</text:span></text:p></draw:text-box></draw:frame><draw:g text:anchor-type="paragraph" draw:z-index="22" draw:name="Shape4_243"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41" text:anchor-type="paragraph" svg:y="-0.06cm" draw:z-index="0"><draw:text-box fo:min-height="0.499cm" fo:min-width="3cm"><draw:frame draw:style-name="Mfr2" draw:name="Frame292" text:anchor-type="frame" svg:x="0.45cm" svg:y="0.079cm" svg:width="0.817cm" draw:z-index="0"><draw:text-box fo:min-height="0.355cm"><text:p text:style-name="MP4"><text:page-number text:select-page="current">0</text:page-number></text:p></draw:text-box></draw:frame><text:p text:style-name="MP86"><text:span text:style-name="MT132">Géométrie plane : </text:span><text:span text:style-name="MT69">parallèles, perpendiculaires, </text:span><text:span text:style-name="MT50">distances</text:span></text:p></draw:text-box></draw:frame><draw:g text:anchor-type="paragraph" draw:z-index="23" draw:name="Shape4_244"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2" draw:style-name="Mdp1">
      <style:header>
        <text:p text:style-name="_5f_Header_20_G_20_page_20_impaire_20__28_D_29_"><text:span text:style-name="MT173">Symétrie axiale</text:span><text:span text:style-name="MT71"> : </text:span><text:span text:style-name="MT173">Médiatrice d’un segment</text:span></text:p>
      </style:header>
      <style:footer>
        <text:p text:style-name="MP13"><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4"><draw:g text:anchor-type="paragraph" draw:z-index="20" draw:name="Shape4_24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23">S</text:span><text:span text:style-name="MT175">ymétrie axiale : </text:span><text:span text:style-name="MT176">Médiatrice d’un segment</text:span></text:h></draw:text-box></draw:frame></text:p>
      </style:footer>
      <style:footer-left>
        <text:p text:style-name="MP11"><draw:frame draw:style-name="Mfr1" draw:name="Frame11121" text:anchor-type="paragraph" svg:y="-0.06cm" draw:z-index="0"><draw:text-box fo:min-height="0.499cm" fo:min-width="7.096cm"><draw:frame draw:style-name="Mfr2" draw:name="Frame31" text:anchor-type="frame" svg:x="0.45cm" svg:y="0.079cm" svg:width="0.817cm" draw:z-index="0"><draw:text-box fo:min-height="0.355cm"><text:p text:style-name="MP4"><draw:g text:anchor-type="paragraph" draw:z-index="21" draw:name="Shape4_242"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8"><text:span text:style-name="MT123">S</text:span><text:span text:style-name="MT175">ymétrie axiale : </text:span><text:span text:style-name="MT176">Médiatrice d’un segment</text:span></text:p></draw:text-box></draw:frame></text:p>
      </style:footer-left>
    </style:master-page>
    <style:master-page style:name="_37__5f_3_5f_SERIE_5f_G_5f_GAUCHE_5f_ET_5f_DROITE_5f_1COL" style:display-name="7_3_SERIE_G_GAUCHE_ET_DROITE_1COL" style:page-layout-name="Mpm13"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11"><draw:frame draw:style-name="Mfr1" draw:name="Frame2911" text:anchor-type="paragraph" svg:y="-0.06cm" draw:z-index="0"><draw:text-box fo:min-height="0.499cm" fo:min-width="3cm"><draw:frame draw:style-name="Mfr2" draw:name="Frame294" text:anchor-type="frame" svg:x="0.45cm" svg:y="0.079cm" svg:width="0.817cm" draw:z-index="0"><draw:text-box fo:min-height="0.355cm"><text:p text:style-name="MP4"><text:page-number text:select-page="current">0</text:page-number></text:p></draw:text-box></draw:frame><text:p text:style-name="MP86"><text:span text:style-name="MT132">Géométrie plane : </text:span><text:span text:style-name="MT69">parallèles, perpendiculaires, </text:span><text:span text:style-name="MT50">distances</text:span></text:p></draw:text-box></draw:frame><draw:g text:anchor-type="paragraph" draw:z-index="18" draw:name="Shape4_226"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295" text:anchor-type="paragraph" svg:y="-0.06cm" draw:z-index="0"><draw:text-box fo:min-height="0.499cm" fo:min-width="3cm"><draw:frame draw:style-name="Mfr2" draw:name="Frame296" text:anchor-type="frame" svg:x="0.45cm" svg:y="0.079cm" svg:width="0.817cm" draw:z-index="0"><draw:text-box fo:min-height="0.355cm"><text:p text:style-name="MP4"><text:page-number text:select-page="current">0</text:page-number></text:p></draw:text-box></draw:frame><text:p text:style-name="MP109">Symétrie axiale : constructions</text:p></draw:text-box></draw:frame><draw:g text:anchor-type="paragraph" draw:z-index="19" draw:name="Shape4_240"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2" draw:style-name="Mdp1">
      <style:header>
        <text:p text:style-name="_5f_Header_20_G_20_page_20_impaire_20__28_D_29_"><text:span text:style-name="MT50">S</text:span><text:span text:style-name="MT71">ymétrie axiale : Constructions</text:span></text:p>
      </style:header>
      <style:footer>
        <text:p text:style-name="MP13"><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4"><draw:g text:anchor-type="paragraph" draw:z-index="16" draw:name="Shape4_238"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MP110" text:outline-level="1"><text:span text:style-name="MT50">S</text:span>ymétrie axiale : Constructions</text:h></draw:text-box></draw:frame></text:p>
      </style:footer>
      <style:footer-left>
        <text:p text:style-name="MP11"><draw:frame draw:style-name="Mfr1" draw:name="Frame298" text:anchor-type="paragraph" svg:y="-0.06cm" draw:z-index="0"><draw:text-box fo:min-height="0.499cm" fo:min-width="3cm"><draw:frame draw:style-name="Mfr2" draw:name="Frame299" text:anchor-type="frame" svg:x="0.45cm" svg:y="0.079cm" svg:width="0.817cm" draw:z-index="0"><draw:text-box fo:min-height="0.355cm"><text:p text:style-name="MP4"><draw:g text:anchor-type="paragraph" draw:z-index="17" draw:name="Shape4_239"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2">Géométrie plane : </text:span><text:span text:style-name="MT73">parallèles, perpendiculaires, </text:span><text:span text:style-name="MT74">distances</text:span></text:p></draw:text-box></draw:frame></text:p>
      </style:footer-left>
    </style:master-page>
    <style:master-page style:name="_37__5f_4_5f_SERIE_5f_G_5f_GAUCHE_5f_ET_5f_DROITE_5f_1COL" style:display-name="7_4_SERIE_G_GAUCHE_ET_DROITE_1COL" style:page-layout-name="Mpm13" draw:style-name="Mdp1">
      <style:header>
        <text:p text:style-name="MP107"><text:span text:style-name="MT170">Géométrie plane</text:span><text:span text:style-name="MT137"> : </text:span><text:span text:style-name="MT171">Parallèles, perpendiculaires,<text:line-break/> </text:span><text:span text:style-name="MT172">distances</text:span></text:p>
      </style:header>
      <style:header-left>
        <text:p text:style-name="MP107"><text:span text:style-name="MT170">Géométrie plane</text:span><text:span text:style-name="MT137"> : </text:span><text:span text:style-name="MT171">Parallèles, perpendiculaires,<text:line-break/> </text:span><text:span text:style-name="MT172">distances</text:span></text:p>
      </style:header-left>
      <style:footer>
        <text:p text:style-name="MP11"><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4"><text:page-number text:select-page="current">0</text:page-number></text:p></draw:text-box></draw:frame><text:p text:style-name="MP86"><text:span text:style-name="MT132">Géométrie plane : </text:span><text:span text:style-name="MT69">parallèles, perpendiculaires, </text:span><text:span text:style-name="MT50">distances</text:span></text:p></draw:text-box></draw:frame><draw:g text:anchor-type="paragraph" draw:z-index="14" draw:name="Shape4_236"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302" text:anchor-type="paragraph" svg:y="-0.06cm" draw:z-index="0"><draw:text-box fo:min-height="0.499cm" fo:min-width="3cm"><draw:frame draw:style-name="Mfr2" draw:name="Frame303" text:anchor-type="frame" svg:x="0.45cm" svg:y="0.079cm" svg:width="0.817cm" draw:z-index="0"><draw:text-box fo:min-height="0.355cm"><text:p text:style-name="MP4"><text:page-number text:select-page="current">0</text:page-number></text:p></draw:text-box></draw:frame><text:p text:style-name="MP86"><text:span text:style-name="MT132">Géométrie plane : </text:span><text:span text:style-name="MT69">parallèles, perpendiculaires, </text:span><text:span text:style-name="MT50">distances</text:span></text:p></draw:text-box></draw:frame><draw:g text:anchor-type="paragraph" draw:z-index="15" draw:name="Shape4_237"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2" draw:style-name="Mdp1">
      <style:header>
        <text:p text:style-name="_5f_Header_20_G_20_page_20_impaire_20__28_D_29_"><text:span text:style-name="MT177">Symétrie axiale</text:span><text:span text:style-name="MT71"> : </text:span><text:span text:style-name="MT178">Axes de symétrie de figures</text:span></text:p>
      </style:header>
      <style:header-left>
        <text:p text:style-name="MP111"><text:span text:style-name="MT177">Symétrie axiale</text:span><text:span text:style-name="MT71"> : </text:span><text:span text:style-name="MT178">Axes de symétrie de figures</text:span></text:p>
      </style:header-left>
      <style:footer>
        <text:p text:style-name="MP13"><draw:frame draw:style-name="Mfr1" draw:name="Frame306" text:anchor-type="paragraph" svg:y="-0.06cm" draw:z-index="0"><draw:text-box fo:min-height="0.499cm" fo:min-width="7.096cm"><draw:frame draw:style-name="Mfr2" draw:name="Frame307" text:anchor-type="frame" svg:x="0.45cm" svg:y="0.079cm" svg:width="0.817cm" draw:z-index="0"><draw:text-box fo:min-height="0.355cm"><text:p text:style-name="MP4"><draw:g text:anchor-type="paragraph" draw:z-index="12" draw:name="Shape4_234"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50">S</text:span>ymétrie axiale : axes de symétrie de figures</text:p></draw:text-box></draw:frame></text:p>
      </style:footer>
      <style:footer-left>
        <text:p text:style-name="MP11"><draw:frame draw:style-name="Mfr1" draw:name="Frame308" text:anchor-type="paragraph" svg:y="-0.06cm" draw:z-index="0"><draw:text-box fo:min-height="0.499cm" fo:min-width="3cm"><draw:frame draw:style-name="Mfr2" draw:name="Frame309" text:anchor-type="frame" svg:x="0.45cm" svg:y="0.079cm" svg:width="0.817cm" draw:z-index="0"><draw:text-box fo:min-height="0.355cm"><text:p text:style-name="MP4"><draw:g text:anchor-type="paragraph" draw:z-index="13" draw:name="Shape4_235"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2">Géométrie plane : </text:span><text:span text:style-name="MT73">parallèles, perpendiculaires, </text:span><text:span text:style-name="MT74">distances</text:span></text:p></draw:text-box></draw:frame></text:p>
      </style:footer-left>
    </style:master-page>
    <style:master-page style:name="_37__5f_5_5f_SERIE_5f_G_5f_GAUCHE_5f_ET_5f_DROITE_5f_1COL" style:display-name="7_5_SERIE_G_GAUCHE_ET_DROITE_1COL" style:page-layout-name="Mpm13" draw:style-name="Mdp1">
      <style:header>
        <text:p text:style-name="MP107"><text:span text:style-name="MT170">Géométrie plane</text:span><text:span text:style-name="MT137"> : </text:span><text:span text:style-name="MT171">Parallèles, perpendiculaires,<text:line-break/> </text:span><text:span text:style-name="MT172">distances</text:span></text:p>
      </style:header>
      <style:footer>
        <text:p text:style-name="MP11"><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4"><text:page-number text:select-page="current">0</text:page-number></text:p></draw:text-box></draw:frame><text:p text:style-name="MP86"><text:span text:style-name="MT132">Géométrie plane : </text:span><text:span text:style-name="MT69">parallèles, perpendiculaires, </text:span><text:span text:style-name="MT50">distances</text:span></text:p></draw:text-box></draw:frame><draw:g text:anchor-type="paragraph" draw:z-index="10" draw:name="Shape4_232"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4"><text:page-number text:select-page="current">0</text:page-number></text:p></draw:text-box></draw:frame><text:p text:style-name="MP86"><text:span text:style-name="MT132">Géométrie plane : </text:span><text:span text:style-name="MT69">parallèles, perpendiculaires, </text:span><text:span text:style-name="MT50">distances</text:span></text:p></draw:text-box></draw:frame><draw:g text:anchor-type="paragraph" draw:z-index="11" draw:name="Shape4_233"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2" draw:style-name="Mdp1">
      <style:header>
        <text:p text:style-name="_5f_Header_20_G_20_page_20_impaire_20__28_D_29_"><text:span text:style-name="MT50">S</text:span>ymétrie : Propriétés</text:p>
      </style:header>
      <style:footer>
        <text:p text:style-name="MP13"><draw:frame draw:style-name="Mfr1" draw:name="Frame1110" text:anchor-type="paragraph" svg:y="-0.06cm" draw:z-index="0"><draw:text-box fo:min-height="0.499cm" fo:min-width="7.096cm"><draw:frame draw:style-name="Mfr2" draw:name="Frame323" text:anchor-type="frame" svg:x="0.45cm" svg:y="0.079cm" svg:width="0.817cm" draw:z-index="0"><draw:text-box fo:min-height="0.355cm"><text:p text:style-name="MP4"><draw:g text:anchor-type="paragraph" draw:z-index="8" draw:name="Shape4_230"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50">S</text:span>ymétrie axiale : propriétés</text:p></draw:text-box></draw:frame></text:p>
      </style:footer>
      <style:footer-left>
        <text:p text:style-name="MP11"><draw:frame draw:style-name="Mfr1" draw:name="Frame324" text:anchor-type="paragraph" svg:y="-0.06cm" draw:z-index="0"><draw:text-box fo:min-height="0.499cm" fo:min-width="3cm"><draw:frame draw:style-name="Mfr2" draw:name="Frame416" text:anchor-type="frame" svg:x="0.45cm" svg:y="0.079cm" svg:width="0.817cm" draw:z-index="0"><draw:text-box fo:min-height="0.355cm"><text:p text:style-name="MP4"><draw:g text:anchor-type="paragraph" draw:z-index="9" draw:name="Shape4_23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2">Géométrie plane : </text:span><text:span text:style-name="MT73">parallèles, perpendiculaires, </text:span><text:span text:style-name="MT74">distances</text:span></text:p></draw:text-box></draw:frame></text:p>
      </style:footer-left>
    </style:master-page>
    <style:master-page style:name="_37__5f_6_5f_SERIE_5f_G_5f_GAUCHE_5f_ET_5f_DROITE_5f_1COL" style:display-name="7_6_SERIE_G_GAUCHE_ET_DROITE_1COL" style:page-layout-name="Mpm13" draw:style-name="Mdp1">
      <style:header>
        <text:p text:style-name="MP107"><text:span text:style-name="MT170">Géométrie plane</text:span><text:span text:style-name="MT137"> : </text:span><text:span text:style-name="MT171">Parallèles, perpendiculaires,<text:line-break/> </text:span><text:span text:style-name="MT172">distances</text:span></text:p>
      </style:header>
      <style:footer>
        <text:p text:style-name="MP11"><draw:frame draw:style-name="Mfr1" draw:name="Frame320" text:anchor-type="paragraph" svg:y="-0.06cm" draw:z-index="0"><draw:text-box fo:min-height="0.499cm" fo:min-width="3cm"><draw:frame draw:style-name="Mfr2" draw:name="Frame5" text:anchor-type="frame" svg:x="0.45cm" svg:y="0.079cm" svg:width="0.817cm" draw:z-index="0"><draw:text-box fo:min-height="0.355cm"><text:p text:style-name="MP4"><text:page-number text:select-page="current">0</text:page-number></text:p></draw:text-box></draw:frame><text:p text:style-name="MP86"><text:span text:style-name="MT132">Géométrie plane : </text:span><text:span text:style-name="MT69">parallèles, perpendiculaires, </text:span><text:span text:style-name="MT50">distances</text:span></text:p></draw:text-box></draw:frame><draw:g text:anchor-type="paragraph" draw:z-index="6" draw:name="Shape4_228"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4"><text:page-number text:select-page="current">0</text:page-number></text:p></draw:text-box></draw:frame><text:p text:style-name="MP86"><text:span text:style-name="MT132">Géométrie plane : </text:span><text:span text:style-name="MT69">parallèles, perpendiculaires, </text:span><text:span text:style-name="MT50">distances</text:span></text:p></draw:text-box></draw:frame><draw:g text:anchor-type="paragraph" draw:z-index="7" draw:name="Shape4_229"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2" draw:style-name="Mdp1">
      <style:header>
        <text:p text:style-name="MP114"><text:span text:style-name="MT50">S</text:span>ymétrie axiale : pour aller plus loin</text:p>
      </style:header>
      <style:footer>
        <text:p text:style-name="MP13"><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4"><draw:g text:anchor-type="paragraph" draw:z-index="4" draw:name="Shape4_49"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15"><text:span text:style-name="MT50">S</text:span>ymétrie axiale : pour aller plus loin</text:p></draw:text-box></draw:frame></text:p>
      </style:footer>
      <style:footer-left>
        <text:p text:style-name="MP11"><draw:frame draw:style-name="Mfr1" draw:name="Frame319" text:anchor-type="paragraph" svg:y="-0.06cm" draw:z-index="0"><draw:text-box fo:min-height="0.499cm" fo:min-width="3cm"><draw:frame draw:style-name="Mfr2" draw:name="Frame415" text:anchor-type="frame" svg:x="0.45cm" svg:y="0.079cm" svg:width="0.817cm" draw:z-index="0"><draw:text-box fo:min-height="0.355cm"><text:p text:style-name="MP4"><draw:g text:anchor-type="paragraph" draw:z-index="5" draw:name="Shape4_227"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2">Géométrie plane : </text:span><text:span text:style-name="MT73">parallèles, perpendiculaires, </text:span><text:span text:style-name="MT74">distances</text:span></text:p></draw:text-box></draw:frame></text:p>
      </style:footer-left>
    </style:master-page>
    <style:master-page style:name="_31__5f_1_5f_SERIE_5f_P_5f_GAUCHE_5f_ET_5f_DROITE_5f_2COL" style:display-name="1_1_SERIE_P_GAUCHE_ET_DROITE_2COL" style:page-layout-name="Mpm12" draw:style-name="Mdp1">
      <style:header>
        <text:p text:style-name="_5f_Header_20_P_20_page_20_paire_20__28_G_29_"><draw:line text:anchor-type="char" draw:z-index="283" draw:name="Shape3_1" draw:style-name="Mgr15" draw:text-style-name="MP9" svg:x1="10.893cm" svg:y1="0.403cm" svg:x2="20.503cm" svg:y2="0.327cm"><text:p/></draw:line><draw:path text:anchor-type="char" draw:z-index="0" draw:name="Shape1_2" draw:style-name="Mgr16" draw:text-style-name="MP116"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2" draw:name="Shape1_9" draw:style-name="Mgr16" draw:text-style-name="MP116" svg:width="4.329cm" svg:height="2.24cm" svg:x="-1.499cm" svg:y="-0.991cm" svg:viewBox="0 0 4330 2241" svg:d="M0 2241l3984-288c209-15 363-168 345-342l-170-1611h-4159z"><text:p/></draw:path>Résoudre des problèmes<draw:line text:anchor-type="char" draw:z-index="284" draw:name="Shape3_38" draw:style-name="Mgr15" draw:text-style-name="MP9" svg:x1="10.893cm" svg:y1="0.403cm" svg:x2="20.503cm" svg:y2="0.327cm"><text:p/></draw:line></text:p>
      </style:header-left>
      <style:footer>
        <text:h text:style-name="_5f_Footer_20_page_20_impaire_20__28_D_29_" text:outline-level="1"><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4"><draw:g text:anchor-type="paragraph" draw:z-index="1" draw:name="Shape4_56" draw:style-name="Mgr1"><draw:path draw:style-name="Mgr17" draw:text-style-name="MP117" svg:width="0.855cm" svg:height="1.172cm" svg:x="-0.03cm" svg:y="-0.194cm" svg:viewBox="0 0 856 1173" svg:d="M856 1173h-856v-991c0-100 79-182 175-182h505c97 0 176 82 176 182z"><text:p/></draw:path></draw:g><text:page-number text:select-page="current">0</text:page-number></text:p></draw:text-box></draw:frame><text:p text:style-name="MP39"><text:span text:style-name="MT60">R</text:span>ésoudre des problèmes</text:p></draw:text-box></draw:frame></text:h>
      </style:footer>
      <style:footer-left>
        <text:h text:style-name="_5f_Footer_20_page_20_paire_20__28_G_29_" text:outline-level="1"><draw:frame draw:style-name="Mfr3" draw:name="Frame317" text:anchor-type="paragraph" svg:y="-0.06cm" draw:z-index="0"><draw:text-box fo:min-height="0.499cm" fo:min-width="7.096cm"><draw:frame draw:style-name="Mfr2" draw:name="Frame318" text:anchor-type="frame" svg:x="0.45cm" svg:y="0.079cm" svg:width="0.817cm" draw:z-index="0"><draw:text-box fo:min-height="0.355cm"><text:p text:style-name="MP4"><text:page-number text:select-page="current">0</text:page-number></text:p></draw:text-box></draw:frame><text:p text:style-name="MP40">Résoudre des problèmes</text:p></draw:text-box></draw:frame><draw:g text:anchor-type="paragraph" draw:z-index="3" draw:name="Shape4_264" draw:style-name="Mgr1"><draw:path draw:style-name="Mgr17" draw:text-style-name="MP117"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4-07-27T13:33:40</meta:creation-date>
    <dc:date>2024-06-27T09:01:46.800000000</dc:date>
    <meta:editing-duration>P4DT21H32M41S</meta:editing-duration>
    <meta:editing-cycles>144</meta:editing-cycles>
    <meta:generator>LibreOffice/7.6.6.3$Windows_X86_64 LibreOffice_project/d97b2716a9a4a2ce1391dee1765565ea469b0ae7</meta:generator>
    <meta:print-date>2014-09-09T22:24:42.216581000</meta:print-date>
    <meta:document-statistic meta:table-count="2" meta:image-count="0" meta:object-count="0" meta:page-count="3" meta:paragraph-count="875" meta:word-count="3689" meta:character-count="21660" meta:non-whitespace-character-count="18488"/>
    <meta:template xlink:type="simple" xlink:actuate="onRequest" xlink:title="lycee_v3" xlink:href="../../../../../.cache/evolution/tmp/evolution-oj-wAnAez/Modele_cahier.ott" meta:date="2021-07-09T13:45:32.011278978"/>
  </office:meta>
</office:document-meta>
</file>